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3.76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3" table:number-columns-repeated="1010" table:default-cell-style-name="Default"/>
        <table:table-row table:style-name="ro1">
          <table:table-cell office:value-type="string" calcext:value-type="string">
            <text:p>image_name</text:p>
          </table:table-cell>
          <table:table-cell office:value-type="string" calcext:value-type="string">
            <text:p>Type_1</text:p>
          </table:table-cell>
          <table:table-cell office:value-type="string" calcext:value-type="string">
            <text:p>Type_2</text:p>
          </table:table-cell>
          <table:table-cell office:value-type="string" calcext:value-type="string">
            <text:p>Type_3</text:p>
          </table:table-cell>
          <table:table-cell table:style-name="ce1"/>
          <table:table-cell table:style-name="ce1" office:value-type="string" calcext:value-type="string">
            <text:p>image_name</text:p>
          </table:table-cell>
          <table:table-cell table:style-name="ce1" office:value-type="string" calcext:value-type="string">
            <text:p>Type_1</text:p>
          </table:table-cell>
          <table:table-cell table:style-name="ce1" office:value-type="string" calcext:value-type="string">
            <text:p>Type_2</text:p>
          </table:table-cell>
          <table:table-cell table:style-name="ce1" office:value-type="string" calcext:value-type="string">
            <text:p>Type_3</text:p>
          </table:table-cell>
          <table:table-cell table:style-name="ce1"/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l3</text:p>
          </table:table-cell>
          <table:table-cell table:style-name="ce1" office:value-type="string" calcext:value-type="string">
            <text:p>sum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0.jpg</text:p>
          </table:table-cell>
          <table:table-cell office:value-type="float" office:value="0.460515" calcext:value-type="float">
            <text:p>0.460515</text:p>
          </table:table-cell>
          <table:table-cell office:value-type="float" office:value="0.433438" calcext:value-type="float">
            <text:p>0.433438</text:p>
          </table:table-cell>
          <table:table-cell office:value-type="float" office:value="0.106047" calcext:value-type="float">
            <text:p>0.106047</text:p>
          </table:table-cell>
          <table:table-cell/>
          <table:table-cell office:value-type="string" calcext:value-type="string">
            <text:p>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]*LN([.B2])" office:value-type="float" office:value="-0" calcext:value-type="float">
            <text:p>0</text:p>
          </table:table-cell>
          <table:table-cell table:formula="of:=[.H2]*LN([.C2])" office:value-type="float" office:value="-0.836006514904798" calcext:value-type="float">
            <text:p>-0.8360065149</text:p>
          </table:table-cell>
          <table:table-cell table:formula="of:=[.I2]*LN([.D2])" office:value-type="float" office:value="-0" calcext:value-type="float">
            <text:p>0</text:p>
          </table:table-cell>
          <table:table-cell table:formula="of:=[.K2]+[.L2]+[.M2]" office:value-type="float" office:value="-0.836006514904798" calcext:value-type="float">
            <text:p>-0.8360065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jpg</text:p>
          </table:table-cell>
          <table:table-cell office:value-type="float" office:value="0.092763" calcext:value-type="float">
            <text:p>0.092763</text:p>
          </table:table-cell>
          <table:table-cell office:value-type="float" office:value="0.552673" calcext:value-type="float">
            <text:p>0.552673</text:p>
          </table:table-cell>
          <table:table-cell office:value-type="float" office:value="0.354563" calcext:value-type="float">
            <text:p>0.354563</text:p>
          </table:table-cell>
          <table:table-cell/>
          <table:table-cell office:value-type="string" calcext:value-type="string">
            <text:p>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]*LN([.B3])" office:value-type="float" office:value="-0" calcext:value-type="float">
            <text:p>0</text:p>
          </table:table-cell>
          <table:table-cell table:formula="of:=[.H3]*LN([.C3])" office:value-type="float" office:value="-0.5929887724308" calcext:value-type="float">
            <text:p>-0.5929887724</text:p>
          </table:table-cell>
          <table:table-cell table:formula="of:=[.I3]*LN([.D3])" office:value-type="float" office:value="-0" calcext:value-type="float">
            <text:p>0</text:p>
          </table:table-cell>
          <table:table-cell table:formula="of:=[.K3]+[.L3]+[.M3]" office:value-type="float" office:value="-0.5929887724308" calcext:value-type="float">
            <text:p>-0.59298877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jpg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427059" calcext:value-type="float">
            <text:p>0.427059</text:p>
          </table:table-cell>
          <table:table-cell office:value-type="float" office:value="0.035442" calcext:value-type="float">
            <text:p>0.035442</text:p>
          </table:table-cell>
          <table:table-cell/>
          <table:table-cell office:value-type="string" calcext:value-type="string">
            <text:p>1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]*LN([.B4])" office:value-type="float" office:value="-0" calcext:value-type="float">
            <text:p>0</text:p>
          </table:table-cell>
          <table:table-cell table:formula="of:=[.H4]*LN([.C4])" office:value-type="float" office:value="-0.850833101996456" calcext:value-type="float">
            <text:p>-0.850833102</text:p>
          </table:table-cell>
          <table:table-cell table:formula="of:=[.I4]*LN([.D4])" office:value-type="float" office:value="-0" calcext:value-type="float">
            <text:p>0</text:p>
          </table:table-cell>
          <table:table-cell table:formula="of:=[.K4]+[.L4]+[.M4]" office:value-type="float" office:value="-0.850833101996456" calcext:value-type="float">
            <text:p>-0.850833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0.jpg</text:p>
          </table:table-cell>
          <table:table-cell office:value-type="float" office:value="0.351102" calcext:value-type="float">
            <text:p>0.351102</text:p>
          </table:table-cell>
          <table:table-cell office:value-type="float" office:value="0.609718" calcext:value-type="float">
            <text:p>0.609718</text:p>
          </table:table-cell>
          <table:table-cell office:value-type="float" office:value="0.03918" calcext:value-type="float">
            <text:p>0.03918</text:p>
          </table:table-cell>
          <table:table-cell/>
          <table:table-cell office:value-type="string" calcext:value-type="string">
            <text:p>10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5]*LN([.B5])" office:value-type="float" office:value="-1.04667849944118" calcext:value-type="float">
            <text:p>-1.0466784994</text:p>
          </table:table-cell>
          <table:table-cell table:formula="of:=[.H5]*LN([.C5])" office:value-type="float" office:value="-0" calcext:value-type="float">
            <text:p>0</text:p>
          </table:table-cell>
          <table:table-cell table:formula="of:=[.I5]*LN([.D5])" office:value-type="float" office:value="-0" calcext:value-type="float">
            <text:p>0</text:p>
          </table:table-cell>
          <table:table-cell table:formula="of:=[.K5]+[.L5]+[.M5]" office:value-type="float" office:value="-1.04667849944118" calcext:value-type="float">
            <text:p>-1.04667849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1.jpg</text:p>
          </table:table-cell>
          <table:table-cell office:value-type="float" office:value="0.423961" calcext:value-type="float">
            <text:p>0.423961</text:p>
          </table:table-cell>
          <table:table-cell office:value-type="float" office:value="0.508321" calcext:value-type="float">
            <text:p>0.508321</text:p>
          </table:table-cell>
          <table:table-cell office:value-type="float" office:value="0.067719" calcext:value-type="float">
            <text:p>0.067719</text:p>
          </table:table-cell>
          <table:table-cell/>
          <table:table-cell office:value-type="string" calcext:value-type="string">
            <text:p>10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6]*LN([.B6])" office:value-type="float" office:value="-0" calcext:value-type="float">
            <text:p>0</text:p>
          </table:table-cell>
          <table:table-cell table:formula="of:=[.H6]*LN([.C6])" office:value-type="float" office:value="-0.676642141198151" calcext:value-type="float">
            <text:p>-0.6766421412</text:p>
          </table:table-cell>
          <table:table-cell table:formula="of:=[.I6]*LN([.D6])" office:value-type="float" office:value="-0" calcext:value-type="float">
            <text:p>0</text:p>
          </table:table-cell>
          <table:table-cell table:formula="of:=[.K6]+[.L6]+[.M6]" office:value-type="float" office:value="-0.676642141198151" calcext:value-type="float">
            <text:p>-0.67664214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2.jpg</text:p>
          </table:table-cell>
          <table:table-cell office:value-type="float" office:value="0.327086" calcext:value-type="float">
            <text:p>0.327086</text:p>
          </table:table-cell>
          <table:table-cell office:value-type="float" office:value="0.501543" calcext:value-type="float">
            <text:p>0.501543</text:p>
          </table:table-cell>
          <table:table-cell office:value-type="float" office:value="0.171371" calcext:value-type="float">
            <text:p>0.171371</text:p>
          </table:table-cell>
          <table:table-cell/>
          <table:table-cell office:value-type="string" calcext:value-type="string">
            <text:p>10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7]*LN([.B7])" office:value-type="float" office:value="-0" calcext:value-type="float">
            <text:p>0</text:p>
          </table:table-cell>
          <table:table-cell table:formula="of:=[.H7]*LN([.C7])" office:value-type="float" office:value="-0.690065932484163" calcext:value-type="float">
            <text:p>-0.6900659325</text:p>
          </table:table-cell>
          <table:table-cell table:formula="of:=[.I7]*LN([.D7])" office:value-type="float" office:value="-0" calcext:value-type="float">
            <text:p>0</text:p>
          </table:table-cell>
          <table:table-cell table:formula="of:=[.K7]+[.L7]+[.M7]" office:value-type="float" office:value="-0.690065932484163" calcext:value-type="float">
            <text:p>-0.69006593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3.jpg</text:p>
          </table:table-cell>
          <table:table-cell office:value-type="float" office:value="0.102576" calcext:value-type="float">
            <text:p>0.102576</text:p>
          </table:table-cell>
          <table:table-cell office:value-type="float" office:value="0.473716" calcext:value-type="float">
            <text:p>0.473716</text:p>
          </table:table-cell>
          <table:table-cell office:value-type="float" office:value="0.423708" calcext:value-type="float">
            <text:p>0.423708</text:p>
          </table:table-cell>
          <table:table-cell/>
          <table:table-cell office:value-type="string" calcext:value-type="string">
            <text:p>10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8]*LN([.B8])" office:value-type="float" office:value="-2.27715129173724" calcext:value-type="float">
            <text:p>-2.2771512917</text:p>
          </table:table-cell>
          <table:table-cell table:formula="of:=[.H8]*LN([.C8])" office:value-type="float" office:value="-0" calcext:value-type="float">
            <text:p>0</text:p>
          </table:table-cell>
          <table:table-cell table:formula="of:=[.I8]*LN([.D8])" office:value-type="float" office:value="-0" calcext:value-type="float">
            <text:p>0</text:p>
          </table:table-cell>
          <table:table-cell table:formula="of:=[.K8]+[.L8]+[.M8]" office:value-type="float" office:value="-2.27715129173724" calcext:value-type="float">
            <text:p>-2.27715129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4.jpg</text:p>
          </table:table-cell>
          <table:table-cell office:value-type="float" office:value="0.063173" calcext:value-type="float">
            <text:p>0.063173</text:p>
          </table:table-cell>
          <table:table-cell office:value-type="float" office:value="0.527096" calcext:value-type="float">
            <text:p>0.527096</text:p>
          </table:table-cell>
          <table:table-cell office:value-type="float" office:value="0.409731" calcext:value-type="float">
            <text:p>0.409731</text:p>
          </table:table-cell>
          <table:table-cell/>
          <table:table-cell office:value-type="string" calcext:value-type="string">
            <text:p>10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9]*LN([.B9])" office:value-type="float" office:value="-0" calcext:value-type="float">
            <text:p>0</text:p>
          </table:table-cell>
          <table:table-cell table:formula="of:=[.H9]*LN([.C9])" office:value-type="float" office:value="-0.640372583842618" calcext:value-type="float">
            <text:p>-0.6403725838</text:p>
          </table:table-cell>
          <table:table-cell table:formula="of:=[.I9]*LN([.D9])" office:value-type="float" office:value="-0" calcext:value-type="float">
            <text:p>0</text:p>
          </table:table-cell>
          <table:table-cell table:formula="of:=[.K9]+[.L9]+[.M9]" office:value-type="float" office:value="-0.640372583842618" calcext:value-type="float">
            <text:p>-0.64037258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5.jpg</text:p>
          </table:table-cell>
          <table:table-cell office:value-type="float" office:value="0.048132" calcext:value-type="float">
            <text:p>0.048132</text:p>
          </table:table-cell>
          <table:table-cell office:value-type="float" office:value="0.536176" calcext:value-type="float">
            <text:p>0.536176</text:p>
          </table:table-cell>
          <table:table-cell office:value-type="float" office:value="0.415692" calcext:value-type="float">
            <text:p>0.415692</text:p>
          </table:table-cell>
          <table:table-cell/>
          <table:table-cell office:value-type="string" calcext:value-type="string">
            <text:p>10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0]*LN([.B10])" office:value-type="float" office:value="-0" calcext:value-type="float">
            <text:p>0</text:p>
          </table:table-cell>
          <table:table-cell table:formula="of:=[.H10]*LN([.C10])" office:value-type="float" office:value="-0.623292813600138" calcext:value-type="float">
            <text:p>-0.6232928136</text:p>
          </table:table-cell>
          <table:table-cell table:formula="of:=[.I10]*LN([.D10])" office:value-type="float" office:value="-0" calcext:value-type="float">
            <text:p>0</text:p>
          </table:table-cell>
          <table:table-cell table:formula="of:=[.K10]+[.L10]+[.M10]" office:value-type="float" office:value="-0.623292813600138" calcext:value-type="float">
            <text:p>-0.6232928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6.jpg</text:p>
          </table:table-cell>
          <table:table-cell office:value-type="float" office:value="0.29848" calcext:value-type="float">
            <text:p>0.29848</text:p>
          </table:table-cell>
          <table:table-cell office:value-type="float" office:value="0.540187" calcext:value-type="float">
            <text:p>0.540187</text:p>
          </table:table-cell>
          <table:table-cell office:value-type="float" office:value="0.161333" calcext:value-type="float">
            <text:p>0.161333</text:p>
          </table:table-cell>
          <table:table-cell/>
          <table:table-cell office:value-type="string" calcext:value-type="string">
            <text:p>10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1]*LN([.B11])" office:value-type="float" office:value="-0" calcext:value-type="float">
            <text:p>0</text:p>
          </table:table-cell>
          <table:table-cell table:formula="of:=[.H11]*LN([.C11])" office:value-type="float" office:value="-0.615839903074244" calcext:value-type="float">
            <text:p>-0.6158399031</text:p>
          </table:table-cell>
          <table:table-cell table:formula="of:=[.I11]*LN([.D11])" office:value-type="float" office:value="-0" calcext:value-type="float">
            <text:p>0</text:p>
          </table:table-cell>
          <table:table-cell table:formula="of:=[.K11]+[.L11]+[.M11]" office:value-type="float" office:value="-0.615839903074244" calcext:value-type="float">
            <text:p>-0.6158399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7.jpg</text:p>
          </table:table-cell>
          <table:table-cell office:value-type="float" office:value="0.035685" calcext:value-type="float">
            <text:p>0.035685</text:p>
          </table:table-cell>
          <table:table-cell office:value-type="float" office:value="0.211719" calcext:value-type="float">
            <text:p>0.211719</text:p>
          </table:table-cell>
          <table:table-cell office:value-type="float" office:value="0.752596" calcext:value-type="float">
            <text:p>0.752596</text:p>
          </table:table-cell>
          <table:table-cell/>
          <table:table-cell office:value-type="string" calcext:value-type="string">
            <text:p>10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2]*LN([.B12])" office:value-type="float" office:value="-0" calcext:value-type="float">
            <text:p>0</text:p>
          </table:table-cell>
          <table:table-cell table:formula="of:=[.H12]*LN([.C12])" office:value-type="float" office:value="-1.55249535522285" calcext:value-type="float">
            <text:p>-1.5524953552</text:p>
          </table:table-cell>
          <table:table-cell table:formula="of:=[.I12]*LN([.D12])" office:value-type="float" office:value="-0" calcext:value-type="float">
            <text:p>0</text:p>
          </table:table-cell>
          <table:table-cell table:formula="of:=[.K12]+[.L12]+[.M12]" office:value-type="float" office:value="-1.55249535522285" calcext:value-type="float">
            <text:p>-1.55249535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8.jpg</text:p>
          </table:table-cell>
          <table:table-cell office:value-type="float" office:value="0.029531" calcext:value-type="float">
            <text:p>0.029531</text:p>
          </table:table-cell>
          <table:table-cell office:value-type="float" office:value="0.263292" calcext:value-type="float">
            <text:p>0.263292</text:p>
          </table:table-cell>
          <table:table-cell office:value-type="float" office:value="0.707177" calcext:value-type="float">
            <text:p>0.707177</text:p>
          </table:table-cell>
          <table:table-cell/>
          <table:table-cell office:value-type="string" calcext:value-type="string">
            <text:p>1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3]*LN([.B13])" office:value-type="float" office:value="-0" calcext:value-type="float">
            <text:p>0</text:p>
          </table:table-cell>
          <table:table-cell table:formula="of:=[.H13]*LN([.C13])" office:value-type="float" office:value="-0" calcext:value-type="float">
            <text:p>0</text:p>
          </table:table-cell>
          <table:table-cell table:formula="of:=[.I13]*LN([.D13])" office:value-type="float" office:value="-0.34647429081201" calcext:value-type="float">
            <text:p>-0.3464742908</text:p>
          </table:table-cell>
          <table:table-cell table:formula="of:=[.K13]+[.L13]+[.M13]" office:value-type="float" office:value="-0.34647429081201" calcext:value-type="float">
            <text:p>-0.34647429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9.jpg</text:p>
          </table:table-cell>
          <table:table-cell office:value-type="float" office:value="0.024967" calcext:value-type="float">
            <text:p>0.024967</text:p>
          </table:table-cell>
          <table:table-cell office:value-type="float" office:value="0.18461" calcext:value-type="float">
            <text:p>0.18461</text:p>
          </table:table-cell>
          <table:table-cell office:value-type="float" office:value="0.790423" calcext:value-type="float">
            <text:p>0.790423</text:p>
          </table:table-cell>
          <table:table-cell/>
          <table:table-cell office:value-type="string" calcext:value-type="string">
            <text:p>1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4]*LN([.B14])" office:value-type="float" office:value="-0" calcext:value-type="float">
            <text:p>0</text:p>
          </table:table-cell>
          <table:table-cell table:formula="of:=[.H14]*LN([.C14])" office:value-type="float" office:value="-0" calcext:value-type="float">
            <text:p>0</text:p>
          </table:table-cell>
          <table:table-cell table:formula="of:=[.I14]*LN([.D14])" office:value-type="float" office:value="-0.235187033781569" calcext:value-type="float">
            <text:p>-0.2351870338</text:p>
          </table:table-cell>
          <table:table-cell table:formula="of:=[.K14]+[.L14]+[.M14]" office:value-type="float" office:value="-0.235187033781569" calcext:value-type="float">
            <text:p>-0.23518703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jpg</text:p>
          </table:table-cell>
          <table:table-cell office:value-type="float" office:value="0.07585" calcext:value-type="float">
            <text:p>0.07585</text:p>
          </table:table-cell>
          <table:table-cell office:value-type="float" office:value="0.338855" calcext:value-type="float">
            <text:p>0.338855</text:p>
          </table:table-cell>
          <table:table-cell office:value-type="float" office:value="0.585295" calcext:value-type="float">
            <text:p>0.585295</text:p>
          </table:table-cell>
          <table:table-cell/>
          <table:table-cell office:value-type="string" calcext:value-type="string">
            <text:p>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5]*LN([.B15])" office:value-type="float" office:value="-0" calcext:value-type="float">
            <text:p>0</text:p>
          </table:table-cell>
          <table:table-cell table:formula="of:=[.H15]*LN([.C15])" office:value-type="float" office:value="-0" calcext:value-type="float">
            <text:p>0</text:p>
          </table:table-cell>
          <table:table-cell table:formula="of:=[.I15]*LN([.D15])" office:value-type="float" office:value="-0.535639285349163" calcext:value-type="float">
            <text:p>-0.5356392853</text:p>
          </table:table-cell>
          <table:table-cell table:formula="of:=[.K15]+[.L15]+[.M15]" office:value-type="float" office:value="-0.535639285349163" calcext:value-type="float">
            <text:p>-0.53563928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0.jpg</text:p>
          </table:table-cell>
          <table:table-cell office:value-type="float" office:value="0.255172" calcext:value-type="float">
            <text:p>0.255172</text:p>
          </table:table-cell>
          <table:table-cell office:value-type="float" office:value="0.673205" calcext:value-type="float">
            <text:p>0.673205</text:p>
          </table:table-cell>
          <table:table-cell office:value-type="float" office:value="0.071623" calcext:value-type="float">
            <text:p>0.071623</text:p>
          </table:table-cell>
          <table:table-cell/>
          <table:table-cell office:value-type="string" calcext:value-type="string">
            <text:p>11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6]*LN([.B16])" office:value-type="float" office:value="-0" calcext:value-type="float">
            <text:p>0</text:p>
          </table:table-cell>
          <table:table-cell table:formula="of:=[.H16]*LN([.C16])" office:value-type="float" office:value="-0.395705389479758" calcext:value-type="float">
            <text:p>-0.3957053895</text:p>
          </table:table-cell>
          <table:table-cell table:formula="of:=[.I16]*LN([.D16])" office:value-type="float" office:value="-0" calcext:value-type="float">
            <text:p>0</text:p>
          </table:table-cell>
          <table:table-cell table:formula="of:=[.K16]+[.L16]+[.M16]" office:value-type="float" office:value="-0.395705389479758" calcext:value-type="float">
            <text:p>-0.3957053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1.jpg</text:p>
          </table:table-cell>
          <table:table-cell office:value-type="float" office:value="0.181829" calcext:value-type="float">
            <text:p>0.181829</text:p>
          </table:table-cell>
          <table:table-cell office:value-type="float" office:value="0.593427" calcext:value-type="float">
            <text:p>0.593427</text:p>
          </table:table-cell>
          <table:table-cell office:value-type="float" office:value="0.224744" calcext:value-type="float">
            <text:p>0.224744</text:p>
          </table:table-cell>
          <table:table-cell/>
          <table:table-cell office:value-type="string" calcext:value-type="string">
            <text:p>11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7]*LN([.B17])" office:value-type="float" office:value="-1.70468859400848" calcext:value-type="float">
            <text:p>-1.704688594</text:p>
          </table:table-cell>
          <table:table-cell table:formula="of:=[.H17]*LN([.C17])" office:value-type="float" office:value="-0" calcext:value-type="float">
            <text:p>0</text:p>
          </table:table-cell>
          <table:table-cell table:formula="of:=[.I17]*LN([.D17])" office:value-type="float" office:value="-0" calcext:value-type="float">
            <text:p>0</text:p>
          </table:table-cell>
          <table:table-cell table:formula="of:=[.K17]+[.L17]+[.M17]" office:value-type="float" office:value="-1.70468859400848" calcext:value-type="float">
            <text:p>-1.7046885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2.jpg</text:p>
          </table:table-cell>
          <table:table-cell office:value-type="float" office:value="0.060128" calcext:value-type="float">
            <text:p>0.060128</text:p>
          </table:table-cell>
          <table:table-cell office:value-type="float" office:value="0.419904" calcext:value-type="float">
            <text:p>0.419904</text:p>
          </table:table-cell>
          <table:table-cell office:value-type="float" office:value="0.519968" calcext:value-type="float">
            <text:p>0.519968</text:p>
          </table:table-cell>
          <table:table-cell/>
          <table:table-cell office:value-type="string" calcext:value-type="string">
            <text:p>1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8]*LN([.B18])" office:value-type="float" office:value="-0" calcext:value-type="float">
            <text:p>0</text:p>
          </table:table-cell>
          <table:table-cell table:formula="of:=[.H18]*LN([.C18])" office:value-type="float" office:value="-0" calcext:value-type="float">
            <text:p>0</text:p>
          </table:table-cell>
          <table:table-cell table:formula="of:=[.I18]*LN([.D18])" office:value-type="float" office:value="-0.653988007761771" calcext:value-type="float">
            <text:p>-0.6539880078</text:p>
          </table:table-cell>
          <table:table-cell table:formula="of:=[.K18]+[.L18]+[.M18]" office:value-type="float" office:value="-0.653988007761771" calcext:value-type="float">
            <text:p>-0.65398800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3.jpg</text:p>
          </table:table-cell>
          <table:table-cell office:value-type="float" office:value="0.070266" calcext:value-type="float">
            <text:p>0.070266</text:p>
          </table:table-cell>
          <table:table-cell office:value-type="float" office:value="0.445782" calcext:value-type="float">
            <text:p>0.445782</text:p>
          </table:table-cell>
          <table:table-cell office:value-type="float" office:value="0.483952" calcext:value-type="float">
            <text:p>0.483952</text:p>
          </table:table-cell>
          <table:table-cell/>
          <table:table-cell office:value-type="string" calcext:value-type="string">
            <text:p>1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9]*LN([.B19])" office:value-type="float" office:value="-0" calcext:value-type="float">
            <text:p>0</text:p>
          </table:table-cell>
          <table:table-cell table:formula="of:=[.H19]*LN([.C19])" office:value-type="float" office:value="-0" calcext:value-type="float">
            <text:p>0</text:p>
          </table:table-cell>
          <table:table-cell table:formula="of:=[.I19]*LN([.D19])" office:value-type="float" office:value="-0.725769550737246" calcext:value-type="float">
            <text:p>-0.7257695507</text:p>
          </table:table-cell>
          <table:table-cell table:formula="of:=[.K19]+[.L19]+[.M19]" office:value-type="float" office:value="-0.725769550737246" calcext:value-type="float">
            <text:p>-0.72576955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4.jpg</text:p>
          </table:table-cell>
          <table:table-cell office:value-type="float" office:value="0.032795" calcext:value-type="float">
            <text:p>0.032795</text:p>
          </table:table-cell>
          <table:table-cell office:value-type="float" office:value="0.173444" calcext:value-type="float">
            <text:p>0.173444</text:p>
          </table:table-cell>
          <table:table-cell office:value-type="float" office:value="0.793761" calcext:value-type="float">
            <text:p>0.793761</text:p>
          </table:table-cell>
          <table:table-cell/>
          <table:table-cell office:value-type="string" calcext:value-type="string">
            <text:p>11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0]*LN([.B20])" office:value-type="float" office:value="-0" calcext:value-type="float">
            <text:p>0</text:p>
          </table:table-cell>
          <table:table-cell table:formula="of:=[.H20]*LN([.C20])" office:value-type="float" office:value="-1.75190049826617" calcext:value-type="float">
            <text:p>-1.7519004983</text:p>
          </table:table-cell>
          <table:table-cell table:formula="of:=[.I20]*LN([.D20])" office:value-type="float" office:value="-0" calcext:value-type="float">
            <text:p>0</text:p>
          </table:table-cell>
          <table:table-cell table:formula="of:=[.K20]+[.L20]+[.M20]" office:value-type="float" office:value="-1.75190049826617" calcext:value-type="float">
            <text:p>-1.7519004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5.jpg</text:p>
          </table:table-cell>
          <table:table-cell office:value-type="float" office:value="0.13838" calcext:value-type="float">
            <text:p>0.13838</text:p>
          </table:table-cell>
          <table:table-cell office:value-type="float" office:value="0.612236" calcext:value-type="float">
            <text:p>0.612236</text:p>
          </table:table-cell>
          <table:table-cell office:value-type="float" office:value="0.249384" calcext:value-type="float">
            <text:p>0.249384</text:p>
          </table:table-cell>
          <table:table-cell/>
          <table:table-cell office:value-type="string" calcext:value-type="string">
            <text:p>1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1]*LN([.B21])" office:value-type="float" office:value="-0" calcext:value-type="float">
            <text:p>0</text:p>
          </table:table-cell>
          <table:table-cell table:formula="of:=[.H21]*LN([.C21])" office:value-type="float" office:value="-0.490637449887414" calcext:value-type="float">
            <text:p>-0.4906374499</text:p>
          </table:table-cell>
          <table:table-cell table:formula="of:=[.I21]*LN([.D21])" office:value-type="float" office:value="-0" calcext:value-type="float">
            <text:p>0</text:p>
          </table:table-cell>
          <table:table-cell table:formula="of:=[.K21]+[.L21]+[.M21]" office:value-type="float" office:value="-0.490637449887414" calcext:value-type="float">
            <text:p>-0.49063744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6.jpg</text:p>
          </table:table-cell>
          <table:table-cell office:value-type="float" office:value="0.04408" calcext:value-type="float">
            <text:p>0.04408</text:p>
          </table:table-cell>
          <table:table-cell office:value-type="float" office:value="0.336059" calcext:value-type="float">
            <text:p>0.336059</text:p>
          </table:table-cell>
          <table:table-cell office:value-type="float" office:value="0.619862" calcext:value-type="float">
            <text:p>0.619862</text:p>
          </table:table-cell>
          <table:table-cell/>
          <table:table-cell office:value-type="string" calcext:value-type="string">
            <text:p>11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2]*LN([.B22])" office:value-type="float" office:value="-0" calcext:value-type="float">
            <text:p>0</text:p>
          </table:table-cell>
          <table:table-cell table:formula="of:=[.H22]*LN([.C22])" office:value-type="float" office:value="-1.09046853919588" calcext:value-type="float">
            <text:p>-1.0904685392</text:p>
          </table:table-cell>
          <table:table-cell table:formula="of:=[.I22]*LN([.D22])" office:value-type="float" office:value="-0" calcext:value-type="float">
            <text:p>0</text:p>
          </table:table-cell>
          <table:table-cell table:formula="of:=[.K22]+[.L22]+[.M22]" office:value-type="float" office:value="-1.09046853919588" calcext:value-type="float">
            <text:p>-1.09046853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7.jpg</text:p>
          </table:table-cell>
          <table:table-cell office:value-type="float" office:value="0.535791" calcext:value-type="float">
            <text:p>0.535791</text:p>
          </table:table-cell>
          <table:table-cell office:value-type="float" office:value="0.430627" calcext:value-type="float">
            <text:p>0.430627</text:p>
          </table:table-cell>
          <table:table-cell office:value-type="float" office:value="0.033582" calcext:value-type="float">
            <text:p>0.033582</text:p>
          </table:table-cell>
          <table:table-cell/>
          <table:table-cell office:value-type="string" calcext:value-type="string">
            <text:p>1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3]*LN([.B23])" office:value-type="float" office:value="-0" calcext:value-type="float">
            <text:p>0</text:p>
          </table:table-cell>
          <table:table-cell table:formula="of:=[.H23]*LN([.C23])" office:value-type="float" office:value="-0.842512992812808" calcext:value-type="float">
            <text:p>-0.8425129928</text:p>
          </table:table-cell>
          <table:table-cell table:formula="of:=[.I23]*LN([.D23])" office:value-type="float" office:value="-0" calcext:value-type="float">
            <text:p>0</text:p>
          </table:table-cell>
          <table:table-cell table:formula="of:=[.K23]+[.L23]+[.M23]" office:value-type="float" office:value="-0.842512992812808" calcext:value-type="float">
            <text:p>-0.84251299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8.jpg</text:p>
          </table:table-cell>
          <table:table-cell office:value-type="float" office:value="0.030962" calcext:value-type="float">
            <text:p>0.030962</text:p>
          </table:table-cell>
          <table:table-cell office:value-type="float" office:value="0.215058" calcext:value-type="float">
            <text:p>0.215058</text:p>
          </table:table-cell>
          <table:table-cell office:value-type="float" office:value="0.75398" calcext:value-type="float">
            <text:p>0.75398</text:p>
          </table:table-cell>
          <table:table-cell/>
          <table:table-cell office:value-type="string" calcext:value-type="string">
            <text:p>1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4]*LN([.B24])" office:value-type="float" office:value="-0" calcext:value-type="float">
            <text:p>0</text:p>
          </table:table-cell>
          <table:table-cell table:formula="of:=[.H24]*LN([.C24])" office:value-type="float" office:value="-0" calcext:value-type="float">
            <text:p>0</text:p>
          </table:table-cell>
          <table:table-cell table:formula="of:=[.I24]*LN([.D24])" office:value-type="float" office:value="-0.282389436524919" calcext:value-type="float">
            <text:p>-0.2823894365</text:p>
          </table:table-cell>
          <table:table-cell table:formula="of:=[.K24]+[.L24]+[.M24]" office:value-type="float" office:value="-0.282389436524919" calcext:value-type="float">
            <text:p>-0.28238943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9.jpg</text:p>
          </table:table-cell>
          <table:table-cell office:value-type="float" office:value="0.196113" calcext:value-type="float">
            <text:p>0.196113</text:p>
          </table:table-cell>
          <table:table-cell office:value-type="float" office:value="0.453279" calcext:value-type="float">
            <text:p>0.453279</text:p>
          </table:table-cell>
          <table:table-cell office:value-type="float" office:value="0.350607" calcext:value-type="float">
            <text:p>0.350607</text:p>
          </table:table-cell>
          <table:table-cell/>
          <table:table-cell office:value-type="string" calcext:value-type="string">
            <text:p>11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5]*LN([.B25])" office:value-type="float" office:value="-0" calcext:value-type="float">
            <text:p>0</text:p>
          </table:table-cell>
          <table:table-cell table:formula="of:=[.H25]*LN([.C25])" office:value-type="float" office:value="-0.791247449044263" calcext:value-type="float">
            <text:p>-0.791247449</text:p>
          </table:table-cell>
          <table:table-cell table:formula="of:=[.I25]*LN([.D25])" office:value-type="float" office:value="-0" calcext:value-type="float">
            <text:p>0</text:p>
          </table:table-cell>
          <table:table-cell table:formula="of:=[.K25]+[.L25]+[.M25]" office:value-type="float" office:value="-0.791247449044263" calcext:value-type="float">
            <text:p>-0.791247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jpg</text:p>
          </table:table-cell>
          <table:table-cell office:value-type="float" office:value="0.101222" calcext:value-type="float">
            <text:p>0.101222</text:p>
          </table:table-cell>
          <table:table-cell office:value-type="float" office:value="0.380609" calcext:value-type="float">
            <text:p>0.380609</text:p>
          </table:table-cell>
          <table:table-cell office:value-type="float" office:value="0.518169" calcext:value-type="float">
            <text:p>0.518169</text:p>
          </table:table-cell>
          <table:table-cell/>
          <table:table-cell office:value-type="string" calcext:value-type="string">
            <text:p>1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6]*LN([.B26])" office:value-type="float" office:value="-0" calcext:value-type="float">
            <text:p>0</text:p>
          </table:table-cell>
          <table:table-cell table:formula="of:=[.H26]*LN([.C26])" office:value-type="float" office:value="-0.965982677526313" calcext:value-type="float">
            <text:p>-0.9659826775</text:p>
          </table:table-cell>
          <table:table-cell table:formula="of:=[.I26]*LN([.D26])" office:value-type="float" office:value="-0" calcext:value-type="float">
            <text:p>0</text:p>
          </table:table-cell>
          <table:table-cell table:formula="of:=[.K26]+[.L26]+[.M26]" office:value-type="float" office:value="-0.965982677526313" calcext:value-type="float">
            <text:p>-0.96598267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0.jpg</text:p>
          </table:table-cell>
          <table:table-cell office:value-type="float" office:value="0.176913" calcext:value-type="float">
            <text:p>0.176913</text:p>
          </table:table-cell>
          <table:table-cell office:value-type="float" office:value="0.638646" calcext:value-type="float">
            <text:p>0.638646</text:p>
          </table:table-cell>
          <table:table-cell office:value-type="float" office:value="0.184441" calcext:value-type="float">
            <text:p>0.184441</text:p>
          </table:table-cell>
          <table:table-cell/>
          <table:table-cell office:value-type="string" calcext:value-type="string">
            <text:p>12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7]*LN([.B27])" office:value-type="float" office:value="-0" calcext:value-type="float">
            <text:p>0</text:p>
          </table:table-cell>
          <table:table-cell table:formula="of:=[.H27]*LN([.C27])" office:value-type="float" office:value="-0.448404968724427" calcext:value-type="float">
            <text:p>-0.4484049687</text:p>
          </table:table-cell>
          <table:table-cell table:formula="of:=[.I27]*LN([.D27])" office:value-type="float" office:value="-0" calcext:value-type="float">
            <text:p>0</text:p>
          </table:table-cell>
          <table:table-cell table:formula="of:=[.K27]+[.L27]+[.M27]" office:value-type="float" office:value="-0.448404968724427" calcext:value-type="float">
            <text:p>-0.44840496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1.jpg</text:p>
          </table:table-cell>
          <table:table-cell office:value-type="float" office:value="0.134992" calcext:value-type="float">
            <text:p>0.134992</text:p>
          </table:table-cell>
          <table:table-cell office:value-type="float" office:value="0.739594" calcext:value-type="float">
            <text:p>0.739594</text:p>
          </table:table-cell>
          <table:table-cell office:value-type="float" office:value="0.125414" calcext:value-type="float">
            <text:p>0.125414</text:p>
          </table:table-cell>
          <table:table-cell/>
          <table:table-cell office:value-type="string" calcext:value-type="string">
            <text:p>12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8]*LN([.B28])" office:value-type="float" office:value="-0" calcext:value-type="float">
            <text:p>0</text:p>
          </table:table-cell>
          <table:table-cell table:formula="of:=[.H28]*LN([.C28])" office:value-type="float" office:value="-0.301653891995313" calcext:value-type="float">
            <text:p>-0.301653892</text:p>
          </table:table-cell>
          <table:table-cell table:formula="of:=[.I28]*LN([.D28])" office:value-type="float" office:value="-0" calcext:value-type="float">
            <text:p>0</text:p>
          </table:table-cell>
          <table:table-cell table:formula="of:=[.K28]+[.L28]+[.M28]" office:value-type="float" office:value="-0.301653891995313" calcext:value-type="float">
            <text:p>-0.301653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2.jpg</text:p>
          </table:table-cell>
          <table:table-cell office:value-type="float" office:value="0.036104" calcext:value-type="float">
            <text:p>0.036104</text:p>
          </table:table-cell>
          <table:table-cell office:value-type="float" office:value="0.221829" calcext:value-type="float">
            <text:p>0.221829</text:p>
          </table:table-cell>
          <table:table-cell office:value-type="float" office:value="0.742068" calcext:value-type="float">
            <text:p>0.742068</text:p>
          </table:table-cell>
          <table:table-cell/>
          <table:table-cell office:value-type="string" calcext:value-type="string">
            <text:p>1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9]*LN([.B29])" office:value-type="float" office:value="-0" calcext:value-type="float">
            <text:p>0</text:p>
          </table:table-cell>
          <table:table-cell table:formula="of:=[.H29]*LN([.C29])" office:value-type="float" office:value="-0" calcext:value-type="float">
            <text:p>0</text:p>
          </table:table-cell>
          <table:table-cell table:formula="of:=[.I29]*LN([.D29])" office:value-type="float" office:value="-0.298314395808978" calcext:value-type="float">
            <text:p>-0.2983143958</text:p>
          </table:table-cell>
          <table:table-cell table:formula="of:=[.K29]+[.L29]+[.M29]" office:value-type="float" office:value="-0.298314395808978" calcext:value-type="float">
            <text:p>-0.29831439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3.jpg</text:p>
          </table:table-cell>
          <table:table-cell office:value-type="float" office:value="0.377162" calcext:value-type="float">
            <text:p>0.377162</text:p>
          </table:table-cell>
          <table:table-cell office:value-type="float" office:value="0.578632" calcext:value-type="float">
            <text:p>0.578632</text:p>
          </table:table-cell>
          <table:table-cell office:value-type="float" office:value="0.044206" calcext:value-type="float">
            <text:p>0.044206</text:p>
          </table:table-cell>
          <table:table-cell/>
          <table:table-cell office:value-type="string" calcext:value-type="string">
            <text:p>12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0]*LN([.B30])" office:value-type="float" office:value="-0.975080475609453" calcext:value-type="float">
            <text:p>-0.9750804756</text:p>
          </table:table-cell>
          <table:table-cell table:formula="of:=[.H30]*LN([.C30])" office:value-type="float" office:value="-0" calcext:value-type="float">
            <text:p>0</text:p>
          </table:table-cell>
          <table:table-cell table:formula="of:=[.I30]*LN([.D30])" office:value-type="float" office:value="-0" calcext:value-type="float">
            <text:p>0</text:p>
          </table:table-cell>
          <table:table-cell table:formula="of:=[.K30]+[.L30]+[.M30]" office:value-type="float" office:value="-0.975080475609453" calcext:value-type="float">
            <text:p>-0.97508047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4.jpg</text:p>
          </table:table-cell>
          <table:table-cell office:value-type="float" office:value="0.036365" calcext:value-type="float">
            <text:p>0.036365</text:p>
          </table:table-cell>
          <table:table-cell office:value-type="float" office:value="0.319567" calcext:value-type="float">
            <text:p>0.319567</text:p>
          </table:table-cell>
          <table:table-cell office:value-type="float" office:value="0.644068" calcext:value-type="float">
            <text:p>0.644068</text:p>
          </table:table-cell>
          <table:table-cell/>
          <table:table-cell office:value-type="string" calcext:value-type="string">
            <text:p>1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1]*LN([.B31])" office:value-type="float" office:value="-0" calcext:value-type="float">
            <text:p>0</text:p>
          </table:table-cell>
          <table:table-cell table:formula="of:=[.H31]*LN([.C31])" office:value-type="float" office:value="-0" calcext:value-type="float">
            <text:p>0</text:p>
          </table:table-cell>
          <table:table-cell table:formula="of:=[.I31]*LN([.D31])" office:value-type="float" office:value="-0.43995096838991" calcext:value-type="float">
            <text:p>-0.4399509684</text:p>
          </table:table-cell>
          <table:table-cell table:formula="of:=[.K31]+[.L31]+[.M31]" office:value-type="float" office:value="-0.43995096838991" calcext:value-type="float">
            <text:p>-0.43995096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5.jpg</text:p>
          </table:table-cell>
          <table:table-cell office:value-type="float" office:value="0.117698" calcext:value-type="float">
            <text:p>0.117698</text:p>
          </table:table-cell>
          <table:table-cell office:value-type="float" office:value="0.501389" calcext:value-type="float">
            <text:p>0.501389</text:p>
          </table:table-cell>
          <table:table-cell office:value-type="float" office:value="0.380913" calcext:value-type="float">
            <text:p>0.380913</text:p>
          </table:table-cell>
          <table:table-cell/>
          <table:table-cell office:value-type="string" calcext:value-type="string">
            <text:p>12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]*LN([.B32])" office:value-type="float" office:value="-0" calcext:value-type="float">
            <text:p>0</text:p>
          </table:table-cell>
          <table:table-cell table:formula="of:=[.H32]*LN([.C32])" office:value-type="float" office:value="-0.690373032070597" calcext:value-type="float">
            <text:p>-0.6903730321</text:p>
          </table:table-cell>
          <table:table-cell table:formula="of:=[.I32]*LN([.D32])" office:value-type="float" office:value="-0" calcext:value-type="float">
            <text:p>0</text:p>
          </table:table-cell>
          <table:table-cell table:formula="of:=[.K32]+[.L32]+[.M32]" office:value-type="float" office:value="-0.690373032070597" calcext:value-type="float">
            <text:p>-0.6903730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6.jpg</text:p>
          </table:table-cell>
          <table:table-cell office:value-type="float" office:value="0.117348" calcext:value-type="float">
            <text:p>0.117348</text:p>
          </table:table-cell>
          <table:table-cell office:value-type="float" office:value="0.744369" calcext:value-type="float">
            <text:p>0.744369</text:p>
          </table:table-cell>
          <table:table-cell office:value-type="float" office:value="0.138283" calcext:value-type="float">
            <text:p>0.138283</text:p>
          </table:table-cell>
          <table:table-cell/>
          <table:table-cell office:value-type="string" calcext:value-type="string">
            <text:p>12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3]*LN([.B33])" office:value-type="float" office:value="-0" calcext:value-type="float">
            <text:p>0</text:p>
          </table:table-cell>
          <table:table-cell table:formula="of:=[.H33]*LN([.C33])" office:value-type="float" office:value="-0.295218399358459" calcext:value-type="float">
            <text:p>-0.2952183994</text:p>
          </table:table-cell>
          <table:table-cell table:formula="of:=[.I33]*LN([.D33])" office:value-type="float" office:value="-0" calcext:value-type="float">
            <text:p>0</text:p>
          </table:table-cell>
          <table:table-cell table:formula="of:=[.K33]+[.L33]+[.M33]" office:value-type="float" office:value="-0.295218399358459" calcext:value-type="float">
            <text:p>-0.29521839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7.jpg</text:p>
          </table:table-cell>
          <table:table-cell office:value-type="float" office:value="0.143937" calcext:value-type="float">
            <text:p>0.143937</text:p>
          </table:table-cell>
          <table:table-cell office:value-type="float" office:value="0.575647" calcext:value-type="float">
            <text:p>0.575647</text:p>
          </table:table-cell>
          <table:table-cell office:value-type="float" office:value="0.280415" calcext:value-type="float">
            <text:p>0.280415</text:p>
          </table:table-cell>
          <table:table-cell/>
          <table:table-cell office:value-type="string" calcext:value-type="string">
            <text:p>12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4]*LN([.B34])" office:value-type="float" office:value="-0" calcext:value-type="float">
            <text:p>0</text:p>
          </table:table-cell>
          <table:table-cell table:formula="of:=[.H34]*LN([.C34])" office:value-type="float" office:value="-0.552260653376087" calcext:value-type="float">
            <text:p>-0.5522606534</text:p>
          </table:table-cell>
          <table:table-cell table:formula="of:=[.I34]*LN([.D34])" office:value-type="float" office:value="-0" calcext:value-type="float">
            <text:p>0</text:p>
          </table:table-cell>
          <table:table-cell table:formula="of:=[.K34]+[.L34]+[.M34]" office:value-type="float" office:value="-0.552260653376087" calcext:value-type="float">
            <text:p>-0.55226065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8.jpg</text:p>
          </table:table-cell>
          <table:table-cell office:value-type="float" office:value="0.354265" calcext:value-type="float">
            <text:p>0.354265</text:p>
          </table:table-cell>
          <table:table-cell office:value-type="float" office:value="0.580172" calcext:value-type="float">
            <text:p>0.580172</text:p>
          </table:table-cell>
          <table:table-cell office:value-type="float" office:value="0.065563" calcext:value-type="float">
            <text:p>0.065563</text:p>
          </table:table-cell>
          <table:table-cell/>
          <table:table-cell office:value-type="string" calcext:value-type="string">
            <text:p>12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5]*LN([.B35])" office:value-type="float" office:value="-0" calcext:value-type="float">
            <text:p>0</text:p>
          </table:table-cell>
          <table:table-cell table:formula="of:=[.H35]*LN([.C35])" office:value-type="float" office:value="-0.544430667680305" calcext:value-type="float">
            <text:p>-0.5444306677</text:p>
          </table:table-cell>
          <table:table-cell table:formula="of:=[.I35]*LN([.D35])" office:value-type="float" office:value="-0" calcext:value-type="float">
            <text:p>0</text:p>
          </table:table-cell>
          <table:table-cell table:formula="of:=[.K35]+[.L35]+[.M35]" office:value-type="float" office:value="-0.544430667680305" calcext:value-type="float">
            <text:p>-0.54443066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9.jpg</text:p>
          </table:table-cell>
          <table:table-cell office:value-type="float" office:value="0.263358" calcext:value-type="float">
            <text:p>0.263358</text:p>
          </table:table-cell>
          <table:table-cell office:value-type="float" office:value="0.621785" calcext:value-type="float">
            <text:p>0.621785</text:p>
          </table:table-cell>
          <table:table-cell office:value-type="float" office:value="0.114858" calcext:value-type="float">
            <text:p>0.114858</text:p>
          </table:table-cell>
          <table:table-cell/>
          <table:table-cell office:value-type="string" calcext:value-type="string">
            <text:p>12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6]*LN([.B36])" office:value-type="float" office:value="-0" calcext:value-type="float">
            <text:p>0</text:p>
          </table:table-cell>
          <table:table-cell table:formula="of:=[.H36]*LN([.C36])" office:value-type="float" office:value="-0.475160905160844" calcext:value-type="float">
            <text:p>-0.4751609052</text:p>
          </table:table-cell>
          <table:table-cell table:formula="of:=[.I36]*LN([.D36])" office:value-type="float" office:value="-0" calcext:value-type="float">
            <text:p>0</text:p>
          </table:table-cell>
          <table:table-cell table:formula="of:=[.K36]+[.L36]+[.M36]" office:value-type="float" office:value="-0.475160905160844" calcext:value-type="float">
            <text:p>-0.47516090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jpg</text:p>
          </table:table-cell>
          <table:table-cell office:value-type="float" office:value="0.084062" calcext:value-type="float">
            <text:p>0.084062</text:p>
          </table:table-cell>
          <table:table-cell office:value-type="float" office:value="0.532689" calcext:value-type="float">
            <text:p>0.532689</text:p>
          </table:table-cell>
          <table:table-cell office:value-type="float" office:value="0.383248" calcext:value-type="float">
            <text:p>0.383248</text:p>
          </table:table-cell>
          <table:table-cell/>
          <table:table-cell office:value-type="string" calcext:value-type="string">
            <text:p>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7]*LN([.B37])" office:value-type="float" office:value="-0" calcext:value-type="float">
            <text:p>0</text:p>
          </table:table-cell>
          <table:table-cell table:formula="of:=[.H37]*LN([.C37])" office:value-type="float" office:value="-0" calcext:value-type="float">
            <text:p>0</text:p>
          </table:table-cell>
          <table:table-cell table:formula="of:=[.I37]*LN([.D37])" office:value-type="float" office:value="-0.959072979769597" calcext:value-type="float">
            <text:p>-0.9590729798</text:p>
          </table:table-cell>
          <table:table-cell table:formula="of:=[.K37]+[.L37]+[.M37]" office:value-type="float" office:value="-0.959072979769597" calcext:value-type="float">
            <text:p>-0.95907297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0.jpg</text:p>
          </table:table-cell>
          <table:table-cell office:value-type="float" office:value="0.279176" calcext:value-type="float">
            <text:p>0.279176</text:p>
          </table:table-cell>
          <table:table-cell office:value-type="float" office:value="0.628157" calcext:value-type="float">
            <text:p>0.628157</text:p>
          </table:table-cell>
          <table:table-cell office:value-type="float" office:value="0.092667" calcext:value-type="float">
            <text:p>0.092667</text:p>
          </table:table-cell>
          <table:table-cell/>
          <table:table-cell office:value-type="string" calcext:value-type="string">
            <text:p>13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8]*LN([.B38])" office:value-type="float" office:value="-0" calcext:value-type="float">
            <text:p>0</text:p>
          </table:table-cell>
          <table:table-cell table:formula="of:=[.H38]*LN([.C38])" office:value-type="float" office:value="-0.464965143758731" calcext:value-type="float">
            <text:p>-0.4649651438</text:p>
          </table:table-cell>
          <table:table-cell table:formula="of:=[.I38]*LN([.D38])" office:value-type="float" office:value="-0" calcext:value-type="float">
            <text:p>0</text:p>
          </table:table-cell>
          <table:table-cell table:formula="of:=[.K38]+[.L38]+[.M38]" office:value-type="float" office:value="-0.464965143758731" calcext:value-type="float">
            <text:p>-0.46496514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1.jpg</text:p>
          </table:table-cell>
          <table:table-cell office:value-type="float" office:value="0.051853" calcext:value-type="float">
            <text:p>0.051853</text:p>
          </table:table-cell>
          <table:table-cell office:value-type="float" office:value="0.191352" calcext:value-type="float">
            <text:p>0.191352</text:p>
          </table:table-cell>
          <table:table-cell office:value-type="float" office:value="0.756795" calcext:value-type="float">
            <text:p>0.756795</text:p>
          </table:table-cell>
          <table:table-cell/>
          <table:table-cell office:value-type="string" calcext:value-type="string">
            <text:p>1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9]*LN([.B39])" office:value-type="float" office:value="-0" calcext:value-type="float">
            <text:p>0</text:p>
          </table:table-cell>
          <table:table-cell table:formula="of:=[.H39]*LN([.C39])" office:value-type="float" office:value="-0" calcext:value-type="float">
            <text:p>0</text:p>
          </table:table-cell>
          <table:table-cell table:formula="of:=[.I39]*LN([.D39])" office:value-type="float" office:value="-0.278662868031621" calcext:value-type="float">
            <text:p>-0.278662868</text:p>
          </table:table-cell>
          <table:table-cell table:formula="of:=[.K39]+[.L39]+[.M39]" office:value-type="float" office:value="-0.278662868031621" calcext:value-type="float">
            <text:p>-0.2786628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2.jpg</text:p>
          </table:table-cell>
          <table:table-cell office:value-type="float" office:value="0.139557" calcext:value-type="float">
            <text:p>0.139557</text:p>
          </table:table-cell>
          <table:table-cell office:value-type="float" office:value="0.494675" calcext:value-type="float">
            <text:p>0.494675</text:p>
          </table:table-cell>
          <table:table-cell office:value-type="float" office:value="0.365769" calcext:value-type="float">
            <text:p>0.365769</text:p>
          </table:table-cell>
          <table:table-cell/>
          <table:table-cell office:value-type="string" calcext:value-type="string">
            <text:p>1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0]*LN([.B40])" office:value-type="float" office:value="-0" calcext:value-type="float">
            <text:p>0</text:p>
          </table:table-cell>
          <table:table-cell table:formula="of:=[.H40]*LN([.C40])" office:value-type="float" office:value="-0" calcext:value-type="float">
            <text:p>0</text:p>
          </table:table-cell>
          <table:table-cell table:formula="of:=[.I40]*LN([.D40])" office:value-type="float" office:value="-1.00575329237921" calcext:value-type="float">
            <text:p>-1.0057532924</text:p>
          </table:table-cell>
          <table:table-cell table:formula="of:=[.K40]+[.L40]+[.M40]" office:value-type="float" office:value="-1.00575329237921" calcext:value-type="float">
            <text:p>-1.00575329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3.jpg</text:p>
          </table:table-cell>
          <table:table-cell office:value-type="float" office:value="0.037372" calcext:value-type="float">
            <text:p>0.037372</text:p>
          </table:table-cell>
          <table:table-cell office:value-type="float" office:value="0.22129" calcext:value-type="float">
            <text:p>0.22129</text:p>
          </table:table-cell>
          <table:table-cell office:value-type="float" office:value="0.741338" calcext:value-type="float">
            <text:p>0.741338</text:p>
          </table:table-cell>
          <table:table-cell/>
          <table:table-cell office:value-type="string" calcext:value-type="string">
            <text:p>1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1]*LN([.B41])" office:value-type="float" office:value="-0" calcext:value-type="float">
            <text:p>0</text:p>
          </table:table-cell>
          <table:table-cell table:formula="of:=[.H41]*LN([.C41])" office:value-type="float" office:value="-0" calcext:value-type="float">
            <text:p>0</text:p>
          </table:table-cell>
          <table:table-cell table:formula="of:=[.I41]*LN([.D41])" office:value-type="float" office:value="-0.299298617335558" calcext:value-type="float">
            <text:p>-0.2992986173</text:p>
          </table:table-cell>
          <table:table-cell table:formula="of:=[.K41]+[.L41]+[.M41]" office:value-type="float" office:value="-0.299298617335558" calcext:value-type="float">
            <text:p>-0.2992986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4.jpg</text:p>
          </table:table-cell>
          <table:table-cell office:value-type="float" office:value="0.088959" calcext:value-type="float">
            <text:p>0.088959</text:p>
          </table:table-cell>
          <table:table-cell office:value-type="float" office:value="0.771739" calcext:value-type="float">
            <text:p>0.771739</text:p>
          </table:table-cell>
          <table:table-cell office:value-type="float" office:value="0.139302" calcext:value-type="float">
            <text:p>0.139302</text:p>
          </table:table-cell>
          <table:table-cell/>
          <table:table-cell office:value-type="string" calcext:value-type="string">
            <text:p>13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2]*LN([.B42])" office:value-type="float" office:value="-0" calcext:value-type="float">
            <text:p>0</text:p>
          </table:table-cell>
          <table:table-cell table:formula="of:=[.H42]*LN([.C42])" office:value-type="float" office:value="-0.259108869021824" calcext:value-type="float">
            <text:p>-0.259108869</text:p>
          </table:table-cell>
          <table:table-cell table:formula="of:=[.I42]*LN([.D42])" office:value-type="float" office:value="-0" calcext:value-type="float">
            <text:p>0</text:p>
          </table:table-cell>
          <table:table-cell table:formula="of:=[.K42]+[.L42]+[.M42]" office:value-type="float" office:value="-0.259108869021824" calcext:value-type="float">
            <text:p>-0.2591088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5.jpg</text:p>
          </table:table-cell>
          <table:table-cell office:value-type="float" office:value="0.254408" calcext:value-type="float">
            <text:p>0.254408</text:p>
          </table:table-cell>
          <table:table-cell office:value-type="float" office:value="0.639103" calcext:value-type="float">
            <text:p>0.639103</text:p>
          </table:table-cell>
          <table:table-cell office:value-type="float" office:value="0.106489" calcext:value-type="float">
            <text:p>0.106489</text:p>
          </table:table-cell>
          <table:table-cell/>
          <table:table-cell office:value-type="string" calcext:value-type="string">
            <text:p>13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3]*LN([.B43])" office:value-type="float" office:value="-0" calcext:value-type="float">
            <text:p>0</text:p>
          </table:table-cell>
          <table:table-cell table:formula="of:=[.H43]*LN([.C43])" office:value-type="float" office:value="-0.447689648235839" calcext:value-type="float">
            <text:p>-0.4476896482</text:p>
          </table:table-cell>
          <table:table-cell table:formula="of:=[.I43]*LN([.D43])" office:value-type="float" office:value="-0" calcext:value-type="float">
            <text:p>0</text:p>
          </table:table-cell>
          <table:table-cell table:formula="of:=[.K43]+[.L43]+[.M43]" office:value-type="float" office:value="-0.447689648235839" calcext:value-type="float">
            <text:p>-0.4476896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6.jpg</text:p>
          </table:table-cell>
          <table:table-cell office:value-type="float" office:value="0.10889" calcext:value-type="float">
            <text:p>0.10889</text:p>
          </table:table-cell>
          <table:table-cell office:value-type="float" office:value="0.653946" calcext:value-type="float">
            <text:p>0.653946</text:p>
          </table:table-cell>
          <table:table-cell office:value-type="float" office:value="0.237164" calcext:value-type="float">
            <text:p>0.237164</text:p>
          </table:table-cell>
          <table:table-cell/>
          <table:table-cell office:value-type="string" calcext:value-type="string">
            <text:p>13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4]*LN([.B44])" office:value-type="float" office:value="-0" calcext:value-type="float">
            <text:p>0</text:p>
          </table:table-cell>
          <table:table-cell table:formula="of:=[.H44]*LN([.C44])" office:value-type="float" office:value="-0.42473049974127" calcext:value-type="float">
            <text:p>-0.4247304997</text:p>
          </table:table-cell>
          <table:table-cell table:formula="of:=[.I44]*LN([.D44])" office:value-type="float" office:value="-0" calcext:value-type="float">
            <text:p>0</text:p>
          </table:table-cell>
          <table:table-cell table:formula="of:=[.K44]+[.L44]+[.M44]" office:value-type="float" office:value="-0.42473049974127" calcext:value-type="float">
            <text:p>-0.4247304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7.jpg</text:p>
          </table:table-cell>
          <table:table-cell office:value-type="float" office:value="0.139375" calcext:value-type="float">
            <text:p>0.139375</text:p>
          </table:table-cell>
          <table:table-cell office:value-type="float" office:value="0.510673" calcext:value-type="float">
            <text:p>0.510673</text:p>
          </table:table-cell>
          <table:table-cell office:value-type="float" office:value="0.349952" calcext:value-type="float">
            <text:p>0.349952</text:p>
          </table:table-cell>
          <table:table-cell/>
          <table:table-cell office:value-type="string" calcext:value-type="string">
            <text:p>13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5]*LN([.B45])" office:value-type="float" office:value="-0" calcext:value-type="float">
            <text:p>0</text:p>
          </table:table-cell>
          <table:table-cell table:formula="of:=[.H45]*LN([.C45])" office:value-type="float" office:value="-0.672025815337843" calcext:value-type="float">
            <text:p>-0.6720258153</text:p>
          </table:table-cell>
          <table:table-cell table:formula="of:=[.I45]*LN([.D45])" office:value-type="float" office:value="-0" calcext:value-type="float">
            <text:p>0</text:p>
          </table:table-cell>
          <table:table-cell table:formula="of:=[.K45]+[.L45]+[.M45]" office:value-type="float" office:value="-0.672025815337843" calcext:value-type="float">
            <text:p>-0.6720258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8.jpg</text:p>
          </table:table-cell>
          <table:table-cell office:value-type="float" office:value="0.10349" calcext:value-type="float">
            <text:p>0.10349</text:p>
          </table:table-cell>
          <table:table-cell office:value-type="float" office:value="0.623221" calcext:value-type="float">
            <text:p>0.623221</text:p>
          </table:table-cell>
          <table:table-cell office:value-type="float" office:value="0.27329" calcext:value-type="float">
            <text:p>0.27329</text:p>
          </table:table-cell>
          <table:table-cell/>
          <table:table-cell office:value-type="string" calcext:value-type="string">
            <text:p>13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6]*LN([.B46])" office:value-type="float" office:value="-0" calcext:value-type="float">
            <text:p>0</text:p>
          </table:table-cell>
          <table:table-cell table:formula="of:=[.H46]*LN([.C46])" office:value-type="float" office:value="-0.472854087945834" calcext:value-type="float">
            <text:p>-0.4728540879</text:p>
          </table:table-cell>
          <table:table-cell table:formula="of:=[.I46]*LN([.D46])" office:value-type="float" office:value="-0" calcext:value-type="float">
            <text:p>0</text:p>
          </table:table-cell>
          <table:table-cell table:formula="of:=[.K46]+[.L46]+[.M46]" office:value-type="float" office:value="-0.472854087945834" calcext:value-type="float">
            <text:p>-0.4728540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9.jpg</text:p>
          </table:table-cell>
          <table:table-cell office:value-type="float" office:value="0.310679" calcext:value-type="float">
            <text:p>0.310679</text:p>
          </table:table-cell>
          <table:table-cell office:value-type="float" office:value="0.530005" calcext:value-type="float">
            <text:p>0.530005</text:p>
          </table:table-cell>
          <table:table-cell office:value-type="float" office:value="0.159317" calcext:value-type="float">
            <text:p>0.159317</text:p>
          </table:table-cell>
          <table:table-cell/>
          <table:table-cell office:value-type="string" calcext:value-type="string">
            <text:p>13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7]*LN([.B47])" office:value-type="float" office:value="-0" calcext:value-type="float">
            <text:p>0</text:p>
          </table:table-cell>
          <table:table-cell table:formula="of:=[.H47]*LN([.C47])" office:value-type="float" office:value="-0.634868838518205" calcext:value-type="float">
            <text:p>-0.6348688385</text:p>
          </table:table-cell>
          <table:table-cell table:formula="of:=[.I47]*LN([.D47])" office:value-type="float" office:value="-0" calcext:value-type="float">
            <text:p>0</text:p>
          </table:table-cell>
          <table:table-cell table:formula="of:=[.K47]+[.L47]+[.M47]" office:value-type="float" office:value="-0.634868838518205" calcext:value-type="float">
            <text:p>-0.63486883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jpg</text:p>
          </table:table-cell>
          <table:table-cell office:value-type="float" office:value="0.062086" calcext:value-type="float">
            <text:p>0.062086</text:p>
          </table:table-cell>
          <table:table-cell office:value-type="float" office:value="0.659506" calcext:value-type="float">
            <text:p>0.659506</text:p>
          </table:table-cell>
          <table:table-cell office:value-type="float" office:value="0.278409" calcext:value-type="float">
            <text:p>0.278409</text:p>
          </table:table-cell>
          <table:table-cell/>
          <table:table-cell office:value-type="string" calcext:value-type="string">
            <text:p>1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8]*LN([.B48])" office:value-type="float" office:value="-0" calcext:value-type="float">
            <text:p>0</text:p>
          </table:table-cell>
          <table:table-cell table:formula="of:=[.H48]*LN([.C48])" office:value-type="float" office:value="-0.416264209064788" calcext:value-type="float">
            <text:p>-0.4162642091</text:p>
          </table:table-cell>
          <table:table-cell table:formula="of:=[.I48]*LN([.D48])" office:value-type="float" office:value="-0" calcext:value-type="float">
            <text:p>0</text:p>
          </table:table-cell>
          <table:table-cell table:formula="of:=[.K48]+[.L48]+[.M48]" office:value-type="float" office:value="-0.416264209064788" calcext:value-type="float">
            <text:p>-0.41626420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0.jpg</text:p>
          </table:table-cell>
          <table:table-cell office:value-type="float" office:value="0.135794" calcext:value-type="float">
            <text:p>0.135794</text:p>
          </table:table-cell>
          <table:table-cell office:value-type="float" office:value="0.691401" calcext:value-type="float">
            <text:p>0.691401</text:p>
          </table:table-cell>
          <table:table-cell office:value-type="float" office:value="0.172806" calcext:value-type="float">
            <text:p>0.172806</text:p>
          </table:table-cell>
          <table:table-cell/>
          <table:table-cell office:value-type="string" calcext:value-type="string">
            <text:p>14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9]*LN([.B49])" office:value-type="float" office:value="-0" calcext:value-type="float">
            <text:p>0</text:p>
          </table:table-cell>
          <table:table-cell table:formula="of:=[.H49]*LN([.C49])" office:value-type="float" office:value="-0.369035305154901" calcext:value-type="float">
            <text:p>-0.3690353052</text:p>
          </table:table-cell>
          <table:table-cell table:formula="of:=[.I49]*LN([.D49])" office:value-type="float" office:value="-0" calcext:value-type="float">
            <text:p>0</text:p>
          </table:table-cell>
          <table:table-cell table:formula="of:=[.K49]+[.L49]+[.M49]" office:value-type="float" office:value="-0.369035305154901" calcext:value-type="float">
            <text:p>-0.36903530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1.jpg</text:p>
          </table:table-cell>
          <table:table-cell office:value-type="float" office:value="0.061257" calcext:value-type="float">
            <text:p>0.061257</text:p>
          </table:table-cell>
          <table:table-cell office:value-type="float" office:value="0.290863" calcext:value-type="float">
            <text:p>0.290863</text:p>
          </table:table-cell>
          <table:table-cell office:value-type="float" office:value="0.647879" calcext:value-type="float">
            <text:p>0.647879</text:p>
          </table:table-cell>
          <table:table-cell/>
          <table:table-cell office:value-type="string" calcext:value-type="string">
            <text:p>1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0]*LN([.B50])" office:value-type="float" office:value="-0" calcext:value-type="float">
            <text:p>0</text:p>
          </table:table-cell>
          <table:table-cell table:formula="of:=[.H50]*LN([.C50])" office:value-type="float" office:value="-0" calcext:value-type="float">
            <text:p>0</text:p>
          </table:table-cell>
          <table:table-cell table:formula="of:=[.I50]*LN([.D50])" office:value-type="float" office:value="-0.434051328460841" calcext:value-type="float">
            <text:p>-0.4340513285</text:p>
          </table:table-cell>
          <table:table-cell table:formula="of:=[.K50]+[.L50]+[.M50]" office:value-type="float" office:value="-0.434051328460841" calcext:value-type="float">
            <text:p>-0.4340513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2.jpg</text:p>
          </table:table-cell>
          <table:table-cell office:value-type="float" office:value="0.594664" calcext:value-type="float">
            <text:p>0.594664</text:p>
          </table:table-cell>
          <table:table-cell office:value-type="float" office:value="0.375646" calcext:value-type="float">
            <text:p>0.375646</text:p>
          </table:table-cell>
          <table:table-cell office:value-type="float" office:value="0.02969" calcext:value-type="float">
            <text:p>0.02969</text:p>
          </table:table-cell>
          <table:table-cell/>
          <table:table-cell office:value-type="string" calcext:value-type="string">
            <text:p>14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51]*LN([.B51])" office:value-type="float" office:value="-0.519758738825279" calcext:value-type="float">
            <text:p>-0.5197587388</text:p>
          </table:table-cell>
          <table:table-cell table:formula="of:=[.H51]*LN([.C51])" office:value-type="float" office:value="-0" calcext:value-type="float">
            <text:p>0</text:p>
          </table:table-cell>
          <table:table-cell table:formula="of:=[.I51]*LN([.D51])" office:value-type="float" office:value="-0" calcext:value-type="float">
            <text:p>0</text:p>
          </table:table-cell>
          <table:table-cell table:formula="of:=[.K51]+[.L51]+[.M51]" office:value-type="float" office:value="-0.519758738825279" calcext:value-type="float">
            <text:p>-0.5197587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3.jpg</text:p>
          </table:table-cell>
          <table:table-cell office:value-type="float" office:value="0.051763" calcext:value-type="float">
            <text:p>0.051763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60665" calcext:value-type="float">
            <text:p>0.60665</text:p>
          </table:table-cell>
          <table:table-cell/>
          <table:table-cell office:value-type="string" calcext:value-type="string">
            <text:p>1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2]*LN([.B52])" office:value-type="float" office:value="-0" calcext:value-type="float">
            <text:p>0</text:p>
          </table:table-cell>
          <table:table-cell table:formula="of:=[.H52]*LN([.C52])" office:value-type="float" office:value="-0" calcext:value-type="float">
            <text:p>0</text:p>
          </table:table-cell>
          <table:table-cell table:formula="of:=[.I52]*LN([.D52])" office:value-type="float" office:value="-0.499803260484255" calcext:value-type="float">
            <text:p>-0.4998032605</text:p>
          </table:table-cell>
          <table:table-cell table:formula="of:=[.K52]+[.L52]+[.M52]" office:value-type="float" office:value="-0.499803260484255" calcext:value-type="float">
            <text:p>-0.4998032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4.jpg</text:p>
          </table:table-cell>
          <table:table-cell office:value-type="float" office:value="0.350919" calcext:value-type="float">
            <text:p>0.350919</text:p>
          </table:table-cell>
          <table:table-cell office:value-type="float" office:value="0.618512" calcext:value-type="float">
            <text:p>0.618512</text:p>
          </table:table-cell>
          <table:table-cell office:value-type="float" office:value="0.030569" calcext:value-type="float">
            <text:p>0.030569</text:p>
          </table:table-cell>
          <table:table-cell/>
          <table:table-cell office:value-type="string" calcext:value-type="string">
            <text:p>14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3]*LN([.B53])" office:value-type="float" office:value="-0" calcext:value-type="float">
            <text:p>0</text:p>
          </table:table-cell>
          <table:table-cell table:formula="of:=[.H53]*LN([.C53])" office:value-type="float" office:value="-0.48043868555931" calcext:value-type="float">
            <text:p>-0.4804386856</text:p>
          </table:table-cell>
          <table:table-cell table:formula="of:=[.I53]*LN([.D53])" office:value-type="float" office:value="-0" calcext:value-type="float">
            <text:p>0</text:p>
          </table:table-cell>
          <table:table-cell table:formula="of:=[.K53]+[.L53]+[.M53]" office:value-type="float" office:value="-0.48043868555931" calcext:value-type="float">
            <text:p>-0.48043868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5.jpg</text:p>
          </table:table-cell>
          <table:table-cell office:value-type="float" office:value="0.099763" calcext:value-type="float">
            <text:p>0.099763</text:p>
          </table:table-cell>
          <table:table-cell office:value-type="float" office:value="0.475637" calcext:value-type="float">
            <text:p>0.475637</text:p>
          </table:table-cell>
          <table:table-cell office:value-type="float" office:value="0.4246" calcext:value-type="float">
            <text:p>0.4246</text:p>
          </table:table-cell>
          <table:table-cell/>
          <table:table-cell office:value-type="string" calcext:value-type="string">
            <text:p>1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4]*LN([.B54])" office:value-type="float" office:value="-0" calcext:value-type="float">
            <text:p>0</text:p>
          </table:table-cell>
          <table:table-cell table:formula="of:=[.H54]*LN([.C54])" office:value-type="float" office:value="-0" calcext:value-type="float">
            <text:p>0</text:p>
          </table:table-cell>
          <table:table-cell table:formula="of:=[.I54]*LN([.D54])" office:value-type="float" office:value="-0.856607729712981" calcext:value-type="float">
            <text:p>-0.8566077297</text:p>
          </table:table-cell>
          <table:table-cell table:formula="of:=[.K54]+[.L54]+[.M54]" office:value-type="float" office:value="-0.856607729712981" calcext:value-type="float">
            <text:p>-0.85660772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6.jpg</text:p>
          </table:table-cell>
          <table:table-cell office:value-type="float" office:value="0.188975" calcext:value-type="float">
            <text:p>0.188975</text:p>
          </table:table-cell>
          <table:table-cell office:value-type="float" office:value="0.741264" calcext:value-type="float">
            <text:p>0.741264</text:p>
          </table:table-cell>
          <table:table-cell office:value-type="float" office:value="0.069761" calcext:value-type="float">
            <text:p>0.069761</text:p>
          </table:table-cell>
          <table:table-cell/>
          <table:table-cell office:value-type="string" calcext:value-type="string">
            <text:p>1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5]*LN([.B55])" office:value-type="float" office:value="-0" calcext:value-type="float">
            <text:p>0</text:p>
          </table:table-cell>
          <table:table-cell table:formula="of:=[.H55]*LN([.C55])" office:value-type="float" office:value="-0.299398441833382" calcext:value-type="float">
            <text:p>-0.2993984418</text:p>
          </table:table-cell>
          <table:table-cell table:formula="of:=[.I55]*LN([.D55])" office:value-type="float" office:value="-0" calcext:value-type="float">
            <text:p>0</text:p>
          </table:table-cell>
          <table:table-cell table:formula="of:=[.K55]+[.L55]+[.M55]" office:value-type="float" office:value="-0.299398441833382" calcext:value-type="float">
            <text:p>-0.29939844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7.jpg</text:p>
          </table:table-cell>
          <table:table-cell office:value-type="float" office:value="0.076918" calcext:value-type="float">
            <text:p>0.076918</text:p>
          </table:table-cell>
          <table:table-cell office:value-type="float" office:value="0.641473" calcext:value-type="float">
            <text:p>0.641473</text:p>
          </table:table-cell>
          <table:table-cell office:value-type="float" office:value="0.281609" calcext:value-type="float">
            <text:p>0.281609</text:p>
          </table:table-cell>
          <table:table-cell/>
          <table:table-cell office:value-type="string" calcext:value-type="string">
            <text:p>14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6]*LN([.B56])" office:value-type="float" office:value="-0" calcext:value-type="float">
            <text:p>0</text:p>
          </table:table-cell>
          <table:table-cell table:formula="of:=[.H56]*LN([.C56])" office:value-type="float" office:value="-0.443988184666454" calcext:value-type="float">
            <text:p>-0.4439881847</text:p>
          </table:table-cell>
          <table:table-cell table:formula="of:=[.I56]*LN([.D56])" office:value-type="float" office:value="-0" calcext:value-type="float">
            <text:p>0</text:p>
          </table:table-cell>
          <table:table-cell table:formula="of:=[.K56]+[.L56]+[.M56]" office:value-type="float" office:value="-0.443988184666454" calcext:value-type="float">
            <text:p>-0.44398818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8.jpg</text:p>
          </table:table-cell>
          <table:table-cell office:value-type="float" office:value="0.349585" calcext:value-type="float">
            <text:p>0.349585</text:p>
          </table:table-cell>
          <table:table-cell office:value-type="float" office:value="0.454382" calcext:value-type="float">
            <text:p>0.454382</text:p>
          </table:table-cell>
          <table:table-cell office:value-type="float" office:value="0.196033" calcext:value-type="float">
            <text:p>0.196033</text:p>
          </table:table-cell>
          <table:table-cell/>
          <table:table-cell office:value-type="string" calcext:value-type="string">
            <text:p>1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7]*LN([.B57])" office:value-type="float" office:value="-0" calcext:value-type="float">
            <text:p>0</text:p>
          </table:table-cell>
          <table:table-cell table:formula="of:=[.H57]*LN([.C57])" office:value-type="float" office:value="-0.788817025035855" calcext:value-type="float">
            <text:p>-0.788817025</text:p>
          </table:table-cell>
          <table:table-cell table:formula="of:=[.I57]*LN([.D57])" office:value-type="float" office:value="-0" calcext:value-type="float">
            <text:p>0</text:p>
          </table:table-cell>
          <table:table-cell table:formula="of:=[.K57]+[.L57]+[.M57]" office:value-type="float" office:value="-0.788817025035855" calcext:value-type="float">
            <text:p>-0.788817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9.jpg</text:p>
          </table:table-cell>
          <table:table-cell office:value-type="float" office:value="0.16098" calcext:value-type="float">
            <text:p>0.16098</text:p>
          </table:table-cell>
          <table:table-cell office:value-type="float" office:value="0.488037" calcext:value-type="float">
            <text:p>0.488037</text:p>
          </table:table-cell>
          <table:table-cell office:value-type="float" office:value="0.350982" calcext:value-type="float">
            <text:p>0.350982</text:p>
          </table:table-cell>
          <table:table-cell/>
          <table:table-cell office:value-type="string" calcext:value-type="string">
            <text:p>1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8]*LN([.B58])" office:value-type="float" office:value="-0" calcext:value-type="float">
            <text:p>0</text:p>
          </table:table-cell>
          <table:table-cell table:formula="of:=[.H58]*LN([.C58])" office:value-type="float" office:value="-0" calcext:value-type="float">
            <text:p>0</text:p>
          </table:table-cell>
          <table:table-cell table:formula="of:=[.I58]*LN([.D58])" office:value-type="float" office:value="-1.04702033888252" calcext:value-type="float">
            <text:p>-1.0470203389</text:p>
          </table:table-cell>
          <table:table-cell table:formula="of:=[.K58]+[.L58]+[.M58]" office:value-type="float" office:value="-1.04702033888252" calcext:value-type="float">
            <text:p>-1.0470203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jpg</text:p>
          </table:table-cell>
          <table:table-cell office:value-type="float" office:value="0.046298" calcext:value-type="float">
            <text:p>0.046298</text:p>
          </table:table-cell>
          <table:table-cell office:value-type="float" office:value="0.267735" calcext:value-type="float">
            <text:p>0.267735</text:p>
          </table:table-cell>
          <table:table-cell office:value-type="float" office:value="0.685967" calcext:value-type="float">
            <text:p>0.685967</text:p>
          </table:table-cell>
          <table:table-cell/>
          <table:table-cell office:value-type="string" calcext:value-type="string">
            <text:p>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9]*LN([.B59])" office:value-type="float" office:value="-0" calcext:value-type="float">
            <text:p>0</text:p>
          </table:table-cell>
          <table:table-cell table:formula="of:=[.H59]*LN([.C59])" office:value-type="float" office:value="-0" calcext:value-type="float">
            <text:p>0</text:p>
          </table:table-cell>
          <table:table-cell table:formula="of:=[.I59]*LN([.D59])" office:value-type="float" office:value="-0.376925757369601" calcext:value-type="float">
            <text:p>-0.3769257574</text:p>
          </table:table-cell>
          <table:table-cell table:formula="of:=[.K59]+[.L59]+[.M59]" office:value-type="float" office:value="-0.376925757369601" calcext:value-type="float">
            <text:p>-0.37692575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0.jpg</text:p>
          </table:table-cell>
          <table:table-cell office:value-type="float" office:value="0.528911" calcext:value-type="float">
            <text:p>0.528911</text:p>
          </table:table-cell>
          <table:table-cell office:value-type="float" office:value="0.457927" calcext:value-type="float">
            <text:p>0.457927</text:p>
          </table:table-cell>
          <table:table-cell office:value-type="float" office:value="0.013162" calcext:value-type="float">
            <text:p>0.013162</text:p>
          </table:table-cell>
          <table:table-cell/>
          <table:table-cell office:value-type="string" calcext:value-type="string">
            <text:p>15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60]*LN([.B60])" office:value-type="float" office:value="-0.636935103244078" calcext:value-type="float">
            <text:p>-0.6369351032</text:p>
          </table:table-cell>
          <table:table-cell table:formula="of:=[.H60]*LN([.C60])" office:value-type="float" office:value="-0" calcext:value-type="float">
            <text:p>0</text:p>
          </table:table-cell>
          <table:table-cell table:formula="of:=[.I60]*LN([.D60])" office:value-type="float" office:value="-0" calcext:value-type="float">
            <text:p>0</text:p>
          </table:table-cell>
          <table:table-cell table:formula="of:=[.K60]+[.L60]+[.M60]" office:value-type="float" office:value="-0.636935103244078" calcext:value-type="float">
            <text:p>-0.6369351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1.jpg</text:p>
          </table:table-cell>
          <table:table-cell office:value-type="float" office:value="0.11163" calcext:value-type="float">
            <text:p>0.11163</text:p>
          </table:table-cell>
          <table:table-cell office:value-type="float" office:value="0.434838" calcext:value-type="float">
            <text:p>0.434838</text:p>
          </table:table-cell>
          <table:table-cell office:value-type="float" office:value="0.453532" calcext:value-type="float">
            <text:p>0.453532</text:p>
          </table:table-cell>
          <table:table-cell/>
          <table:table-cell office:value-type="string" calcext:value-type="string">
            <text:p>1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1]*LN([.B61])" office:value-type="float" office:value="-0" calcext:value-type="float">
            <text:p>0</text:p>
          </table:table-cell>
          <table:table-cell table:formula="of:=[.H61]*LN([.C61])" office:value-type="float" office:value="-0" calcext:value-type="float">
            <text:p>0</text:p>
          </table:table-cell>
          <table:table-cell table:formula="of:=[.I61]*LN([.D61])" office:value-type="float" office:value="-0.790689449623073" calcext:value-type="float">
            <text:p>-0.7906894496</text:p>
          </table:table-cell>
          <table:table-cell table:formula="of:=[.K61]+[.L61]+[.M61]" office:value-type="float" office:value="-0.790689449623073" calcext:value-type="float">
            <text:p>-0.7906894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2.jpg</text:p>
          </table:table-cell>
          <table:table-cell office:value-type="float" office:value="0.064528" calcext:value-type="float">
            <text:p>0.064528</text:p>
          </table:table-cell>
          <table:table-cell office:value-type="float" office:value="0.503595" calcext:value-type="float">
            <text:p>0.503595</text:p>
          </table:table-cell>
          <table:table-cell office:value-type="float" office:value="0.431877" calcext:value-type="float">
            <text:p>0.431877</text:p>
          </table:table-cell>
          <table:table-cell/>
          <table:table-cell office:value-type="string" calcext:value-type="string">
            <text:p>15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62]*LN([.B62])" office:value-type="float" office:value="-0" calcext:value-type="float">
            <text:p>0</text:p>
          </table:table-cell>
          <table:table-cell table:formula="of:=[.H62]*LN([.C62])" office:value-type="float" office:value="-0.685982905375927" calcext:value-type="float">
            <text:p>-0.6859829054</text:p>
          </table:table-cell>
          <table:table-cell table:formula="of:=[.I62]*LN([.D62])" office:value-type="float" office:value="-0" calcext:value-type="float">
            <text:p>0</text:p>
          </table:table-cell>
          <table:table-cell table:formula="of:=[.K62]+[.L62]+[.M62]" office:value-type="float" office:value="-0.685982905375927" calcext:value-type="float">
            <text:p>-0.6859829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3.jpg</text:p>
          </table:table-cell>
          <table:table-cell office:value-type="float" office:value="0.05999" calcext:value-type="float">
            <text:p>0.05999</text:p>
          </table:table-cell>
          <table:table-cell office:value-type="float" office:value="0.254245" calcext:value-type="float">
            <text:p>0.254245</text:p>
          </table:table-cell>
          <table:table-cell office:value-type="float" office:value="0.685765" calcext:value-type="float">
            <text:p>0.685765</text:p>
          </table:table-cell>
          <table:table-cell/>
          <table:table-cell office:value-type="string" calcext:value-type="string">
            <text:p>1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3]*LN([.B63])" office:value-type="float" office:value="-0" calcext:value-type="float">
            <text:p>0</text:p>
          </table:table-cell>
          <table:table-cell table:formula="of:=[.H63]*LN([.C63])" office:value-type="float" office:value="-0" calcext:value-type="float">
            <text:p>0</text:p>
          </table:table-cell>
          <table:table-cell table:formula="of:=[.I63]*LN([.D63])" office:value-type="float" office:value="-0.377220275542917" calcext:value-type="float">
            <text:p>-0.3772202755</text:p>
          </table:table-cell>
          <table:table-cell table:formula="of:=[.K63]+[.L63]+[.M63]" office:value-type="float" office:value="-0.377220275542917" calcext:value-type="float">
            <text:p>-0.37722027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4.jpg</text:p>
          </table:table-cell>
          <table:table-cell office:value-type="float" office:value="0.463351" calcext:value-type="float">
            <text:p>0.463351</text:p>
          </table:table-cell>
          <table:table-cell office:value-type="float" office:value="0.49206" calcext:value-type="float">
            <text:p>0.49206</text:p>
          </table:table-cell>
          <table:table-cell office:value-type="float" office:value="0.04459" calcext:value-type="float">
            <text:p>0.04459</text:p>
          </table:table-cell>
          <table:table-cell/>
          <table:table-cell office:value-type="string" calcext:value-type="string">
            <text:p>15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64]*LN([.B64])" office:value-type="float" office:value="-0.769270412756017" calcext:value-type="float">
            <text:p>-0.7692704128</text:p>
          </table:table-cell>
          <table:table-cell table:formula="of:=[.H64]*LN([.C64])" office:value-type="float" office:value="-0" calcext:value-type="float">
            <text:p>0</text:p>
          </table:table-cell>
          <table:table-cell table:formula="of:=[.I64]*LN([.D64])" office:value-type="float" office:value="-0" calcext:value-type="float">
            <text:p>0</text:p>
          </table:table-cell>
          <table:table-cell table:formula="of:=[.K64]+[.L64]+[.M64]" office:value-type="float" office:value="-0.769270412756017" calcext:value-type="float">
            <text:p>-0.7692704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5.jpg</text:p>
          </table:table-cell>
          <table:table-cell office:value-type="float" office:value="0.268401" calcext:value-type="float">
            <text:p>0.268401</text:p>
          </table:table-cell>
          <table:table-cell office:value-type="float" office:value="0.531429" calcext:value-type="float">
            <text:p>0.531429</text:p>
          </table:table-cell>
          <table:table-cell office:value-type="float" office:value="0.20017" calcext:value-type="float">
            <text:p>0.20017</text:p>
          </table:table-cell>
          <table:table-cell/>
          <table:table-cell office:value-type="string" calcext:value-type="string">
            <text:p>1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5]*LN([.B65])" office:value-type="float" office:value="-0" calcext:value-type="float">
            <text:p>0</text:p>
          </table:table-cell>
          <table:table-cell table:formula="of:=[.H65]*LN([.C65])" office:value-type="float" office:value="-0" calcext:value-type="float">
            <text:p>0</text:p>
          </table:table-cell>
          <table:table-cell table:formula="of:=[.I65]*LN([.D65])" office:value-type="float" office:value="-1.60858827347952" calcext:value-type="float">
            <text:p>-1.6085882735</text:p>
          </table:table-cell>
          <table:table-cell table:formula="of:=[.K65]+[.L65]+[.M65]" office:value-type="float" office:value="-1.60858827347952" calcext:value-type="float">
            <text:p>-1.60858827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6.jpg</text:p>
          </table:table-cell>
          <table:table-cell office:value-type="float" office:value="0.045579" calcext:value-type="float">
            <text:p>0.045579</text:p>
          </table:table-cell>
          <table:table-cell office:value-type="float" office:value="0.284012" calcext:value-type="float">
            <text:p>0.284012</text:p>
          </table:table-cell>
          <table:table-cell office:value-type="float" office:value="0.670408" calcext:value-type="float">
            <text:p>0.670408</text:p>
          </table:table-cell>
          <table:table-cell/>
          <table:table-cell office:value-type="string" calcext:value-type="string">
            <text:p>15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66]*LN([.B66])" office:value-type="float" office:value="-0" calcext:value-type="float">
            <text:p>0</text:p>
          </table:table-cell>
          <table:table-cell table:formula="of:=[.H66]*LN([.C66])" office:value-type="float" office:value="-1.25873878819246" calcext:value-type="float">
            <text:p>-1.2587387882</text:p>
          </table:table-cell>
          <table:table-cell table:formula="of:=[.I66]*LN([.D66])" office:value-type="float" office:value="-0" calcext:value-type="float">
            <text:p>0</text:p>
          </table:table-cell>
          <table:table-cell table:formula="of:=[.K66]+[.L66]+[.M66]" office:value-type="float" office:value="-1.25873878819246" calcext:value-type="float">
            <text:p>-1.25873878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7.jpg</text:p>
          </table:table-cell>
          <table:table-cell office:value-type="float" office:value="0.169642" calcext:value-type="float">
            <text:p>0.169642</text:p>
          </table:table-cell>
          <table:table-cell office:value-type="float" office:value="0.564948" calcext:value-type="float">
            <text:p>0.564948</text:p>
          </table:table-cell>
          <table:table-cell office:value-type="float" office:value="0.26541" calcext:value-type="float">
            <text:p>0.26541</text:p>
          </table:table-cell>
          <table:table-cell/>
          <table:table-cell office:value-type="string" calcext:value-type="string">
            <text:p>1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7]*LN([.B67])" office:value-type="float" office:value="-0" calcext:value-type="float">
            <text:p>0</text:p>
          </table:table-cell>
          <table:table-cell table:formula="of:=[.H67]*LN([.C67])" office:value-type="float" office:value="-0" calcext:value-type="float">
            <text:p>0</text:p>
          </table:table-cell>
          <table:table-cell table:formula="of:=[.I67]*LN([.D67])" office:value-type="float" office:value="-1.32647947881873" calcext:value-type="float">
            <text:p>-1.3264794788</text:p>
          </table:table-cell>
          <table:table-cell table:formula="of:=[.K67]+[.L67]+[.M67]" office:value-type="float" office:value="-1.32647947881873" calcext:value-type="float">
            <text:p>-1.32647947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8.jpg</text:p>
          </table:table-cell>
          <table:table-cell office:value-type="float" office:value="0.132553" calcext:value-type="float">
            <text:p>0.132553</text:p>
          </table:table-cell>
          <table:table-cell office:value-type="float" office:value="0.59038" calcext:value-type="float">
            <text:p>0.59038</text:p>
          </table:table-cell>
          <table:table-cell office:value-type="float" office:value="0.277068" calcext:value-type="float">
            <text:p>0.277068</text:p>
          </table:table-cell>
          <table:table-cell/>
          <table:table-cell office:value-type="string" calcext:value-type="string">
            <text:p>1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8]*LN([.B68])" office:value-type="float" office:value="-0" calcext:value-type="float">
            <text:p>0</text:p>
          </table:table-cell>
          <table:table-cell table:formula="of:=[.H68]*LN([.C68])" office:value-type="float" office:value="-0" calcext:value-type="float">
            <text:p>0</text:p>
          </table:table-cell>
          <table:table-cell table:formula="of:=[.I68]*LN([.D68])" office:value-type="float" office:value="-1.28349231555727" calcext:value-type="float">
            <text:p>-1.2834923156</text:p>
          </table:table-cell>
          <table:table-cell table:formula="of:=[.K68]+[.L68]+[.M68]" office:value-type="float" office:value="-1.28349231555727" calcext:value-type="float">
            <text:p>-1.28349231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9.jpg</text:p>
          </table:table-cell>
          <table:table-cell office:value-type="float" office:value="0.172332" calcext:value-type="float">
            <text:p>0.172332</text:p>
          </table:table-cell>
          <table:table-cell office:value-type="float" office:value="0.725618" calcext:value-type="float">
            <text:p>0.725618</text:p>
          </table:table-cell>
          <table:table-cell office:value-type="float" office:value="0.102049" calcext:value-type="float">
            <text:p>0.102049</text:p>
          </table:table-cell>
          <table:table-cell/>
          <table:table-cell office:value-type="string" calcext:value-type="string">
            <text:p>15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69]*LN([.B69])" office:value-type="float" office:value="-0" calcext:value-type="float">
            <text:p>0</text:p>
          </table:table-cell>
          <table:table-cell table:formula="of:=[.H69]*LN([.C69])" office:value-type="float" office:value="-0.320731573432671" calcext:value-type="float">
            <text:p>-0.3207315734</text:p>
          </table:table-cell>
          <table:table-cell table:formula="of:=[.I69]*LN([.D69])" office:value-type="float" office:value="-0" calcext:value-type="float">
            <text:p>0</text:p>
          </table:table-cell>
          <table:table-cell table:formula="of:=[.K69]+[.L69]+[.M69]" office:value-type="float" office:value="-0.320731573432671" calcext:value-type="float">
            <text:p>-0.32073157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jpg</text:p>
          </table:table-cell>
          <table:table-cell office:value-type="float" office:value="0.161655" calcext:value-type="float">
            <text:p>0.161655</text:p>
          </table:table-cell>
          <table:table-cell office:value-type="float" office:value="0.529041" calcext:value-type="float">
            <text:p>0.529041</text:p>
          </table:table-cell>
          <table:table-cell office:value-type="float" office:value="0.309305" calcext:value-type="float">
            <text:p>0.309305</text:p>
          </table:table-cell>
          <table:table-cell/>
          <table:table-cell office:value-type="string" calcext:value-type="string">
            <text:p>1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70]*LN([.B70])" office:value-type="float" office:value="-1.82229084426523" calcext:value-type="float">
            <text:p>-1.8222908443</text:p>
          </table:table-cell>
          <table:table-cell table:formula="of:=[.H70]*LN([.C70])" office:value-type="float" office:value="-0" calcext:value-type="float">
            <text:p>0</text:p>
          </table:table-cell>
          <table:table-cell table:formula="of:=[.I70]*LN([.D70])" office:value-type="float" office:value="-0" calcext:value-type="float">
            <text:p>0</text:p>
          </table:table-cell>
          <table:table-cell table:formula="of:=[.K70]+[.L70]+[.M70]" office:value-type="float" office:value="-1.82229084426523" calcext:value-type="float">
            <text:p>-1.82229084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0.jpg</text:p>
          </table:table-cell>
          <table:table-cell office:value-type="float" office:value="0.408059" calcext:value-type="float">
            <text:p>0.408059</text:p>
          </table:table-cell>
          <table:table-cell office:value-type="float" office:value="0.562169" calcext:value-type="float">
            <text:p>0.562169</text:p>
          </table:table-cell>
          <table:table-cell office:value-type="float" office:value="0.029773" calcext:value-type="float">
            <text:p>0.029773</text:p>
          </table:table-cell>
          <table:table-cell/>
          <table:table-cell office:value-type="string" calcext:value-type="string">
            <text:p>16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71]*LN([.B71])" office:value-type="float" office:value="-0.896343507189544" calcext:value-type="float">
            <text:p>-0.8963435072</text:p>
          </table:table-cell>
          <table:table-cell table:formula="of:=[.H71]*LN([.C71])" office:value-type="float" office:value="-0" calcext:value-type="float">
            <text:p>0</text:p>
          </table:table-cell>
          <table:table-cell table:formula="of:=[.I71]*LN([.D71])" office:value-type="float" office:value="-0" calcext:value-type="float">
            <text:p>0</text:p>
          </table:table-cell>
          <table:table-cell table:formula="of:=[.K71]+[.L71]+[.M71]" office:value-type="float" office:value="-0.896343507189544" calcext:value-type="float">
            <text:p>-0.8963435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1.jpg</text:p>
          </table:table-cell>
          <table:table-cell office:value-type="float" office:value="0.074919" calcext:value-type="float">
            <text:p>0.074919</text:p>
          </table:table-cell>
          <table:table-cell office:value-type="float" office:value="0.477153" calcext:value-type="float">
            <text:p>0.477153</text:p>
          </table:table-cell>
          <table:table-cell office:value-type="float" office:value="0.447927" calcext:value-type="float">
            <text:p>0.447927</text:p>
          </table:table-cell>
          <table:table-cell/>
          <table:table-cell office:value-type="string" calcext:value-type="string">
            <text:p>1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72]*LN([.B72])" office:value-type="float" office:value="-0" calcext:value-type="float">
            <text:p>0</text:p>
          </table:table-cell>
          <table:table-cell table:formula="of:=[.H72]*LN([.C72])" office:value-type="float" office:value="-0.739918084807611" calcext:value-type="float">
            <text:p>-0.7399180848</text:p>
          </table:table-cell>
          <table:table-cell table:formula="of:=[.I72]*LN([.D72])" office:value-type="float" office:value="-0" calcext:value-type="float">
            <text:p>0</text:p>
          </table:table-cell>
          <table:table-cell table:formula="of:=[.K72]+[.L72]+[.M72]" office:value-type="float" office:value="-0.739918084807611" calcext:value-type="float">
            <text:p>-0.73991808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2.jpg</text:p>
          </table:table-cell>
          <table:table-cell office:value-type="float" office:value="0.069555" calcext:value-type="float">
            <text:p>0.069555</text:p>
          </table:table-cell>
          <table:table-cell office:value-type="float" office:value="0.524718" calcext:value-type="float">
            <text:p>0.524718</text:p>
          </table:table-cell>
          <table:table-cell office:value-type="float" office:value="0.405727" calcext:value-type="float">
            <text:p>0.405727</text:p>
          </table:table-cell>
          <table:table-cell/>
          <table:table-cell office:value-type="string" calcext:value-type="string">
            <text:p>16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73]*LN([.B73])" office:value-type="float" office:value="-0" calcext:value-type="float">
            <text:p>0</text:p>
          </table:table-cell>
          <table:table-cell table:formula="of:=[.H73]*LN([.C73])" office:value-type="float" office:value="-0.644894303560561" calcext:value-type="float">
            <text:p>-0.6448943036</text:p>
          </table:table-cell>
          <table:table-cell table:formula="of:=[.I73]*LN([.D73])" office:value-type="float" office:value="-0" calcext:value-type="float">
            <text:p>0</text:p>
          </table:table-cell>
          <table:table-cell table:formula="of:=[.K73]+[.L73]+[.M73]" office:value-type="float" office:value="-0.644894303560561" calcext:value-type="float">
            <text:p>-0.6448943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3.jpg</text:p>
          </table:table-cell>
          <table:table-cell office:value-type="float" office:value="0.197042" calcext:value-type="float">
            <text:p>0.197042</text:p>
          </table:table-cell>
          <table:table-cell office:value-type="float" office:value="0.565597" calcext:value-type="float">
            <text:p>0.565597</text:p>
          </table:table-cell>
          <table:table-cell office:value-type="float" office:value="0.237361" calcext:value-type="float">
            <text:p>0.237361</text:p>
          </table:table-cell>
          <table:table-cell/>
          <table:table-cell office:value-type="string" calcext:value-type="string">
            <text:p>1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74]*LN([.B74])" office:value-type="float" office:value="-0" calcext:value-type="float">
            <text:p>0</text:p>
          </table:table-cell>
          <table:table-cell table:formula="of:=[.H74]*LN([.C74])" office:value-type="float" office:value="-0.56987346851568" calcext:value-type="float">
            <text:p>-0.5698734685</text:p>
          </table:table-cell>
          <table:table-cell table:formula="of:=[.I74]*LN([.D74])" office:value-type="float" office:value="-0" calcext:value-type="float">
            <text:p>0</text:p>
          </table:table-cell>
          <table:table-cell table:formula="of:=[.K74]+[.L74]+[.M74]" office:value-type="float" office:value="-0.56987346851568" calcext:value-type="float">
            <text:p>-0.5698734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4.jpg</text:p>
          </table:table-cell>
          <table:table-cell office:value-type="float" office:value="0.103523" calcext:value-type="float">
            <text:p>0.103523</text:p>
          </table:table-cell>
          <table:table-cell office:value-type="float" office:value="0.747105" calcext:value-type="float">
            <text:p>0.747105</text:p>
          </table:table-cell>
          <table:table-cell office:value-type="float" office:value="0.149372" calcext:value-type="float">
            <text:p>0.149372</text:p>
          </table:table-cell>
          <table:table-cell/>
          <table:table-cell office:value-type="string" calcext:value-type="string">
            <text:p>1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75]*LN([.B75])" office:value-type="float" office:value="-0" calcext:value-type="float">
            <text:p>0</text:p>
          </table:table-cell>
          <table:table-cell table:formula="of:=[.H75]*LN([.C75])" office:value-type="float" office:value="-0.291549541478271" calcext:value-type="float">
            <text:p>-0.2915495415</text:p>
          </table:table-cell>
          <table:table-cell table:formula="of:=[.I75]*LN([.D75])" office:value-type="float" office:value="-0" calcext:value-type="float">
            <text:p>0</text:p>
          </table:table-cell>
          <table:table-cell table:formula="of:=[.K75]+[.L75]+[.M75]" office:value-type="float" office:value="-0.291549541478271" calcext:value-type="float">
            <text:p>-0.29154954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5.jpg</text:p>
          </table:table-cell>
          <table:table-cell office:value-type="float" office:value="0.755582" calcext:value-type="float">
            <text:p>0.755582</text:p>
          </table:table-cell>
          <table:table-cell office:value-type="float" office:value="0.230845" calcext:value-type="float">
            <text:p>0.230845</text:p>
          </table:table-cell>
          <table:table-cell office:value-type="float" office:value="0.013573" calcext:value-type="float">
            <text:p>0.013573</text:p>
          </table:table-cell>
          <table:table-cell/>
          <table:table-cell office:value-type="string" calcext:value-type="string">
            <text:p>16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76]*LN([.B76])" office:value-type="float" office:value="-0.280266965766644" calcext:value-type="float">
            <text:p>-0.2802669658</text:p>
          </table:table-cell>
          <table:table-cell table:formula="of:=[.H76]*LN([.C76])" office:value-type="float" office:value="-0" calcext:value-type="float">
            <text:p>0</text:p>
          </table:table-cell>
          <table:table-cell table:formula="of:=[.I76]*LN([.D76])" office:value-type="float" office:value="-0" calcext:value-type="float">
            <text:p>0</text:p>
          </table:table-cell>
          <table:table-cell table:formula="of:=[.K76]+[.L76]+[.M76]" office:value-type="float" office:value="-0.280266965766644" calcext:value-type="float">
            <text:p>-0.28026696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6.jpg</text:p>
          </table:table-cell>
          <table:table-cell office:value-type="float" office:value="0.257881" calcext:value-type="float">
            <text:p>0.257881</text:p>
          </table:table-cell>
          <table:table-cell office:value-type="float" office:value="0.432155" calcext:value-type="float">
            <text:p>0.432155</text:p>
          </table:table-cell>
          <table:table-cell office:value-type="float" office:value="0.309964" calcext:value-type="float">
            <text:p>0.309964</text:p>
          </table:table-cell>
          <table:table-cell/>
          <table:table-cell office:value-type="string" calcext:value-type="string">
            <text:p>16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77]*LN([.B77])" office:value-type="float" office:value="-1.35525704077463" calcext:value-type="float">
            <text:p>-1.3552570408</text:p>
          </table:table-cell>
          <table:table-cell table:formula="of:=[.H77]*LN([.C77])" office:value-type="float" office:value="-0" calcext:value-type="float">
            <text:p>0</text:p>
          </table:table-cell>
          <table:table-cell table:formula="of:=[.I77]*LN([.D77])" office:value-type="float" office:value="-0" calcext:value-type="float">
            <text:p>0</text:p>
          </table:table-cell>
          <table:table-cell table:formula="of:=[.K77]+[.L77]+[.M77]" office:value-type="float" office:value="-1.35525704077463" calcext:value-type="float">
            <text:p>-1.35525704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7.jpg</text:p>
          </table:table-cell>
          <table:table-cell office:value-type="float" office:value="0.04829" calcext:value-type="float">
            <text:p>0.04829</text:p>
          </table:table-cell>
          <table:table-cell office:value-type="float" office:value="0.334792" calcext:value-type="float">
            <text:p>0.334792</text:p>
          </table:table-cell>
          <table:table-cell office:value-type="float" office:value="0.616918" calcext:value-type="float">
            <text:p>0.616918</text:p>
          </table:table-cell>
          <table:table-cell/>
          <table:table-cell office:value-type="string" calcext:value-type="string">
            <text:p>1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78]*LN([.B78])" office:value-type="float" office:value="-0" calcext:value-type="float">
            <text:p>0</text:p>
          </table:table-cell>
          <table:table-cell table:formula="of:=[.H78]*LN([.C78])" office:value-type="float" office:value="-0" calcext:value-type="float">
            <text:p>0</text:p>
          </table:table-cell>
          <table:table-cell table:formula="of:=[.I78]*LN([.D78])" office:value-type="float" office:value="-0.483019165043409" calcext:value-type="float">
            <text:p>-0.483019165</text:p>
          </table:table-cell>
          <table:table-cell table:formula="of:=[.K78]+[.L78]+[.M78]" office:value-type="float" office:value="-0.483019165043409" calcext:value-type="float">
            <text:p>-0.4830191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8.jpg</text:p>
          </table:table-cell>
          <table:table-cell office:value-type="float" office:value="0.312258" calcext:value-type="float">
            <text:p>0.312258</text:p>
          </table:table-cell>
          <table:table-cell office:value-type="float" office:value="0.520854" calcext:value-type="float">
            <text:p>0.520854</text:p>
          </table:table-cell>
          <table:table-cell office:value-type="float" office:value="0.166888" calcext:value-type="float">
            <text:p>0.166888</text:p>
          </table:table-cell>
          <table:table-cell/>
          <table:table-cell office:value-type="string" calcext:value-type="string">
            <text:p>16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79]*LN([.B79])" office:value-type="float" office:value="-1.16392550980825" calcext:value-type="float">
            <text:p>-1.1639255098</text:p>
          </table:table-cell>
          <table:table-cell table:formula="of:=[.H79]*LN([.C79])" office:value-type="float" office:value="-0" calcext:value-type="float">
            <text:p>0</text:p>
          </table:table-cell>
          <table:table-cell table:formula="of:=[.I79]*LN([.D79])" office:value-type="float" office:value="-0" calcext:value-type="float">
            <text:p>0</text:p>
          </table:table-cell>
          <table:table-cell table:formula="of:=[.K79]+[.L79]+[.M79]" office:value-type="float" office:value="-1.16392550980825" calcext:value-type="float">
            <text:p>-1.1639255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9.jpg</text:p>
          </table:table-cell>
          <table:table-cell office:value-type="float" office:value="0.327276" calcext:value-type="float">
            <text:p>0.327276</text:p>
          </table:table-cell>
          <table:table-cell office:value-type="float" office:value="0.572148" calcext:value-type="float">
            <text:p>0.572148</text:p>
          </table:table-cell>
          <table:table-cell office:value-type="float" office:value="0.100575" calcext:value-type="float">
            <text:p>0.100575</text:p>
          </table:table-cell>
          <table:table-cell/>
          <table:table-cell office:value-type="string" calcext:value-type="string">
            <text:p>16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80]*LN([.B80])" office:value-type="float" office:value="-0" calcext:value-type="float">
            <text:p>0</text:p>
          </table:table-cell>
          <table:table-cell table:formula="of:=[.H80]*LN([.C80])" office:value-type="float" office:value="-0.558357579811344" calcext:value-type="float">
            <text:p>-0.5583575798</text:p>
          </table:table-cell>
          <table:table-cell table:formula="of:=[.I80]*LN([.D80])" office:value-type="float" office:value="-0" calcext:value-type="float">
            <text:p>0</text:p>
          </table:table-cell>
          <table:table-cell table:formula="of:=[.K80]+[.L80]+[.M80]" office:value-type="float" office:value="-0.558357579811344" calcext:value-type="float">
            <text:p>-0.55835757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jpg</text:p>
          </table:table-cell>
          <table:table-cell office:value-type="float" office:value="0.511575" calcext:value-type="float">
            <text:p>0.511575</text:p>
          </table:table-cell>
          <table:table-cell office:value-type="float" office:value="0.381632" calcext:value-type="float">
            <text:p>0.381632</text:p>
          </table:table-cell>
          <table:table-cell office:value-type="float" office:value="0.106794" calcext:value-type="float">
            <text:p>0.106794</text:p>
          </table:table-cell>
          <table:table-cell/>
          <table:table-cell office:value-type="string" calcext:value-type="string">
            <text:p>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81]*LN([.B81])" office:value-type="float" office:value="-0" calcext:value-type="float">
            <text:p>0</text:p>
          </table:table-cell>
          <table:table-cell table:formula="of:=[.H81]*LN([.C81])" office:value-type="float" office:value="-0.963298485481496" calcext:value-type="float">
            <text:p>-0.9632984855</text:p>
          </table:table-cell>
          <table:table-cell table:formula="of:=[.I81]*LN([.D81])" office:value-type="float" office:value="-0" calcext:value-type="float">
            <text:p>0</text:p>
          </table:table-cell>
          <table:table-cell table:formula="of:=[.K81]+[.L81]+[.M81]" office:value-type="float" office:value="-0.963298485481496" calcext:value-type="float">
            <text:p>-0.9632984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0.jpg</text:p>
          </table:table-cell>
          <table:table-cell office:value-type="float" office:value="0.294012" calcext:value-type="float">
            <text:p>0.294012</text:p>
          </table:table-cell>
          <table:table-cell office:value-type="float" office:value="0.629435" calcext:value-type="float">
            <text:p>0.629435</text:p>
          </table:table-cell>
          <table:table-cell office:value-type="float" office:value="0.076553" calcext:value-type="float">
            <text:p>0.076553</text:p>
          </table:table-cell>
          <table:table-cell/>
          <table:table-cell office:value-type="string" calcext:value-type="string">
            <text:p>1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82]*LN([.B82])" office:value-type="float" office:value="-0" calcext:value-type="float">
            <text:p>0</text:p>
          </table:table-cell>
          <table:table-cell table:formula="of:=[.H82]*LN([.C82])" office:value-type="float" office:value="-0.46293268738188" calcext:value-type="float">
            <text:p>-0.4629326874</text:p>
          </table:table-cell>
          <table:table-cell table:formula="of:=[.I82]*LN([.D82])" office:value-type="float" office:value="-0" calcext:value-type="float">
            <text:p>0</text:p>
          </table:table-cell>
          <table:table-cell table:formula="of:=[.K82]+[.L82]+[.M82]" office:value-type="float" office:value="-0.46293268738188" calcext:value-type="float">
            <text:p>-0.46293268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1.jpg</text:p>
          </table:table-cell>
          <table:table-cell office:value-type="float" office:value="0.079597" calcext:value-type="float">
            <text:p>0.079597</text:p>
          </table:table-cell>
          <table:table-cell office:value-type="float" office:value="0.493141" calcext:value-type="float">
            <text:p>0.493141</text:p>
          </table:table-cell>
          <table:table-cell office:value-type="float" office:value="0.427261" calcext:value-type="float">
            <text:p>0.427261</text:p>
          </table:table-cell>
          <table:table-cell/>
          <table:table-cell office:value-type="string" calcext:value-type="string">
            <text:p>1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83]*LN([.B83])" office:value-type="float" office:value="-0" calcext:value-type="float">
            <text:p>0</text:p>
          </table:table-cell>
          <table:table-cell table:formula="of:=[.H83]*LN([.C83])" office:value-type="float" office:value="-0" calcext:value-type="float">
            <text:p>0</text:p>
          </table:table-cell>
          <table:table-cell table:formula="of:=[.I83]*LN([.D83])" office:value-type="float" office:value="-0.850360211267539" calcext:value-type="float">
            <text:p>-0.8503602113</text:p>
          </table:table-cell>
          <table:table-cell table:formula="of:=[.K83]+[.L83]+[.M83]" office:value-type="float" office:value="-0.850360211267539" calcext:value-type="float">
            <text:p>-0.85036021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2.jpg</text:p>
          </table:table-cell>
          <table:table-cell office:value-type="float" office:value="0.129638" calcext:value-type="float">
            <text:p>0.129638</text:p>
          </table:table-cell>
          <table:table-cell office:value-type="float" office:value="0.437051" calcext:value-type="float">
            <text:p>0.437051</text:p>
          </table:table-cell>
          <table:table-cell office:value-type="float" office:value="0.433311" calcext:value-type="float">
            <text:p>0.433311</text:p>
          </table:table-cell>
          <table:table-cell/>
          <table:table-cell office:value-type="string" calcext:value-type="string">
            <text:p>17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84]*LN([.B84])" office:value-type="float" office:value="-0" calcext:value-type="float">
            <text:p>0</text:p>
          </table:table-cell>
          <table:table-cell table:formula="of:=[.H84]*LN([.C84])" office:value-type="float" office:value="-0.827705385890531" calcext:value-type="float">
            <text:p>-0.8277053859</text:p>
          </table:table-cell>
          <table:table-cell table:formula="of:=[.I84]*LN([.D84])" office:value-type="float" office:value="-0" calcext:value-type="float">
            <text:p>0</text:p>
          </table:table-cell>
          <table:table-cell table:formula="of:=[.K84]+[.L84]+[.M84]" office:value-type="float" office:value="-0.827705385890531" calcext:value-type="float">
            <text:p>-0.82770538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3.jpg</text:p>
          </table:table-cell>
          <table:table-cell office:value-type="float" office:value="0.082633" calcext:value-type="float">
            <text:p>0.082633</text:p>
          </table:table-cell>
          <table:table-cell office:value-type="float" office:value="0.284069" calcext:value-type="float">
            <text:p>0.284069</text:p>
          </table:table-cell>
          <table:table-cell office:value-type="float" office:value="0.633298" calcext:value-type="float">
            <text:p>0.633298</text:p>
          </table:table-cell>
          <table:table-cell/>
          <table:table-cell office:value-type="string" calcext:value-type="string">
            <text:p>17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85]*LN([.B85])" office:value-type="float" office:value="-2.49334616250187" calcext:value-type="float">
            <text:p>-2.4933461625</text:p>
          </table:table-cell>
          <table:table-cell table:formula="of:=[.H85]*LN([.C85])" office:value-type="float" office:value="-0" calcext:value-type="float">
            <text:p>0</text:p>
          </table:table-cell>
          <table:table-cell table:formula="of:=[.I85]*LN([.D85])" office:value-type="float" office:value="-0" calcext:value-type="float">
            <text:p>0</text:p>
          </table:table-cell>
          <table:table-cell table:formula="of:=[.K85]+[.L85]+[.M85]" office:value-type="float" office:value="-2.49334616250187" calcext:value-type="float">
            <text:p>-2.49334616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4.jpg</text:p>
          </table:table-cell>
          <table:table-cell office:value-type="float" office:value="0.143381" calcext:value-type="float">
            <text:p>0.143381</text:p>
          </table:table-cell>
          <table:table-cell office:value-type="float" office:value="0.570177" calcext:value-type="float">
            <text:p>0.570177</text:p>
          </table:table-cell>
          <table:table-cell office:value-type="float" office:value="0.286442" calcext:value-type="float">
            <text:p>0.286442</text:p>
          </table:table-cell>
          <table:table-cell/>
          <table:table-cell office:value-type="string" calcext:value-type="string">
            <text:p>17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86]*LN([.B86])" office:value-type="float" office:value="-0" calcext:value-type="float">
            <text:p>0</text:p>
          </table:table-cell>
          <table:table-cell table:formula="of:=[.H86]*LN([.C86])" office:value-type="float" office:value="-0.56180844004107" calcext:value-type="float">
            <text:p>-0.56180844</text:p>
          </table:table-cell>
          <table:table-cell table:formula="of:=[.I86]*LN([.D86])" office:value-type="float" office:value="-0" calcext:value-type="float">
            <text:p>0</text:p>
          </table:table-cell>
          <table:table-cell table:formula="of:=[.K86]+[.L86]+[.M86]" office:value-type="float" office:value="-0.56180844004107" calcext:value-type="float">
            <text:p>-0.561808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5.jpg</text:p>
          </table:table-cell>
          <table:table-cell office:value-type="float" office:value="0.152844" calcext:value-type="float">
            <text:p>0.152844</text:p>
          </table:table-cell>
          <table:table-cell office:value-type="float" office:value="0.301599" calcext:value-type="float">
            <text:p>0.301599</text:p>
          </table:table-cell>
          <table:table-cell office:value-type="float" office:value="0.545557" calcext:value-type="float">
            <text:p>0.545557</text:p>
          </table:table-cell>
          <table:table-cell/>
          <table:table-cell office:value-type="string" calcext:value-type="string">
            <text:p>1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87]*LN([.B87])" office:value-type="float" office:value="-0" calcext:value-type="float">
            <text:p>0</text:p>
          </table:table-cell>
          <table:table-cell table:formula="of:=[.H87]*LN([.C87])" office:value-type="float" office:value="-0" calcext:value-type="float">
            <text:p>0</text:p>
          </table:table-cell>
          <table:table-cell table:formula="of:=[.I87]*LN([.D87])" office:value-type="float" office:value="-0.605947987875454" calcext:value-type="float">
            <text:p>-0.6059479879</text:p>
          </table:table-cell>
          <table:table-cell table:formula="of:=[.K87]+[.L87]+[.M87]" office:value-type="float" office:value="-0.605947987875454" calcext:value-type="float">
            <text:p>-0.6059479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6.jpg</text:p>
          </table:table-cell>
          <table:table-cell office:value-type="float" office:value="0.108619" calcext:value-type="float">
            <text:p>0.108619</text:p>
          </table:table-cell>
          <table:table-cell office:value-type="float" office:value="0.540312" calcext:value-type="float">
            <text:p>0.540312</text:p>
          </table:table-cell>
          <table:table-cell office:value-type="float" office:value="0.351069" calcext:value-type="float">
            <text:p>0.351069</text:p>
          </table:table-cell>
          <table:table-cell/>
          <table:table-cell office:value-type="string" calcext:value-type="string">
            <text:p>17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88]*LN([.B88])" office:value-type="float" office:value="-0" calcext:value-type="float">
            <text:p>0</text:p>
          </table:table-cell>
          <table:table-cell table:formula="of:=[.H88]*LN([.C88])" office:value-type="float" office:value="-0.615608528495355" calcext:value-type="float">
            <text:p>-0.6156085285</text:p>
          </table:table-cell>
          <table:table-cell table:formula="of:=[.I88]*LN([.D88])" office:value-type="float" office:value="-0" calcext:value-type="float">
            <text:p>0</text:p>
          </table:table-cell>
          <table:table-cell table:formula="of:=[.K88]+[.L88]+[.M88]" office:value-type="float" office:value="-0.615608528495355" calcext:value-type="float">
            <text:p>-0.6156085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7.jpg</text:p>
          </table:table-cell>
          <table:table-cell office:value-type="float" office:value="0.202234" calcext:value-type="float">
            <text:p>0.202234</text:p>
          </table:table-cell>
          <table:table-cell office:value-type="float" office:value="0.734604" calcext:value-type="float">
            <text:p>0.734604</text:p>
          </table:table-cell>
          <table:table-cell office:value-type="float" office:value="0.063162" calcext:value-type="float">
            <text:p>0.063162</text:p>
          </table:table-cell>
          <table:table-cell/>
          <table:table-cell office:value-type="string" calcext:value-type="string">
            <text:p>1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89]*LN([.B89])" office:value-type="float" office:value="-0" calcext:value-type="float">
            <text:p>0</text:p>
          </table:table-cell>
          <table:table-cell table:formula="of:=[.H89]*LN([.C89])" office:value-type="float" office:value="-0.308423700471183" calcext:value-type="float">
            <text:p>-0.3084237005</text:p>
          </table:table-cell>
          <table:table-cell table:formula="of:=[.I89]*LN([.D89])" office:value-type="float" office:value="-0" calcext:value-type="float">
            <text:p>0</text:p>
          </table:table-cell>
          <table:table-cell table:formula="of:=[.K89]+[.L89]+[.M89]" office:value-type="float" office:value="-0.308423700471183" calcext:value-type="float">
            <text:p>-0.3084237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8.jpg</text:p>
          </table:table-cell>
          <table:table-cell office:value-type="float" office:value="0.081829" calcext:value-type="float">
            <text:p>0.081829</text:p>
          </table:table-cell>
          <table:table-cell office:value-type="float" office:value="0.390843" calcext:value-type="float">
            <text:p>0.390843</text:p>
          </table:table-cell>
          <table:table-cell office:value-type="float" office:value="0.527328" calcext:value-type="float">
            <text:p>0.527328</text:p>
          </table:table-cell>
          <table:table-cell/>
          <table:table-cell office:value-type="string" calcext:value-type="string">
            <text:p>1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90]*LN([.B90])" office:value-type="float" office:value="-0" calcext:value-type="float">
            <text:p>0</text:p>
          </table:table-cell>
          <table:table-cell table:formula="of:=[.H90]*LN([.C90])" office:value-type="float" office:value="-0" calcext:value-type="float">
            <text:p>0</text:p>
          </table:table-cell>
          <table:table-cell table:formula="of:=[.I90]*LN([.D90])" office:value-type="float" office:value="-0.639932533153817" calcext:value-type="float">
            <text:p>-0.6399325332</text:p>
          </table:table-cell>
          <table:table-cell table:formula="of:=[.K90]+[.L90]+[.M90]" office:value-type="float" office:value="-0.639932533153817" calcext:value-type="float">
            <text:p>-0.6399325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9.jpg</text:p>
          </table:table-cell>
          <table:table-cell office:value-type="float" office:value="0.314342" calcext:value-type="float">
            <text:p>0.314342</text:p>
          </table:table-cell>
          <table:table-cell office:value-type="float" office:value="0.603197" calcext:value-type="float">
            <text:p>0.603197</text:p>
          </table:table-cell>
          <table:table-cell office:value-type="float" office:value="0.082461" calcext:value-type="float">
            <text:p>0.082461</text:p>
          </table:table-cell>
          <table:table-cell/>
          <table:table-cell office:value-type="string" calcext:value-type="string">
            <text:p>17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91]*LN([.B91])" office:value-type="float" office:value="-0" calcext:value-type="float">
            <text:p>0</text:p>
          </table:table-cell>
          <table:table-cell table:formula="of:=[.H91]*LN([.C91])" office:value-type="float" office:value="-0.50551143577556" calcext:value-type="float">
            <text:p>-0.5055114358</text:p>
          </table:table-cell>
          <table:table-cell table:formula="of:=[.I91]*LN([.D91])" office:value-type="float" office:value="-0" calcext:value-type="float">
            <text:p>0</text:p>
          </table:table-cell>
          <table:table-cell table:formula="of:=[.K91]+[.L91]+[.M91]" office:value-type="float" office:value="-0.50551143577556" calcext:value-type="float">
            <text:p>-0.5055114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jpg</text:p>
          </table:table-cell>
          <table:table-cell office:value-type="float" office:value="0.340046" calcext:value-type="float">
            <text:p>0.340046</text:p>
          </table:table-cell>
          <table:table-cell office:value-type="float" office:value="0.545295" calcext:value-type="float">
            <text:p>0.545295</text:p>
          </table:table-cell>
          <table:table-cell office:value-type="float" office:value="0.11466" calcext:value-type="float">
            <text:p>0.11466</text:p>
          </table:table-cell>
          <table:table-cell/>
          <table:table-cell office:value-type="string" calcext:value-type="string">
            <text:p>1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92]*LN([.B92])" office:value-type="float" office:value="-0" calcext:value-type="float">
            <text:p>0</text:p>
          </table:table-cell>
          <table:table-cell table:formula="of:=[.H92]*LN([.C92])" office:value-type="float" office:value="-0.606428346356784" calcext:value-type="float">
            <text:p>-0.6064283464</text:p>
          </table:table-cell>
          <table:table-cell table:formula="of:=[.I92]*LN([.D92])" office:value-type="float" office:value="-0" calcext:value-type="float">
            <text:p>0</text:p>
          </table:table-cell>
          <table:table-cell table:formula="of:=[.K92]+[.L92]+[.M92]" office:value-type="float" office:value="-0.606428346356784" calcext:value-type="float">
            <text:p>-0.60642834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0.jpg</text:p>
          </table:table-cell>
          <table:table-cell office:value-type="float" office:value="0.039682" calcext:value-type="float">
            <text:p>0.039682</text:p>
          </table:table-cell>
          <table:table-cell office:value-type="float" office:value="0.212091" calcext:value-type="float">
            <text:p>0.212091</text:p>
          </table:table-cell>
          <table:table-cell office:value-type="float" office:value="0.748226" calcext:value-type="float">
            <text:p>0.748226</text:p>
          </table:table-cell>
          <table:table-cell/>
          <table:table-cell office:value-type="string" calcext:value-type="string">
            <text:p>1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93]*LN([.B93])" office:value-type="float" office:value="-0" calcext:value-type="float">
            <text:p>0</text:p>
          </table:table-cell>
          <table:table-cell table:formula="of:=[.H93]*LN([.C93])" office:value-type="float" office:value="-0" calcext:value-type="float">
            <text:p>0</text:p>
          </table:table-cell>
          <table:table-cell table:formula="of:=[.I93]*LN([.D93])" office:value-type="float" office:value="-0.290050207605034" calcext:value-type="float">
            <text:p>-0.2900502076</text:p>
          </table:table-cell>
          <table:table-cell table:formula="of:=[.K93]+[.L93]+[.M93]" office:value-type="float" office:value="-0.290050207605034" calcext:value-type="float">
            <text:p>-0.29005020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1.jpg</text:p>
          </table:table-cell>
          <table:table-cell office:value-type="float" office:value="0.085932" calcext:value-type="float">
            <text:p>0.085932</text:p>
          </table:table-cell>
          <table:table-cell office:value-type="float" office:value="0.376399" calcext:value-type="float">
            <text:p>0.376399</text:p>
          </table:table-cell>
          <table:table-cell office:value-type="float" office:value="0.537669" calcext:value-type="float">
            <text:p>0.537669</text:p>
          </table:table-cell>
          <table:table-cell/>
          <table:table-cell office:value-type="string" calcext:value-type="string">
            <text:p>18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94]*LN([.B94])" office:value-type="float" office:value="-2.45419899316933" calcext:value-type="float">
            <text:p>-2.4541989932</text:p>
          </table:table-cell>
          <table:table-cell table:formula="of:=[.H94]*LN([.C94])" office:value-type="float" office:value="-0" calcext:value-type="float">
            <text:p>0</text:p>
          </table:table-cell>
          <table:table-cell table:formula="of:=[.I94]*LN([.D94])" office:value-type="float" office:value="-0" calcext:value-type="float">
            <text:p>0</text:p>
          </table:table-cell>
          <table:table-cell table:formula="of:=[.K94]+[.L94]+[.M94]" office:value-type="float" office:value="-2.45419899316933" calcext:value-type="float">
            <text:p>-2.45419899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2.jpg</text:p>
          </table:table-cell>
          <table:table-cell office:value-type="float" office:value="0.094375" calcext:value-type="float">
            <text:p>0.094375</text:p>
          </table:table-cell>
          <table:table-cell office:value-type="float" office:value="0.458593" calcext:value-type="float">
            <text:p>0.458593</text:p>
          </table:table-cell>
          <table:table-cell office:value-type="float" office:value="0.447032" calcext:value-type="float">
            <text:p>0.447032</text:p>
          </table:table-cell>
          <table:table-cell/>
          <table:table-cell office:value-type="string" calcext:value-type="string">
            <text:p>1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95]*LN([.B95])" office:value-type="float" office:value="-0" calcext:value-type="float">
            <text:p>0</text:p>
          </table:table-cell>
          <table:table-cell table:formula="of:=[.H95]*LN([.C95])" office:value-type="float" office:value="-0" calcext:value-type="float">
            <text:p>0</text:p>
          </table:table-cell>
          <table:table-cell table:formula="of:=[.I95]*LN([.D95])" office:value-type="float" office:value="-0.805125098564003" calcext:value-type="float">
            <text:p>-0.8051250986</text:p>
          </table:table-cell>
          <table:table-cell table:formula="of:=[.K95]+[.L95]+[.M95]" office:value-type="float" office:value="-0.805125098564003" calcext:value-type="float">
            <text:p>-0.80512509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3.jpg</text:p>
          </table:table-cell>
          <table:table-cell office:value-type="float" office:value="0.068542" calcext:value-type="float">
            <text:p>0.068542</text:p>
          </table:table-cell>
          <table:table-cell office:value-type="float" office:value="0.707104" calcext:value-type="float">
            <text:p>0.707104</text:p>
          </table:table-cell>
          <table:table-cell office:value-type="float" office:value="0.224354" calcext:value-type="float">
            <text:p>0.224354</text:p>
          </table:table-cell>
          <table:table-cell/>
          <table:table-cell office:value-type="string" calcext:value-type="string">
            <text:p>1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96]*LN([.B96])" office:value-type="float" office:value="-0" calcext:value-type="float">
            <text:p>0</text:p>
          </table:table-cell>
          <table:table-cell table:formula="of:=[.H96]*LN([.C96])" office:value-type="float" office:value="-0.346577523479443" calcext:value-type="float">
            <text:p>-0.3465775235</text:p>
          </table:table-cell>
          <table:table-cell table:formula="of:=[.I96]*LN([.D96])" office:value-type="float" office:value="-0" calcext:value-type="float">
            <text:p>0</text:p>
          </table:table-cell>
          <table:table-cell table:formula="of:=[.K96]+[.L96]+[.M96]" office:value-type="float" office:value="-0.346577523479443" calcext:value-type="float">
            <text:p>-0.34657752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4.jpg</text:p>
          </table:table-cell>
          <table:table-cell office:value-type="float" office:value="0.04268" calcext:value-type="float">
            <text:p>0.04268</text:p>
          </table:table-cell>
          <table:table-cell office:value-type="float" office:value="0.190748" calcext:value-type="float">
            <text:p>0.190748</text:p>
          </table:table-cell>
          <table:table-cell office:value-type="float" office:value="0.766571" calcext:value-type="float">
            <text:p>0.766571</text:p>
          </table:table-cell>
          <table:table-cell/>
          <table:table-cell office:value-type="string" calcext:value-type="string">
            <text:p>1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97]*LN([.B97])" office:value-type="float" office:value="-0" calcext:value-type="float">
            <text:p>0</text:p>
          </table:table-cell>
          <table:table-cell table:formula="of:=[.H97]*LN([.C97])" office:value-type="float" office:value="-0" calcext:value-type="float">
            <text:p>0</text:p>
          </table:table-cell>
          <table:table-cell table:formula="of:=[.I97]*LN([.D97])" office:value-type="float" office:value="-0.265827956127699" calcext:value-type="float">
            <text:p>-0.2658279561</text:p>
          </table:table-cell>
          <table:table-cell table:formula="of:=[.K97]+[.L97]+[.M97]" office:value-type="float" office:value="-0.265827956127699" calcext:value-type="float">
            <text:p>-0.26582795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5.jpg</text:p>
          </table:table-cell>
          <table:table-cell office:value-type="float" office:value="0.209266" calcext:value-type="float">
            <text:p>0.209266</text:p>
          </table:table-cell>
          <table:table-cell office:value-type="float" office:value="0.638357" calcext:value-type="float">
            <text:p>0.638357</text:p>
          </table:table-cell>
          <table:table-cell office:value-type="float" office:value="0.152377" calcext:value-type="float">
            <text:p>0.152377</text:p>
          </table:table-cell>
          <table:table-cell/>
          <table:table-cell office:value-type="string" calcext:value-type="string">
            <text:p>1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98]*LN([.B98])" office:value-type="float" office:value="-0" calcext:value-type="float">
            <text:p>0</text:p>
          </table:table-cell>
          <table:table-cell table:formula="of:=[.H98]*LN([.C98])" office:value-type="float" office:value="-0" calcext:value-type="float">
            <text:p>0</text:p>
          </table:table-cell>
          <table:table-cell table:formula="of:=[.I98]*LN([.D98])" office:value-type="float" office:value="-1.88139756575413" calcext:value-type="float">
            <text:p>-1.8813975658</text:p>
          </table:table-cell>
          <table:table-cell table:formula="of:=[.K98]+[.L98]+[.M98]" office:value-type="float" office:value="-1.88139756575413" calcext:value-type="float">
            <text:p>-1.88139756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6.jpg</text:p>
          </table:table-cell>
          <table:table-cell office:value-type="float" office:value="0.072451" calcext:value-type="float">
            <text:p>0.072451</text:p>
          </table:table-cell>
          <table:table-cell office:value-type="float" office:value="0.779324" calcext:value-type="float">
            <text:p>0.779324</text:p>
          </table:table-cell>
          <table:table-cell office:value-type="float" office:value="0.148225" calcext:value-type="float">
            <text:p>0.148225</text:p>
          </table:table-cell>
          <table:table-cell/>
          <table:table-cell office:value-type="string" calcext:value-type="string">
            <text:p>18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99]*LN([.B99])" office:value-type="float" office:value="-0" calcext:value-type="float">
            <text:p>0</text:p>
          </table:table-cell>
          <table:table-cell table:formula="of:=[.H99]*LN([.C99])" office:value-type="float" office:value="-0.249328401737851" calcext:value-type="float">
            <text:p>-0.2493284017</text:p>
          </table:table-cell>
          <table:table-cell table:formula="of:=[.I99]*LN([.D99])" office:value-type="float" office:value="-0" calcext:value-type="float">
            <text:p>0</text:p>
          </table:table-cell>
          <table:table-cell table:formula="of:=[.K99]+[.L99]+[.M99]" office:value-type="float" office:value="-0.249328401737851" calcext:value-type="float">
            <text:p>-0.2493284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7.jpg</text:p>
          </table:table-cell>
          <table:table-cell office:value-type="float" office:value="0.040178" calcext:value-type="float">
            <text:p>0.040178</text:p>
          </table:table-cell>
          <table:table-cell office:value-type="float" office:value="0.257606" calcext:value-type="float">
            <text:p>0.257606</text:p>
          </table:table-cell>
          <table:table-cell office:value-type="float" office:value="0.702216" calcext:value-type="float">
            <text:p>0.702216</text:p>
          </table:table-cell>
          <table:table-cell/>
          <table:table-cell office:value-type="string" calcext:value-type="string">
            <text:p>18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00]*LN([.B100])" office:value-type="float" office:value="-0" calcext:value-type="float">
            <text:p>0</text:p>
          </table:table-cell>
          <table:table-cell table:formula="of:=[.H100]*LN([.C100])" office:value-type="float" office:value="-1.35632399309773" calcext:value-type="float">
            <text:p>-1.3563239931</text:p>
          </table:table-cell>
          <table:table-cell table:formula="of:=[.I100]*LN([.D100])" office:value-type="float" office:value="-0" calcext:value-type="float">
            <text:p>0</text:p>
          </table:table-cell>
          <table:table-cell table:formula="of:=[.K100]+[.L100]+[.M100]" office:value-type="float" office:value="-1.35632399309773" calcext:value-type="float">
            <text:p>-1.3563239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8.jpg</text:p>
          </table:table-cell>
          <table:table-cell office:value-type="float" office:value="0.130048" calcext:value-type="float">
            <text:p>0.130048</text:p>
          </table:table-cell>
          <table:table-cell office:value-type="float" office:value="0.503179" calcext:value-type="float">
            <text:p>0.503179</text:p>
          </table:table-cell>
          <table:table-cell office:value-type="float" office:value="0.366773" calcext:value-type="float">
            <text:p>0.366773</text:p>
          </table:table-cell>
          <table:table-cell/>
          <table:table-cell office:value-type="string" calcext:value-type="string">
            <text:p>18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01]*LN([.B101])" office:value-type="float" office:value="-0" calcext:value-type="float">
            <text:p>0</text:p>
          </table:table-cell>
          <table:table-cell table:formula="of:=[.H101]*LN([.C101])" office:value-type="float" office:value="-0.686809307376128" calcext:value-type="float">
            <text:p>-0.6868093074</text:p>
          </table:table-cell>
          <table:table-cell table:formula="of:=[.I101]*LN([.D101])" office:value-type="float" office:value="-0" calcext:value-type="float">
            <text:p>0</text:p>
          </table:table-cell>
          <table:table-cell table:formula="of:=[.K101]+[.L101]+[.M101]" office:value-type="float" office:value="-0.686809307376128" calcext:value-type="float">
            <text:p>-0.68680930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9.jpg</text:p>
          </table:table-cell>
          <table:table-cell office:value-type="float" office:value="0.138624" calcext:value-type="float">
            <text:p>0.138624</text:p>
          </table:table-cell>
          <table:table-cell office:value-type="float" office:value="0.478337" calcext:value-type="float">
            <text:p>0.478337</text:p>
          </table:table-cell>
          <table:table-cell office:value-type="float" office:value="0.383039" calcext:value-type="float">
            <text:p>0.383039</text:p>
          </table:table-cell>
          <table:table-cell/>
          <table:table-cell office:value-type="string" calcext:value-type="string">
            <text:p>1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02]*LN([.B102])" office:value-type="float" office:value="-0" calcext:value-type="float">
            <text:p>0</text:p>
          </table:table-cell>
          <table:table-cell table:formula="of:=[.H102]*LN([.C102])" office:value-type="float" office:value="-0" calcext:value-type="float">
            <text:p>0</text:p>
          </table:table-cell>
          <table:table-cell table:formula="of:=[.I102]*LN([.D102])" office:value-type="float" office:value="-0.959618467309337" calcext:value-type="float">
            <text:p>-0.9596184673</text:p>
          </table:table-cell>
          <table:table-cell table:formula="of:=[.K102]+[.L102]+[.M102]" office:value-type="float" office:value="-0.959618467309337" calcext:value-type="float">
            <text:p>-0.95961846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jpg</text:p>
          </table:table-cell>
          <table:table-cell office:value-type="float" office:value="0.037502" calcext:value-type="float">
            <text:p>0.037502</text:p>
          </table:table-cell>
          <table:table-cell office:value-type="float" office:value="0.229238" calcext:value-type="float">
            <text:p>0.229238</text:p>
          </table:table-cell>
          <table:table-cell office:value-type="float" office:value="0.73326" calcext:value-type="float">
            <text:p>0.73326</text:p>
          </table:table-cell>
          <table:table-cell/>
          <table:table-cell office:value-type="string" calcext:value-type="string">
            <text:p>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03]*LN([.B103])" office:value-type="float" office:value="-0" calcext:value-type="float">
            <text:p>0</text:p>
          </table:table-cell>
          <table:table-cell table:formula="of:=[.H103]*LN([.C103])" office:value-type="float" office:value="-0" calcext:value-type="float">
            <text:p>0</text:p>
          </table:table-cell>
          <table:table-cell table:formula="of:=[.I103]*LN([.D103])" office:value-type="float" office:value="-0.310254933304173" calcext:value-type="float">
            <text:p>-0.3102549333</text:p>
          </table:table-cell>
          <table:table-cell table:formula="of:=[.K103]+[.L103]+[.M103]" office:value-type="float" office:value="-0.310254933304173" calcext:value-type="float">
            <text:p>-0.3102549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0.jpg</text:p>
          </table:table-cell>
          <table:table-cell office:value-type="float" office:value="0.1951" calcext:value-type="float">
            <text:p>0.1951</text:p>
          </table:table-cell>
          <table:table-cell office:value-type="float" office:value="0.642465" calcext:value-type="float">
            <text:p>0.642465</text:p>
          </table:table-cell>
          <table:table-cell office:value-type="float" office:value="0.162435" calcext:value-type="float">
            <text:p>0.162435</text:p>
          </table:table-cell>
          <table:table-cell/>
          <table:table-cell office:value-type="string" calcext:value-type="string">
            <text:p>19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04]*LN([.B104])" office:value-type="float" office:value="-0" calcext:value-type="float">
            <text:p>0</text:p>
          </table:table-cell>
          <table:table-cell table:formula="of:=[.H104]*LN([.C104])" office:value-type="float" office:value="-0.442442938404734" calcext:value-type="float">
            <text:p>-0.4424429384</text:p>
          </table:table-cell>
          <table:table-cell table:formula="of:=[.I104]*LN([.D104])" office:value-type="float" office:value="-0" calcext:value-type="float">
            <text:p>0</text:p>
          </table:table-cell>
          <table:table-cell table:formula="of:=[.K104]+[.L104]+[.M104]" office:value-type="float" office:value="-0.442442938404734" calcext:value-type="float">
            <text:p>-0.44244293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1.jpg</text:p>
          </table:table-cell>
          <table:table-cell office:value-type="float" office:value="0.059924" calcext:value-type="float">
            <text:p>0.059924</text:p>
          </table:table-cell>
          <table:table-cell office:value-type="float" office:value="0.285953" calcext:value-type="float">
            <text:p>0.285953</text:p>
          </table:table-cell>
          <table:table-cell office:value-type="float" office:value="0.654123" calcext:value-type="float">
            <text:p>0.654123</text:p>
          </table:table-cell>
          <table:table-cell/>
          <table:table-cell office:value-type="string" calcext:value-type="string">
            <text:p>1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05]*LN([.B105])" office:value-type="float" office:value="-0" calcext:value-type="float">
            <text:p>0</text:p>
          </table:table-cell>
          <table:table-cell table:formula="of:=[.H105]*LN([.C105])" office:value-type="float" office:value="-1.25192781733121" calcext:value-type="float">
            <text:p>-1.2519278173</text:p>
          </table:table-cell>
          <table:table-cell table:formula="of:=[.I105]*LN([.D105])" office:value-type="float" office:value="-0" calcext:value-type="float">
            <text:p>0</text:p>
          </table:table-cell>
          <table:table-cell table:formula="of:=[.K105]+[.L105]+[.M105]" office:value-type="float" office:value="-1.25192781733121" calcext:value-type="float">
            <text:p>-1.2519278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2.jpg</text:p>
          </table:table-cell>
          <table:table-cell office:value-type="float" office:value="0.096987" calcext:value-type="float">
            <text:p>0.096987</text:p>
          </table:table-cell>
          <table:table-cell office:value-type="float" office:value="0.503802" calcext:value-type="float">
            <text:p>0.503802</text:p>
          </table:table-cell>
          <table:table-cell office:value-type="float" office:value="0.399212" calcext:value-type="float">
            <text:p>0.399212</text:p>
          </table:table-cell>
          <table:table-cell/>
          <table:table-cell office:value-type="string" calcext:value-type="string">
            <text:p>1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06]*LN([.B106])" office:value-type="float" office:value="-0" calcext:value-type="float">
            <text:p>0</text:p>
          </table:table-cell>
          <table:table-cell table:formula="of:=[.H106]*LN([.C106])" office:value-type="float" office:value="-0" calcext:value-type="float">
            <text:p>0</text:p>
          </table:table-cell>
          <table:table-cell table:formula="of:=[.I106]*LN([.D106])" office:value-type="float" office:value="-0.918262674876384" calcext:value-type="float">
            <text:p>-0.9182626749</text:p>
          </table:table-cell>
          <table:table-cell table:formula="of:=[.K106]+[.L106]+[.M106]" office:value-type="float" office:value="-0.918262674876384" calcext:value-type="float">
            <text:p>-0.91826267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3.jpg</text:p>
          </table:table-cell>
          <table:table-cell office:value-type="float" office:value="0.487702" calcext:value-type="float">
            <text:p>0.487702</text:p>
          </table:table-cell>
          <table:table-cell office:value-type="float" office:value="0.350611" calcext:value-type="float">
            <text:p>0.350611</text:p>
          </table:table-cell>
          <table:table-cell office:value-type="float" office:value="0.161688" calcext:value-type="float">
            <text:p>0.161688</text:p>
          </table:table-cell>
          <table:table-cell/>
          <table:table-cell office:value-type="string" calcext:value-type="string">
            <text:p>19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07]*LN([.B107])" office:value-type="float" office:value="-0.718050715392849" calcext:value-type="float">
            <text:p>-0.7180507154</text:p>
          </table:table-cell>
          <table:table-cell table:formula="of:=[.H107]*LN([.C107])" office:value-type="float" office:value="-0" calcext:value-type="float">
            <text:p>0</text:p>
          </table:table-cell>
          <table:table-cell table:formula="of:=[.I107]*LN([.D107])" office:value-type="float" office:value="-0" calcext:value-type="float">
            <text:p>0</text:p>
          </table:table-cell>
          <table:table-cell table:formula="of:=[.K107]+[.L107]+[.M107]" office:value-type="float" office:value="-0.718050715392849" calcext:value-type="float">
            <text:p>-0.71805071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4.jpg</text:p>
          </table:table-cell>
          <table:table-cell office:value-type="float" office:value="0.052904" calcext:value-type="float">
            <text:p>0.052904</text:p>
          </table:table-cell>
          <table:table-cell office:value-type="float" office:value="0.333664" calcext:value-type="float">
            <text:p>0.333664</text:p>
          </table:table-cell>
          <table:table-cell office:value-type="float" office:value="0.613432" calcext:value-type="float">
            <text:p>0.613432</text:p>
          </table:table-cell>
          <table:table-cell/>
          <table:table-cell office:value-type="string" calcext:value-type="string">
            <text:p>1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08]*LN([.B108])" office:value-type="float" office:value="-0" calcext:value-type="float">
            <text:p>0</text:p>
          </table:table-cell>
          <table:table-cell table:formula="of:=[.H108]*LN([.C108])" office:value-type="float" office:value="-1.09762078037495" calcext:value-type="float">
            <text:p>-1.0976207804</text:p>
          </table:table-cell>
          <table:table-cell table:formula="of:=[.I108]*LN([.D108])" office:value-type="float" office:value="-0" calcext:value-type="float">
            <text:p>0</text:p>
          </table:table-cell>
          <table:table-cell table:formula="of:=[.K108]+[.L108]+[.M108]" office:value-type="float" office:value="-1.09762078037495" calcext:value-type="float">
            <text:p>-1.0976207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5.jpg</text:p>
          </table:table-cell>
          <table:table-cell office:value-type="float" office:value="0.124282" calcext:value-type="float">
            <text:p>0.124282</text:p>
          </table:table-cell>
          <table:table-cell office:value-type="float" office:value="0.815794" calcext:value-type="float">
            <text:p>0.815794</text:p>
          </table:table-cell>
          <table:table-cell office:value-type="float" office:value="0.059924" calcext:value-type="float">
            <text:p>0.059924</text:p>
          </table:table-cell>
          <table:table-cell/>
          <table:table-cell office:value-type="string" calcext:value-type="string">
            <text:p>19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09]*LN([.B109])" office:value-type="float" office:value="-2.08520210189286" calcext:value-type="float">
            <text:p>-2.0852021019</text:p>
          </table:table-cell>
          <table:table-cell table:formula="of:=[.H109]*LN([.C109])" office:value-type="float" office:value="-0" calcext:value-type="float">
            <text:p>0</text:p>
          </table:table-cell>
          <table:table-cell table:formula="of:=[.I109]*LN([.D109])" office:value-type="float" office:value="-0" calcext:value-type="float">
            <text:p>0</text:p>
          </table:table-cell>
          <table:table-cell table:formula="of:=[.K109]+[.L109]+[.M109]" office:value-type="float" office:value="-2.08520210189286" calcext:value-type="float">
            <text:p>-2.0852021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6.jpg</text:p>
          </table:table-cell>
          <table:table-cell office:value-type="float" office:value="0.771372" calcext:value-type="float">
            <text:p>0.771372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007682" calcext:value-type="float">
            <text:p>0.007682</text:p>
          </table:table-cell>
          <table:table-cell/>
          <table:table-cell office:value-type="string" calcext:value-type="string">
            <text:p>19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10]*LN([.B110])" office:value-type="float" office:value="-0.259584531507438" calcext:value-type="float">
            <text:p>-0.2595845315</text:p>
          </table:table-cell>
          <table:table-cell table:formula="of:=[.H110]*LN([.C110])" office:value-type="float" office:value="-0" calcext:value-type="float">
            <text:p>0</text:p>
          </table:table-cell>
          <table:table-cell table:formula="of:=[.I110]*LN([.D110])" office:value-type="float" office:value="-0" calcext:value-type="float">
            <text:p>0</text:p>
          </table:table-cell>
          <table:table-cell table:formula="of:=[.K110]+[.L110]+[.M110]" office:value-type="float" office:value="-0.259584531507438" calcext:value-type="float">
            <text:p>-0.2595845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.jpg</text:p>
          </table:table-cell>
          <table:table-cell office:value-type="float" office:value="0.464015" calcext:value-type="float">
            <text:p>0.464015</text:p>
          </table:table-cell>
          <table:table-cell office:value-type="float" office:value="0.414251" calcext:value-type="float">
            <text:p>0.414251</text:p>
          </table:table-cell>
          <table:table-cell office:value-type="float" office:value="0.121734" calcext:value-type="float">
            <text:p>0.121734</text:p>
          </table:table-cell>
          <table:table-cell/>
          <table:table-cell office:value-type="string" calcext:value-type="string">
            <text:p>1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11]*LN([.B111])" office:value-type="float" office:value="-0" calcext:value-type="float">
            <text:p>0</text:p>
          </table:table-cell>
          <table:table-cell table:formula="of:=[.H111]*LN([.C111])" office:value-type="float" office:value="-0.881283208677171" calcext:value-type="float">
            <text:p>-0.8812832087</text:p>
          </table:table-cell>
          <table:table-cell table:formula="of:=[.I111]*LN([.D111])" office:value-type="float" office:value="-0" calcext:value-type="float">
            <text:p>0</text:p>
          </table:table-cell>
          <table:table-cell table:formula="of:=[.K111]+[.L111]+[.M111]" office:value-type="float" office:value="-0.881283208677171" calcext:value-type="float">
            <text:p>-0.8812832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.jpg</text:p>
          </table:table-cell>
          <table:table-cell office:value-type="float" office:value="0.039368" calcext:value-type="float">
            <text:p>0.039368</text:p>
          </table:table-cell>
          <table:table-cell office:value-type="float" office:value="0.304445" calcext:value-type="float">
            <text:p>0.304445</text:p>
          </table:table-cell>
          <table:table-cell office:value-type="float" office:value="0.656186" calcext:value-type="float">
            <text:p>0.656186</text:p>
          </table:table-cell>
          <table:table-cell/>
          <table:table-cell office:value-type="string" calcext:value-type="string">
            <text:p>1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12]*LN([.B112])" office:value-type="float" office:value="-0" calcext:value-type="float">
            <text:p>0</text:p>
          </table:table-cell>
          <table:table-cell table:formula="of:=[.H112]*LN([.C112])" office:value-type="float" office:value="-0" calcext:value-type="float">
            <text:p>0</text:p>
          </table:table-cell>
          <table:table-cell table:formula="of:=[.I112]*LN([.D112])" office:value-type="float" office:value="-0.421310993641583" calcext:value-type="float">
            <text:p>-0.4213109936</text:p>
          </table:table-cell>
          <table:table-cell table:formula="of:=[.K112]+[.L112]+[.M112]" office:value-type="float" office:value="-0.421310993641583" calcext:value-type="float">
            <text:p>-0.42131099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9.jpg</text:p>
          </table:table-cell>
          <table:table-cell office:value-type="float" office:value="0.058698" calcext:value-type="float">
            <text:p>0.058698</text:p>
          </table:table-cell>
          <table:table-cell office:value-type="float" office:value="0.221206" calcext:value-type="float">
            <text:p>0.221206</text:p>
          </table:table-cell>
          <table:table-cell office:value-type="float" office:value="0.720096" calcext:value-type="float">
            <text:p>0.720096</text:p>
          </table:table-cell>
          <table:table-cell/>
          <table:table-cell office:value-type="string" calcext:value-type="string">
            <text:p>1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13]*LN([.B113])" office:value-type="float" office:value="-0" calcext:value-type="float">
            <text:p>0</text:p>
          </table:table-cell>
          <table:table-cell table:formula="of:=[.H113]*LN([.C113])" office:value-type="float" office:value="-0" calcext:value-type="float">
            <text:p>0</text:p>
          </table:table-cell>
          <table:table-cell table:formula="of:=[.I113]*LN([.D113])" office:value-type="float" office:value="-0.328370742526802" calcext:value-type="float">
            <text:p>-0.3283707425</text:p>
          </table:table-cell>
          <table:table-cell table:formula="of:=[.K113]+[.L113]+[.M113]" office:value-type="float" office:value="-0.328370742526802" calcext:value-type="float">
            <text:p>-0.3283707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jpg</text:p>
          </table:table-cell>
          <table:table-cell office:value-type="float" office:value="0.229494" calcext:value-type="float">
            <text:p>0.229494</text:p>
          </table:table-cell>
          <table:table-cell office:value-type="float" office:value="0.664174" calcext:value-type="float">
            <text:p>0.664174</text:p>
          </table:table-cell>
          <table:table-cell office:value-type="float" office:value="0.106332" calcext:value-type="float">
            <text:p>0.106332</text:p>
          </table:table-cell>
          <table:table-cell/>
          <table:table-cell office:value-type="string" calcext:value-type="string">
            <text:p>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14]*LN([.B114])" office:value-type="float" office:value="-1.47187839361414" calcext:value-type="float">
            <text:p>-1.4718783936</text:p>
          </table:table-cell>
          <table:table-cell table:formula="of:=[.H114]*LN([.C114])" office:value-type="float" office:value="-0" calcext:value-type="float">
            <text:p>0</text:p>
          </table:table-cell>
          <table:table-cell table:formula="of:=[.I114]*LN([.D114])" office:value-type="float" office:value="-0" calcext:value-type="float">
            <text:p>0</text:p>
          </table:table-cell>
          <table:table-cell table:formula="of:=[.K114]+[.L114]+[.M114]" office:value-type="float" office:value="-1.47187839361414" calcext:value-type="float">
            <text:p>-1.47187839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jpg</text:p>
          </table:table-cell>
          <table:table-cell office:value-type="float" office:value="0.784469" calcext:value-type="float">
            <text:p>0.784469</text:p>
          </table:table-cell>
          <table:table-cell office:value-type="float" office:value="0.199446" calcext:value-type="float">
            <text:p>0.199446</text:p>
          </table:table-cell>
          <table:table-cell office:value-type="float" office:value="0.016085" calcext:value-type="float">
            <text:p>0.016085</text:p>
          </table:table-cell>
          <table:table-cell/>
          <table:table-cell office:value-type="string" calcext:value-type="string">
            <text:p>2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15]*LN([.B115])" office:value-type="float" office:value="-0.242748223204854" calcext:value-type="float">
            <text:p>-0.2427482232</text:p>
          </table:table-cell>
          <table:table-cell table:formula="of:=[.H115]*LN([.C115])" office:value-type="float" office:value="-0" calcext:value-type="float">
            <text:p>0</text:p>
          </table:table-cell>
          <table:table-cell table:formula="of:=[.I115]*LN([.D115])" office:value-type="float" office:value="-0" calcext:value-type="float">
            <text:p>0</text:p>
          </table:table-cell>
          <table:table-cell table:formula="of:=[.K115]+[.L115]+[.M115]" office:value-type="float" office:value="-0.242748223204854" calcext:value-type="float">
            <text:p>-0.2427482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.jpg</text:p>
          </table:table-cell>
          <table:table-cell office:value-type="float" office:value="0.104814" calcext:value-type="float">
            <text:p>0.104814</text:p>
          </table:table-cell>
          <table:table-cell office:value-type="float" office:value="0.699481" calcext:value-type="float">
            <text:p>0.699481</text:p>
          </table:table-cell>
          <table:table-cell office:value-type="float" office:value="0.195706" calcext:value-type="float">
            <text:p>0.195706</text:p>
          </table:table-cell>
          <table:table-cell/>
          <table:table-cell office:value-type="string" calcext:value-type="string">
            <text:p>20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16]*LN([.B116])" office:value-type="float" office:value="-0" calcext:value-type="float">
            <text:p>0</text:p>
          </table:table-cell>
          <table:table-cell table:formula="of:=[.H116]*LN([.C116])" office:value-type="float" office:value="-0.357416647504258" calcext:value-type="float">
            <text:p>-0.3574166475</text:p>
          </table:table-cell>
          <table:table-cell table:formula="of:=[.I116]*LN([.D116])" office:value-type="float" office:value="-0" calcext:value-type="float">
            <text:p>0</text:p>
          </table:table-cell>
          <table:table-cell table:formula="of:=[.K116]+[.L116]+[.M116]" office:value-type="float" office:value="-0.357416647504258" calcext:value-type="float">
            <text:p>-0.3574166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.jpg</text:p>
          </table:table-cell>
          <table:table-cell office:value-type="float" office:value="0.196066" calcext:value-type="float">
            <text:p>0.196066</text:p>
          </table:table-cell>
          <table:table-cell office:value-type="float" office:value="0.51907" calcext:value-type="float">
            <text:p>0.51907</text:p>
          </table:table-cell>
          <table:table-cell office:value-type="float" office:value="0.284865" calcext:value-type="float">
            <text:p>0.284865</text:p>
          </table:table-cell>
          <table:table-cell/>
          <table:table-cell office:value-type="string" calcext:value-type="string">
            <text:p>20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17]*LN([.B117])" office:value-type="float" office:value="-0" calcext:value-type="float">
            <text:p>0</text:p>
          </table:table-cell>
          <table:table-cell table:formula="of:=[.H117]*LN([.C117])" office:value-type="float" office:value="-0.655716530151879" calcext:value-type="float">
            <text:p>-0.6557165302</text:p>
          </table:table-cell>
          <table:table-cell table:formula="of:=[.I117]*LN([.D117])" office:value-type="float" office:value="-0" calcext:value-type="float">
            <text:p>0</text:p>
          </table:table-cell>
          <table:table-cell table:formula="of:=[.K117]+[.L117]+[.M117]" office:value-type="float" office:value="-0.655716530151879" calcext:value-type="float">
            <text:p>-0.6557165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.jpg</text:p>
          </table:table-cell>
          <table:table-cell office:value-type="float" office:value="0.291077" calcext:value-type="float">
            <text:p>0.291077</text:p>
          </table:table-cell>
          <table:table-cell office:value-type="float" office:value="0.45621" calcext:value-type="float">
            <text:p>0.45621</text:p>
          </table:table-cell>
          <table:table-cell office:value-type="float" office:value="0.252713" calcext:value-type="float">
            <text:p>0.252713</text:p>
          </table:table-cell>
          <table:table-cell/>
          <table:table-cell office:value-type="string" calcext:value-type="string">
            <text:p>20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18]*LN([.B118])" office:value-type="float" office:value="-0" calcext:value-type="float">
            <text:p>0</text:p>
          </table:table-cell>
          <table:table-cell table:formula="of:=[.H118]*LN([.C118])" office:value-type="float" office:value="-0.78480204916166" calcext:value-type="float">
            <text:p>-0.7848020492</text:p>
          </table:table-cell>
          <table:table-cell table:formula="of:=[.I118]*LN([.D118])" office:value-type="float" office:value="-0" calcext:value-type="float">
            <text:p>0</text:p>
          </table:table-cell>
          <table:table-cell table:formula="of:=[.K118]+[.L118]+[.M118]" office:value-type="float" office:value="-0.78480204916166" calcext:value-type="float">
            <text:p>-0.78480204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3.jpg</text:p>
          </table:table-cell>
          <table:table-cell office:value-type="float" office:value="0.237012" calcext:value-type="float">
            <text:p>0.237012</text:p>
          </table:table-cell>
          <table:table-cell office:value-type="float" office:value="0.573273" calcext:value-type="float">
            <text:p>0.573273</text:p>
          </table:table-cell>
          <table:table-cell office:value-type="float" office:value="0.189716" calcext:value-type="float">
            <text:p>0.189716</text:p>
          </table:table-cell>
          <table:table-cell/>
          <table:table-cell office:value-type="string" calcext:value-type="string">
            <text:p>20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19]*LN([.B119])" office:value-type="float" office:value="-0" calcext:value-type="float">
            <text:p>0</text:p>
          </table:table-cell>
          <table:table-cell table:formula="of:=[.H119]*LN([.C119])" office:value-type="float" office:value="-0.556393235938222" calcext:value-type="float">
            <text:p>-0.5563932359</text:p>
          </table:table-cell>
          <table:table-cell table:formula="of:=[.I119]*LN([.D119])" office:value-type="float" office:value="-0" calcext:value-type="float">
            <text:p>0</text:p>
          </table:table-cell>
          <table:table-cell table:formula="of:=[.K119]+[.L119]+[.M119]" office:value-type="float" office:value="-0.556393235938222" calcext:value-type="float">
            <text:p>-0.55639323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4.jpg</text:p>
          </table:table-cell>
          <table:table-cell office:value-type="float" office:value="0.111118" calcext:value-type="float">
            <text:p>0.111118</text:p>
          </table:table-cell>
          <table:table-cell office:value-type="float" office:value="0.315253" calcext:value-type="float">
            <text:p>0.315253</text:p>
          </table:table-cell>
          <table:table-cell office:value-type="float" office:value="0.573629" calcext:value-type="float">
            <text:p>0.573629</text:p>
          </table:table-cell>
          <table:table-cell/>
          <table:table-cell office:value-type="string" calcext:value-type="string">
            <text:p>20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20]*LN([.B120])" office:value-type="float" office:value="-0" calcext:value-type="float">
            <text:p>0</text:p>
          </table:table-cell>
          <table:table-cell table:formula="of:=[.H120]*LN([.C120])" office:value-type="float" office:value="-1.15437978792545" calcext:value-type="float">
            <text:p>-1.1543797879</text:p>
          </table:table-cell>
          <table:table-cell table:formula="of:=[.I120]*LN([.D120])" office:value-type="float" office:value="-0" calcext:value-type="float">
            <text:p>0</text:p>
          </table:table-cell>
          <table:table-cell table:formula="of:=[.K120]+[.L120]+[.M120]" office:value-type="float" office:value="-1.15437978792545" calcext:value-type="float">
            <text:p>-1.1543797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5.jpg</text:p>
          </table:table-cell>
          <table:table-cell office:value-type="float" office:value="0.039869" calcext:value-type="float">
            <text:p>0.039869</text:p>
          </table:table-cell>
          <table:table-cell office:value-type="float" office:value="0.163612" calcext:value-type="float">
            <text:p>0.163612</text:p>
          </table:table-cell>
          <table:table-cell office:value-type="float" office:value="0.796519" calcext:value-type="float">
            <text:p>0.796519</text:p>
          </table:table-cell>
          <table:table-cell/>
          <table:table-cell office:value-type="string" calcext:value-type="string">
            <text:p>2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21]*LN([.B121])" office:value-type="float" office:value="-0" calcext:value-type="float">
            <text:p>0</text:p>
          </table:table-cell>
          <table:table-cell table:formula="of:=[.H121]*LN([.C121])" office:value-type="float" office:value="-0" calcext:value-type="float">
            <text:p>0</text:p>
          </table:table-cell>
          <table:table-cell table:formula="of:=[.I121]*LN([.D121])" office:value-type="float" office:value="-0.227504295553707" calcext:value-type="float">
            <text:p>-0.2275042956</text:p>
          </table:table-cell>
          <table:table-cell table:formula="of:=[.K121]+[.L121]+[.M121]" office:value-type="float" office:value="-0.227504295553707" calcext:value-type="float">
            <text:p>-0.22750429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6.jpg</text:p>
          </table:table-cell>
          <table:table-cell office:value-type="float" office:value="0.35127" calcext:value-type="float">
            <text:p>0.35127</text:p>
          </table:table-cell>
          <table:table-cell office:value-type="float" office:value="0.490851" calcext:value-type="float">
            <text:p>0.490851</text:p>
          </table:table-cell>
          <table:table-cell office:value-type="float" office:value="0.157879" calcext:value-type="float">
            <text:p>0.157879</text:p>
          </table:table-cell>
          <table:table-cell/>
          <table:table-cell office:value-type="string" calcext:value-type="string">
            <text:p>20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22]*LN([.B122])" office:value-type="float" office:value="-0" calcext:value-type="float">
            <text:p>0</text:p>
          </table:table-cell>
          <table:table-cell table:formula="of:=[.H122]*LN([.C122])" office:value-type="float" office:value="-0.711614659563417" calcext:value-type="float">
            <text:p>-0.7116146596</text:p>
          </table:table-cell>
          <table:table-cell table:formula="of:=[.I122]*LN([.D122])" office:value-type="float" office:value="-0" calcext:value-type="float">
            <text:p>0</text:p>
          </table:table-cell>
          <table:table-cell table:formula="of:=[.K122]+[.L122]+[.M122]" office:value-type="float" office:value="-0.711614659563417" calcext:value-type="float">
            <text:p>-0.7116146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7.jpg</text:p>
          </table:table-cell>
          <table:table-cell office:value-type="float" office:value="0.121432" calcext:value-type="float">
            <text:p>0.121432</text:p>
          </table:table-cell>
          <table:table-cell office:value-type="float" office:value="0.63571" calcext:value-type="float">
            <text:p>0.63571</text:p>
          </table:table-cell>
          <table:table-cell office:value-type="float" office:value="0.242858" calcext:value-type="float">
            <text:p>0.242858</text:p>
          </table:table-cell>
          <table:table-cell/>
          <table:table-cell office:value-type="string" calcext:value-type="string">
            <text:p>2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23]*LN([.B123])" office:value-type="float" office:value="-0" calcext:value-type="float">
            <text:p>0</text:p>
          </table:table-cell>
          <table:table-cell table:formula="of:=[.H123]*LN([.C123])" office:value-type="float" office:value="-0" calcext:value-type="float">
            <text:p>0</text:p>
          </table:table-cell>
          <table:table-cell table:formula="of:=[.I123]*LN([.D123])" office:value-type="float" office:value="-1.41527836858761" calcext:value-type="float">
            <text:p>-1.4152783686</text:p>
          </table:table-cell>
          <table:table-cell table:formula="of:=[.K123]+[.L123]+[.M123]" office:value-type="float" office:value="-1.41527836858761" calcext:value-type="float">
            <text:p>-1.41527836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8.jpg</text:p>
          </table:table-cell>
          <table:table-cell office:value-type="float" office:value="0.072486" calcext:value-type="float">
            <text:p>0.072486</text:p>
          </table:table-cell>
          <table:table-cell office:value-type="float" office:value="0.470982" calcext:value-type="float">
            <text:p>0.470982</text:p>
          </table:table-cell>
          <table:table-cell office:value-type="float" office:value="0.456532" calcext:value-type="float">
            <text:p>0.456532</text:p>
          </table:table-cell>
          <table:table-cell/>
          <table:table-cell office:value-type="string" calcext:value-type="string">
            <text:p>2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24]*LN([.B124])" office:value-type="float" office:value="-0" calcext:value-type="float">
            <text:p>0</text:p>
          </table:table-cell>
          <table:table-cell table:formula="of:=[.H124]*LN([.C124])" office:value-type="float" office:value="-0" calcext:value-type="float">
            <text:p>0</text:p>
          </table:table-cell>
          <table:table-cell table:formula="of:=[.I124]*LN([.D124])" office:value-type="float" office:value="-0.784096482827782" calcext:value-type="float">
            <text:p>-0.7840964828</text:p>
          </table:table-cell>
          <table:table-cell table:formula="of:=[.K124]+[.L124]+[.M124]" office:value-type="float" office:value="-0.784096482827782" calcext:value-type="float">
            <text:p>-0.7840964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9.jpg</text:p>
          </table:table-cell>
          <table:table-cell office:value-type="float" office:value="0.03346" calcext:value-type="float">
            <text:p>0.03346</text:p>
          </table:table-cell>
          <table:table-cell office:value-type="float" office:value="0.185055" calcext:value-type="float">
            <text:p>0.185055</text:p>
          </table:table-cell>
          <table:table-cell office:value-type="float" office:value="0.781486" calcext:value-type="float">
            <text:p>0.781486</text:p>
          </table:table-cell>
          <table:table-cell/>
          <table:table-cell office:value-type="string" calcext:value-type="string">
            <text:p>2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25]*LN([.B125])" office:value-type="float" office:value="-0" calcext:value-type="float">
            <text:p>0</text:p>
          </table:table-cell>
          <table:table-cell table:formula="of:=[.H125]*LN([.C125])" office:value-type="float" office:value="-0" calcext:value-type="float">
            <text:p>0</text:p>
          </table:table-cell>
          <table:table-cell table:formula="of:=[.I125]*LN([.D125])" office:value-type="float" office:value="-0.246558043548503" calcext:value-type="float">
            <text:p>-0.2465580435</text:p>
          </table:table-cell>
          <table:table-cell table:formula="of:=[.K125]+[.L125]+[.M125]" office:value-type="float" office:value="-0.246558043548503" calcext:value-type="float">
            <text:p>-0.24655804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jpg</text:p>
          </table:table-cell>
          <table:table-cell office:value-type="float" office:value="0.424434" calcext:value-type="float">
            <text:p>0.424434</text:p>
          </table:table-cell>
          <table:table-cell office:value-type="float" office:value="0.540136" calcext:value-type="float">
            <text:p>0.540136</text:p>
          </table:table-cell>
          <table:table-cell office:value-type="float" office:value="0.03543" calcext:value-type="float">
            <text:p>0.03543</text:p>
          </table:table-cell>
          <table:table-cell/>
          <table:table-cell office:value-type="string" calcext:value-type="string">
            <text:p>2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26]*LN([.B126])" office:value-type="float" office:value="-0" calcext:value-type="float">
            <text:p>0</text:p>
          </table:table-cell>
          <table:table-cell table:formula="of:=[.H126]*LN([.C126])" office:value-type="float" office:value="-0.615934319281319" calcext:value-type="float">
            <text:p>-0.6159343193</text:p>
          </table:table-cell>
          <table:table-cell table:formula="of:=[.I126]*LN([.D126])" office:value-type="float" office:value="-0" calcext:value-type="float">
            <text:p>0</text:p>
          </table:table-cell>
          <table:table-cell table:formula="of:=[.K126]+[.L126]+[.M126]" office:value-type="float" office:value="-0.615934319281319" calcext:value-type="float">
            <text:p>-0.6159343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.jpg</text:p>
          </table:table-cell>
          <table:table-cell office:value-type="float" office:value="0.155302" calcext:value-type="float">
            <text:p>0.155302</text:p>
          </table:table-cell>
          <table:table-cell office:value-type="float" office:value="0.443034" calcext:value-type="float">
            <text:p>0.443034</text:p>
          </table:table-cell>
          <table:table-cell office:value-type="float" office:value="0.401664" calcext:value-type="float">
            <text:p>0.401664</text:p>
          </table:table-cell>
          <table:table-cell/>
          <table:table-cell office:value-type="string" calcext:value-type="string">
            <text:p>2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27]*LN([.B127])" office:value-type="float" office:value="-0" calcext:value-type="float">
            <text:p>0</text:p>
          </table:table-cell>
          <table:table-cell table:formula="of:=[.H127]*LN([.C127])" office:value-type="float" office:value="-0" calcext:value-type="float">
            <text:p>0</text:p>
          </table:table-cell>
          <table:table-cell table:formula="of:=[.I127]*LN([.D127])" office:value-type="float" office:value="-0.912139360751679" calcext:value-type="float">
            <text:p>-0.9121393608</text:p>
          </table:table-cell>
          <table:table-cell table:formula="of:=[.K127]+[.L127]+[.M127]" office:value-type="float" office:value="-0.912139360751679" calcext:value-type="float">
            <text:p>-0.9121393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1.jpg</text:p>
          </table:table-cell>
          <table:table-cell office:value-type="float" office:value="0.518323" calcext:value-type="float">
            <text:p>0.518323</text:p>
          </table:table-cell>
          <table:table-cell office:value-type="float" office:value="0.43464" calcext:value-type="float">
            <text:p>0.43464</text:p>
          </table:table-cell>
          <table:table-cell office:value-type="float" office:value="0.047037" calcext:value-type="float">
            <text:p>0.047037</text:p>
          </table:table-cell>
          <table:table-cell/>
          <table:table-cell office:value-type="string" calcext:value-type="string">
            <text:p>21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28]*LN([.B128])" office:value-type="float" office:value="-0" calcext:value-type="float">
            <text:p>0</text:p>
          </table:table-cell>
          <table:table-cell table:formula="of:=[.H128]*LN([.C128])" office:value-type="float" office:value="-0.833237176738869" calcext:value-type="float">
            <text:p>-0.8332371767</text:p>
          </table:table-cell>
          <table:table-cell table:formula="of:=[.I128]*LN([.D128])" office:value-type="float" office:value="-0" calcext:value-type="float">
            <text:p>0</text:p>
          </table:table-cell>
          <table:table-cell table:formula="of:=[.K128]+[.L128]+[.M128]" office:value-type="float" office:value="-0.833237176738869" calcext:value-type="float">
            <text:p>-0.83323717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2.jpg</text:p>
          </table:table-cell>
          <table:table-cell office:value-type="float" office:value="0.28601" calcext:value-type="float">
            <text:p>0.28601</text:p>
          </table:table-cell>
          <table:table-cell office:value-type="float" office:value="0.558917" calcext:value-type="float">
            <text:p>0.558917</text:p>
          </table:table-cell>
          <table:table-cell office:value-type="float" office:value="0.155073" calcext:value-type="float">
            <text:p>0.155073</text:p>
          </table:table-cell>
          <table:table-cell/>
          <table:table-cell office:value-type="string" calcext:value-type="string">
            <text:p>21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29]*LN([.B129])" office:value-type="float" office:value="-0" calcext:value-type="float">
            <text:p>0</text:p>
          </table:table-cell>
          <table:table-cell table:formula="of:=[.H129]*LN([.C129])" office:value-type="float" office:value="-0.581754296278749" calcext:value-type="float">
            <text:p>-0.5817542963</text:p>
          </table:table-cell>
          <table:table-cell table:formula="of:=[.I129]*LN([.D129])" office:value-type="float" office:value="-0" calcext:value-type="float">
            <text:p>0</text:p>
          </table:table-cell>
          <table:table-cell table:formula="of:=[.K129]+[.L129]+[.M129]" office:value-type="float" office:value="-0.581754296278749" calcext:value-type="float">
            <text:p>-0.58175429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3.jpg</text:p>
          </table:table-cell>
          <table:table-cell office:value-type="float" office:value="0.047437" calcext:value-type="float">
            <text:p>0.047437</text:p>
          </table:table-cell>
          <table:table-cell office:value-type="float" office:value="0.413927" calcext:value-type="float">
            <text:p>0.413927</text:p>
          </table:table-cell>
          <table:table-cell office:value-type="float" office:value="0.538636" calcext:value-type="float">
            <text:p>0.538636</text:p>
          </table:table-cell>
          <table:table-cell/>
          <table:table-cell office:value-type="string" calcext:value-type="string">
            <text:p>2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30]*LN([.B130])" office:value-type="float" office:value="-0" calcext:value-type="float">
            <text:p>0</text:p>
          </table:table-cell>
          <table:table-cell table:formula="of:=[.H130]*LN([.C130])" office:value-type="float" office:value="-0" calcext:value-type="float">
            <text:p>0</text:p>
          </table:table-cell>
          <table:table-cell table:formula="of:=[.I130]*LN([.D130])" office:value-type="float" office:value="-0.618715260882889" calcext:value-type="float">
            <text:p>-0.6187152609</text:p>
          </table:table-cell>
          <table:table-cell table:formula="of:=[.K130]+[.L130]+[.M130]" office:value-type="float" office:value="-0.618715260882889" calcext:value-type="float">
            <text:p>-0.61871526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4.jpg</text:p>
          </table:table-cell>
          <table:table-cell office:value-type="float" office:value="0.351597" calcext:value-type="float">
            <text:p>0.351597</text:p>
          </table:table-cell>
          <table:table-cell office:value-type="float" office:value="0.466911" calcext:value-type="float">
            <text:p>0.466911</text:p>
          </table:table-cell>
          <table:table-cell office:value-type="float" office:value="0.181493" calcext:value-type="float">
            <text:p>0.181493</text:p>
          </table:table-cell>
          <table:table-cell/>
          <table:table-cell office:value-type="string" calcext:value-type="string">
            <text:p>21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31]*LN([.B131])" office:value-type="float" office:value="-0" calcext:value-type="float">
            <text:p>0</text:p>
          </table:table-cell>
          <table:table-cell table:formula="of:=[.H131]*LN([.C131])" office:value-type="float" office:value="-0.761616617634023" calcext:value-type="float">
            <text:p>-0.7616166176</text:p>
          </table:table-cell>
          <table:table-cell table:formula="of:=[.I131]*LN([.D131])" office:value-type="float" office:value="-0" calcext:value-type="float">
            <text:p>0</text:p>
          </table:table-cell>
          <table:table-cell table:formula="of:=[.K131]+[.L131]+[.M131]" office:value-type="float" office:value="-0.761616617634023" calcext:value-type="float">
            <text:p>-0.76161661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5.jpg</text:p>
          </table:table-cell>
          <table:table-cell office:value-type="float" office:value="0.397305" calcext:value-type="float">
            <text:p>0.397305</text:p>
          </table:table-cell>
          <table:table-cell office:value-type="float" office:value="0.515661" calcext:value-type="float">
            <text:p>0.515661</text:p>
          </table:table-cell>
          <table:table-cell office:value-type="float" office:value="0.087034" calcext:value-type="float">
            <text:p>0.087034</text:p>
          </table:table-cell>
          <table:table-cell/>
          <table:table-cell office:value-type="string" calcext:value-type="string">
            <text:p>2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32]*LN([.B132])" office:value-type="float" office:value="-0" calcext:value-type="float">
            <text:p>0</text:p>
          </table:table-cell>
          <table:table-cell table:formula="of:=[.H132]*LN([.C132])" office:value-type="float" office:value="-0.662305706148549" calcext:value-type="float">
            <text:p>-0.6623057061</text:p>
          </table:table-cell>
          <table:table-cell table:formula="of:=[.I132]*LN([.D132])" office:value-type="float" office:value="-0" calcext:value-type="float">
            <text:p>0</text:p>
          </table:table-cell>
          <table:table-cell table:formula="of:=[.K132]+[.L132]+[.M132]" office:value-type="float" office:value="-0.662305706148549" calcext:value-type="float">
            <text:p>-0.6623057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6.jpg</text:p>
          </table:table-cell>
          <table:table-cell office:value-type="float" office:value="0.282697" calcext:value-type="float">
            <text:p>0.282697</text:p>
          </table:table-cell>
          <table:table-cell office:value-type="float" office:value="0.584124" calcext:value-type="float">
            <text:p>0.584124</text:p>
          </table:table-cell>
          <table:table-cell office:value-type="float" office:value="0.133178" calcext:value-type="float">
            <text:p>0.133178</text:p>
          </table:table-cell>
          <table:table-cell/>
          <table:table-cell office:value-type="string" calcext:value-type="string">
            <text:p>21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33]*LN([.B133])" office:value-type="float" office:value="-0" calcext:value-type="float">
            <text:p>0</text:p>
          </table:table-cell>
          <table:table-cell table:formula="of:=[.H133]*LN([.C133])" office:value-type="float" office:value="-0.537641989925349" calcext:value-type="float">
            <text:p>-0.5376419899</text:p>
          </table:table-cell>
          <table:table-cell table:formula="of:=[.I133]*LN([.D133])" office:value-type="float" office:value="-0" calcext:value-type="float">
            <text:p>0</text:p>
          </table:table-cell>
          <table:table-cell table:formula="of:=[.K133]+[.L133]+[.M133]" office:value-type="float" office:value="-0.537641989925349" calcext:value-type="float">
            <text:p>-0.53764198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7.jpg</text:p>
          </table:table-cell>
          <table:table-cell office:value-type="float" office:value="0.527746" calcext:value-type="float">
            <text:p>0.527746</text:p>
          </table:table-cell>
          <table:table-cell office:value-type="float" office:value="0.461724" calcext:value-type="float">
            <text:p>0.461724</text:p>
          </table:table-cell>
          <table:table-cell office:value-type="float" office:value="0.010529" calcext:value-type="float">
            <text:p>0.010529</text:p>
          </table:table-cell>
          <table:table-cell/>
          <table:table-cell office:value-type="string" calcext:value-type="string">
            <text:p>2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34]*LN([.B134])" office:value-type="float" office:value="-0" calcext:value-type="float">
            <text:p>0</text:p>
          </table:table-cell>
          <table:table-cell table:formula="of:=[.H134]*LN([.C134])" office:value-type="float" office:value="-0.772787969013833" calcext:value-type="float">
            <text:p>-0.772787969</text:p>
          </table:table-cell>
          <table:table-cell table:formula="of:=[.I134]*LN([.D134])" office:value-type="float" office:value="-0" calcext:value-type="float">
            <text:p>0</text:p>
          </table:table-cell>
          <table:table-cell table:formula="of:=[.K134]+[.L134]+[.M134]" office:value-type="float" office:value="-0.772787969013833" calcext:value-type="float">
            <text:p>-0.7727879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8.jpg</text:p>
          </table:table-cell>
          <table:table-cell office:value-type="float" office:value="0.151862" calcext:value-type="float">
            <text:p>0.151862</text:p>
          </table:table-cell>
          <table:table-cell office:value-type="float" office:value="0.802192" calcext:value-type="float">
            <text:p>0.802192</text:p>
          </table:table-cell>
          <table:table-cell office:value-type="float" office:value="0.045946" calcext:value-type="float">
            <text:p>0.045946</text:p>
          </table:table-cell>
          <table:table-cell/>
          <table:table-cell office:value-type="string" calcext:value-type="string">
            <text:p>21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35]*LN([.B135])" office:value-type="float" office:value="-0" calcext:value-type="float">
            <text:p>0</text:p>
          </table:table-cell>
          <table:table-cell table:formula="of:=[.H135]*LN([.C135])" office:value-type="float" office:value="-0.220407298271329" calcext:value-type="float">
            <text:p>-0.2204072983</text:p>
          </table:table-cell>
          <table:table-cell table:formula="of:=[.I135]*LN([.D135])" office:value-type="float" office:value="-0" calcext:value-type="float">
            <text:p>0</text:p>
          </table:table-cell>
          <table:table-cell table:formula="of:=[.K135]+[.L135]+[.M135]" office:value-type="float" office:value="-0.220407298271329" calcext:value-type="float">
            <text:p>-0.2204072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9.jpg</text:p>
          </table:table-cell>
          <table:table-cell office:value-type="float" office:value="0.045792" calcext:value-type="float">
            <text:p>0.045792</text:p>
          </table:table-cell>
          <table:table-cell office:value-type="float" office:value="0.500429" calcext:value-type="float">
            <text:p>0.500429</text:p>
          </table:table-cell>
          <table:table-cell office:value-type="float" office:value="0.453779" calcext:value-type="float">
            <text:p>0.453779</text:p>
          </table:table-cell>
          <table:table-cell/>
          <table:table-cell office:value-type="string" calcext:value-type="string">
            <text:p>21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36]*LN([.B136])" office:value-type="float" office:value="-0" calcext:value-type="float">
            <text:p>0</text:p>
          </table:table-cell>
          <table:table-cell table:formula="of:=[.H136]*LN([.C136])" office:value-type="float" office:value="-0.692289548431538" calcext:value-type="float">
            <text:p>-0.6922895484</text:p>
          </table:table-cell>
          <table:table-cell table:formula="of:=[.I136]*LN([.D136])" office:value-type="float" office:value="-0" calcext:value-type="float">
            <text:p>0</text:p>
          </table:table-cell>
          <table:table-cell table:formula="of:=[.K136]+[.L136]+[.M136]" office:value-type="float" office:value="-0.692289548431538" calcext:value-type="float">
            <text:p>-0.6922895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jpg</text:p>
          </table:table-cell>
          <table:table-cell office:value-type="float" office:value="0.118841" calcext:value-type="float">
            <text:p>0.118841</text:p>
          </table:table-cell>
          <table:table-cell office:value-type="float" office:value="0.651612" calcext:value-type="float">
            <text:p>0.651612</text:p>
          </table:table-cell>
          <table:table-cell office:value-type="float" office:value="0.229547" calcext:value-type="float">
            <text:p>0.229547</text:p>
          </table:table-cell>
          <table:table-cell/>
          <table:table-cell office:value-type="string" calcext:value-type="string">
            <text:p>2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37]*LN([.B137])" office:value-type="float" office:value="-0" calcext:value-type="float">
            <text:p>0</text:p>
          </table:table-cell>
          <table:table-cell table:formula="of:=[.H137]*LN([.C137])" office:value-type="float" office:value="-0.428305986217562" calcext:value-type="float">
            <text:p>-0.4283059862</text:p>
          </table:table-cell>
          <table:table-cell table:formula="of:=[.I137]*LN([.D137])" office:value-type="float" office:value="-0" calcext:value-type="float">
            <text:p>0</text:p>
          </table:table-cell>
          <table:table-cell table:formula="of:=[.K137]+[.L137]+[.M137]" office:value-type="float" office:value="-0.428305986217562" calcext:value-type="float">
            <text:p>-0.42830598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0.jpg</text:p>
          </table:table-cell>
          <table:table-cell office:value-type="float" office:value="0.193703" calcext:value-type="float">
            <text:p>0.193703</text:p>
          </table:table-cell>
          <table:table-cell office:value-type="float" office:value="0.729258" calcext:value-type="float">
            <text:p>0.729258</text:p>
          </table:table-cell>
          <table:table-cell office:value-type="float" office:value="0.077039" calcext:value-type="float">
            <text:p>0.077039</text:p>
          </table:table-cell>
          <table:table-cell/>
          <table:table-cell office:value-type="string" calcext:value-type="string">
            <text:p>22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38]*LN([.B138])" office:value-type="float" office:value="-0" calcext:value-type="float">
            <text:p>0</text:p>
          </table:table-cell>
          <table:table-cell table:formula="of:=[.H138]*LN([.C138])" office:value-type="float" office:value="-0.315727700119641" calcext:value-type="float">
            <text:p>-0.3157277001</text:p>
          </table:table-cell>
          <table:table-cell table:formula="of:=[.I138]*LN([.D138])" office:value-type="float" office:value="-0" calcext:value-type="float">
            <text:p>0</text:p>
          </table:table-cell>
          <table:table-cell table:formula="of:=[.K138]+[.L138]+[.M138]" office:value-type="float" office:value="-0.315727700119641" calcext:value-type="float">
            <text:p>-0.3157277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1.jpg</text:p>
          </table:table-cell>
          <table:table-cell office:value-type="float" office:value="0.164048" calcext:value-type="float">
            <text:p>0.164048</text:p>
          </table:table-cell>
          <table:table-cell office:value-type="float" office:value="0.299554" calcext:value-type="float">
            <text:p>0.299554</text:p>
          </table:table-cell>
          <table:table-cell office:value-type="float" office:value="0.536399" calcext:value-type="float">
            <text:p>0.536399</text:p>
          </table:table-cell>
          <table:table-cell/>
          <table:table-cell office:value-type="string" calcext:value-type="string">
            <text:p>2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39]*LN([.B139])" office:value-type="float" office:value="-0" calcext:value-type="float">
            <text:p>0</text:p>
          </table:table-cell>
          <table:table-cell table:formula="of:=[.H139]*LN([.C139])" office:value-type="float" office:value="-0" calcext:value-type="float">
            <text:p>0</text:p>
          </table:table-cell>
          <table:table-cell table:formula="of:=[.I139]*LN([.D139])" office:value-type="float" office:value="-0.622876991856739" calcext:value-type="float">
            <text:p>-0.6228769919</text:p>
          </table:table-cell>
          <table:table-cell table:formula="of:=[.K139]+[.L139]+[.M139]" office:value-type="float" office:value="-0.622876991856739" calcext:value-type="float">
            <text:p>-0.62287699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2.jpg</text:p>
          </table:table-cell>
          <table:table-cell office:value-type="float" office:value="0.055099" calcext:value-type="float">
            <text:p>0.055099</text:p>
          </table:table-cell>
          <table:table-cell office:value-type="float" office:value="0.420214" calcext:value-type="float">
            <text:p>0.420214</text:p>
          </table:table-cell>
          <table:table-cell office:value-type="float" office:value="0.524687" calcext:value-type="float">
            <text:p>0.524687</text:p>
          </table:table-cell>
          <table:table-cell/>
          <table:table-cell office:value-type="string" calcext:value-type="string">
            <text:p>2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40]*LN([.B140])" office:value-type="float" office:value="-0" calcext:value-type="float">
            <text:p>0</text:p>
          </table:table-cell>
          <table:table-cell table:formula="of:=[.H140]*LN([.C140])" office:value-type="float" office:value="-0" calcext:value-type="float">
            <text:p>0</text:p>
          </table:table-cell>
          <table:table-cell table:formula="of:=[.I140]*LN([.D140])" office:value-type="float" office:value="-0.644953384658915" calcext:value-type="float">
            <text:p>-0.6449533847</text:p>
          </table:table-cell>
          <table:table-cell table:formula="of:=[.K140]+[.L140]+[.M140]" office:value-type="float" office:value="-0.644953384658915" calcext:value-type="float">
            <text:p>-0.64495338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3.jpg</text:p>
          </table:table-cell>
          <table:table-cell office:value-type="float" office:value="0.059545" calcext:value-type="float">
            <text:p>0.059545</text:p>
          </table:table-cell>
          <table:table-cell office:value-type="float" office:value="0.303741" calcext:value-type="float">
            <text:p>0.303741</text:p>
          </table:table-cell>
          <table:table-cell office:value-type="float" office:value="0.636714" calcext:value-type="float">
            <text:p>0.636714</text:p>
          </table:table-cell>
          <table:table-cell/>
          <table:table-cell office:value-type="string" calcext:value-type="string">
            <text:p>2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41]*LN([.B141])" office:value-type="float" office:value="-0" calcext:value-type="float">
            <text:p>0</text:p>
          </table:table-cell>
          <table:table-cell table:formula="of:=[.H141]*LN([.C141])" office:value-type="float" office:value="-0" calcext:value-type="float">
            <text:p>0</text:p>
          </table:table-cell>
          <table:table-cell table:formula="of:=[.I141]*LN([.D141])" office:value-type="float" office:value="-0.451434703823326" calcext:value-type="float">
            <text:p>-0.4514347038</text:p>
          </table:table-cell>
          <table:table-cell table:formula="of:=[.K141]+[.L141]+[.M141]" office:value-type="float" office:value="-0.451434703823326" calcext:value-type="float">
            <text:p>-0.45143470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4.jpg</text:p>
          </table:table-cell>
          <table:table-cell office:value-type="float" office:value="0.038505" calcext:value-type="float">
            <text:p>0.038505</text:p>
          </table:table-cell>
          <table:table-cell office:value-type="float" office:value="0.309973" calcext:value-type="float">
            <text:p>0.309973</text:p>
          </table:table-cell>
          <table:table-cell office:value-type="float" office:value="0.651523" calcext:value-type="float">
            <text:p>0.651523</text:p>
          </table:table-cell>
          <table:table-cell/>
          <table:table-cell office:value-type="string" calcext:value-type="string">
            <text:p>2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42]*LN([.B142])" office:value-type="float" office:value="-0" calcext:value-type="float">
            <text:p>0</text:p>
          </table:table-cell>
          <table:table-cell table:formula="of:=[.H142]*LN([.C142])" office:value-type="float" office:value="-0" calcext:value-type="float">
            <text:p>0</text:p>
          </table:table-cell>
          <table:table-cell table:formula="of:=[.I142]*LN([.D142])" office:value-type="float" office:value="-0.428442579893794" calcext:value-type="float">
            <text:p>-0.4284425799</text:p>
          </table:table-cell>
          <table:table-cell table:formula="of:=[.K142]+[.L142]+[.M142]" office:value-type="float" office:value="-0.428442579893794" calcext:value-type="float">
            <text:p>-0.42844257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5.jpg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660738" calcext:value-type="float">
            <text:p>0.660738</text:p>
          </table:table-cell>
          <table:table-cell office:value-type="float" office:value="0.149361" calcext:value-type="float">
            <text:p>0.149361</text:p>
          </table:table-cell>
          <table:table-cell/>
          <table:table-cell office:value-type="string" calcext:value-type="string">
            <text:p>22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43]*LN([.B143])" office:value-type="float" office:value="-0" calcext:value-type="float">
            <text:p>0</text:p>
          </table:table-cell>
          <table:table-cell table:formula="of:=[.H143]*LN([.C143])" office:value-type="float" office:value="-0.414397886843132" calcext:value-type="float">
            <text:p>-0.4143978868</text:p>
          </table:table-cell>
          <table:table-cell table:formula="of:=[.I143]*LN([.D143])" office:value-type="float" office:value="-0" calcext:value-type="float">
            <text:p>0</text:p>
          </table:table-cell>
          <table:table-cell table:formula="of:=[.K143]+[.L143]+[.M143]" office:value-type="float" office:value="-0.414397886843132" calcext:value-type="float">
            <text:p>-0.41439788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6.jpg</text:p>
          </table:table-cell>
          <table:table-cell office:value-type="float" office:value="0.091881" calcext:value-type="float">
            <text:p>0.091881</text:p>
          </table:table-cell>
          <table:table-cell office:value-type="float" office:value="0.430105" calcext:value-type="float">
            <text:p>0.430105</text:p>
          </table:table-cell>
          <table:table-cell office:value-type="float" office:value="0.478015" calcext:value-type="float">
            <text:p>0.478015</text:p>
          </table:table-cell>
          <table:table-cell/>
          <table:table-cell office:value-type="string" calcext:value-type="string">
            <text:p>22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44]*LN([.B144])" office:value-type="float" office:value="-0" calcext:value-type="float">
            <text:p>0</text:p>
          </table:table-cell>
          <table:table-cell table:formula="of:=[.H144]*LN([.C144])" office:value-type="float" office:value="-0.843725914056578" calcext:value-type="float">
            <text:p>-0.8437259141</text:p>
          </table:table-cell>
          <table:table-cell table:formula="of:=[.I144]*LN([.D144])" office:value-type="float" office:value="-0" calcext:value-type="float">
            <text:p>0</text:p>
          </table:table-cell>
          <table:table-cell table:formula="of:=[.K144]+[.L144]+[.M144]" office:value-type="float" office:value="-0.843725914056578" calcext:value-type="float">
            <text:p>-0.84372591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7.jpg</text:p>
          </table:table-cell>
          <table:table-cell office:value-type="float" office:value="0.129436" calcext:value-type="float">
            <text:p>0.129436</text:p>
          </table:table-cell>
          <table:table-cell office:value-type="float" office:value="0.535591" calcext:value-type="float">
            <text:p>0.535591</text:p>
          </table:table-cell>
          <table:table-cell office:value-type="float" office:value="0.334973" calcext:value-type="float">
            <text:p>0.334973</text:p>
          </table:table-cell>
          <table:table-cell/>
          <table:table-cell office:value-type="string" calcext:value-type="string">
            <text:p>22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45]*LN([.B145])" office:value-type="float" office:value="-0" calcext:value-type="float">
            <text:p>0</text:p>
          </table:table-cell>
          <table:table-cell table:formula="of:=[.H145]*LN([.C145])" office:value-type="float" office:value="-0.624384468891066" calcext:value-type="float">
            <text:p>-0.6243844689</text:p>
          </table:table-cell>
          <table:table-cell table:formula="of:=[.I145]*LN([.D145])" office:value-type="float" office:value="-0" calcext:value-type="float">
            <text:p>0</text:p>
          </table:table-cell>
          <table:table-cell table:formula="of:=[.K145]+[.L145]+[.M145]" office:value-type="float" office:value="-0.624384468891066" calcext:value-type="float">
            <text:p>-0.62438446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8.jpg</text:p>
          </table:table-cell>
          <table:table-cell office:value-type="float" office:value="0.162429" calcext:value-type="float">
            <text:p>0.162429</text:p>
          </table:table-cell>
          <table:table-cell office:value-type="float" office:value="0.776738" calcext:value-type="float">
            <text:p>0.776738</text:p>
          </table:table-cell>
          <table:table-cell office:value-type="float" office:value="0.060833" calcext:value-type="float">
            <text:p>0.060833</text:p>
          </table:table-cell>
          <table:table-cell/>
          <table:table-cell office:value-type="string" calcext:value-type="string">
            <text:p>22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46]*LN([.B146])" office:value-type="float" office:value="-0" calcext:value-type="float">
            <text:p>0</text:p>
          </table:table-cell>
          <table:table-cell table:formula="of:=[.H146]*LN([.C146])" office:value-type="float" office:value="-0.252652179814477" calcext:value-type="float">
            <text:p>-0.2526521798</text:p>
          </table:table-cell>
          <table:table-cell table:formula="of:=[.I146]*LN([.D146])" office:value-type="float" office:value="-0" calcext:value-type="float">
            <text:p>0</text:p>
          </table:table-cell>
          <table:table-cell table:formula="of:=[.K146]+[.L146]+[.M146]" office:value-type="float" office:value="-0.252652179814477" calcext:value-type="float">
            <text:p>-0.25265217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9.jpg</text:p>
          </table:table-cell>
          <table:table-cell office:value-type="float" office:value="0.185848" calcext:value-type="float">
            <text:p>0.185848</text:p>
          </table:table-cell>
          <table:table-cell office:value-type="float" office:value="0.697114" calcext:value-type="float">
            <text:p>0.697114</text:p>
          </table:table-cell>
          <table:table-cell office:value-type="float" office:value="0.117037" calcext:value-type="float">
            <text:p>0.117037</text:p>
          </table:table-cell>
          <table:table-cell/>
          <table:table-cell office:value-type="string" calcext:value-type="string">
            <text:p>22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47]*LN([.B147])" office:value-type="float" office:value="-0" calcext:value-type="float">
            <text:p>0</text:p>
          </table:table-cell>
          <table:table-cell table:formula="of:=[.H147]*LN([.C147])" office:value-type="float" office:value="-0.360806323489613" calcext:value-type="float">
            <text:p>-0.3608063235</text:p>
          </table:table-cell>
          <table:table-cell table:formula="of:=[.I147]*LN([.D147])" office:value-type="float" office:value="-0" calcext:value-type="float">
            <text:p>0</text:p>
          </table:table-cell>
          <table:table-cell table:formula="of:=[.K147]+[.L147]+[.M147]" office:value-type="float" office:value="-0.360806323489613" calcext:value-type="float">
            <text:p>-0.36080632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jpg</text:p>
          </table:table-cell>
          <table:table-cell office:value-type="float" office:value="0.442459" calcext:value-type="float">
            <text:p>0.442459</text:p>
          </table:table-cell>
          <table:table-cell office:value-type="float" office:value="0.389182" calcext:value-type="float">
            <text:p>0.389182</text:p>
          </table:table-cell>
          <table:table-cell office:value-type="float" office:value="0.168359" calcext:value-type="float">
            <text:p>0.168359</text:p>
          </table:table-cell>
          <table:table-cell/>
          <table:table-cell office:value-type="string" calcext:value-type="string">
            <text:p>2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48]*LN([.B148])" office:value-type="float" office:value="-0.815407474194158" calcext:value-type="float">
            <text:p>-0.8154074742</text:p>
          </table:table-cell>
          <table:table-cell table:formula="of:=[.H148]*LN([.C148])" office:value-type="float" office:value="-0" calcext:value-type="float">
            <text:p>0</text:p>
          </table:table-cell>
          <table:table-cell table:formula="of:=[.I148]*LN([.D148])" office:value-type="float" office:value="-0" calcext:value-type="float">
            <text:p>0</text:p>
          </table:table-cell>
          <table:table-cell table:formula="of:=[.K148]+[.L148]+[.M148]" office:value-type="float" office:value="-0.815407474194158" calcext:value-type="float">
            <text:p>-0.81540747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0.jpg</text:p>
          </table:table-cell>
          <table:table-cell office:value-type="float" office:value="0.182806" calcext:value-type="float">
            <text:p>0.182806</text:p>
          </table:table-cell>
          <table:table-cell office:value-type="float" office:value="0.499366" calcext:value-type="float">
            <text:p>0.499366</text:p>
          </table:table-cell>
          <table:table-cell office:value-type="float" office:value="0.317828" calcext:value-type="float">
            <text:p>0.317828</text:p>
          </table:table-cell>
          <table:table-cell/>
          <table:table-cell office:value-type="string" calcext:value-type="string">
            <text:p>23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49]*LN([.B149])" office:value-type="float" office:value="-0" calcext:value-type="float">
            <text:p>0</text:p>
          </table:table-cell>
          <table:table-cell table:formula="of:=[.H149]*LN([.C149])" office:value-type="float" office:value="-0.694415985152166" calcext:value-type="float">
            <text:p>-0.6944159852</text:p>
          </table:table-cell>
          <table:table-cell table:formula="of:=[.I149]*LN([.D149])" office:value-type="float" office:value="-0" calcext:value-type="float">
            <text:p>0</text:p>
          </table:table-cell>
          <table:table-cell table:formula="of:=[.K149]+[.L149]+[.M149]" office:value-type="float" office:value="-0.694415985152166" calcext:value-type="float">
            <text:p>-0.69441598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1.jpg</text:p>
          </table:table-cell>
          <table:table-cell office:value-type="float" office:value="0.595268" calcext:value-type="float">
            <text:p>0.595268</text:p>
          </table:table-cell>
          <table:table-cell office:value-type="float" office:value="0.340706" calcext:value-type="float">
            <text:p>0.340706</text:p>
          </table:table-cell>
          <table:table-cell office:value-type="float" office:value="0.064026" calcext:value-type="float">
            <text:p>0.064026</text:p>
          </table:table-cell>
          <table:table-cell/>
          <table:table-cell office:value-type="string" calcext:value-type="string">
            <text:p>23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50]*LN([.B150])" office:value-type="float" office:value="-0.518743554677154" calcext:value-type="float">
            <text:p>-0.5187435547</text:p>
          </table:table-cell>
          <table:table-cell table:formula="of:=[.H150]*LN([.C150])" office:value-type="float" office:value="-0" calcext:value-type="float">
            <text:p>0</text:p>
          </table:table-cell>
          <table:table-cell table:formula="of:=[.I150]*LN([.D150])" office:value-type="float" office:value="-0" calcext:value-type="float">
            <text:p>0</text:p>
          </table:table-cell>
          <table:table-cell table:formula="of:=[.K150]+[.L150]+[.M150]" office:value-type="float" office:value="-0.518743554677154" calcext:value-type="float">
            <text:p>-0.51874355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2.jpg</text:p>
          </table:table-cell>
          <table:table-cell office:value-type="float" office:value="0.652479" calcext:value-type="float">
            <text:p>0.652479</text:p>
          </table:table-cell>
          <table:table-cell office:value-type="float" office:value="0.293878" calcext:value-type="float">
            <text:p>0.293878</text:p>
          </table:table-cell>
          <table:table-cell office:value-type="float" office:value="0.053644" calcext:value-type="float">
            <text:p>0.053644</text:p>
          </table:table-cell>
          <table:table-cell/>
          <table:table-cell office:value-type="string" calcext:value-type="string">
            <text:p>23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51]*LN([.B151])" office:value-type="float" office:value="-0.426976324211248" calcext:value-type="float">
            <text:p>-0.4269763242</text:p>
          </table:table-cell>
          <table:table-cell table:formula="of:=[.H151]*LN([.C151])" office:value-type="float" office:value="-0" calcext:value-type="float">
            <text:p>0</text:p>
          </table:table-cell>
          <table:table-cell table:formula="of:=[.I151]*LN([.D151])" office:value-type="float" office:value="-0" calcext:value-type="float">
            <text:p>0</text:p>
          </table:table-cell>
          <table:table-cell table:formula="of:=[.K151]+[.L151]+[.M151]" office:value-type="float" office:value="-0.426976324211248" calcext:value-type="float">
            <text:p>-0.4269763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3.jpg</text:p>
          </table:table-cell>
          <table:table-cell office:value-type="float" office:value="0.586481" calcext:value-type="float">
            <text:p>0.586481</text:p>
          </table:table-cell>
          <table:table-cell office:value-type="float" office:value="0.405503" calcext:value-type="float">
            <text:p>0.405503</text:p>
          </table:table-cell>
          <table:table-cell office:value-type="float" office:value="0.008016" calcext:value-type="float">
            <text:p>0.008016</text:p>
          </table:table-cell>
          <table:table-cell/>
          <table:table-cell office:value-type="string" calcext:value-type="string">
            <text:p>23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52]*LN([.B152])" office:value-type="float" office:value="-0" calcext:value-type="float">
            <text:p>0</text:p>
          </table:table-cell>
          <table:table-cell table:formula="of:=[.H152]*LN([.C152])" office:value-type="float" office:value="-0.9026270071803" calcext:value-type="float">
            <text:p>-0.9026270072</text:p>
          </table:table-cell>
          <table:table-cell table:formula="of:=[.I152]*LN([.D152])" office:value-type="float" office:value="-0" calcext:value-type="float">
            <text:p>0</text:p>
          </table:table-cell>
          <table:table-cell table:formula="of:=[.K152]+[.L152]+[.M152]" office:value-type="float" office:value="-0.9026270071803" calcext:value-type="float">
            <text:p>-0.9026270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4.jpg</text:p>
          </table:table-cell>
          <table:table-cell office:value-type="float" office:value="0.038371" calcext:value-type="float">
            <text:p>0.038371</text:p>
          </table:table-cell>
          <table:table-cell office:value-type="float" office:value="0.181351" calcext:value-type="float">
            <text:p>0.181351</text:p>
          </table:table-cell>
          <table:table-cell office:value-type="float" office:value="0.780278" calcext:value-type="float">
            <text:p>0.780278</text:p>
          </table:table-cell>
          <table:table-cell/>
          <table:table-cell office:value-type="string" calcext:value-type="string">
            <text:p>2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53]*LN([.B153])" office:value-type="float" office:value="-0" calcext:value-type="float">
            <text:p>0</text:p>
          </table:table-cell>
          <table:table-cell table:formula="of:=[.H153]*LN([.C153])" office:value-type="float" office:value="-0" calcext:value-type="float">
            <text:p>0</text:p>
          </table:table-cell>
          <table:table-cell table:formula="of:=[.I153]*LN([.D153])" office:value-type="float" office:value="-0.248105012541138" calcext:value-type="float">
            <text:p>-0.2481050125</text:p>
          </table:table-cell>
          <table:table-cell table:formula="of:=[.K153]+[.L153]+[.M153]" office:value-type="float" office:value="-0.248105012541138" calcext:value-type="float">
            <text:p>-0.24810501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5.jpg</text:p>
          </table:table-cell>
          <table:table-cell office:value-type="float" office:value="0.186975" calcext:value-type="float">
            <text:p>0.186975</text:p>
          </table:table-cell>
          <table:table-cell office:value-type="float" office:value="0.5091" calcext:value-type="float">
            <text:p>0.5091</text:p>
          </table:table-cell>
          <table:table-cell office:value-type="float" office:value="0.303926" calcext:value-type="float">
            <text:p>0.303926</text:p>
          </table:table-cell>
          <table:table-cell/>
          <table:table-cell office:value-type="string" calcext:value-type="string">
            <text:p>23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54]*LN([.B154])" office:value-type="float" office:value="-0" calcext:value-type="float">
            <text:p>0</text:p>
          </table:table-cell>
          <table:table-cell table:formula="of:=[.H154]*LN([.C154])" office:value-type="float" office:value="-0.675110818073847" calcext:value-type="float">
            <text:p>-0.6751108181</text:p>
          </table:table-cell>
          <table:table-cell table:formula="of:=[.I154]*LN([.D154])" office:value-type="float" office:value="-0" calcext:value-type="float">
            <text:p>0</text:p>
          </table:table-cell>
          <table:table-cell table:formula="of:=[.K154]+[.L154]+[.M154]" office:value-type="float" office:value="-0.675110818073847" calcext:value-type="float">
            <text:p>-0.67511081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6.jpg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561369" calcext:value-type="float">
            <text:p>0.561369</text:p>
          </table:table-cell>
          <table:table-cell office:value-type="float" office:value="0.338614" calcext:value-type="float">
            <text:p>0.338614</text:p>
          </table:table-cell>
          <table:table-cell/>
          <table:table-cell office:value-type="string" calcext:value-type="string">
            <text:p>23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55]*LN([.B155])" office:value-type="float" office:value="-0" calcext:value-type="float">
            <text:p>0</text:p>
          </table:table-cell>
          <table:table-cell table:formula="of:=[.H155]*LN([.C155])" office:value-type="float" office:value="-0.577376835674105" calcext:value-type="float">
            <text:p>-0.5773768357</text:p>
          </table:table-cell>
          <table:table-cell table:formula="of:=[.I155]*LN([.D155])" office:value-type="float" office:value="-0" calcext:value-type="float">
            <text:p>0</text:p>
          </table:table-cell>
          <table:table-cell table:formula="of:=[.K155]+[.L155]+[.M155]" office:value-type="float" office:value="-0.577376835674105" calcext:value-type="float">
            <text:p>-0.5773768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7.jpg</text:p>
          </table:table-cell>
          <table:table-cell office:value-type="float" office:value="0.065239" calcext:value-type="float">
            <text:p>0.065239</text:p>
          </table:table-cell>
          <table:table-cell office:value-type="float" office:value="0.423944" calcext:value-type="float">
            <text:p>0.423944</text:p>
          </table:table-cell>
          <table:table-cell office:value-type="float" office:value="0.510816" calcext:value-type="float">
            <text:p>0.510816</text:p>
          </table:table-cell>
          <table:table-cell/>
          <table:table-cell office:value-type="string" calcext:value-type="string">
            <text:p>23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56]*LN([.B156])" office:value-type="float" office:value="-0" calcext:value-type="float">
            <text:p>0</text:p>
          </table:table-cell>
          <table:table-cell table:formula="of:=[.H156]*LN([.C156])" office:value-type="float" office:value="-0.85815390794461" calcext:value-type="float">
            <text:p>-0.8581539079</text:p>
          </table:table-cell>
          <table:table-cell table:formula="of:=[.I156]*LN([.D156])" office:value-type="float" office:value="-0" calcext:value-type="float">
            <text:p>0</text:p>
          </table:table-cell>
          <table:table-cell table:formula="of:=[.K156]+[.L156]+[.M156]" office:value-type="float" office:value="-0.85815390794461" calcext:value-type="float">
            <text:p>-0.85815390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8.jpg</text:p>
          </table:table-cell>
          <table:table-cell office:value-type="float" office:value="0.040035" calcext:value-type="float">
            <text:p>0.040035</text:p>
          </table:table-cell>
          <table:table-cell office:value-type="float" office:value="0.427224" calcext:value-type="float">
            <text:p>0.427224</text:p>
          </table:table-cell>
          <table:table-cell office:value-type="float" office:value="0.532741" calcext:value-type="float">
            <text:p>0.532741</text:p>
          </table:table-cell>
          <table:table-cell/>
          <table:table-cell office:value-type="string" calcext:value-type="string">
            <text:p>2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57]*LN([.B157])" office:value-type="float" office:value="-0" calcext:value-type="float">
            <text:p>0</text:p>
          </table:table-cell>
          <table:table-cell table:formula="of:=[.H157]*LN([.C157])" office:value-type="float" office:value="-0" calcext:value-type="float">
            <text:p>0</text:p>
          </table:table-cell>
          <table:table-cell table:formula="of:=[.I157]*LN([.D157])" office:value-type="float" office:value="-0.629719901623348" calcext:value-type="float">
            <text:p>-0.6297199016</text:p>
          </table:table-cell>
          <table:table-cell table:formula="of:=[.K157]+[.L157]+[.M157]" office:value-type="float" office:value="-0.629719901623348" calcext:value-type="float">
            <text:p>-0.6297199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9.jpg</text:p>
          </table:table-cell>
          <table:table-cell office:value-type="float" office:value="0.152316" calcext:value-type="float">
            <text:p>0.152316</text:p>
          </table:table-cell>
          <table:table-cell office:value-type="float" office:value="0.73294" calcext:value-type="float">
            <text:p>0.73294</text:p>
          </table:table-cell>
          <table:table-cell office:value-type="float" office:value="0.114745" calcext:value-type="float">
            <text:p>0.114745</text:p>
          </table:table-cell>
          <table:table-cell/>
          <table:table-cell office:value-type="string" calcext:value-type="string">
            <text:p>23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58]*LN([.B158])" office:value-type="float" office:value="-0" calcext:value-type="float">
            <text:p>0</text:p>
          </table:table-cell>
          <table:table-cell table:formula="of:=[.H158]*LN([.C158])" office:value-type="float" office:value="-0.310691435834634" calcext:value-type="float">
            <text:p>-0.3106914358</text:p>
          </table:table-cell>
          <table:table-cell table:formula="of:=[.I158]*LN([.D158])" office:value-type="float" office:value="-0" calcext:value-type="float">
            <text:p>0</text:p>
          </table:table-cell>
          <table:table-cell table:formula="of:=[.K158]+[.L158]+[.M158]" office:value-type="float" office:value="-0.310691435834634" calcext:value-type="float">
            <text:p>-0.3106914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jpg</text:p>
          </table:table-cell>
          <table:table-cell office:value-type="float" office:value="0.51466" calcext:value-type="float">
            <text:p>0.51466</text:p>
          </table:table-cell>
          <table:table-cell office:value-type="float" office:value="0.455803" calcext:value-type="float">
            <text:p>0.455803</text:p>
          </table:table-cell>
          <table:table-cell office:value-type="float" office:value="0.029536" calcext:value-type="float">
            <text:p>0.029536</text:p>
          </table:table-cell>
          <table:table-cell/>
          <table:table-cell office:value-type="string" calcext:value-type="string">
            <text:p>2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59]*LN([.B159])" office:value-type="float" office:value="-0" calcext:value-type="float">
            <text:p>0</text:p>
          </table:table-cell>
          <table:table-cell table:formula="of:=[.H159]*LN([.C159])" office:value-type="float" office:value="-0.785694580358076" calcext:value-type="float">
            <text:p>-0.7856945804</text:p>
          </table:table-cell>
          <table:table-cell table:formula="of:=[.I159]*LN([.D159])" office:value-type="float" office:value="-0" calcext:value-type="float">
            <text:p>0</text:p>
          </table:table-cell>
          <table:table-cell table:formula="of:=[.K159]+[.L159]+[.M159]" office:value-type="float" office:value="-0.785694580358076" calcext:value-type="float">
            <text:p>-0.7856945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0.jpg</text:p>
          </table:table-cell>
          <table:table-cell office:value-type="float" office:value="0.11653" calcext:value-type="float">
            <text:p>0.11653</text:p>
          </table:table-cell>
          <table:table-cell office:value-type="float" office:value="0.433027" calcext:value-type="float">
            <text:p>0.433027</text:p>
          </table:table-cell>
          <table:table-cell office:value-type="float" office:value="0.450442" calcext:value-type="float">
            <text:p>0.450442</text:p>
          </table:table-cell>
          <table:table-cell/>
          <table:table-cell office:value-type="string" calcext:value-type="string">
            <text:p>2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60]*LN([.B160])" office:value-type="float" office:value="-0" calcext:value-type="float">
            <text:p>0</text:p>
          </table:table-cell>
          <table:table-cell table:formula="of:=[.H160]*LN([.C160])" office:value-type="float" office:value="-0" calcext:value-type="float">
            <text:p>0</text:p>
          </table:table-cell>
          <table:table-cell table:formula="of:=[.I160]*LN([.D160])" office:value-type="float" office:value="-0.797525956060159" calcext:value-type="float">
            <text:p>-0.7975259561</text:p>
          </table:table-cell>
          <table:table-cell table:formula="of:=[.K160]+[.L160]+[.M160]" office:value-type="float" office:value="-0.797525956060159" calcext:value-type="float">
            <text:p>-0.79752595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1.jpg</text:p>
          </table:table-cell>
          <table:table-cell office:value-type="float" office:value="0.240397" calcext:value-type="float">
            <text:p>0.240397</text:p>
          </table:table-cell>
          <table:table-cell office:value-type="float" office:value="0.481387" calcext:value-type="float">
            <text:p>0.481387</text:p>
          </table:table-cell>
          <table:table-cell office:value-type="float" office:value="0.278217" calcext:value-type="float">
            <text:p>0.278217</text:p>
          </table:table-cell>
          <table:table-cell/>
          <table:table-cell office:value-type="string" calcext:value-type="string">
            <text:p>2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61]*LN([.B161])" office:value-type="float" office:value="-0" calcext:value-type="float">
            <text:p>0</text:p>
          </table:table-cell>
          <table:table-cell table:formula="of:=[.H161]*LN([.C161])" office:value-type="float" office:value="-0.7310837585678" calcext:value-type="float">
            <text:p>-0.7310837586</text:p>
          </table:table-cell>
          <table:table-cell table:formula="of:=[.I161]*LN([.D161])" office:value-type="float" office:value="-0" calcext:value-type="float">
            <text:p>0</text:p>
          </table:table-cell>
          <table:table-cell table:formula="of:=[.K161]+[.L161]+[.M161]" office:value-type="float" office:value="-0.7310837585678" calcext:value-type="float">
            <text:p>-0.7310837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2.jpg</text:p>
          </table:table-cell>
          <table:table-cell office:value-type="float" office:value="0.222357" calcext:value-type="float">
            <text:p>0.222357</text:p>
          </table:table-cell>
          <table:table-cell office:value-type="float" office:value="0.470395" calcext:value-type="float">
            <text:p>0.470395</text:p>
          </table:table-cell>
          <table:table-cell office:value-type="float" office:value="0.307248" calcext:value-type="float">
            <text:p>0.307248</text:p>
          </table:table-cell>
          <table:table-cell/>
          <table:table-cell office:value-type="string" calcext:value-type="string">
            <text:p>24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62]*LN([.B162])" office:value-type="float" office:value="-0" calcext:value-type="float">
            <text:p>0</text:p>
          </table:table-cell>
          <table:table-cell table:formula="of:=[.H162]*LN([.C162])" office:value-type="float" office:value="-0.754182511705912" calcext:value-type="float">
            <text:p>-0.7541825117</text:p>
          </table:table-cell>
          <table:table-cell table:formula="of:=[.I162]*LN([.D162])" office:value-type="float" office:value="-0" calcext:value-type="float">
            <text:p>0</text:p>
          </table:table-cell>
          <table:table-cell table:formula="of:=[.K162]+[.L162]+[.M162]" office:value-type="float" office:value="-0.754182511705912" calcext:value-type="float">
            <text:p>-0.7541825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3.jpg</text:p>
          </table:table-cell>
          <table:table-cell office:value-type="float" office:value="0.484662" calcext:value-type="float">
            <text:p>0.484662</text:p>
          </table:table-cell>
          <table:table-cell office:value-type="float" office:value="0.486268" calcext:value-type="float">
            <text:p>0.486268</text:p>
          </table:table-cell>
          <table:table-cell office:value-type="float" office:value="0.02907" calcext:value-type="float">
            <text:p>0.02907</text:p>
          </table:table-cell>
          <table:table-cell/>
          <table:table-cell office:value-type="string" calcext:value-type="string">
            <text:p>2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63]*LN([.B163])" office:value-type="float" office:value="-0" calcext:value-type="float">
            <text:p>0</text:p>
          </table:table-cell>
          <table:table-cell table:formula="of:=[.H163]*LN([.C163])" office:value-type="float" office:value="-0.720995366739771" calcext:value-type="float">
            <text:p>-0.7209953667</text:p>
          </table:table-cell>
          <table:table-cell table:formula="of:=[.I163]*LN([.D163])" office:value-type="float" office:value="-0" calcext:value-type="float">
            <text:p>0</text:p>
          </table:table-cell>
          <table:table-cell table:formula="of:=[.K163]+[.L163]+[.M163]" office:value-type="float" office:value="-0.720995366739771" calcext:value-type="float">
            <text:p>-0.7209953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4.jpg</text:p>
          </table:table-cell>
          <table:table-cell office:value-type="float" office:value="0.033068" calcext:value-type="float">
            <text:p>0.033068</text:p>
          </table:table-cell>
          <table:table-cell office:value-type="float" office:value="0.258094" calcext:value-type="float">
            <text:p>0.258094</text:p>
          </table:table-cell>
          <table:table-cell office:value-type="float" office:value="0.708838" calcext:value-type="float">
            <text:p>0.708838</text:p>
          </table:table-cell>
          <table:table-cell/>
          <table:table-cell office:value-type="string" calcext:value-type="string">
            <text:p>2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64]*LN([.B164])" office:value-type="float" office:value="-0" calcext:value-type="float">
            <text:p>0</text:p>
          </table:table-cell>
          <table:table-cell table:formula="of:=[.H164]*LN([.C164])" office:value-type="float" office:value="-0" calcext:value-type="float">
            <text:p>0</text:p>
          </table:table-cell>
          <table:table-cell table:formula="of:=[.I164]*LN([.D164])" office:value-type="float" office:value="-0.344128269390175" calcext:value-type="float">
            <text:p>-0.3441282694</text:p>
          </table:table-cell>
          <table:table-cell table:formula="of:=[.K164]+[.L164]+[.M164]" office:value-type="float" office:value="-0.344128269390175" calcext:value-type="float">
            <text:p>-0.34412826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5.jpg</text:p>
          </table:table-cell>
          <table:table-cell office:value-type="float" office:value="0.479057" calcext:value-type="float">
            <text:p>0.479057</text:p>
          </table:table-cell>
          <table:table-cell office:value-type="float" office:value="0.496732" calcext:value-type="float">
            <text:p>0.496732</text:p>
          </table:table-cell>
          <table:table-cell office:value-type="float" office:value="0.024211" calcext:value-type="float">
            <text:p>0.024211</text:p>
          </table:table-cell>
          <table:table-cell/>
          <table:table-cell office:value-type="string" calcext:value-type="string">
            <text:p>24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65]*LN([.B165])" office:value-type="float" office:value="-0" calcext:value-type="float">
            <text:p>0</text:p>
          </table:table-cell>
          <table:table-cell table:formula="of:=[.H165]*LN([.C165])" office:value-type="float" office:value="-0.699704633737685" calcext:value-type="float">
            <text:p>-0.6997046337</text:p>
          </table:table-cell>
          <table:table-cell table:formula="of:=[.I165]*LN([.D165])" office:value-type="float" office:value="-0" calcext:value-type="float">
            <text:p>0</text:p>
          </table:table-cell>
          <table:table-cell table:formula="of:=[.K165]+[.L165]+[.M165]" office:value-type="float" office:value="-0.699704633737685" calcext:value-type="float">
            <text:p>-0.69970463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6.jpg</text:p>
          </table:table-cell>
          <table:table-cell office:value-type="float" office:value="0.123844" calcext:value-type="float">
            <text:p>0.123844</text:p>
          </table:table-cell>
          <table:table-cell office:value-type="float" office:value="0.766878" calcext:value-type="float">
            <text:p>0.766878</text:p>
          </table:table-cell>
          <table:table-cell office:value-type="float" office:value="0.109277" calcext:value-type="float">
            <text:p>0.109277</text:p>
          </table:table-cell>
          <table:table-cell/>
          <table:table-cell office:value-type="string" calcext:value-type="string">
            <text:p>2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66]*LN([.B166])" office:value-type="float" office:value="-0" calcext:value-type="float">
            <text:p>0</text:p>
          </table:table-cell>
          <table:table-cell table:formula="of:=[.H166]*LN([.C166])" office:value-type="float" office:value="-0.265427551544173" calcext:value-type="float">
            <text:p>-0.2654275515</text:p>
          </table:table-cell>
          <table:table-cell table:formula="of:=[.I166]*LN([.D166])" office:value-type="float" office:value="-0" calcext:value-type="float">
            <text:p>0</text:p>
          </table:table-cell>
          <table:table-cell table:formula="of:=[.K166]+[.L166]+[.M166]" office:value-type="float" office:value="-0.265427551544173" calcext:value-type="float">
            <text:p>-0.2654275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7.jpg</text:p>
          </table:table-cell>
          <table:table-cell office:value-type="float" office:value="0.100073" calcext:value-type="float">
            <text:p>0.100073</text:p>
          </table:table-cell>
          <table:table-cell office:value-type="float" office:value="0.498368" calcext:value-type="float">
            <text:p>0.498368</text:p>
          </table:table-cell>
          <table:table-cell office:value-type="float" office:value="0.401559" calcext:value-type="float">
            <text:p>0.401559</text:p>
          </table:table-cell>
          <table:table-cell/>
          <table:table-cell office:value-type="string" calcext:value-type="string">
            <text:p>24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67]*LN([.B167])" office:value-type="float" office:value="-0" calcext:value-type="float">
            <text:p>0</text:p>
          </table:table-cell>
          <table:table-cell table:formula="of:=[.H167]*LN([.C167])" office:value-type="float" office:value="-0.696416519027616" calcext:value-type="float">
            <text:p>-0.696416519</text:p>
          </table:table-cell>
          <table:table-cell table:formula="of:=[.I167]*LN([.D167])" office:value-type="float" office:value="-0" calcext:value-type="float">
            <text:p>0</text:p>
          </table:table-cell>
          <table:table-cell table:formula="of:=[.K167]+[.L167]+[.M167]" office:value-type="float" office:value="-0.696416519027616" calcext:value-type="float">
            <text:p>-0.6964165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8.jpg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461162" calcext:value-type="float">
            <text:p>0.461162</text:p>
          </table:table-cell>
          <table:table-cell office:value-type="float" office:value="0.458538" calcext:value-type="float">
            <text:p>0.458538</text:p>
          </table:table-cell>
          <table:table-cell/>
          <table:table-cell office:value-type="string" calcext:value-type="string">
            <text:p>24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68]*LN([.B168])" office:value-type="float" office:value="-2.52198565802942" calcext:value-type="float">
            <text:p>-2.521985658</text:p>
          </table:table-cell>
          <table:table-cell table:formula="of:=[.H168]*LN([.C168])" office:value-type="float" office:value="-0" calcext:value-type="float">
            <text:p>0</text:p>
          </table:table-cell>
          <table:table-cell table:formula="of:=[.I168]*LN([.D168])" office:value-type="float" office:value="-0" calcext:value-type="float">
            <text:p>0</text:p>
          </table:table-cell>
          <table:table-cell table:formula="of:=[.K168]+[.L168]+[.M168]" office:value-type="float" office:value="-2.52198565802942" calcext:value-type="float">
            <text:p>-2.5219856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9.jpg</text:p>
          </table:table-cell>
          <table:table-cell office:value-type="float" office:value="0.167344" calcext:value-type="float">
            <text:p>0.167344</text:p>
          </table:table-cell>
          <table:table-cell office:value-type="float" office:value="0.608984" calcext:value-type="float">
            <text:p>0.608984</text:p>
          </table:table-cell>
          <table:table-cell office:value-type="float" office:value="0.223672" calcext:value-type="float">
            <text:p>0.223672</text:p>
          </table:table-cell>
          <table:table-cell/>
          <table:table-cell office:value-type="string" calcext:value-type="string">
            <text:p>24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69]*LN([.B169])" office:value-type="float" office:value="-1.78770370497022" calcext:value-type="float">
            <text:p>-1.787703705</text:p>
          </table:table-cell>
          <table:table-cell table:formula="of:=[.H169]*LN([.C169])" office:value-type="float" office:value="-0" calcext:value-type="float">
            <text:p>0</text:p>
          </table:table-cell>
          <table:table-cell table:formula="of:=[.I169]*LN([.D169])" office:value-type="float" office:value="-0" calcext:value-type="float">
            <text:p>0</text:p>
          </table:table-cell>
          <table:table-cell table:formula="of:=[.K169]+[.L169]+[.M169]" office:value-type="float" office:value="-1.78770370497022" calcext:value-type="float">
            <text:p>-1.7877037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jpg</text:p>
          </table:table-cell>
          <table:table-cell office:value-type="float" office:value="0.352128" calcext:value-type="float">
            <text:p>0.352128</text:p>
          </table:table-cell>
          <table:table-cell office:value-type="float" office:value="0.533477" calcext:value-type="float">
            <text:p>0.533477</text:p>
          </table:table-cell>
          <table:table-cell office:value-type="float" office:value="0.114394" calcext:value-type="float">
            <text:p>0.114394</text:p>
          </table:table-cell>
          <table:table-cell/>
          <table:table-cell office:value-type="string" calcext:value-type="string">
            <text:p>2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70]*LN([.B170])" office:value-type="float" office:value="-1.04376053312008" calcext:value-type="float">
            <text:p>-1.0437605331</text:p>
          </table:table-cell>
          <table:table-cell table:formula="of:=[.H170]*LN([.C170])" office:value-type="float" office:value="-0" calcext:value-type="float">
            <text:p>0</text:p>
          </table:table-cell>
          <table:table-cell table:formula="of:=[.I170]*LN([.D170])" office:value-type="float" office:value="-0" calcext:value-type="float">
            <text:p>0</text:p>
          </table:table-cell>
          <table:table-cell table:formula="of:=[.K170]+[.L170]+[.M170]" office:value-type="float" office:value="-1.04376053312008" calcext:value-type="float">
            <text:p>-1.04376053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0.jpg</text:p>
          </table:table-cell>
          <table:table-cell office:value-type="float" office:value="0.081893" calcext:value-type="float">
            <text:p>0.081893</text:p>
          </table:table-cell>
          <table:table-cell office:value-type="float" office:value="0.651412" calcext:value-type="float">
            <text:p>0.651412</text:p>
          </table:table-cell>
          <table:table-cell office:value-type="float" office:value="0.266695" calcext:value-type="float">
            <text:p>0.266695</text:p>
          </table:table-cell>
          <table:table-cell/>
          <table:table-cell office:value-type="string" calcext:value-type="string">
            <text:p>25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71]*LN([.B171])" office:value-type="float" office:value="-0" calcext:value-type="float">
            <text:p>0</text:p>
          </table:table-cell>
          <table:table-cell table:formula="of:=[.H171]*LN([.C171])" office:value-type="float" office:value="-0.428612964449076" calcext:value-type="float">
            <text:p>-0.4286129644</text:p>
          </table:table-cell>
          <table:table-cell table:formula="of:=[.I171]*LN([.D171])" office:value-type="float" office:value="-0" calcext:value-type="float">
            <text:p>0</text:p>
          </table:table-cell>
          <table:table-cell table:formula="of:=[.K171]+[.L171]+[.M171]" office:value-type="float" office:value="-0.428612964449076" calcext:value-type="float">
            <text:p>-0.42861296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1.jpg</text:p>
          </table:table-cell>
          <table:table-cell office:value-type="float" office:value="0.236213" calcext:value-type="float">
            <text:p>0.236213</text:p>
          </table:table-cell>
          <table:table-cell office:value-type="float" office:value="0.583728" calcext:value-type="float">
            <text:p>0.583728</text:p>
          </table:table-cell>
          <table:table-cell office:value-type="float" office:value="0.180059" calcext:value-type="float">
            <text:p>0.180059</text:p>
          </table:table-cell>
          <table:table-cell/>
          <table:table-cell office:value-type="string" calcext:value-type="string">
            <text:p>25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72]*LN([.B172])" office:value-type="float" office:value="-1.44302133863011" calcext:value-type="float">
            <text:p>-1.4430213386</text:p>
          </table:table-cell>
          <table:table-cell table:formula="of:=[.H172]*LN([.C172])" office:value-type="float" office:value="-0" calcext:value-type="float">
            <text:p>0</text:p>
          </table:table-cell>
          <table:table-cell table:formula="of:=[.I172]*LN([.D172])" office:value-type="float" office:value="-0" calcext:value-type="float">
            <text:p>0</text:p>
          </table:table-cell>
          <table:table-cell table:formula="of:=[.K172]+[.L172]+[.M172]" office:value-type="float" office:value="-1.44302133863011" calcext:value-type="float">
            <text:p>-1.4430213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2.jpg</text:p>
          </table:table-cell>
          <table:table-cell office:value-type="float" office:value="0.11177" calcext:value-type="float">
            <text:p>0.11177</text:p>
          </table:table-cell>
          <table:table-cell office:value-type="float" office:value="0.465134" calcext:value-type="float">
            <text:p>0.465134</text:p>
          </table:table-cell>
          <table:table-cell office:value-type="float" office:value="0.423096" calcext:value-type="float">
            <text:p>0.423096</text:p>
          </table:table-cell>
          <table:table-cell/>
          <table:table-cell office:value-type="string" calcext:value-type="string">
            <text:p>2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73]*LN([.B173])" office:value-type="float" office:value="-0" calcext:value-type="float">
            <text:p>0</text:p>
          </table:table-cell>
          <table:table-cell table:formula="of:=[.H173]*LN([.C173])" office:value-type="float" office:value="-0" calcext:value-type="float">
            <text:p>0</text:p>
          </table:table-cell>
          <table:table-cell table:formula="of:=[.I173]*LN([.D173])" office:value-type="float" office:value="-0.860156175330585" calcext:value-type="float">
            <text:p>-0.8601561753</text:p>
          </table:table-cell>
          <table:table-cell table:formula="of:=[.K173]+[.L173]+[.M173]" office:value-type="float" office:value="-0.860156175330585" calcext:value-type="float">
            <text:p>-0.8601561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3.jpg</text:p>
          </table:table-cell>
          <table:table-cell office:value-type="float" office:value="0.125999" calcext:value-type="float">
            <text:p>0.125999</text:p>
          </table:table-cell>
          <table:table-cell office:value-type="float" office:value="0.506924" calcext:value-type="float">
            <text:p>0.506924</text:p>
          </table:table-cell>
          <table:table-cell office:value-type="float" office:value="0.367078" calcext:value-type="float">
            <text:p>0.367078</text:p>
          </table:table-cell>
          <table:table-cell/>
          <table:table-cell office:value-type="string" calcext:value-type="string">
            <text:p>2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74]*LN([.B174])" office:value-type="float" office:value="-0" calcext:value-type="float">
            <text:p>0</text:p>
          </table:table-cell>
          <table:table-cell table:formula="of:=[.H174]*LN([.C174])" office:value-type="float" office:value="-0" calcext:value-type="float">
            <text:p>0</text:p>
          </table:table-cell>
          <table:table-cell table:formula="of:=[.I174]*LN([.D174])" office:value-type="float" office:value="-1.00218091944979" calcext:value-type="float">
            <text:p>-1.0021809194</text:p>
          </table:table-cell>
          <table:table-cell table:formula="of:=[.K174]+[.L174]+[.M174]" office:value-type="float" office:value="-1.00218091944979" calcext:value-type="float">
            <text:p>-1.00218091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4.jpg</text:p>
          </table:table-cell>
          <table:table-cell office:value-type="float" office:value="0.039243" calcext:value-type="float">
            <text:p>0.039243</text:p>
          </table:table-cell>
          <table:table-cell office:value-type="float" office:value="0.221695" calcext:value-type="float">
            <text:p>0.221695</text:p>
          </table:table-cell>
          <table:table-cell office:value-type="float" office:value="0.739062" calcext:value-type="float">
            <text:p>0.739062</text:p>
          </table:table-cell>
          <table:table-cell/>
          <table:table-cell office:value-type="string" calcext:value-type="string">
            <text:p>2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75]*LN([.B175])" office:value-type="float" office:value="-0" calcext:value-type="float">
            <text:p>0</text:p>
          </table:table-cell>
          <table:table-cell table:formula="of:=[.H175]*LN([.C175])" office:value-type="float" office:value="-0" calcext:value-type="float">
            <text:p>0</text:p>
          </table:table-cell>
          <table:table-cell table:formula="of:=[.I175]*LN([.D175])" office:value-type="float" office:value="-0.302373464394783" calcext:value-type="float">
            <text:p>-0.3023734644</text:p>
          </table:table-cell>
          <table:table-cell table:formula="of:=[.K175]+[.L175]+[.M175]" office:value-type="float" office:value="-0.302373464394783" calcext:value-type="float">
            <text:p>-0.30237346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5.jpg</text:p>
          </table:table-cell>
          <table:table-cell office:value-type="float" office:value="0.070999" calcext:value-type="float">
            <text:p>0.070999</text:p>
          </table:table-cell>
          <table:table-cell office:value-type="float" office:value="0.75553" calcext:value-type="float">
            <text:p>0.75553</text:p>
          </table:table-cell>
          <table:table-cell office:value-type="float" office:value="0.17347" calcext:value-type="float">
            <text:p>0.17347</text:p>
          </table:table-cell>
          <table:table-cell/>
          <table:table-cell office:value-type="string" calcext:value-type="string">
            <text:p>25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76]*LN([.B176])" office:value-type="float" office:value="-0" calcext:value-type="float">
            <text:p>0</text:p>
          </table:table-cell>
          <table:table-cell table:formula="of:=[.H176]*LN([.C176])" office:value-type="float" office:value="-0.280335789255599" calcext:value-type="float">
            <text:p>-0.2803357893</text:p>
          </table:table-cell>
          <table:table-cell table:formula="of:=[.I176]*LN([.D176])" office:value-type="float" office:value="-0" calcext:value-type="float">
            <text:p>0</text:p>
          </table:table-cell>
          <table:table-cell table:formula="of:=[.K176]+[.L176]+[.M176]" office:value-type="float" office:value="-0.280335789255599" calcext:value-type="float">
            <text:p>-0.2803357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6.jpg</text:p>
          </table:table-cell>
          <table:table-cell office:value-type="float" office:value="0.054225" calcext:value-type="float">
            <text:p>0.054225</text:p>
          </table:table-cell>
          <table:table-cell office:value-type="float" office:value="0.344367" calcext:value-type="float">
            <text:p>0.344367</text:p>
          </table:table-cell>
          <table:table-cell office:value-type="float" office:value="0.601409" calcext:value-type="float">
            <text:p>0.601409</text:p>
          </table:table-cell>
          <table:table-cell/>
          <table:table-cell office:value-type="string" calcext:value-type="string">
            <text:p>2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77]*LN([.B177])" office:value-type="float" office:value="-0" calcext:value-type="float">
            <text:p>0</text:p>
          </table:table-cell>
          <table:table-cell table:formula="of:=[.H177]*LN([.C177])" office:value-type="float" office:value="-0" calcext:value-type="float">
            <text:p>0</text:p>
          </table:table-cell>
          <table:table-cell table:formula="of:=[.I177]*LN([.D177])" office:value-type="float" office:value="-0.508480043458208" calcext:value-type="float">
            <text:p>-0.5084800435</text:p>
          </table:table-cell>
          <table:table-cell table:formula="of:=[.K177]+[.L177]+[.M177]" office:value-type="float" office:value="-0.508480043458208" calcext:value-type="float">
            <text:p>-0.50848004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7.jpg</text:p>
          </table:table-cell>
          <table:table-cell office:value-type="float" office:value="0.273953" calcext:value-type="float">
            <text:p>0.273953</text:p>
          </table:table-cell>
          <table:table-cell office:value-type="float" office:value="0.624354" calcext:value-type="float">
            <text:p>0.624354</text:p>
          </table:table-cell>
          <table:table-cell office:value-type="float" office:value="0.101693" calcext:value-type="float">
            <text:p>0.101693</text:p>
          </table:table-cell>
          <table:table-cell/>
          <table:table-cell office:value-type="string" calcext:value-type="string">
            <text:p>25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78]*LN([.B178])" office:value-type="float" office:value="-0" calcext:value-type="float">
            <text:p>0</text:p>
          </table:table-cell>
          <table:table-cell table:formula="of:=[.H178]*LN([.C178])" office:value-type="float" office:value="-0.471037763778576" calcext:value-type="float">
            <text:p>-0.4710377638</text:p>
          </table:table-cell>
          <table:table-cell table:formula="of:=[.I178]*LN([.D178])" office:value-type="float" office:value="-0" calcext:value-type="float">
            <text:p>0</text:p>
          </table:table-cell>
          <table:table-cell table:formula="of:=[.K178]+[.L178]+[.M178]" office:value-type="float" office:value="-0.471037763778576" calcext:value-type="float">
            <text:p>-0.47103776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8.jpg</text:p>
          </table:table-cell>
          <table:table-cell office:value-type="float" office:value="0.042351" calcext:value-type="float">
            <text:p>0.042351</text:p>
          </table:table-cell>
          <table:table-cell office:value-type="float" office:value="0.337062" calcext:value-type="float">
            <text:p>0.337062</text:p>
          </table:table-cell>
          <table:table-cell office:value-type="float" office:value="0.620587" calcext:value-type="float">
            <text:p>0.620587</text:p>
          </table:table-cell>
          <table:table-cell/>
          <table:table-cell office:value-type="string" calcext:value-type="string">
            <text:p>2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79]*LN([.B179])" office:value-type="float" office:value="-0" calcext:value-type="float">
            <text:p>0</text:p>
          </table:table-cell>
          <table:table-cell table:formula="of:=[.H179]*LN([.C179])" office:value-type="float" office:value="-0" calcext:value-type="float">
            <text:p>0</text:p>
          </table:table-cell>
          <table:table-cell table:formula="of:=[.I179]*LN([.D179])" office:value-type="float" office:value="-0.477089474657449" calcext:value-type="float">
            <text:p>-0.4770894747</text:p>
          </table:table-cell>
          <table:table-cell table:formula="of:=[.K179]+[.L179]+[.M179]" office:value-type="float" office:value="-0.477089474657449" calcext:value-type="float">
            <text:p>-0.47708947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9.jpg</text:p>
          </table:table-cell>
          <table:table-cell office:value-type="float" office:value="0.075618" calcext:value-type="float">
            <text:p>0.075618</text:p>
          </table:table-cell>
          <table:table-cell office:value-type="float" office:value="0.231752" calcext:value-type="float">
            <text:p>0.231752</text:p>
          </table:table-cell>
          <table:table-cell office:value-type="float" office:value="0.69263" calcext:value-type="float">
            <text:p>0.69263</text:p>
          </table:table-cell>
          <table:table-cell/>
          <table:table-cell office:value-type="string" calcext:value-type="string">
            <text:p>2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80]*LN([.B180])" office:value-type="float" office:value="-0" calcext:value-type="float">
            <text:p>0</text:p>
          </table:table-cell>
          <table:table-cell table:formula="of:=[.H180]*LN([.C180])" office:value-type="float" office:value="-0" calcext:value-type="float">
            <text:p>0</text:p>
          </table:table-cell>
          <table:table-cell table:formula="of:=[.I180]*LN([.D180])" office:value-type="float" office:value="-0.367259332907126" calcext:value-type="float">
            <text:p>-0.3672593329</text:p>
          </table:table-cell>
          <table:table-cell table:formula="of:=[.K180]+[.L180]+[.M180]" office:value-type="float" office:value="-0.367259332907126" calcext:value-type="float">
            <text:p>-0.3672593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.jpg</text:p>
          </table:table-cell>
          <table:table-cell office:value-type="float" office:value="0.379934" calcext:value-type="float">
            <text:p>0.379934</text:p>
          </table:table-cell>
          <table:table-cell office:value-type="float" office:value="0.529546" calcext:value-type="float">
            <text:p>0.529546</text:p>
          </table:table-cell>
          <table:table-cell office:value-type="float" office:value="0.09052" calcext:value-type="float">
            <text:p>0.09052</text:p>
          </table:table-cell>
          <table:table-cell/>
          <table:table-cell office:value-type="string" calcext:value-type="string">
            <text:p>2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81]*LN([.B181])" office:value-type="float" office:value="-0" calcext:value-type="float">
            <text:p>0</text:p>
          </table:table-cell>
          <table:table-cell table:formula="of:=[.H181]*LN([.C181])" office:value-type="float" office:value="-0.635735243304218" calcext:value-type="float">
            <text:p>-0.6357352433</text:p>
          </table:table-cell>
          <table:table-cell table:formula="of:=[.I181]*LN([.D181])" office:value-type="float" office:value="-0" calcext:value-type="float">
            <text:p>0</text:p>
          </table:table-cell>
          <table:table-cell table:formula="of:=[.K181]+[.L181]+[.M181]" office:value-type="float" office:value="-0.635735243304218" calcext:value-type="float">
            <text:p>-0.6357352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0.jpg</text:p>
          </table:table-cell>
          <table:table-cell office:value-type="float" office:value="0.357946" calcext:value-type="float">
            <text:p>0.357946</text:p>
          </table:table-cell>
          <table:table-cell office:value-type="float" office:value="0.601711" calcext:value-type="float">
            <text:p>0.601711</text:p>
          </table:table-cell>
          <table:table-cell office:value-type="float" office:value="0.040343" calcext:value-type="float">
            <text:p>0.040343</text:p>
          </table:table-cell>
          <table:table-cell/>
          <table:table-cell office:value-type="string" calcext:value-type="string">
            <text:p>26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82]*LN([.B182])" office:value-type="float" office:value="-1.02737314194746" calcext:value-type="float">
            <text:p>-1.0273731419</text:p>
          </table:table-cell>
          <table:table-cell table:formula="of:=[.H182]*LN([.C182])" office:value-type="float" office:value="-0" calcext:value-type="float">
            <text:p>0</text:p>
          </table:table-cell>
          <table:table-cell table:formula="of:=[.I182]*LN([.D182])" office:value-type="float" office:value="-0" calcext:value-type="float">
            <text:p>0</text:p>
          </table:table-cell>
          <table:table-cell table:formula="of:=[.K182]+[.L182]+[.M182]" office:value-type="float" office:value="-1.02737314194746" calcext:value-type="float">
            <text:p>-1.02737314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1.jpg</text:p>
          </table:table-cell>
          <table:table-cell office:value-type="float" office:value="0.308007" calcext:value-type="float">
            <text:p>0.308007</text:p>
          </table:table-cell>
          <table:table-cell office:value-type="float" office:value="0.667497" calcext:value-type="float">
            <text:p>0.667497</text:p>
          </table:table-cell>
          <table:table-cell office:value-type="float" office:value="0.024495" calcext:value-type="float">
            <text:p>0.024495</text:p>
          </table:table-cell>
          <table:table-cell/>
          <table:table-cell office:value-type="string" calcext:value-type="string">
            <text:p>2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83]*LN([.B183])" office:value-type="float" office:value="-0" calcext:value-type="float">
            <text:p>0</text:p>
          </table:table-cell>
          <table:table-cell table:formula="of:=[.H183]*LN([.C183])" office:value-type="float" office:value="-0" calcext:value-type="float">
            <text:p>0</text:p>
          </table:table-cell>
          <table:table-cell table:formula="of:=[.I183]*LN([.D183])" office:value-type="float" office:value="-3.7092862638916" calcext:value-type="float">
            <text:p>-3.7092862639</text:p>
          </table:table-cell>
          <table:table-cell table:formula="of:=[.K183]+[.L183]+[.M183]" office:value-type="float" office:value="-3.7092862638916" calcext:value-type="float">
            <text:p>-3.70928626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2.jpg</text:p>
          </table:table-cell>
          <table:table-cell office:value-type="float" office:value="0.422036" calcext:value-type="float">
            <text:p>0.422036</text:p>
          </table:table-cell>
          <table:table-cell office:value-type="float" office:value="0.545534" calcext:value-type="float">
            <text:p>0.545534</text:p>
          </table:table-cell>
          <table:table-cell office:value-type="float" office:value="0.03243" calcext:value-type="float">
            <text:p>0.03243</text:p>
          </table:table-cell>
          <table:table-cell/>
          <table:table-cell office:value-type="string" calcext:value-type="string">
            <text:p>26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84]*LN([.B184])" office:value-type="float" office:value="-0" calcext:value-type="float">
            <text:p>0</text:p>
          </table:table-cell>
          <table:table-cell table:formula="of:=[.H184]*LN([.C184])" office:value-type="float" office:value="-0.605990147512008" calcext:value-type="float">
            <text:p>-0.6059901475</text:p>
          </table:table-cell>
          <table:table-cell table:formula="of:=[.I184]*LN([.D184])" office:value-type="float" office:value="-0" calcext:value-type="float">
            <text:p>0</text:p>
          </table:table-cell>
          <table:table-cell table:formula="of:=[.K184]+[.L184]+[.M184]" office:value-type="float" office:value="-0.605990147512008" calcext:value-type="float">
            <text:p>-0.6059901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3.jpg</text:p>
          </table:table-cell>
          <table:table-cell office:value-type="float" office:value="0.186583" calcext:value-type="float">
            <text:p>0.186583</text:p>
          </table:table-cell>
          <table:table-cell office:value-type="float" office:value="0.657471" calcext:value-type="float">
            <text:p>0.657471</text:p>
          </table:table-cell>
          <table:table-cell office:value-type="float" office:value="0.155946" calcext:value-type="float">
            <text:p>0.155946</text:p>
          </table:table-cell>
          <table:table-cell/>
          <table:table-cell office:value-type="string" calcext:value-type="string">
            <text:p>2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85]*LN([.B185])" office:value-type="float" office:value="-0" calcext:value-type="float">
            <text:p>0</text:p>
          </table:table-cell>
          <table:table-cell table:formula="of:=[.H185]*LN([.C185])" office:value-type="float" office:value="-0.419354622366815" calcext:value-type="float">
            <text:p>-0.4193546224</text:p>
          </table:table-cell>
          <table:table-cell table:formula="of:=[.I185]*LN([.D185])" office:value-type="float" office:value="-0" calcext:value-type="float">
            <text:p>0</text:p>
          </table:table-cell>
          <table:table-cell table:formula="of:=[.K185]+[.L185]+[.M185]" office:value-type="float" office:value="-0.419354622366815" calcext:value-type="float">
            <text:p>-0.4193546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4.jpg</text:p>
          </table:table-cell>
          <table:table-cell office:value-type="float" office:value="0.059134" calcext:value-type="float">
            <text:p>0.059134</text:p>
          </table:table-cell>
          <table:table-cell office:value-type="float" office:value="0.268164" calcext:value-type="float">
            <text:p>0.268164</text:p>
          </table:table-cell>
          <table:table-cell office:value-type="float" office:value="0.672702" calcext:value-type="float">
            <text:p>0.672702</text:p>
          </table:table-cell>
          <table:table-cell/>
          <table:table-cell office:value-type="string" calcext:value-type="string">
            <text:p>26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86]*LN([.B186])" office:value-type="float" office:value="-2.82794922388116" calcext:value-type="float">
            <text:p>-2.8279492239</text:p>
          </table:table-cell>
          <table:table-cell table:formula="of:=[.H186]*LN([.C186])" office:value-type="float" office:value="-0" calcext:value-type="float">
            <text:p>0</text:p>
          </table:table-cell>
          <table:table-cell table:formula="of:=[.I186]*LN([.D186])" office:value-type="float" office:value="-0" calcext:value-type="float">
            <text:p>0</text:p>
          </table:table-cell>
          <table:table-cell table:formula="of:=[.K186]+[.L186]+[.M186]" office:value-type="float" office:value="-2.82794922388116" calcext:value-type="float">
            <text:p>-2.82794922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5.jpg</text:p>
          </table:table-cell>
          <table:table-cell office:value-type="float" office:value="0.05628" calcext:value-type="float">
            <text:p>0.05628</text:p>
          </table:table-cell>
          <table:table-cell office:value-type="float" office:value="0.289793" calcext:value-type="float">
            <text:p>0.289793</text:p>
          </table:table-cell>
          <table:table-cell office:value-type="float" office:value="0.653927" calcext:value-type="float">
            <text:p>0.653927</text:p>
          </table:table-cell>
          <table:table-cell/>
          <table:table-cell office:value-type="string" calcext:value-type="string">
            <text:p>2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87]*LN([.B187])" office:value-type="float" office:value="-0" calcext:value-type="float">
            <text:p>0</text:p>
          </table:table-cell>
          <table:table-cell table:formula="of:=[.H187]*LN([.C187])" office:value-type="float" office:value="-0" calcext:value-type="float">
            <text:p>0</text:p>
          </table:table-cell>
          <table:table-cell table:formula="of:=[.I187]*LN([.D187])" office:value-type="float" office:value="-0.42475955455011" calcext:value-type="float">
            <text:p>-0.4247595546</text:p>
          </table:table-cell>
          <table:table-cell table:formula="of:=[.K187]+[.L187]+[.M187]" office:value-type="float" office:value="-0.42475955455011" calcext:value-type="float">
            <text:p>-0.4247595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6.jpg</text:p>
          </table:table-cell>
          <table:table-cell office:value-type="float" office:value="0.034701" calcext:value-type="float">
            <text:p>0.034701</text:p>
          </table:table-cell>
          <table:table-cell office:value-type="float" office:value="0.248677" calcext:value-type="float">
            <text:p>0.248677</text:p>
          </table:table-cell>
          <table:table-cell office:value-type="float" office:value="0.716623" calcext:value-type="float">
            <text:p>0.716623</text:p>
          </table:table-cell>
          <table:table-cell/>
          <table:table-cell office:value-type="string" calcext:value-type="string">
            <text:p>2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88]*LN([.B188])" office:value-type="float" office:value="-0" calcext:value-type="float">
            <text:p>0</text:p>
          </table:table-cell>
          <table:table-cell table:formula="of:=[.H188]*LN([.C188])" office:value-type="float" office:value="-0" calcext:value-type="float">
            <text:p>0</text:p>
          </table:table-cell>
          <table:table-cell table:formula="of:=[.I188]*LN([.D188])" office:value-type="float" office:value="-0.333205378617418" calcext:value-type="float">
            <text:p>-0.3332053786</text:p>
          </table:table-cell>
          <table:table-cell table:formula="of:=[.K188]+[.L188]+[.M188]" office:value-type="float" office:value="-0.333205378617418" calcext:value-type="float">
            <text:p>-0.33320537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7.jpg</text:p>
          </table:table-cell>
          <table:table-cell office:value-type="float" office:value="0.508771" calcext:value-type="float">
            <text:p>0.508771</text:p>
          </table:table-cell>
          <table:table-cell office:value-type="float" office:value="0.450864" calcext:value-type="float">
            <text:p>0.450864</text:p>
          </table:table-cell>
          <table:table-cell office:value-type="float" office:value="0.040365" calcext:value-type="float">
            <text:p>0.040365</text:p>
          </table:table-cell>
          <table:table-cell/>
          <table:table-cell office:value-type="string" calcext:value-type="string">
            <text:p>26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89]*LN([.B189])" office:value-type="float" office:value="-0" calcext:value-type="float">
            <text:p>0</text:p>
          </table:table-cell>
          <table:table-cell table:formula="of:=[.H189]*LN([.C189])" office:value-type="float" office:value="-0.796589537061868" calcext:value-type="float">
            <text:p>-0.7965895371</text:p>
          </table:table-cell>
          <table:table-cell table:formula="of:=[.I189]*LN([.D189])" office:value-type="float" office:value="-0" calcext:value-type="float">
            <text:p>0</text:p>
          </table:table-cell>
          <table:table-cell table:formula="of:=[.K189]+[.L189]+[.M189]" office:value-type="float" office:value="-0.796589537061868" calcext:value-type="float">
            <text:p>-0.7965895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8.jpg</text:p>
          </table:table-cell>
          <table:table-cell office:value-type="float" office:value="0.292694" calcext:value-type="float">
            <text:p>0.292694</text:p>
          </table:table-cell>
          <table:table-cell office:value-type="float" office:value="0.652965" calcext:value-type="float">
            <text:p>0.652965</text:p>
          </table:table-cell>
          <table:table-cell office:value-type="float" office:value="0.054341" calcext:value-type="float">
            <text:p>0.054341</text:p>
          </table:table-cell>
          <table:table-cell/>
          <table:table-cell office:value-type="string" calcext:value-type="string">
            <text:p>26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90]*LN([.B190])" office:value-type="float" office:value="-1.22862758429864" calcext:value-type="float">
            <text:p>-1.2286275843</text:p>
          </table:table-cell>
          <table:table-cell table:formula="of:=[.H190]*LN([.C190])" office:value-type="float" office:value="-0" calcext:value-type="float">
            <text:p>0</text:p>
          </table:table-cell>
          <table:table-cell table:formula="of:=[.I190]*LN([.D190])" office:value-type="float" office:value="-0" calcext:value-type="float">
            <text:p>0</text:p>
          </table:table-cell>
          <table:table-cell table:formula="of:=[.K190]+[.L190]+[.M190]" office:value-type="float" office:value="-1.22862758429864" calcext:value-type="float">
            <text:p>-1.22862758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9.jpg</text:p>
          </table:table-cell>
          <table:table-cell office:value-type="float" office:value="0.487524" calcext:value-type="float">
            <text:p>0.487524</text:p>
          </table:table-cell>
          <table:table-cell office:value-type="float" office:value="0.499566" calcext:value-type="float">
            <text:p>0.499566</text:p>
          </table:table-cell>
          <table:table-cell office:value-type="float" office:value="0.01291" calcext:value-type="float">
            <text:p>0.01291</text:p>
          </table:table-cell>
          <table:table-cell/>
          <table:table-cell office:value-type="string" calcext:value-type="string">
            <text:p>26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91]*LN([.B191])" office:value-type="float" office:value="-0" calcext:value-type="float">
            <text:p>0</text:p>
          </table:table-cell>
          <table:table-cell table:formula="of:=[.H191]*LN([.C191])" office:value-type="float" office:value="-0.694015557490078" calcext:value-type="float">
            <text:p>-0.6940155575</text:p>
          </table:table-cell>
          <table:table-cell table:formula="of:=[.I191]*LN([.D191])" office:value-type="float" office:value="-0" calcext:value-type="float">
            <text:p>0</text:p>
          </table:table-cell>
          <table:table-cell table:formula="of:=[.K191]+[.L191]+[.M191]" office:value-type="float" office:value="-0.694015557490078" calcext:value-type="float">
            <text:p>-0.6940155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jpg</text:p>
          </table:table-cell>
          <table:table-cell office:value-type="float" office:value="0.035084" calcext:value-type="float">
            <text:p>0.035084</text:p>
          </table:table-cell>
          <table:table-cell office:value-type="float" office:value="0.492454" calcext:value-type="float">
            <text:p>0.492454</text:p>
          </table:table-cell>
          <table:table-cell office:value-type="float" office:value="0.472463" calcext:value-type="float">
            <text:p>0.472463</text:p>
          </table:table-cell>
          <table:table-cell/>
          <table:table-cell office:value-type="string" calcext:value-type="string">
            <text:p>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92]*LN([.B192])" office:value-type="float" office:value="-0" calcext:value-type="float">
            <text:p>0</text:p>
          </table:table-cell>
          <table:table-cell table:formula="of:=[.H192]*LN([.C192])" office:value-type="float" office:value="-0" calcext:value-type="float">
            <text:p>0</text:p>
          </table:table-cell>
          <table:table-cell table:formula="of:=[.I192]*LN([.D192])" office:value-type="float" office:value="-0.74979584199279" calcext:value-type="float">
            <text:p>-0.749795842</text:p>
          </table:table-cell>
          <table:table-cell table:formula="of:=[.K192]+[.L192]+[.M192]" office:value-type="float" office:value="-0.74979584199279" calcext:value-type="float">
            <text:p>-0.7497958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0.jpg</text:p>
          </table:table-cell>
          <table:table-cell office:value-type="float" office:value="0.027683" calcext:value-type="float">
            <text:p>0.027683</text:p>
          </table:table-cell>
          <table:table-cell office:value-type="float" office:value="0.264944" calcext:value-type="float">
            <text:p>0.264944</text:p>
          </table:table-cell>
          <table:table-cell office:value-type="float" office:value="0.707373" calcext:value-type="float">
            <text:p>0.707373</text:p>
          </table:table-cell>
          <table:table-cell/>
          <table:table-cell office:value-type="string" calcext:value-type="string">
            <text:p>2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93]*LN([.B193])" office:value-type="float" office:value="-0" calcext:value-type="float">
            <text:p>0</text:p>
          </table:table-cell>
          <table:table-cell table:formula="of:=[.H193]*LN([.C193])" office:value-type="float" office:value="-0" calcext:value-type="float">
            <text:p>0</text:p>
          </table:table-cell>
          <table:table-cell table:formula="of:=[.I193]*LN([.D193])" office:value-type="float" office:value="-0.346197170878102" calcext:value-type="float">
            <text:p>-0.3461971709</text:p>
          </table:table-cell>
          <table:table-cell table:formula="of:=[.K193]+[.L193]+[.M193]" office:value-type="float" office:value="-0.346197170878102" calcext:value-type="float">
            <text:p>-0.34619717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1.jpg</text:p>
          </table:table-cell>
          <table:table-cell office:value-type="float" office:value="0.164737" calcext:value-type="float">
            <text:p>0.164737</text:p>
          </table:table-cell>
          <table:table-cell office:value-type="float" office:value="0.458731" calcext:value-type="float">
            <text:p>0.458731</text:p>
          </table:table-cell>
          <table:table-cell office:value-type="float" office:value="0.376533" calcext:value-type="float">
            <text:p>0.376533</text:p>
          </table:table-cell>
          <table:table-cell/>
          <table:table-cell office:value-type="string" calcext:value-type="string">
            <text:p>27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94]*LN([.B194])" office:value-type="float" office:value="-0" calcext:value-type="float">
            <text:p>0</text:p>
          </table:table-cell>
          <table:table-cell table:formula="of:=[.H194]*LN([.C194])" office:value-type="float" office:value="-0.779291297364793" calcext:value-type="float">
            <text:p>-0.7792912974</text:p>
          </table:table-cell>
          <table:table-cell table:formula="of:=[.I194]*LN([.D194])" office:value-type="float" office:value="-0" calcext:value-type="float">
            <text:p>0</text:p>
          </table:table-cell>
          <table:table-cell table:formula="of:=[.K194]+[.L194]+[.M194]" office:value-type="float" office:value="-0.779291297364793" calcext:value-type="float">
            <text:p>-0.77929129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2.jpg</text:p>
          </table:table-cell>
          <table:table-cell office:value-type="float" office:value="0.120455" calcext:value-type="float">
            <text:p>0.120455</text:p>
          </table:table-cell>
          <table:table-cell office:value-type="float" office:value="0.455906" calcext:value-type="float">
            <text:p>0.455906</text:p>
          </table:table-cell>
          <table:table-cell office:value-type="float" office:value="0.423639" calcext:value-type="float">
            <text:p>0.423639</text:p>
          </table:table-cell>
          <table:table-cell/>
          <table:table-cell office:value-type="string" calcext:value-type="string">
            <text:p>2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95]*LN([.B195])" office:value-type="float" office:value="-0" calcext:value-type="float">
            <text:p>0</text:p>
          </table:table-cell>
          <table:table-cell table:formula="of:=[.H195]*LN([.C195])" office:value-type="float" office:value="-0" calcext:value-type="float">
            <text:p>0</text:p>
          </table:table-cell>
          <table:table-cell table:formula="of:=[.I195]*LN([.D195])" office:value-type="float" office:value="-0.858873601504214" calcext:value-type="float">
            <text:p>-0.8588736015</text:p>
          </table:table-cell>
          <table:table-cell table:formula="of:=[.K195]+[.L195]+[.M195]" office:value-type="float" office:value="-0.858873601504214" calcext:value-type="float">
            <text:p>-0.8588736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3.jpg</text:p>
          </table:table-cell>
          <table:table-cell office:value-type="float" office:value="0.060919" calcext:value-type="float">
            <text:p>0.060919</text:p>
          </table:table-cell>
          <table:table-cell office:value-type="float" office:value="0.324193" calcext:value-type="float">
            <text:p>0.324193</text:p>
          </table:table-cell>
          <table:table-cell office:value-type="float" office:value="0.614888" calcext:value-type="float">
            <text:p>0.614888</text:p>
          </table:table-cell>
          <table:table-cell/>
          <table:table-cell office:value-type="string" calcext:value-type="string">
            <text:p>2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96]*LN([.B196])" office:value-type="float" office:value="-0" calcext:value-type="float">
            <text:p>0</text:p>
          </table:table-cell>
          <table:table-cell table:formula="of:=[.H196]*LN([.C196])" office:value-type="float" office:value="-0" calcext:value-type="float">
            <text:p>0</text:p>
          </table:table-cell>
          <table:table-cell table:formula="of:=[.I196]*LN([.D196])" office:value-type="float" office:value="-0.486315141581493" calcext:value-type="float">
            <text:p>-0.4863151416</text:p>
          </table:table-cell>
          <table:table-cell table:formula="of:=[.K196]+[.L196]+[.M196]" office:value-type="float" office:value="-0.486315141581493" calcext:value-type="float">
            <text:p>-0.48631514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4.jpg</text:p>
          </table:table-cell>
          <table:table-cell office:value-type="float" office:value="0.249547" calcext:value-type="float">
            <text:p>0.249547</text:p>
          </table:table-cell>
          <table:table-cell office:value-type="float" office:value="0.561507" calcext:value-type="float">
            <text:p>0.561507</text:p>
          </table:table-cell>
          <table:table-cell office:value-type="float" office:value="0.188946" calcext:value-type="float">
            <text:p>0.188946</text:p>
          </table:table-cell>
          <table:table-cell/>
          <table:table-cell office:value-type="string" calcext:value-type="string">
            <text:p>27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97]*LN([.B197])" office:value-type="float" office:value="-0" calcext:value-type="float">
            <text:p>0</text:p>
          </table:table-cell>
          <table:table-cell table:formula="of:=[.H197]*LN([.C197])" office:value-type="float" office:value="-0.577131038274045" calcext:value-type="float">
            <text:p>-0.5771310383</text:p>
          </table:table-cell>
          <table:table-cell table:formula="of:=[.I197]*LN([.D197])" office:value-type="float" office:value="-0" calcext:value-type="float">
            <text:p>0</text:p>
          </table:table-cell>
          <table:table-cell table:formula="of:=[.K197]+[.L197]+[.M197]" office:value-type="float" office:value="-0.577131038274045" calcext:value-type="float">
            <text:p>-0.57713103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5.jpg</text:p>
          </table:table-cell>
          <table:table-cell office:value-type="float" office:value="0.195716" calcext:value-type="float">
            <text:p>0.195716</text:p>
          </table:table-cell>
          <table:table-cell office:value-type="float" office:value="0.33118" calcext:value-type="float">
            <text:p>0.33118</text:p>
          </table:table-cell>
          <table:table-cell office:value-type="float" office:value="0.473104" calcext:value-type="float">
            <text:p>0.473104</text:p>
          </table:table-cell>
          <table:table-cell/>
          <table:table-cell office:value-type="string" calcext:value-type="string">
            <text:p>2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98]*LN([.B198])" office:value-type="float" office:value="-0" calcext:value-type="float">
            <text:p>0</text:p>
          </table:table-cell>
          <table:table-cell table:formula="of:=[.H198]*LN([.C198])" office:value-type="float" office:value="-0" calcext:value-type="float">
            <text:p>0</text:p>
          </table:table-cell>
          <table:table-cell table:formula="of:=[.I198]*LN([.D198])" office:value-type="float" office:value="-0.748440041508657" calcext:value-type="float">
            <text:p>-0.7484400415</text:p>
          </table:table-cell>
          <table:table-cell table:formula="of:=[.K198]+[.L198]+[.M198]" office:value-type="float" office:value="-0.748440041508657" calcext:value-type="float">
            <text:p>-0.74844004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6.jpg</text:p>
          </table:table-cell>
          <table:table-cell office:value-type="float" office:value="0.053351" calcext:value-type="float">
            <text:p>0.053351</text:p>
          </table:table-cell>
          <table:table-cell office:value-type="float" office:value="0.646394" calcext:value-type="float">
            <text:p>0.646394</text:p>
          </table:table-cell>
          <table:table-cell office:value-type="float" office:value="0.300255" calcext:value-type="float">
            <text:p>0.300255</text:p>
          </table:table-cell>
          <table:table-cell/>
          <table:table-cell office:value-type="string" calcext:value-type="string">
            <text:p>27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99]*LN([.B199])" office:value-type="float" office:value="-0" calcext:value-type="float">
            <text:p>0</text:p>
          </table:table-cell>
          <table:table-cell table:formula="of:=[.H199]*LN([.C199])" office:value-type="float" office:value="-0.436346053996549" calcext:value-type="float">
            <text:p>-0.436346054</text:p>
          </table:table-cell>
          <table:table-cell table:formula="of:=[.I199]*LN([.D199])" office:value-type="float" office:value="-0" calcext:value-type="float">
            <text:p>0</text:p>
          </table:table-cell>
          <table:table-cell table:formula="of:=[.K199]+[.L199]+[.M199]" office:value-type="float" office:value="-0.436346053996549" calcext:value-type="float">
            <text:p>-0.436346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7.jpg</text:p>
          </table:table-cell>
          <table:table-cell office:value-type="float" office:value="0.32748" calcext:value-type="float">
            <text:p>0.32748</text:p>
          </table:table-cell>
          <table:table-cell office:value-type="float" office:value="0.580658" calcext:value-type="float">
            <text:p>0.580658</text:p>
          </table:table-cell>
          <table:table-cell office:value-type="float" office:value="0.091862" calcext:value-type="float">
            <text:p>0.091862</text:p>
          </table:table-cell>
          <table:table-cell/>
          <table:table-cell office:value-type="string" calcext:value-type="string">
            <text:p>2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00]*LN([.B200])" office:value-type="float" office:value="-0" calcext:value-type="float">
            <text:p>0</text:p>
          </table:table-cell>
          <table:table-cell table:formula="of:=[.H200]*LN([.C200])" office:value-type="float" office:value="-0.543593335722318" calcext:value-type="float">
            <text:p>-0.5435933357</text:p>
          </table:table-cell>
          <table:table-cell table:formula="of:=[.I200]*LN([.D200])" office:value-type="float" office:value="-0" calcext:value-type="float">
            <text:p>0</text:p>
          </table:table-cell>
          <table:table-cell table:formula="of:=[.K200]+[.L200]+[.M200]" office:value-type="float" office:value="-0.543593335722318" calcext:value-type="float">
            <text:p>-0.5435933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8.jpg</text:p>
          </table:table-cell>
          <table:table-cell office:value-type="float" office:value="0.066473" calcext:value-type="float">
            <text:p>0.066473</text:p>
          </table:table-cell>
          <table:table-cell office:value-type="float" office:value="0.487338" calcext:value-type="float">
            <text:p>0.487338</text:p>
          </table:table-cell>
          <table:table-cell office:value-type="float" office:value="0.446189" calcext:value-type="float">
            <text:p>0.446189</text:p>
          </table:table-cell>
          <table:table-cell/>
          <table:table-cell office:value-type="string" calcext:value-type="string">
            <text:p>2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01]*LN([.B201])" office:value-type="float" office:value="-0" calcext:value-type="float">
            <text:p>0</text:p>
          </table:table-cell>
          <table:table-cell table:formula="of:=[.H201]*LN([.C201])" office:value-type="float" office:value="-0" calcext:value-type="float">
            <text:p>0</text:p>
          </table:table-cell>
          <table:table-cell table:formula="of:=[.I201]*LN([.D201])" office:value-type="float" office:value="-0.807012649909728" calcext:value-type="float">
            <text:p>-0.8070126499</text:p>
          </table:table-cell>
          <table:table-cell table:formula="of:=[.K201]+[.L201]+[.M201]" office:value-type="float" office:value="-0.807012649909728" calcext:value-type="float">
            <text:p>-0.80701264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9.jpg</text:p>
          </table:table-cell>
          <table:table-cell office:value-type="float" office:value="0.043814" calcext:value-type="float">
            <text:p>0.043814</text:p>
          </table:table-cell>
          <table:table-cell office:value-type="float" office:value="0.221415" calcext:value-type="float">
            <text:p>0.221415</text:p>
          </table:table-cell>
          <table:table-cell office:value-type="float" office:value="0.73477" calcext:value-type="float">
            <text:p>0.73477</text:p>
          </table:table-cell>
          <table:table-cell/>
          <table:table-cell office:value-type="string" calcext:value-type="string">
            <text:p>2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02]*LN([.B202])" office:value-type="float" office:value="-0" calcext:value-type="float">
            <text:p>0</text:p>
          </table:table-cell>
          <table:table-cell table:formula="of:=[.H202]*LN([.C202])" office:value-type="float" office:value="-0" calcext:value-type="float">
            <text:p>0</text:p>
          </table:table-cell>
          <table:table-cell table:formula="of:=[.I202]*LN([.D202])" office:value-type="float" office:value="-0.308197753910666" calcext:value-type="float">
            <text:p>-0.3081977539</text:p>
          </table:table-cell>
          <table:table-cell table:formula="of:=[.K202]+[.L202]+[.M202]" office:value-type="float" office:value="-0.308197753910666" calcext:value-type="float">
            <text:p>-0.3081977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jpg</text:p>
          </table:table-cell>
          <table:table-cell office:value-type="float" office:value="0.114452" calcext:value-type="float">
            <text:p>0.114452</text:p>
          </table:table-cell>
          <table:table-cell office:value-type="float" office:value="0.73155" calcext:value-type="float">
            <text:p>0.73155</text:p>
          </table:table-cell>
          <table:table-cell office:value-type="float" office:value="0.153998" calcext:value-type="float">
            <text:p>0.153998</text:p>
          </table:table-cell>
          <table:table-cell/>
          <table:table-cell office:value-type="string" calcext:value-type="string">
            <text:p>2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03]*LN([.B203])" office:value-type="float" office:value="-0" calcext:value-type="float">
            <text:p>0</text:p>
          </table:table-cell>
          <table:table-cell table:formula="of:=[.H203]*LN([.C203])" office:value-type="float" office:value="-0.312589708157966" calcext:value-type="float">
            <text:p>-0.3125897082</text:p>
          </table:table-cell>
          <table:table-cell table:formula="of:=[.I203]*LN([.D203])" office:value-type="float" office:value="-0" calcext:value-type="float">
            <text:p>0</text:p>
          </table:table-cell>
          <table:table-cell table:formula="of:=[.K203]+[.L203]+[.M203]" office:value-type="float" office:value="-0.312589708157966" calcext:value-type="float">
            <text:p>-0.31258970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0.jpg</text:p>
          </table:table-cell>
          <table:table-cell office:value-type="float" office:value="0.205711" calcext:value-type="float">
            <text:p>0.205711</text:p>
          </table:table-cell>
          <table:table-cell office:value-type="float" office:value="0.706052" calcext:value-type="float">
            <text:p>0.706052</text:p>
          </table:table-cell>
          <table:table-cell office:value-type="float" office:value="0.088237" calcext:value-type="float">
            <text:p>0.088237</text:p>
          </table:table-cell>
          <table:table-cell/>
          <table:table-cell office:value-type="string" calcext:value-type="string">
            <text:p>28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04]*LN([.B204])" office:value-type="float" office:value="-0" calcext:value-type="float">
            <text:p>0</text:p>
          </table:table-cell>
          <table:table-cell table:formula="of:=[.H204]*LN([.C204])" office:value-type="float" office:value="-0.348066389810312" calcext:value-type="float">
            <text:p>-0.3480663898</text:p>
          </table:table-cell>
          <table:table-cell table:formula="of:=[.I204]*LN([.D204])" office:value-type="float" office:value="-0" calcext:value-type="float">
            <text:p>0</text:p>
          </table:table-cell>
          <table:table-cell table:formula="of:=[.K204]+[.L204]+[.M204]" office:value-type="float" office:value="-0.348066389810312" calcext:value-type="float">
            <text:p>-0.34806638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1.jpg</text:p>
          </table:table-cell>
          <table:table-cell office:value-type="float" office:value="0.042058" calcext:value-type="float">
            <text:p>0.042058</text:p>
          </table:table-cell>
          <table:table-cell office:value-type="float" office:value="0.218289" calcext:value-type="float">
            <text:p>0.218289</text:p>
          </table:table-cell>
          <table:table-cell office:value-type="float" office:value="0.739653" calcext:value-type="float">
            <text:p>0.739653</text:p>
          </table:table-cell>
          <table:table-cell/>
          <table:table-cell office:value-type="string" calcext:value-type="string">
            <text:p>2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05]*LN([.B205])" office:value-type="float" office:value="-0" calcext:value-type="float">
            <text:p>0</text:p>
          </table:table-cell>
          <table:table-cell table:formula="of:=[.H205]*LN([.C205])" office:value-type="float" office:value="-1.52193540606825" calcext:value-type="float">
            <text:p>-1.5219354061</text:p>
          </table:table-cell>
          <table:table-cell table:formula="of:=[.I205]*LN([.D205])" office:value-type="float" office:value="-0" calcext:value-type="float">
            <text:p>0</text:p>
          </table:table-cell>
          <table:table-cell table:formula="of:=[.K205]+[.L205]+[.M205]" office:value-type="float" office:value="-1.52193540606825" calcext:value-type="float">
            <text:p>-1.5219354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2.jpg</text:p>
          </table:table-cell>
          <table:table-cell office:value-type="float" office:value="0.28701" calcext:value-type="float">
            <text:p>0.28701</text:p>
          </table:table-cell>
          <table:table-cell office:value-type="float" office:value="0.543943" calcext:value-type="float">
            <text:p>0.543943</text:p>
          </table:table-cell>
          <table:table-cell office:value-type="float" office:value="0.169047" calcext:value-type="float">
            <text:p>0.169047</text:p>
          </table:table-cell>
          <table:table-cell/>
          <table:table-cell office:value-type="string" calcext:value-type="string">
            <text:p>28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06]*LN([.B206])" office:value-type="float" office:value="-0" calcext:value-type="float">
            <text:p>0</text:p>
          </table:table-cell>
          <table:table-cell table:formula="of:=[.H206]*LN([.C206])" office:value-type="float" office:value="-0.608910817027705" calcext:value-type="float">
            <text:p>-0.608910817</text:p>
          </table:table-cell>
          <table:table-cell table:formula="of:=[.I206]*LN([.D206])" office:value-type="float" office:value="-0" calcext:value-type="float">
            <text:p>0</text:p>
          </table:table-cell>
          <table:table-cell table:formula="of:=[.K206]+[.L206]+[.M206]" office:value-type="float" office:value="-0.608910817027705" calcext:value-type="float">
            <text:p>-0.6089108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3.jpg</text:p>
          </table:table-cell>
          <table:table-cell office:value-type="float" office:value="0.047897" calcext:value-type="float">
            <text:p>0.04789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723803" calcext:value-type="float">
            <text:p>0.723803</text:p>
          </table:table-cell>
          <table:table-cell/>
          <table:table-cell office:value-type="string" calcext:value-type="string">
            <text:p>2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07]*LN([.B207])" office:value-type="float" office:value="-0" calcext:value-type="float">
            <text:p>0</text:p>
          </table:table-cell>
          <table:table-cell table:formula="of:=[.H207]*LN([.C207])" office:value-type="float" office:value="-0" calcext:value-type="float">
            <text:p>0</text:p>
          </table:table-cell>
          <table:table-cell table:formula="of:=[.I207]*LN([.D207])" office:value-type="float" office:value="-0.323236023069706" calcext:value-type="float">
            <text:p>-0.3232360231</text:p>
          </table:table-cell>
          <table:table-cell table:formula="of:=[.K207]+[.L207]+[.M207]" office:value-type="float" office:value="-0.323236023069706" calcext:value-type="float">
            <text:p>-0.3232360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4.jpg</text:p>
          </table:table-cell>
          <table:table-cell office:value-type="float" office:value="0.042694" calcext:value-type="float">
            <text:p>0.042694</text:p>
          </table:table-cell>
          <table:table-cell office:value-type="float" office:value="0.224851" calcext:value-type="float">
            <text:p>0.224851</text:p>
          </table:table-cell>
          <table:table-cell office:value-type="float" office:value="0.732455" calcext:value-type="float">
            <text:p>0.732455</text:p>
          </table:table-cell>
          <table:table-cell/>
          <table:table-cell office:value-type="string" calcext:value-type="string">
            <text:p>2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08]*LN([.B208])" office:value-type="float" office:value="-0" calcext:value-type="float">
            <text:p>0</text:p>
          </table:table-cell>
          <table:table-cell table:formula="of:=[.H208]*LN([.C208])" office:value-type="float" office:value="-0" calcext:value-type="float">
            <text:p>0</text:p>
          </table:table-cell>
          <table:table-cell table:formula="of:=[.I208]*LN([.D208])" office:value-type="float" office:value="-0.311353373425125" calcext:value-type="float">
            <text:p>-0.3113533734</text:p>
          </table:table-cell>
          <table:table-cell table:formula="of:=[.K208]+[.L208]+[.M208]" office:value-type="float" office:value="-0.311353373425125" calcext:value-type="float">
            <text:p>-0.31135337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5.jpg</text:p>
          </table:table-cell>
          <table:table-cell office:value-type="float" office:value="0.447403" calcext:value-type="float">
            <text:p>0.447403</text:p>
          </table:table-cell>
          <table:table-cell office:value-type="float" office:value="0.46611" calcext:value-type="float">
            <text:p>0.46611</text:p>
          </table:table-cell>
          <table:table-cell office:value-type="float" office:value="0.086488" calcext:value-type="float">
            <text:p>0.086488</text:p>
          </table:table-cell>
          <table:table-cell/>
          <table:table-cell office:value-type="string" calcext:value-type="string">
            <text:p>28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09]*LN([.B209])" office:value-type="float" office:value="-0" calcext:value-type="float">
            <text:p>0</text:p>
          </table:table-cell>
          <table:table-cell table:formula="of:=[.H209]*LN([.C209])" office:value-type="float" office:value="-0.763333621210118" calcext:value-type="float">
            <text:p>-0.7633336212</text:p>
          </table:table-cell>
          <table:table-cell table:formula="of:=[.I209]*LN([.D209])" office:value-type="float" office:value="-0" calcext:value-type="float">
            <text:p>0</text:p>
          </table:table-cell>
          <table:table-cell table:formula="of:=[.K209]+[.L209]+[.M209]" office:value-type="float" office:value="-0.763333621210118" calcext:value-type="float">
            <text:p>-0.7633336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6.jpg</text:p>
          </table:table-cell>
          <table:table-cell office:value-type="float" office:value="0.098552" calcext:value-type="float">
            <text:p>0.098552</text:p>
          </table:table-cell>
          <table:table-cell office:value-type="float" office:value="0.693679" calcext:value-type="float">
            <text:p>0.693679</text:p>
          </table:table-cell>
          <table:table-cell office:value-type="float" office:value="0.207769" calcext:value-type="float">
            <text:p>0.207769</text:p>
          </table:table-cell>
          <table:table-cell/>
          <table:table-cell office:value-type="string" calcext:value-type="string">
            <text:p>28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10]*LN([.B210])" office:value-type="float" office:value="-0" calcext:value-type="float">
            <text:p>0</text:p>
          </table:table-cell>
          <table:table-cell table:formula="of:=[.H210]*LN([.C210])" office:value-type="float" office:value="-0.36574596150117" calcext:value-type="float">
            <text:p>-0.3657459615</text:p>
          </table:table-cell>
          <table:table-cell table:formula="of:=[.I210]*LN([.D210])" office:value-type="float" office:value="-0" calcext:value-type="float">
            <text:p>0</text:p>
          </table:table-cell>
          <table:table-cell table:formula="of:=[.K210]+[.L210]+[.M210]" office:value-type="float" office:value="-0.36574596150117" calcext:value-type="float">
            <text:p>-0.3657459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7.jpg</text:p>
          </table:table-cell>
          <table:table-cell office:value-type="float" office:value="0.051139" calcext:value-type="float">
            <text:p>0.051139</text:p>
          </table:table-cell>
          <table:table-cell office:value-type="float" office:value="0.257598" calcext:value-type="float">
            <text:p>0.257598</text:p>
          </table:table-cell>
          <table:table-cell office:value-type="float" office:value="0.691264" calcext:value-type="float">
            <text:p>0.691264</text:p>
          </table:table-cell>
          <table:table-cell/>
          <table:table-cell office:value-type="string" calcext:value-type="string">
            <text:p>2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11]*LN([.B211])" office:value-type="float" office:value="-0" calcext:value-type="float">
            <text:p>0</text:p>
          </table:table-cell>
          <table:table-cell table:formula="of:=[.H211]*LN([.C211])" office:value-type="float" office:value="-0" calcext:value-type="float">
            <text:p>0</text:p>
          </table:table-cell>
          <table:table-cell table:formula="of:=[.I211]*LN([.D211])" office:value-type="float" office:value="-0.369233473186128" calcext:value-type="float">
            <text:p>-0.3692334732</text:p>
          </table:table-cell>
          <table:table-cell table:formula="of:=[.K211]+[.L211]+[.M211]" office:value-type="float" office:value="-0.369233473186128" calcext:value-type="float">
            <text:p>-0.3692334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8.jpg</text:p>
          </table:table-cell>
          <table:table-cell office:value-type="float" office:value="0.08037" calcext:value-type="float">
            <text:p>0.08037</text:p>
          </table:table-cell>
          <table:table-cell office:value-type="float" office:value="0.571168" calcext:value-type="float">
            <text:p>0.571168</text:p>
          </table:table-cell>
          <table:table-cell office:value-type="float" office:value="0.348461" calcext:value-type="float">
            <text:p>0.348461</text:p>
          </table:table-cell>
          <table:table-cell/>
          <table:table-cell office:value-type="string" calcext:value-type="string">
            <text:p>2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12]*LN([.B212])" office:value-type="float" office:value="-0" calcext:value-type="float">
            <text:p>0</text:p>
          </table:table-cell>
          <table:table-cell table:formula="of:=[.H212]*LN([.C212])" office:value-type="float" office:value="-0" calcext:value-type="float">
            <text:p>0</text:p>
          </table:table-cell>
          <table:table-cell table:formula="of:=[.I212]*LN([.D212])" office:value-type="float" office:value="-1.05422896322165" calcext:value-type="float">
            <text:p>-1.0542289632</text:p>
          </table:table-cell>
          <table:table-cell table:formula="of:=[.K212]+[.L212]+[.M212]" office:value-type="float" office:value="-1.05422896322165" calcext:value-type="float">
            <text:p>-1.05422896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9.jpg</text:p>
          </table:table-cell>
          <table:table-cell office:value-type="float" office:value="0.496416" calcext:value-type="float">
            <text:p>0.496416</text:p>
          </table:table-cell>
          <table:table-cell office:value-type="float" office:value="0.386627" calcext:value-type="float">
            <text:p>0.386627</text:p>
          </table:table-cell>
          <table:table-cell office:value-type="float" office:value="0.116956" calcext:value-type="float">
            <text:p>0.116956</text:p>
          </table:table-cell>
          <table:table-cell/>
          <table:table-cell office:value-type="string" calcext:value-type="string">
            <text:p>28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13]*LN([.B213])" office:value-type="float" office:value="-0.700340994100216" calcext:value-type="float">
            <text:p>-0.7003409941</text:p>
          </table:table-cell>
          <table:table-cell table:formula="of:=[.H213]*LN([.C213])" office:value-type="float" office:value="-0" calcext:value-type="float">
            <text:p>0</text:p>
          </table:table-cell>
          <table:table-cell table:formula="of:=[.I213]*LN([.D213])" office:value-type="float" office:value="-0" calcext:value-type="float">
            <text:p>0</text:p>
          </table:table-cell>
          <table:table-cell table:formula="of:=[.K213]+[.L213]+[.M213]" office:value-type="float" office:value="-0.700340994100216" calcext:value-type="float">
            <text:p>-0.70034099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jpg</text:p>
          </table:table-cell>
          <table:table-cell office:value-type="float" office:value="0.055808" calcext:value-type="float">
            <text:p>0.055808</text:p>
          </table:table-cell>
          <table:table-cell office:value-type="float" office:value="0.57928" calcext:value-type="float">
            <text:p>0.57928</text:p>
          </table:table-cell>
          <table:table-cell office:value-type="float" office:value="0.364913" calcext:value-type="float">
            <text:p>0.364913</text:p>
          </table:table-cell>
          <table:table-cell/>
          <table:table-cell office:value-type="string" calcext:value-type="string">
            <text:p>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14]*LN([.B214])" office:value-type="float" office:value="-0" calcext:value-type="float">
            <text:p>0</text:p>
          </table:table-cell>
          <table:table-cell table:formula="of:=[.H214]*LN([.C214])" office:value-type="float" office:value="-0" calcext:value-type="float">
            <text:p>0</text:p>
          </table:table-cell>
          <table:table-cell table:formula="of:=[.I214]*LN([.D214])" office:value-type="float" office:value="-1.00809630997537" calcext:value-type="float">
            <text:p>-1.00809631</text:p>
          </table:table-cell>
          <table:table-cell table:formula="of:=[.K214]+[.L214]+[.M214]" office:value-type="float" office:value="-1.00809630997537" calcext:value-type="float">
            <text:p>-1.008096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0.jpg</text:p>
          </table:table-cell>
          <table:table-cell office:value-type="float" office:value="0.063653" calcext:value-type="float">
            <text:p>0.063653</text:p>
          </table:table-cell>
          <table:table-cell office:value-type="float" office:value="0.69843" calcext:value-type="float">
            <text:p>0.69843</text:p>
          </table:table-cell>
          <table:table-cell office:value-type="float" office:value="0.237917" calcext:value-type="float">
            <text:p>0.237917</text:p>
          </table:table-cell>
          <table:table-cell/>
          <table:table-cell office:value-type="string" calcext:value-type="string">
            <text:p>29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15]*LN([.B215])" office:value-type="float" office:value="-0" calcext:value-type="float">
            <text:p>0</text:p>
          </table:table-cell>
          <table:table-cell table:formula="of:=[.H215]*LN([.C215])" office:value-type="float" office:value="-0.358920320052838" calcext:value-type="float">
            <text:p>-0.3589203201</text:p>
          </table:table-cell>
          <table:table-cell table:formula="of:=[.I215]*LN([.D215])" office:value-type="float" office:value="-0" calcext:value-type="float">
            <text:p>0</text:p>
          </table:table-cell>
          <table:table-cell table:formula="of:=[.K215]+[.L215]+[.M215]" office:value-type="float" office:value="-0.358920320052838" calcext:value-type="float">
            <text:p>-0.35892032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1.jpg</text:p>
          </table:table-cell>
          <table:table-cell office:value-type="float" office:value="0.200528" calcext:value-type="float">
            <text:p>0.200528</text:p>
          </table:table-cell>
          <table:table-cell office:value-type="float" office:value="0.601013" calcext:value-type="float">
            <text:p>0.601013</text:p>
          </table:table-cell>
          <table:table-cell office:value-type="float" office:value="0.198459" calcext:value-type="float">
            <text:p>0.198459</text:p>
          </table:table-cell>
          <table:table-cell/>
          <table:table-cell office:value-type="string" calcext:value-type="string">
            <text:p>2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16]*LN([.B216])" office:value-type="float" office:value="-0" calcext:value-type="float">
            <text:p>0</text:p>
          </table:table-cell>
          <table:table-cell table:formula="of:=[.H216]*LN([.C216])" office:value-type="float" office:value="-0.509138714065227" calcext:value-type="float">
            <text:p>-0.5091387141</text:p>
          </table:table-cell>
          <table:table-cell table:formula="of:=[.I216]*LN([.D216])" office:value-type="float" office:value="-0" calcext:value-type="float">
            <text:p>0</text:p>
          </table:table-cell>
          <table:table-cell table:formula="of:=[.K216]+[.L216]+[.M216]" office:value-type="float" office:value="-0.509138714065227" calcext:value-type="float">
            <text:p>-0.50913871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2.jpg</text:p>
          </table:table-cell>
          <table:table-cell office:value-type="float" office:value="0.144281" calcext:value-type="float">
            <text:p>0.144281</text:p>
          </table:table-cell>
          <table:table-cell office:value-type="float" office:value="0.599633" calcext:value-type="float">
            <text:p>0.599633</text:p>
          </table:table-cell>
          <table:table-cell office:value-type="float" office:value="0.256086" calcext:value-type="float">
            <text:p>0.256086</text:p>
          </table:table-cell>
          <table:table-cell/>
          <table:table-cell office:value-type="string" calcext:value-type="string">
            <text:p>29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17]*LN([.B217])" office:value-type="float" office:value="-0" calcext:value-type="float">
            <text:p>0</text:p>
          </table:table-cell>
          <table:table-cell table:formula="of:=[.H217]*LN([.C217])" office:value-type="float" office:value="-0.51143747757703" calcext:value-type="float">
            <text:p>-0.5114374776</text:p>
          </table:table-cell>
          <table:table-cell table:formula="of:=[.I217]*LN([.D217])" office:value-type="float" office:value="-0" calcext:value-type="float">
            <text:p>0</text:p>
          </table:table-cell>
          <table:table-cell table:formula="of:=[.K217]+[.L217]+[.M217]" office:value-type="float" office:value="-0.51143747757703" calcext:value-type="float">
            <text:p>-0.5114374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3.jpg</text:p>
          </table:table-cell>
          <table:table-cell office:value-type="float" office:value="0.76577" calcext:value-type="float">
            <text:p>0.76577</text:p>
          </table:table-cell>
          <table:table-cell office:value-type="float" office:value="0.222273" calcext:value-type="float">
            <text:p>0.222273</text:p>
          </table:table-cell>
          <table:table-cell office:value-type="float" office:value="0.011957" calcext:value-type="float">
            <text:p>0.011957</text:p>
          </table:table-cell>
          <table:table-cell/>
          <table:table-cell office:value-type="string" calcext:value-type="string">
            <text:p>29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18]*LN([.B218])" office:value-type="float" office:value="-0.26687341542554" calcext:value-type="float">
            <text:p>-0.2668734154</text:p>
          </table:table-cell>
          <table:table-cell table:formula="of:=[.H218]*LN([.C218])" office:value-type="float" office:value="-0" calcext:value-type="float">
            <text:p>0</text:p>
          </table:table-cell>
          <table:table-cell table:formula="of:=[.I218]*LN([.D218])" office:value-type="float" office:value="-0" calcext:value-type="float">
            <text:p>0</text:p>
          </table:table-cell>
          <table:table-cell table:formula="of:=[.K218]+[.L218]+[.M218]" office:value-type="float" office:value="-0.26687341542554" calcext:value-type="float">
            <text:p>-0.26687341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4.jpg</text:p>
          </table:table-cell>
          <table:table-cell office:value-type="float" office:value="0.520711" calcext:value-type="float">
            <text:p>0.520711</text:p>
          </table:table-cell>
          <table:table-cell office:value-type="float" office:value="0.413336" calcext:value-type="float">
            <text:p>0.413336</text:p>
          </table:table-cell>
          <table:table-cell office:value-type="float" office:value="0.065953" calcext:value-type="float">
            <text:p>0.065953</text:p>
          </table:table-cell>
          <table:table-cell/>
          <table:table-cell office:value-type="string" calcext:value-type="string">
            <text:p>2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19]*LN([.B219])" office:value-type="float" office:value="-0" calcext:value-type="float">
            <text:p>0</text:p>
          </table:table-cell>
          <table:table-cell table:formula="of:=[.H219]*LN([.C219])" office:value-type="float" office:value="-0" calcext:value-type="float">
            <text:p>0</text:p>
          </table:table-cell>
          <table:table-cell table:formula="of:=[.I219]*LN([.D219])" office:value-type="float" office:value="-2.71881291184658" calcext:value-type="float">
            <text:p>-2.7188129118</text:p>
          </table:table-cell>
          <table:table-cell table:formula="of:=[.K219]+[.L219]+[.M219]" office:value-type="float" office:value="-2.71881291184658" calcext:value-type="float">
            <text:p>-2.71881291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5.jpg</text:p>
          </table:table-cell>
          <table:table-cell office:value-type="float" office:value="0.197134" calcext:value-type="float">
            <text:p>0.197134</text:p>
          </table:table-cell>
          <table:table-cell office:value-type="float" office:value="0.74389" calcext:value-type="float">
            <text:p>0.74389</text:p>
          </table:table-cell>
          <table:table-cell office:value-type="float" office:value="0.058976" calcext:value-type="float">
            <text:p>0.058976</text:p>
          </table:table-cell>
          <table:table-cell/>
          <table:table-cell office:value-type="string" calcext:value-type="string">
            <text:p>29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20]*LN([.B220])" office:value-type="float" office:value="-0" calcext:value-type="float">
            <text:p>0</text:p>
          </table:table-cell>
          <table:table-cell table:formula="of:=[.H220]*LN([.C220])" office:value-type="float" office:value="-0.29586210454222" calcext:value-type="float">
            <text:p>-0.2958621045</text:p>
          </table:table-cell>
          <table:table-cell table:formula="of:=[.I220]*LN([.D220])" office:value-type="float" office:value="-0" calcext:value-type="float">
            <text:p>0</text:p>
          </table:table-cell>
          <table:table-cell table:formula="of:=[.K220]+[.L220]+[.M220]" office:value-type="float" office:value="-0.29586210454222" calcext:value-type="float">
            <text:p>-0.2958621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6.jpg</text:p>
          </table:table-cell>
          <table:table-cell office:value-type="float" office:value="0.240635" calcext:value-type="float">
            <text:p>0.240635</text:p>
          </table:table-cell>
          <table:table-cell office:value-type="float" office:value="0.603792" calcext:value-type="float">
            <text:p>0.603792</text:p>
          </table:table-cell>
          <table:table-cell office:value-type="float" office:value="0.155573" calcext:value-type="float">
            <text:p>0.155573</text:p>
          </table:table-cell>
          <table:table-cell/>
          <table:table-cell office:value-type="string" calcext:value-type="string">
            <text:p>29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21]*LN([.B221])" office:value-type="float" office:value="-0" calcext:value-type="float">
            <text:p>0</text:p>
          </table:table-cell>
          <table:table-cell table:formula="of:=[.H221]*LN([.C221])" office:value-type="float" office:value="-0.504525511217511" calcext:value-type="float">
            <text:p>-0.5045255112</text:p>
          </table:table-cell>
          <table:table-cell table:formula="of:=[.I221]*LN([.D221])" office:value-type="float" office:value="-0" calcext:value-type="float">
            <text:p>0</text:p>
          </table:table-cell>
          <table:table-cell table:formula="of:=[.K221]+[.L221]+[.M221]" office:value-type="float" office:value="-0.504525511217511" calcext:value-type="float">
            <text:p>-0.5045255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7.jpg</text:p>
          </table:table-cell>
          <table:table-cell office:value-type="float" office:value="0.468331" calcext:value-type="float">
            <text:p>0.468331</text:p>
          </table:table-cell>
          <table:table-cell office:value-type="float" office:value="0.450991" calcext:value-type="float">
            <text:p>0.450991</text:p>
          </table:table-cell>
          <table:table-cell office:value-type="float" office:value="0.080678" calcext:value-type="float">
            <text:p>0.080678</text:p>
          </table:table-cell>
          <table:table-cell/>
          <table:table-cell office:value-type="string" calcext:value-type="string">
            <text:p>2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22]*LN([.B222])" office:value-type="float" office:value="-0" calcext:value-type="float">
            <text:p>0</text:p>
          </table:table-cell>
          <table:table-cell table:formula="of:=[.H222]*LN([.C222])" office:value-type="float" office:value="-0.796307895332677" calcext:value-type="float">
            <text:p>-0.7963078953</text:p>
          </table:table-cell>
          <table:table-cell table:formula="of:=[.I222]*LN([.D222])" office:value-type="float" office:value="-0" calcext:value-type="float">
            <text:p>0</text:p>
          </table:table-cell>
          <table:table-cell table:formula="of:=[.K222]+[.L222]+[.M222]" office:value-type="float" office:value="-0.796307895332677" calcext:value-type="float">
            <text:p>-0.79630789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8.jpg</text:p>
          </table:table-cell>
          <table:table-cell office:value-type="float" office:value="0.109944" calcext:value-type="float">
            <text:p>0.109944</text:p>
          </table:table-cell>
          <table:table-cell office:value-type="float" office:value="0.409883" calcext:value-type="float">
            <text:p>0.409883</text:p>
          </table:table-cell>
          <table:table-cell office:value-type="float" office:value="0.480174" calcext:value-type="float">
            <text:p>0.480174</text:p>
          </table:table-cell>
          <table:table-cell/>
          <table:table-cell office:value-type="string" calcext:value-type="string">
            <text:p>2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23]*LN([.B223])" office:value-type="float" office:value="-0" calcext:value-type="float">
            <text:p>0</text:p>
          </table:table-cell>
          <table:table-cell table:formula="of:=[.H223]*LN([.C223])" office:value-type="float" office:value="-0" calcext:value-type="float">
            <text:p>0</text:p>
          </table:table-cell>
          <table:table-cell table:formula="of:=[.I223]*LN([.D223])" office:value-type="float" office:value="-0.733606740767451" calcext:value-type="float">
            <text:p>-0.7336067408</text:p>
          </table:table-cell>
          <table:table-cell table:formula="of:=[.K223]+[.L223]+[.M223]" office:value-type="float" office:value="-0.733606740767451" calcext:value-type="float">
            <text:p>-0.73360674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9.jpg</text:p>
          </table:table-cell>
          <table:table-cell office:value-type="float" office:value="0.61789" calcext:value-type="float">
            <text:p>0.61789</text:p>
          </table:table-cell>
          <table:table-cell office:value-type="float" office:value="0.357361" calcext:value-type="float">
            <text:p>0.357361</text:p>
          </table:table-cell>
          <table:table-cell office:value-type="float" office:value="0.024749" calcext:value-type="float">
            <text:p>0.024749</text:p>
          </table:table-cell>
          <table:table-cell/>
          <table:table-cell office:value-type="string" calcext:value-type="string">
            <text:p>29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24]*LN([.B224])" office:value-type="float" office:value="-0.481444830894682" calcext:value-type="float">
            <text:p>-0.4814448309</text:p>
          </table:table-cell>
          <table:table-cell table:formula="of:=[.H224]*LN([.C224])" office:value-type="float" office:value="-0" calcext:value-type="float">
            <text:p>0</text:p>
          </table:table-cell>
          <table:table-cell table:formula="of:=[.I224]*LN([.D224])" office:value-type="float" office:value="-0" calcext:value-type="float">
            <text:p>0</text:p>
          </table:table-cell>
          <table:table-cell table:formula="of:=[.K224]+[.L224]+[.M224]" office:value-type="float" office:value="-0.481444830894682" calcext:value-type="float">
            <text:p>-0.4814448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jpg</text:p>
          </table:table-cell>
          <table:table-cell office:value-type="float" office:value="0.075949" calcext:value-type="float">
            <text:p>0.075949</text:p>
          </table:table-cell>
          <table:table-cell office:value-type="float" office:value="0.60404" calcext:value-type="float">
            <text:p>0.60404</text:p>
          </table:table-cell>
          <table:table-cell office:value-type="float" office:value="0.320012" calcext:value-type="float">
            <text:p>0.320012</text:p>
          </table:table-cell>
          <table:table-cell/>
          <table:table-cell office:value-type="string" calcext:value-type="string">
            <text:p>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25]*LN([.B225])" office:value-type="float" office:value="-0" calcext:value-type="float">
            <text:p>0</text:p>
          </table:table-cell>
          <table:table-cell table:formula="of:=[.H225]*LN([.C225])" office:value-type="float" office:value="-0" calcext:value-type="float">
            <text:p>0</text:p>
          </table:table-cell>
          <table:table-cell table:formula="of:=[.I225]*LN([.D225])" office:value-type="float" office:value="-1.13939678389147" calcext:value-type="float">
            <text:p>-1.1393967839</text:p>
          </table:table-cell>
          <table:table-cell table:formula="of:=[.K225]+[.L225]+[.M225]" office:value-type="float" office:value="-1.13939678389147" calcext:value-type="float">
            <text:p>-1.13939678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jpg</text:p>
          </table:table-cell>
          <table:table-cell office:value-type="float" office:value="0.341856" calcext:value-type="float">
            <text:p>0.341856</text:p>
          </table:table-cell>
          <table:table-cell office:value-type="float" office:value="0.54224" calcext:value-type="float">
            <text:p>0.54224</text:p>
          </table:table-cell>
          <table:table-cell office:value-type="float" office:value="0.115904" calcext:value-type="float">
            <text:p>0.115904</text:p>
          </table:table-cell>
          <table:table-cell/>
          <table:table-cell office:value-type="string" calcext:value-type="string">
            <text:p>3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26]*LN([.B226])" office:value-type="float" office:value="-1.07336568321866" calcext:value-type="float">
            <text:p>-1.0733656832</text:p>
          </table:table-cell>
          <table:table-cell table:formula="of:=[.H226]*LN([.C226])" office:value-type="float" office:value="-0" calcext:value-type="float">
            <text:p>0</text:p>
          </table:table-cell>
          <table:table-cell table:formula="of:=[.I226]*LN([.D226])" office:value-type="float" office:value="-0" calcext:value-type="float">
            <text:p>0</text:p>
          </table:table-cell>
          <table:table-cell table:formula="of:=[.K226]+[.L226]+[.M226]" office:value-type="float" office:value="-1.07336568321866" calcext:value-type="float">
            <text:p>-1.07336568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0.jpg</text:p>
          </table:table-cell>
          <table:table-cell office:value-type="float" office:value="0.359" calcext:value-type="float">
            <text:p>0.359</text:p>
          </table:table-cell>
          <table:table-cell office:value-type="float" office:value="0.550973" calcext:value-type="float">
            <text:p>0.550973</text:p>
          </table:table-cell>
          <table:table-cell office:value-type="float" office:value="0.090027" calcext:value-type="float">
            <text:p>0.090027</text:p>
          </table:table-cell>
          <table:table-cell/>
          <table:table-cell office:value-type="string" calcext:value-type="string">
            <text:p>30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27]*LN([.B227])" office:value-type="float" office:value="-0" calcext:value-type="float">
            <text:p>0</text:p>
          </table:table-cell>
          <table:table-cell table:formula="of:=[.H227]*LN([.C227])" office:value-type="float" office:value="-0.596069472844733" calcext:value-type="float">
            <text:p>-0.5960694728</text:p>
          </table:table-cell>
          <table:table-cell table:formula="of:=[.I227]*LN([.D227])" office:value-type="float" office:value="-0" calcext:value-type="float">
            <text:p>0</text:p>
          </table:table-cell>
          <table:table-cell table:formula="of:=[.K227]+[.L227]+[.M227]" office:value-type="float" office:value="-0.596069472844733" calcext:value-type="float">
            <text:p>-0.59606947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1.jpg</text:p>
          </table:table-cell>
          <table:table-cell office:value-type="float" office:value="0.070481" calcext:value-type="float">
            <text:p>0.070481</text:p>
          </table:table-cell>
          <table:table-cell office:value-type="float" office:value="0.303038" calcext:value-type="float">
            <text:p>0.303038</text:p>
          </table:table-cell>
          <table:table-cell office:value-type="float" office:value="0.626482" calcext:value-type="float">
            <text:p>0.626482</text:p>
          </table:table-cell>
          <table:table-cell/>
          <table:table-cell office:value-type="string" calcext:value-type="string">
            <text:p>3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28]*LN([.B228])" office:value-type="float" office:value="-0" calcext:value-type="float">
            <text:p>0</text:p>
          </table:table-cell>
          <table:table-cell table:formula="of:=[.H228]*LN([.C228])" office:value-type="float" office:value="-0" calcext:value-type="float">
            <text:p>0</text:p>
          </table:table-cell>
          <table:table-cell table:formula="of:=[.I228]*LN([.D228])" office:value-type="float" office:value="-0.467635236104249" calcext:value-type="float">
            <text:p>-0.4676352361</text:p>
          </table:table-cell>
          <table:table-cell table:formula="of:=[.K228]+[.L228]+[.M228]" office:value-type="float" office:value="-0.467635236104249" calcext:value-type="float">
            <text:p>-0.4676352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2.jpg</text:p>
          </table:table-cell>
          <table:table-cell office:value-type="float" office:value="0.058586" calcext:value-type="float">
            <text:p>0.058586</text:p>
          </table:table-cell>
          <table:table-cell office:value-type="float" office:value="0.200911" calcext:value-type="float">
            <text:p>0.200911</text:p>
          </table:table-cell>
          <table:table-cell office:value-type="float" office:value="0.740503" calcext:value-type="float">
            <text:p>0.740503</text:p>
          </table:table-cell>
          <table:table-cell/>
          <table:table-cell office:value-type="string" calcext:value-type="string">
            <text:p>30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29]*LN([.B229])" office:value-type="float" office:value="-0" calcext:value-type="float">
            <text:p>0</text:p>
          </table:table-cell>
          <table:table-cell table:formula="of:=[.H229]*LN([.C229])" office:value-type="float" office:value="-1.60489325505141" calcext:value-type="float">
            <text:p>-1.6048932551</text:p>
          </table:table-cell>
          <table:table-cell table:formula="of:=[.I229]*LN([.D229])" office:value-type="float" office:value="-0" calcext:value-type="float">
            <text:p>0</text:p>
          </table:table-cell>
          <table:table-cell table:formula="of:=[.K229]+[.L229]+[.M229]" office:value-type="float" office:value="-1.60489325505141" calcext:value-type="float">
            <text:p>-1.6048932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3.jpg</text:p>
          </table:table-cell>
          <table:table-cell office:value-type="float" office:value="0.364446" calcext:value-type="float">
            <text:p>0.364446</text:p>
          </table:table-cell>
          <table:table-cell office:value-type="float" office:value="0.56489" calcext:value-type="float">
            <text:p>0.56489</text:p>
          </table:table-cell>
          <table:table-cell office:value-type="float" office:value="0.070664" calcext:value-type="float">
            <text:p>0.070664</text:p>
          </table:table-cell>
          <table:table-cell/>
          <table:table-cell office:value-type="string" calcext:value-type="string">
            <text:p>30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30]*LN([.B230])" office:value-type="float" office:value="-1.00937688665659" calcext:value-type="float">
            <text:p>-1.0093768867</text:p>
          </table:table-cell>
          <table:table-cell table:formula="of:=[.H230]*LN([.C230])" office:value-type="float" office:value="-0" calcext:value-type="float">
            <text:p>0</text:p>
          </table:table-cell>
          <table:table-cell table:formula="of:=[.I230]*LN([.D230])" office:value-type="float" office:value="-0" calcext:value-type="float">
            <text:p>0</text:p>
          </table:table-cell>
          <table:table-cell table:formula="of:=[.K230]+[.L230]+[.M230]" office:value-type="float" office:value="-1.00937688665659" calcext:value-type="float">
            <text:p>-1.0093768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4.jpg</text:p>
          </table:table-cell>
          <table:table-cell office:value-type="float" office:value="0.527771" calcext:value-type="float">
            <text:p>0.527771</text:p>
          </table:table-cell>
          <table:table-cell office:value-type="float" office:value="0.429222" calcext:value-type="float">
            <text:p>0.429222</text:p>
          </table:table-cell>
          <table:table-cell office:value-type="float" office:value="0.043007" calcext:value-type="float">
            <text:p>0.043007</text:p>
          </table:table-cell>
          <table:table-cell/>
          <table:table-cell office:value-type="string" calcext:value-type="string">
            <text:p>30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31]*LN([.B231])" office:value-type="float" office:value="-0.639092801477393" calcext:value-type="float">
            <text:p>-0.6390928015</text:p>
          </table:table-cell>
          <table:table-cell table:formula="of:=[.H231]*LN([.C231])" office:value-type="float" office:value="-0" calcext:value-type="float">
            <text:p>0</text:p>
          </table:table-cell>
          <table:table-cell table:formula="of:=[.I231]*LN([.D231])" office:value-type="float" office:value="-0" calcext:value-type="float">
            <text:p>0</text:p>
          </table:table-cell>
          <table:table-cell table:formula="of:=[.K231]+[.L231]+[.M231]" office:value-type="float" office:value="-0.639092801477393" calcext:value-type="float">
            <text:p>-0.6390928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5.jpg</text:p>
          </table:table-cell>
          <table:table-cell office:value-type="float" office:value="0.083012" calcext:value-type="float">
            <text:p>0.083012</text:p>
          </table:table-cell>
          <table:table-cell office:value-type="float" office:value="0.635519" calcext:value-type="float">
            <text:p>0.635519</text:p>
          </table:table-cell>
          <table:table-cell office:value-type="float" office:value="0.281469" calcext:value-type="float">
            <text:p>0.281469</text:p>
          </table:table-cell>
          <table:table-cell/>
          <table:table-cell office:value-type="string" calcext:value-type="string">
            <text:p>30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32]*LN([.B232])" office:value-type="float" office:value="-0" calcext:value-type="float">
            <text:p>0</text:p>
          </table:table-cell>
          <table:table-cell table:formula="of:=[.H232]*LN([.C232])" office:value-type="float" office:value="-0.453313291081224" calcext:value-type="float">
            <text:p>-0.4533132911</text:p>
          </table:table-cell>
          <table:table-cell table:formula="of:=[.I232]*LN([.D232])" office:value-type="float" office:value="-0" calcext:value-type="float">
            <text:p>0</text:p>
          </table:table-cell>
          <table:table-cell table:formula="of:=[.K232]+[.L232]+[.M232]" office:value-type="float" office:value="-0.453313291081224" calcext:value-type="float">
            <text:p>-0.4533132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6.jpg</text:p>
          </table:table-cell>
          <table:table-cell office:value-type="float" office:value="0.204002" calcext:value-type="float">
            <text:p>0.204002</text:p>
          </table:table-cell>
          <table:table-cell office:value-type="float" office:value="0.547574" calcext:value-type="float">
            <text:p>0.547574</text:p>
          </table:table-cell>
          <table:table-cell office:value-type="float" office:value="0.248424" calcext:value-type="float">
            <text:p>0.248424</text:p>
          </table:table-cell>
          <table:table-cell/>
          <table:table-cell office:value-type="string" calcext:value-type="string">
            <text:p>3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33]*LN([.B233])" office:value-type="float" office:value="-0" calcext:value-type="float">
            <text:p>0</text:p>
          </table:table-cell>
          <table:table-cell table:formula="of:=[.H233]*LN([.C233])" office:value-type="float" office:value="-0" calcext:value-type="float">
            <text:p>0</text:p>
          </table:table-cell>
          <table:table-cell table:formula="of:=[.I233]*LN([.D233])" office:value-type="float" office:value="-1.39261831523258" calcext:value-type="float">
            <text:p>-1.3926183152</text:p>
          </table:table-cell>
          <table:table-cell table:formula="of:=[.K233]+[.L233]+[.M233]" office:value-type="float" office:value="-1.39261831523258" calcext:value-type="float">
            <text:p>-1.39261831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7.jpg</text:p>
          </table:table-cell>
          <table:table-cell office:value-type="float" office:value="0.033501" calcext:value-type="float">
            <text:p>0.033501</text:p>
          </table:table-cell>
          <table:table-cell office:value-type="float" office:value="0.175328" calcext:value-type="float">
            <text:p>0.175328</text:p>
          </table:table-cell>
          <table:table-cell office:value-type="float" office:value="0.79117" calcext:value-type="float">
            <text:p>0.79117</text:p>
          </table:table-cell>
          <table:table-cell/>
          <table:table-cell office:value-type="string" calcext:value-type="string">
            <text:p>3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34]*LN([.B234])" office:value-type="float" office:value="-0" calcext:value-type="float">
            <text:p>0</text:p>
          </table:table-cell>
          <table:table-cell table:formula="of:=[.H234]*LN([.C234])" office:value-type="float" office:value="-0" calcext:value-type="float">
            <text:p>0</text:p>
          </table:table-cell>
          <table:table-cell table:formula="of:=[.I234]*LN([.D234])" office:value-type="float" office:value="-0.234242416480473" calcext:value-type="float">
            <text:p>-0.2342424165</text:p>
          </table:table-cell>
          <table:table-cell table:formula="of:=[.K234]+[.L234]+[.M234]" office:value-type="float" office:value="-0.234242416480473" calcext:value-type="float">
            <text:p>-0.23424241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8.jpg</text:p>
          </table:table-cell>
          <table:table-cell office:value-type="float" office:value="0.475678" calcext:value-type="float">
            <text:p>0.475678</text:p>
          </table:table-cell>
          <table:table-cell office:value-type="float" office:value="0.505151" calcext:value-type="float">
            <text:p>0.505151</text:p>
          </table:table-cell>
          <table:table-cell office:value-type="float" office:value="0.019172" calcext:value-type="float">
            <text:p>0.019172</text:p>
          </table:table-cell>
          <table:table-cell/>
          <table:table-cell office:value-type="string" calcext:value-type="string">
            <text:p>30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35]*LN([.B235])" office:value-type="float" office:value="-0.74301412424842" calcext:value-type="float">
            <text:p>-0.7430141242</text:p>
          </table:table-cell>
          <table:table-cell table:formula="of:=[.H235]*LN([.C235])" office:value-type="float" office:value="-0" calcext:value-type="float">
            <text:p>0</text:p>
          </table:table-cell>
          <table:table-cell table:formula="of:=[.I235]*LN([.D235])" office:value-type="float" office:value="-0" calcext:value-type="float">
            <text:p>0</text:p>
          </table:table-cell>
          <table:table-cell table:formula="of:=[.K235]+[.L235]+[.M235]" office:value-type="float" office:value="-0.74301412424842" calcext:value-type="float">
            <text:p>-0.7430141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9.jpg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0.217836" calcext:value-type="float">
            <text:p>0.217836</text:p>
          </table:table-cell>
          <table:table-cell office:value-type="float" office:value="0.746614" calcext:value-type="float">
            <text:p>0.746614</text:p>
          </table:table-cell>
          <table:table-cell/>
          <table:table-cell office:value-type="string" calcext:value-type="string">
            <text:p>3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36]*LN([.B236])" office:value-type="float" office:value="-0" calcext:value-type="float">
            <text:p>0</text:p>
          </table:table-cell>
          <table:table-cell table:formula="of:=[.H236]*LN([.C236])" office:value-type="float" office:value="-0" calcext:value-type="float">
            <text:p>0</text:p>
          </table:table-cell>
          <table:table-cell table:formula="of:=[.I236]*LN([.D236])" office:value-type="float" office:value="-0.292206961003207" calcext:value-type="float">
            <text:p>-0.292206961</text:p>
          </table:table-cell>
          <table:table-cell table:formula="of:=[.K236]+[.L236]+[.M236]" office:value-type="float" office:value="-0.292206961003207" calcext:value-type="float">
            <text:p>-0.292206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jpg</text:p>
          </table:table-cell>
          <table:table-cell office:value-type="float" office:value="0.401769" calcext:value-type="float">
            <text:p>0.401769</text:p>
          </table:table-cell>
          <table:table-cell office:value-type="float" office:value="0.511828" calcext:value-type="float">
            <text:p>0.511828</text:p>
          </table:table-cell>
          <table:table-cell office:value-type="float" office:value="0.086403" calcext:value-type="float">
            <text:p>0.086403</text:p>
          </table:table-cell>
          <table:table-cell/>
          <table:table-cell office:value-type="string" calcext:value-type="string">
            <text:p>3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37]*LN([.B237])" office:value-type="float" office:value="-0" calcext:value-type="float">
            <text:p>0</text:p>
          </table:table-cell>
          <table:table-cell table:formula="of:=[.H237]*LN([.C237])" office:value-type="float" office:value="-0.669766647882272" calcext:value-type="float">
            <text:p>-0.6697666479</text:p>
          </table:table-cell>
          <table:table-cell table:formula="of:=[.I237]*LN([.D237])" office:value-type="float" office:value="-0" calcext:value-type="float">
            <text:p>0</text:p>
          </table:table-cell>
          <table:table-cell table:formula="of:=[.K237]+[.L237]+[.M237]" office:value-type="float" office:value="-0.669766647882272" calcext:value-type="float">
            <text:p>-0.66976664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0.jpg</text:p>
          </table:table-cell>
          <table:table-cell office:value-type="float" office:value="0.064881" calcext:value-type="float">
            <text:p>0.064881</text:p>
          </table:table-cell>
          <table:table-cell office:value-type="float" office:value="0.476372" calcext:value-type="float">
            <text:p>0.476372</text:p>
          </table:table-cell>
          <table:table-cell office:value-type="float" office:value="0.458748" calcext:value-type="float">
            <text:p>0.458748</text:p>
          </table:table-cell>
          <table:table-cell/>
          <table:table-cell office:value-type="string" calcext:value-type="string">
            <text:p>3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38]*LN([.B238])" office:value-type="float" office:value="-0" calcext:value-type="float">
            <text:p>0</text:p>
          </table:table-cell>
          <table:table-cell table:formula="of:=[.H238]*LN([.C238])" office:value-type="float" office:value="-0" calcext:value-type="float">
            <text:p>0</text:p>
          </table:table-cell>
          <table:table-cell table:formula="of:=[.I238]*LN([.D238])" office:value-type="float" office:value="-0.779254239295885" calcext:value-type="float">
            <text:p>-0.7792542393</text:p>
          </table:table-cell>
          <table:table-cell table:formula="of:=[.K238]+[.L238]+[.M238]" office:value-type="float" office:value="-0.779254239295885" calcext:value-type="float">
            <text:p>-0.7792542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1.jpg</text:p>
          </table:table-cell>
          <table:table-cell office:value-type="float" office:value="0.042781" calcext:value-type="float">
            <text:p>0.042781</text:p>
          </table:table-cell>
          <table:table-cell office:value-type="float" office:value="0.257871" calcext:value-type="float">
            <text:p>0.257871</text:p>
          </table:table-cell>
          <table:table-cell office:value-type="float" office:value="0.699348" calcext:value-type="float">
            <text:p>0.699348</text:p>
          </table:table-cell>
          <table:table-cell/>
          <table:table-cell office:value-type="string" calcext:value-type="string">
            <text:p>3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39]*LN([.B239])" office:value-type="float" office:value="-0" calcext:value-type="float">
            <text:p>0</text:p>
          </table:table-cell>
          <table:table-cell table:formula="of:=[.H239]*LN([.C239])" office:value-type="float" office:value="-0" calcext:value-type="float">
            <text:p>0</text:p>
          </table:table-cell>
          <table:table-cell table:formula="of:=[.I239]*LN([.D239])" office:value-type="float" office:value="-0.357606806559298" calcext:value-type="float">
            <text:p>-0.3576068066</text:p>
          </table:table-cell>
          <table:table-cell table:formula="of:=[.K239]+[.L239]+[.M239]" office:value-type="float" office:value="-0.357606806559298" calcext:value-type="float">
            <text:p>-0.35760680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2.jpg</text:p>
          </table:table-cell>
          <table:table-cell office:value-type="float" office:value="0.326298" calcext:value-type="float">
            <text:p>0.326298</text:p>
          </table:table-cell>
          <table:table-cell office:value-type="float" office:value="0.596329" calcext:value-type="float">
            <text:p>0.596329</text:p>
          </table:table-cell>
          <table:table-cell office:value-type="float" office:value="0.077373" calcext:value-type="float">
            <text:p>0.077373</text:p>
          </table:table-cell>
          <table:table-cell/>
          <table:table-cell office:value-type="string" calcext:value-type="string">
            <text:p>31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40]*LN([.B240])" office:value-type="float" office:value="-1.11994420473049" calcext:value-type="float">
            <text:p>-1.1199442047</text:p>
          </table:table-cell>
          <table:table-cell table:formula="of:=[.H240]*LN([.C240])" office:value-type="float" office:value="-0" calcext:value-type="float">
            <text:p>0</text:p>
          </table:table-cell>
          <table:table-cell table:formula="of:=[.I240]*LN([.D240])" office:value-type="float" office:value="-0" calcext:value-type="float">
            <text:p>0</text:p>
          </table:table-cell>
          <table:table-cell table:formula="of:=[.K240]+[.L240]+[.M240]" office:value-type="float" office:value="-1.11994420473049" calcext:value-type="float">
            <text:p>-1.1199442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3.jpg</text:p>
          </table:table-cell>
          <table:table-cell office:value-type="float" office:value="0.042247" calcext:value-type="float">
            <text:p>0.042247</text:p>
          </table:table-cell>
          <table:table-cell office:value-type="float" office:value="0.456754" calcext:value-type="float">
            <text:p>0.456754</text:p>
          </table:table-cell>
          <table:table-cell office:value-type="float" office:value="0.500999" calcext:value-type="float">
            <text:p>0.500999</text:p>
          </table:table-cell>
          <table:table-cell/>
          <table:table-cell office:value-type="string" calcext:value-type="string">
            <text:p>3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41]*LN([.B241])" office:value-type="float" office:value="-0" calcext:value-type="float">
            <text:p>0</text:p>
          </table:table-cell>
          <table:table-cell table:formula="of:=[.H241]*LN([.C241])" office:value-type="float" office:value="-0.783610326236369" calcext:value-type="float">
            <text:p>-0.7836103262</text:p>
          </table:table-cell>
          <table:table-cell table:formula="of:=[.I241]*LN([.D241])" office:value-type="float" office:value="-0" calcext:value-type="float">
            <text:p>0</text:p>
          </table:table-cell>
          <table:table-cell table:formula="of:=[.K241]+[.L241]+[.M241]" office:value-type="float" office:value="-0.783610326236369" calcext:value-type="float">
            <text:p>-0.7836103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4.jpg</text:p>
          </table:table-cell>
          <table:table-cell office:value-type="float" office:value="0.251973" calcext:value-type="float">
            <text:p>0.251973</text:p>
          </table:table-cell>
          <table:table-cell office:value-type="float" office:value="0.708323" calcext:value-type="float">
            <text:p>0.708323</text:p>
          </table:table-cell>
          <table:table-cell office:value-type="float" office:value="0.039703" calcext:value-type="float">
            <text:p>0.039703</text:p>
          </table:table-cell>
          <table:table-cell/>
          <table:table-cell office:value-type="string" calcext:value-type="string">
            <text:p>31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42]*LN([.B242])" office:value-type="float" office:value="-0" calcext:value-type="float">
            <text:p>0</text:p>
          </table:table-cell>
          <table:table-cell table:formula="of:=[.H242]*LN([.C242])" office:value-type="float" office:value="-0.344855074633433" calcext:value-type="float">
            <text:p>-0.3448550746</text:p>
          </table:table-cell>
          <table:table-cell table:formula="of:=[.I242]*LN([.D242])" office:value-type="float" office:value="-0" calcext:value-type="float">
            <text:p>0</text:p>
          </table:table-cell>
          <table:table-cell table:formula="of:=[.K242]+[.L242]+[.M242]" office:value-type="float" office:value="-0.344855074633433" calcext:value-type="float">
            <text:p>-0.34485507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5.jpg</text:p>
          </table:table-cell>
          <table:table-cell office:value-type="float" office:value="0.267098" calcext:value-type="float">
            <text:p>0.267098</text:p>
          </table:table-cell>
          <table:table-cell office:value-type="float" office:value="0.52492" calcext:value-type="float">
            <text:p>0.52492</text:p>
          </table:table-cell>
          <table:table-cell office:value-type="float" office:value="0.207982" calcext:value-type="float">
            <text:p>0.207982</text:p>
          </table:table-cell>
          <table:table-cell/>
          <table:table-cell office:value-type="string" calcext:value-type="string">
            <text:p>3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43]*LN([.B243])" office:value-type="float" office:value="-0" calcext:value-type="float">
            <text:p>0</text:p>
          </table:table-cell>
          <table:table-cell table:formula="of:=[.H243]*LN([.C243])" office:value-type="float" office:value="-0.644509408954051" calcext:value-type="float">
            <text:p>-0.644509409</text:p>
          </table:table-cell>
          <table:table-cell table:formula="of:=[.I243]*LN([.D243])" office:value-type="float" office:value="-0" calcext:value-type="float">
            <text:p>0</text:p>
          </table:table-cell>
          <table:table-cell table:formula="of:=[.K243]+[.L243]+[.M243]" office:value-type="float" office:value="-0.644509408954051" calcext:value-type="float">
            <text:p>-0.6445094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6.jpg</text:p>
          </table:table-cell>
          <table:table-cell office:value-type="float" office:value="0.34041" calcext:value-type="float">
            <text:p>0.34041</text:p>
          </table:table-cell>
          <table:table-cell office:value-type="float" office:value="0.502949" calcext:value-type="float">
            <text:p>0.502949</text:p>
          </table:table-cell>
          <table:table-cell office:value-type="float" office:value="0.156641" calcext:value-type="float">
            <text:p>0.156641</text:p>
          </table:table-cell>
          <table:table-cell/>
          <table:table-cell office:value-type="string" calcext:value-type="string">
            <text:p>31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44]*LN([.B244])" office:value-type="float" office:value="-1.07760450551113" calcext:value-type="float">
            <text:p>-1.0776045055</text:p>
          </table:table-cell>
          <table:table-cell table:formula="of:=[.H244]*LN([.C244])" office:value-type="float" office:value="-0" calcext:value-type="float">
            <text:p>0</text:p>
          </table:table-cell>
          <table:table-cell table:formula="of:=[.I244]*LN([.D244])" office:value-type="float" office:value="-0" calcext:value-type="float">
            <text:p>0</text:p>
          </table:table-cell>
          <table:table-cell table:formula="of:=[.K244]+[.L244]+[.M244]" office:value-type="float" office:value="-1.07760450551113" calcext:value-type="float">
            <text:p>-1.07760450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7.jpg</text:p>
          </table:table-cell>
          <table:table-cell office:value-type="float" office:value="0.245268" calcext:value-type="float">
            <text:p>0.245268</text:p>
          </table:table-cell>
          <table:table-cell office:value-type="float" office:value="0.531183" calcext:value-type="float">
            <text:p>0.531183</text:p>
          </table:table-cell>
          <table:table-cell office:value-type="float" office:value="0.223549" calcext:value-type="float">
            <text:p>0.223549</text:p>
          </table:table-cell>
          <table:table-cell/>
          <table:table-cell office:value-type="string" calcext:value-type="string">
            <text:p>31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45]*LN([.B245])" office:value-type="float" office:value="-1.4054037887345" calcext:value-type="float">
            <text:p>-1.4054037887</text:p>
          </table:table-cell>
          <table:table-cell table:formula="of:=[.H245]*LN([.C245])" office:value-type="float" office:value="-0" calcext:value-type="float">
            <text:p>0</text:p>
          </table:table-cell>
          <table:table-cell table:formula="of:=[.I245]*LN([.D245])" office:value-type="float" office:value="-0" calcext:value-type="float">
            <text:p>0</text:p>
          </table:table-cell>
          <table:table-cell table:formula="of:=[.K245]+[.L245]+[.M245]" office:value-type="float" office:value="-1.4054037887345" calcext:value-type="float">
            <text:p>-1.40540378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8.jpg</text:p>
          </table:table-cell>
          <table:table-cell office:value-type="float" office:value="0.251422" calcext:value-type="float">
            <text:p>0.251422</text:p>
          </table:table-cell>
          <table:table-cell office:value-type="float" office:value="0.616759" calcext:value-type="float">
            <text:p>0.616759</text:p>
          </table:table-cell>
          <table:table-cell office:value-type="float" office:value="0.13182" calcext:value-type="float">
            <text:p>0.13182</text:p>
          </table:table-cell>
          <table:table-cell/>
          <table:table-cell office:value-type="string" calcext:value-type="string">
            <text:p>31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46]*LN([.B246])" office:value-type="float" office:value="-0" calcext:value-type="float">
            <text:p>0</text:p>
          </table:table-cell>
          <table:table-cell table:formula="of:=[.H246]*LN([.C246])" office:value-type="float" office:value="-0.483276931056524" calcext:value-type="float">
            <text:p>-0.4832769311</text:p>
          </table:table-cell>
          <table:table-cell table:formula="of:=[.I246]*LN([.D246])" office:value-type="float" office:value="-0" calcext:value-type="float">
            <text:p>0</text:p>
          </table:table-cell>
          <table:table-cell table:formula="of:=[.K246]+[.L246]+[.M246]" office:value-type="float" office:value="-0.483276931056524" calcext:value-type="float">
            <text:p>-0.4832769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9.jpg</text:p>
          </table:table-cell>
          <table:table-cell office:value-type="float" office:value="0.090809" calcext:value-type="float">
            <text:p>0.090809</text:p>
          </table:table-cell>
          <table:table-cell office:value-type="float" office:value="0.805691" calcext:value-type="float">
            <text:p>0.805691</text:p>
          </table:table-cell>
          <table:table-cell office:value-type="float" office:value="0.1035" calcext:value-type="float">
            <text:p>0.1035</text:p>
          </table:table-cell>
          <table:table-cell/>
          <table:table-cell office:value-type="string" calcext:value-type="string">
            <text:p>31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47]*LN([.B247])" office:value-type="float" office:value="-0" calcext:value-type="float">
            <text:p>0</text:p>
          </table:table-cell>
          <table:table-cell table:formula="of:=[.H247]*LN([.C247])" office:value-type="float" office:value="-0.216054984672199" calcext:value-type="float">
            <text:p>-0.2160549847</text:p>
          </table:table-cell>
          <table:table-cell table:formula="of:=[.I247]*LN([.D247])" office:value-type="float" office:value="-0" calcext:value-type="float">
            <text:p>0</text:p>
          </table:table-cell>
          <table:table-cell table:formula="of:=[.K247]+[.L247]+[.M247]" office:value-type="float" office:value="-0.216054984672199" calcext:value-type="float">
            <text:p>-0.21605498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.jpg</text:p>
          </table:table-cell>
          <table:table-cell office:value-type="float" office:value="0.097805" calcext:value-type="float">
            <text:p>0.097805</text:p>
          </table:table-cell>
          <table:table-cell office:value-type="float" office:value="0.407002" calcext:value-type="float">
            <text:p>0.407002</text:p>
          </table:table-cell>
          <table:table-cell office:value-type="float" office:value="0.495193" calcext:value-type="float">
            <text:p>0.495193</text:p>
          </table:table-cell>
          <table:table-cell/>
          <table:table-cell office:value-type="string" calcext:value-type="string">
            <text:p>3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48]*LN([.B248])" office:value-type="float" office:value="-0" calcext:value-type="float">
            <text:p>0</text:p>
          </table:table-cell>
          <table:table-cell table:formula="of:=[.H248]*LN([.C248])" office:value-type="float" office:value="-0.898937179546702" calcext:value-type="float">
            <text:p>-0.8989371795</text:p>
          </table:table-cell>
          <table:table-cell table:formula="of:=[.I248]*LN([.D248])" office:value-type="float" office:value="-0" calcext:value-type="float">
            <text:p>0</text:p>
          </table:table-cell>
          <table:table-cell table:formula="of:=[.K248]+[.L248]+[.M248]" office:value-type="float" office:value="-0.898937179546702" calcext:value-type="float">
            <text:p>-0.89893717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0.jpg</text:p>
          </table:table-cell>
          <table:table-cell office:value-type="float" office:value="0.288102" calcext:value-type="float">
            <text:p>0.288102</text:p>
          </table:table-cell>
          <table:table-cell office:value-type="float" office:value="0.669365" calcext:value-type="float">
            <text:p>0.669365</text:p>
          </table:table-cell>
          <table:table-cell office:value-type="float" office:value="0.042533" calcext:value-type="float">
            <text:p>0.042533</text:p>
          </table:table-cell>
          <table:table-cell/>
          <table:table-cell office:value-type="string" calcext:value-type="string">
            <text:p>32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49]*LN([.B249])" office:value-type="float" office:value="-0" calcext:value-type="float">
            <text:p>0</text:p>
          </table:table-cell>
          <table:table-cell table:formula="of:=[.H249]*LN([.C249])" office:value-type="float" office:value="-0.401425777200773" calcext:value-type="float">
            <text:p>-0.4014257772</text:p>
          </table:table-cell>
          <table:table-cell table:formula="of:=[.I249]*LN([.D249])" office:value-type="float" office:value="-0" calcext:value-type="float">
            <text:p>0</text:p>
          </table:table-cell>
          <table:table-cell table:formula="of:=[.K249]+[.L249]+[.M249]" office:value-type="float" office:value="-0.401425777200773" calcext:value-type="float">
            <text:p>-0.40142577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1.jpg</text:p>
          </table:table-cell>
          <table:table-cell office:value-type="float" office:value="0.207504" calcext:value-type="float">
            <text:p>0.207504</text:p>
          </table:table-cell>
          <table:table-cell office:value-type="float" office:value="0.492863" calcext:value-type="float">
            <text:p>0.492863</text:p>
          </table:table-cell>
          <table:table-cell office:value-type="float" office:value="0.299633" calcext:value-type="float">
            <text:p>0.299633</text:p>
          </table:table-cell>
          <table:table-cell/>
          <table:table-cell office:value-type="string" calcext:value-type="string">
            <text:p>32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50]*LN([.B250])" office:value-type="float" office:value="-0" calcext:value-type="float">
            <text:p>0</text:p>
          </table:table-cell>
          <table:table-cell table:formula="of:=[.H250]*LN([.C250])" office:value-type="float" office:value="-0.707524034024689" calcext:value-type="float">
            <text:p>-0.707524034</text:p>
          </table:table-cell>
          <table:table-cell table:formula="of:=[.I250]*LN([.D250])" office:value-type="float" office:value="-0" calcext:value-type="float">
            <text:p>0</text:p>
          </table:table-cell>
          <table:table-cell table:formula="of:=[.K250]+[.L250]+[.M250]" office:value-type="float" office:value="-0.707524034024689" calcext:value-type="float">
            <text:p>-0.707524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2.jpg</text:p>
          </table:table-cell>
          <table:table-cell office:value-type="float" office:value="0.035485" calcext:value-type="float">
            <text:p>0.035485</text:p>
          </table:table-cell>
          <table:table-cell office:value-type="float" office:value="0.466278" calcext:value-type="float">
            <text:p>0.466278</text:p>
          </table:table-cell>
          <table:table-cell office:value-type="float" office:value="0.498238" calcext:value-type="float">
            <text:p>0.498238</text:p>
          </table:table-cell>
          <table:table-cell/>
          <table:table-cell office:value-type="string" calcext:value-type="string">
            <text:p>32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51]*LN([.B251])" office:value-type="float" office:value="-0" calcext:value-type="float">
            <text:p>0</text:p>
          </table:table-cell>
          <table:table-cell table:formula="of:=[.H251]*LN([.C251])" office:value-type="float" office:value="-0.762973256207955" calcext:value-type="float">
            <text:p>-0.7629732562</text:p>
          </table:table-cell>
          <table:table-cell table:formula="of:=[.I251]*LN([.D251])" office:value-type="float" office:value="-0" calcext:value-type="float">
            <text:p>0</text:p>
          </table:table-cell>
          <table:table-cell table:formula="of:=[.K251]+[.L251]+[.M251]" office:value-type="float" office:value="-0.762973256207955" calcext:value-type="float">
            <text:p>-0.7629732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3.jpg</text:p>
          </table:table-cell>
          <table:table-cell office:value-type="float" office:value="0.119384" calcext:value-type="float">
            <text:p>0.119384</text:p>
          </table:table-cell>
          <table:table-cell office:value-type="float" office:value="0.451723" calcext:value-type="float">
            <text:p>0.451723</text:p>
          </table:table-cell>
          <table:table-cell office:value-type="float" office:value="0.428893" calcext:value-type="float">
            <text:p>0.428893</text:p>
          </table:table-cell>
          <table:table-cell/>
          <table:table-cell office:value-type="string" calcext:value-type="string">
            <text:p>3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52]*LN([.B252])" office:value-type="float" office:value="-0" calcext:value-type="float">
            <text:p>0</text:p>
          </table:table-cell>
          <table:table-cell table:formula="of:=[.H252]*LN([.C252])" office:value-type="float" office:value="-0" calcext:value-type="float">
            <text:p>0</text:p>
          </table:table-cell>
          <table:table-cell table:formula="of:=[.I252]*LN([.D252])" office:value-type="float" office:value="-0.846547808413193" calcext:value-type="float">
            <text:p>-0.8465478084</text:p>
          </table:table-cell>
          <table:table-cell table:formula="of:=[.K252]+[.L252]+[.M252]" office:value-type="float" office:value="-0.846547808413193" calcext:value-type="float">
            <text:p>-0.84654780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4.jpg</text:p>
          </table:table-cell>
          <table:table-cell office:value-type="float" office:value="0.139228" calcext:value-type="float">
            <text:p>0.139228</text:p>
          </table:table-cell>
          <table:table-cell office:value-type="float" office:value="0.745142" calcext:value-type="float">
            <text:p>0.745142</text:p>
          </table:table-cell>
          <table:table-cell office:value-type="float" office:value="0.11563" calcext:value-type="float">
            <text:p>0.11563</text:p>
          </table:table-cell>
          <table:table-cell/>
          <table:table-cell office:value-type="string" calcext:value-type="string">
            <text:p>32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53]*LN([.B253])" office:value-type="float" office:value="-0" calcext:value-type="float">
            <text:p>0</text:p>
          </table:table-cell>
          <table:table-cell table:formula="of:=[.H253]*LN([.C253])" office:value-type="float" office:value="-0.294180474738372" calcext:value-type="float">
            <text:p>-0.2941804747</text:p>
          </table:table-cell>
          <table:table-cell table:formula="of:=[.I253]*LN([.D253])" office:value-type="float" office:value="-0" calcext:value-type="float">
            <text:p>0</text:p>
          </table:table-cell>
          <table:table-cell table:formula="of:=[.K253]+[.L253]+[.M253]" office:value-type="float" office:value="-0.294180474738372" calcext:value-type="float">
            <text:p>-0.29418047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5.jpg</text:p>
          </table:table-cell>
          <table:table-cell office:value-type="float" office:value="0.167566" calcext:value-type="float">
            <text:p>0.167566</text:p>
          </table:table-cell>
          <table:table-cell office:value-type="float" office:value="0.564823" calcext:value-type="float">
            <text:p>0.564823</text:p>
          </table:table-cell>
          <table:table-cell office:value-type="float" office:value="0.267611" calcext:value-type="float">
            <text:p>0.267611</text:p>
          </table:table-cell>
          <table:table-cell/>
          <table:table-cell office:value-type="string" calcext:value-type="string">
            <text:p>3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54]*LN([.B254])" office:value-type="float" office:value="-0" calcext:value-type="float">
            <text:p>0</text:p>
          </table:table-cell>
          <table:table-cell table:formula="of:=[.H254]*LN([.C254])" office:value-type="float" office:value="-0" calcext:value-type="float">
            <text:p>0</text:p>
          </table:table-cell>
          <table:table-cell table:formula="of:=[.I254]*LN([.D254])" office:value-type="float" office:value="-1.31822084544435" calcext:value-type="float">
            <text:p>-1.3182208454</text:p>
          </table:table-cell>
          <table:table-cell table:formula="of:=[.K254]+[.L254]+[.M254]" office:value-type="float" office:value="-1.31822084544435" calcext:value-type="float">
            <text:p>-1.31822084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6.jpg</text:p>
          </table:table-cell>
          <table:table-cell office:value-type="float" office:value="0.033483" calcext:value-type="float">
            <text:p>0.033483</text:p>
          </table:table-cell>
          <table:table-cell office:value-type="float" office:value="0.274414" calcext:value-type="float">
            <text:p>0.274414</text:p>
          </table:table-cell>
          <table:table-cell office:value-type="float" office:value="0.692102" calcext:value-type="float">
            <text:p>0.692102</text:p>
          </table:table-cell>
          <table:table-cell/>
          <table:table-cell office:value-type="string" calcext:value-type="string">
            <text:p>3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55]*LN([.B255])" office:value-type="float" office:value="-0" calcext:value-type="float">
            <text:p>0</text:p>
          </table:table-cell>
          <table:table-cell table:formula="of:=[.H255]*LN([.C255])" office:value-type="float" office:value="-0" calcext:value-type="float">
            <text:p>0</text:p>
          </table:table-cell>
          <table:table-cell table:formula="of:=[.I255]*LN([.D255])" office:value-type="float" office:value="-0.368021935382679" calcext:value-type="float">
            <text:p>-0.3680219354</text:p>
          </table:table-cell>
          <table:table-cell table:formula="of:=[.K255]+[.L255]+[.M255]" office:value-type="float" office:value="-0.368021935382679" calcext:value-type="float">
            <text:p>-0.36802193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7.jpg</text:p>
          </table:table-cell>
          <table:table-cell office:value-type="float" office:value="0.051072" calcext:value-type="float">
            <text:p>0.051072</text:p>
          </table:table-cell>
          <table:table-cell office:value-type="float" office:value="0.232282" calcext:value-type="float">
            <text:p>0.232282</text:p>
          </table:table-cell>
          <table:table-cell office:value-type="float" office:value="0.716646" calcext:value-type="float">
            <text:p>0.716646</text:p>
          </table:table-cell>
          <table:table-cell/>
          <table:table-cell office:value-type="string" calcext:value-type="string">
            <text:p>32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56]*LN([.B256])" office:value-type="float" office:value="-0" calcext:value-type="float">
            <text:p>0</text:p>
          </table:table-cell>
          <table:table-cell table:formula="of:=[.H256]*LN([.C256])" office:value-type="float" office:value="-1.45980312821744" calcext:value-type="float">
            <text:p>-1.4598031282</text:p>
          </table:table-cell>
          <table:table-cell table:formula="of:=[.I256]*LN([.D256])" office:value-type="float" office:value="-0" calcext:value-type="float">
            <text:p>0</text:p>
          </table:table-cell>
          <table:table-cell table:formula="of:=[.K256]+[.L256]+[.M256]" office:value-type="float" office:value="-1.45980312821744" calcext:value-type="float">
            <text:p>-1.4598031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8.jpg</text:p>
          </table:table-cell>
          <table:table-cell office:value-type="float" office:value="0.117503" calcext:value-type="float">
            <text:p>0.117503</text:p>
          </table:table-cell>
          <table:table-cell office:value-type="float" office:value="0.526376" calcext:value-type="float">
            <text:p>0.526376</text:p>
          </table:table-cell>
          <table:table-cell office:value-type="float" office:value="0.356121" calcext:value-type="float">
            <text:p>0.356121</text:p>
          </table:table-cell>
          <table:table-cell/>
          <table:table-cell office:value-type="string" calcext:value-type="string">
            <text:p>3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57]*LN([.B257])" office:value-type="float" office:value="-0" calcext:value-type="float">
            <text:p>0</text:p>
          </table:table-cell>
          <table:table-cell table:formula="of:=[.H257]*LN([.C257])" office:value-type="float" office:value="-0" calcext:value-type="float">
            <text:p>0</text:p>
          </table:table-cell>
          <table:table-cell table:formula="of:=[.I257]*LN([.D257])" office:value-type="float" office:value="-1.03248471823838" calcext:value-type="float">
            <text:p>-1.0324847182</text:p>
          </table:table-cell>
          <table:table-cell table:formula="of:=[.K257]+[.L257]+[.M257]" office:value-type="float" office:value="-1.03248471823838" calcext:value-type="float">
            <text:p>-1.03248471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9.jpg</text:p>
          </table:table-cell>
          <table:table-cell office:value-type="float" office:value="0.06493" calcext:value-type="float">
            <text:p>0.06493</text:p>
          </table:table-cell>
          <table:table-cell office:value-type="float" office:value="0.581122" calcext:value-type="float">
            <text:p>0.581122</text:p>
          </table:table-cell>
          <table:table-cell office:value-type="float" office:value="0.353948" calcext:value-type="float">
            <text:p>0.353948</text:p>
          </table:table-cell>
          <table:table-cell/>
          <table:table-cell office:value-type="string" calcext:value-type="string">
            <text:p>3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58]*LN([.B258])" office:value-type="float" office:value="-0" calcext:value-type="float">
            <text:p>0</text:p>
          </table:table-cell>
          <table:table-cell table:formula="of:=[.H258]*LN([.C258])" office:value-type="float" office:value="-0" calcext:value-type="float">
            <text:p>0</text:p>
          </table:table-cell>
          <table:table-cell table:formula="of:=[.I258]*LN([.D258])" office:value-type="float" office:value="-1.03860526929351" calcext:value-type="float">
            <text:p>-1.0386052693</text:p>
          </table:table-cell>
          <table:table-cell table:formula="of:=[.K258]+[.L258]+[.M258]" office:value-type="float" office:value="-1.03860526929351" calcext:value-type="float">
            <text:p>-1.03860526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.jpg</text:p>
          </table:table-cell>
          <table:table-cell office:value-type="float" office:value="0.300195" calcext:value-type="float">
            <text:p>0.300195</text:p>
          </table:table-cell>
          <table:table-cell office:value-type="float" office:value="0.501802" calcext:value-type="float">
            <text:p>0.501802</text:p>
          </table:table-cell>
          <table:table-cell office:value-type="float" office:value="0.198003" calcext:value-type="float">
            <text:p>0.198003</text:p>
          </table:table-cell>
          <table:table-cell/>
          <table:table-cell office:value-type="string" calcext:value-type="string">
            <text:p>3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59]*LN([.B259])" office:value-type="float" office:value="-1.20332301548444" calcext:value-type="float">
            <text:p>-1.2033230155</text:p>
          </table:table-cell>
          <table:table-cell table:formula="of:=[.H259]*LN([.C259])" office:value-type="float" office:value="-0" calcext:value-type="float">
            <text:p>0</text:p>
          </table:table-cell>
          <table:table-cell table:formula="of:=[.I259]*LN([.D259])" office:value-type="float" office:value="-0" calcext:value-type="float">
            <text:p>0</text:p>
          </table:table-cell>
          <table:table-cell table:formula="of:=[.K259]+[.L259]+[.M259]" office:value-type="float" office:value="-1.20332301548444" calcext:value-type="float">
            <text:p>-1.20332301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0.jpg</text:p>
          </table:table-cell>
          <table:table-cell office:value-type="float" office:value="0.289091" calcext:value-type="float">
            <text:p>0.289091</text:p>
          </table:table-cell>
          <table:table-cell office:value-type="float" office:value="0.66193" calcext:value-type="float">
            <text:p>0.66193</text:p>
          </table:table-cell>
          <table:table-cell office:value-type="float" office:value="0.048979" calcext:value-type="float">
            <text:p>0.048979</text:p>
          </table:table-cell>
          <table:table-cell/>
          <table:table-cell office:value-type="string" calcext:value-type="string">
            <text:p>33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60]*LN([.B260])" office:value-type="float" office:value="-1.24101376154093" calcext:value-type="float">
            <text:p>-1.2410137615</text:p>
          </table:table-cell>
          <table:table-cell table:formula="of:=[.H260]*LN([.C260])" office:value-type="float" office:value="-0" calcext:value-type="float">
            <text:p>0</text:p>
          </table:table-cell>
          <table:table-cell table:formula="of:=[.I260]*LN([.D260])" office:value-type="float" office:value="-0" calcext:value-type="float">
            <text:p>0</text:p>
          </table:table-cell>
          <table:table-cell table:formula="of:=[.K260]+[.L260]+[.M260]" office:value-type="float" office:value="-1.24101376154093" calcext:value-type="float">
            <text:p>-1.2410137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1.jpg</text:p>
          </table:table-cell>
          <table:table-cell office:value-type="float" office:value="0.646195" calcext:value-type="float">
            <text:p>0.646195</text:p>
          </table:table-cell>
          <table:table-cell office:value-type="float" office:value="0.330607" calcext:value-type="float">
            <text:p>0.330607</text:p>
          </table:table-cell>
          <table:table-cell office:value-type="float" office:value="0.023197" calcext:value-type="float">
            <text:p>0.023197</text:p>
          </table:table-cell>
          <table:table-cell/>
          <table:table-cell office:value-type="string" calcext:value-type="string">
            <text:p>33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61]*LN([.B261])" office:value-type="float" office:value="-0.436653963164231" calcext:value-type="float">
            <text:p>-0.4366539632</text:p>
          </table:table-cell>
          <table:table-cell table:formula="of:=[.H261]*LN([.C261])" office:value-type="float" office:value="-0" calcext:value-type="float">
            <text:p>0</text:p>
          </table:table-cell>
          <table:table-cell table:formula="of:=[.I261]*LN([.D261])" office:value-type="float" office:value="-0" calcext:value-type="float">
            <text:p>0</text:p>
          </table:table-cell>
          <table:table-cell table:formula="of:=[.K261]+[.L261]+[.M261]" office:value-type="float" office:value="-0.436653963164231" calcext:value-type="float">
            <text:p>-0.43665396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2.jpg</text:p>
          </table:table-cell>
          <table:table-cell office:value-type="float" office:value="0.203429" calcext:value-type="float">
            <text:p>0.203429</text:p>
          </table:table-cell>
          <table:table-cell office:value-type="float" office:value="0.555151" calcext:value-type="float">
            <text:p>0.555151</text:p>
          </table:table-cell>
          <table:table-cell office:value-type="float" office:value="0.241421" calcext:value-type="float">
            <text:p>0.241421</text:p>
          </table:table-cell>
          <table:table-cell/>
          <table:table-cell office:value-type="string" calcext:value-type="string">
            <text:p>33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62]*LN([.B262])" office:value-type="float" office:value="-0" calcext:value-type="float">
            <text:p>0</text:p>
          </table:table-cell>
          <table:table-cell table:formula="of:=[.H262]*LN([.C262])" office:value-type="float" office:value="-0.588515130168525" calcext:value-type="float">
            <text:p>-0.5885151302</text:p>
          </table:table-cell>
          <table:table-cell table:formula="of:=[.I262]*LN([.D262])" office:value-type="float" office:value="-0" calcext:value-type="float">
            <text:p>0</text:p>
          </table:table-cell>
          <table:table-cell table:formula="of:=[.K262]+[.L262]+[.M262]" office:value-type="float" office:value="-0.588515130168525" calcext:value-type="float">
            <text:p>-0.5885151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3.jpg</text:p>
          </table:table-cell>
          <table:table-cell office:value-type="float" office:value="0.034563" calcext:value-type="float">
            <text:p>0.034563</text:p>
          </table:table-cell>
          <table:table-cell office:value-type="float" office:value="0.22991" calcext:value-type="float">
            <text:p>0.22991</text:p>
          </table:table-cell>
          <table:table-cell office:value-type="float" office:value="0.735526" calcext:value-type="float">
            <text:p>0.735526</text:p>
          </table:table-cell>
          <table:table-cell/>
          <table:table-cell office:value-type="string" calcext:value-type="string">
            <text:p>3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63]*LN([.B263])" office:value-type="float" office:value="-0" calcext:value-type="float">
            <text:p>0</text:p>
          </table:table-cell>
          <table:table-cell table:formula="of:=[.H263]*LN([.C263])" office:value-type="float" office:value="-0" calcext:value-type="float">
            <text:p>0</text:p>
          </table:table-cell>
          <table:table-cell table:formula="of:=[.I263]*LN([.D263])" office:value-type="float" office:value="-0.307169389463473" calcext:value-type="float">
            <text:p>-0.3071693895</text:p>
          </table:table-cell>
          <table:table-cell table:formula="of:=[.K263]+[.L263]+[.M263]" office:value-type="float" office:value="-0.307169389463473" calcext:value-type="float">
            <text:p>-0.3071693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4.jpg</text:p>
          </table:table-cell>
          <table:table-cell office:value-type="float" office:value="0.040317" calcext:value-type="float">
            <text:p>0.040317</text:p>
          </table:table-cell>
          <table:table-cell office:value-type="float" office:value="0.337269" calcext:value-type="float">
            <text:p>0.337269</text:p>
          </table:table-cell>
          <table:table-cell office:value-type="float" office:value="0.622414" calcext:value-type="float">
            <text:p>0.622414</text:p>
          </table:table-cell>
          <table:table-cell/>
          <table:table-cell office:value-type="string" calcext:value-type="string">
            <text:p>3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64]*LN([.B264])" office:value-type="float" office:value="-0" calcext:value-type="float">
            <text:p>0</text:p>
          </table:table-cell>
          <table:table-cell table:formula="of:=[.H264]*LN([.C264])" office:value-type="float" office:value="-0" calcext:value-type="float">
            <text:p>0</text:p>
          </table:table-cell>
          <table:table-cell table:formula="of:=[.I264]*LN([.D264])" office:value-type="float" office:value="-0.474149812797667" calcext:value-type="float">
            <text:p>-0.4741498128</text:p>
          </table:table-cell>
          <table:table-cell table:formula="of:=[.K264]+[.L264]+[.M264]" office:value-type="float" office:value="-0.474149812797667" calcext:value-type="float">
            <text:p>-0.4741498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5.jpg</text:p>
          </table:table-cell>
          <table:table-cell office:value-type="float" office:value="0.057706" calcext:value-type="float">
            <text:p>0.057706</text:p>
          </table:table-cell>
          <table:table-cell office:value-type="float" office:value="0.323755" calcext:value-type="float">
            <text:p>0.323755</text:p>
          </table:table-cell>
          <table:table-cell office:value-type="float" office:value="0.618539" calcext:value-type="float">
            <text:p>0.618539</text:p>
          </table:table-cell>
          <table:table-cell/>
          <table:table-cell office:value-type="string" calcext:value-type="string">
            <text:p>3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65]*LN([.B265])" office:value-type="float" office:value="-0" calcext:value-type="float">
            <text:p>0</text:p>
          </table:table-cell>
          <table:table-cell table:formula="of:=[.H265]*LN([.C265])" office:value-type="float" office:value="-0" calcext:value-type="float">
            <text:p>0</text:p>
          </table:table-cell>
          <table:table-cell table:formula="of:=[.I265]*LN([.D265])" office:value-type="float" office:value="-0.480395033357414" calcext:value-type="float">
            <text:p>-0.4803950334</text:p>
          </table:table-cell>
          <table:table-cell table:formula="of:=[.K265]+[.L265]+[.M265]" office:value-type="float" office:value="-0.480395033357414" calcext:value-type="float">
            <text:p>-0.48039503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6.jpg</text:p>
          </table:table-cell>
          <table:table-cell office:value-type="float" office:value="0.765613" calcext:value-type="float">
            <text:p>0.765613</text:p>
          </table:table-cell>
          <table:table-cell office:value-type="float" office:value="0.227368" calcext:value-type="float">
            <text:p>0.227368</text:p>
          </table:table-cell>
          <table:table-cell office:value-type="float" office:value="0.007019" calcext:value-type="float">
            <text:p>0.007019</text:p>
          </table:table-cell>
          <table:table-cell/>
          <table:table-cell office:value-type="string" calcext:value-type="string">
            <text:p>33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66]*LN([.B266])" office:value-type="float" office:value="-0.267078458841263" calcext:value-type="float">
            <text:p>-0.2670784588</text:p>
          </table:table-cell>
          <table:table-cell table:formula="of:=[.H266]*LN([.C266])" office:value-type="float" office:value="-0" calcext:value-type="float">
            <text:p>0</text:p>
          </table:table-cell>
          <table:table-cell table:formula="of:=[.I266]*LN([.D266])" office:value-type="float" office:value="-0" calcext:value-type="float">
            <text:p>0</text:p>
          </table:table-cell>
          <table:table-cell table:formula="of:=[.K266]+[.L266]+[.M266]" office:value-type="float" office:value="-0.267078458841263" calcext:value-type="float">
            <text:p>-0.26707845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7.jpg</text:p>
          </table:table-cell>
          <table:table-cell office:value-type="float" office:value="0.035655" calcext:value-type="float">
            <text:p>0.035655</text:p>
          </table:table-cell>
          <table:table-cell office:value-type="float" office:value="0.391605" calcext:value-type="float">
            <text:p>0.391605</text:p>
          </table:table-cell>
          <table:table-cell office:value-type="float" office:value="0.57274" calcext:value-type="float">
            <text:p>0.57274</text:p>
          </table:table-cell>
          <table:table-cell/>
          <table:table-cell office:value-type="string" calcext:value-type="string">
            <text:p>33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67]*LN([.B267])" office:value-type="float" office:value="-0" calcext:value-type="float">
            <text:p>0</text:p>
          </table:table-cell>
          <table:table-cell table:formula="of:=[.H267]*LN([.C267])" office:value-type="float" office:value="-0.937501600276548" calcext:value-type="float">
            <text:p>-0.9375016003</text:p>
          </table:table-cell>
          <table:table-cell table:formula="of:=[.I267]*LN([.D267])" office:value-type="float" office:value="-0" calcext:value-type="float">
            <text:p>0</text:p>
          </table:table-cell>
          <table:table-cell table:formula="of:=[.K267]+[.L267]+[.M267]" office:value-type="float" office:value="-0.937501600276548" calcext:value-type="float">
            <text:p>-0.9375016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8.jpg</text:p>
          </table:table-cell>
          <table:table-cell office:value-type="float" office:value="0.177913" calcext:value-type="float">
            <text:p>0.177913</text:p>
          </table:table-cell>
          <table:table-cell office:value-type="float" office:value="0.534563" calcext:value-type="float">
            <text:p>0.534563</text:p>
          </table:table-cell>
          <table:table-cell office:value-type="float" office:value="0.287523" calcext:value-type="float">
            <text:p>0.287523</text:p>
          </table:table-cell>
          <table:table-cell/>
          <table:table-cell office:value-type="string" calcext:value-type="string">
            <text:p>33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68]*LN([.B268])" office:value-type="float" office:value="-0" calcext:value-type="float">
            <text:p>0</text:p>
          </table:table-cell>
          <table:table-cell table:formula="of:=[.H268]*LN([.C268])" office:value-type="float" office:value="-0.62630568829725" calcext:value-type="float">
            <text:p>-0.6263056883</text:p>
          </table:table-cell>
          <table:table-cell table:formula="of:=[.I268]*LN([.D268])" office:value-type="float" office:value="-0" calcext:value-type="float">
            <text:p>0</text:p>
          </table:table-cell>
          <table:table-cell table:formula="of:=[.K268]+[.L268]+[.M268]" office:value-type="float" office:value="-0.62630568829725" calcext:value-type="float">
            <text:p>-0.62630568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9.jpg</text:p>
          </table:table-cell>
          <table:table-cell office:value-type="float" office:value="0.049416" calcext:value-type="float">
            <text:p>0.049416</text:p>
          </table:table-cell>
          <table:table-cell office:value-type="float" office:value="0.768108" calcext:value-type="float">
            <text:p>0.768108</text:p>
          </table:table-cell>
          <table:table-cell office:value-type="float" office:value="0.182476" calcext:value-type="float">
            <text:p>0.182476</text:p>
          </table:table-cell>
          <table:table-cell/>
          <table:table-cell office:value-type="string" calcext:value-type="string">
            <text:p>3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69]*LN([.B269])" office:value-type="float" office:value="-0" calcext:value-type="float">
            <text:p>0</text:p>
          </table:table-cell>
          <table:table-cell table:formula="of:=[.H269]*LN([.C269])" office:value-type="float" office:value="-0" calcext:value-type="float">
            <text:p>0</text:p>
          </table:table-cell>
          <table:table-cell table:formula="of:=[.I269]*LN([.D269])" office:value-type="float" office:value="-1.70113662145669" calcext:value-type="float">
            <text:p>-1.7011366215</text:p>
          </table:table-cell>
          <table:table-cell table:formula="of:=[.K269]+[.L269]+[.M269]" office:value-type="float" office:value="-1.70113662145669" calcext:value-type="float">
            <text:p>-1.7011366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.jpg</text:p>
          </table:table-cell>
          <table:table-cell office:value-type="float" office:value="0.083254" calcext:value-type="float">
            <text:p>0.083254</text:p>
          </table:table-cell>
          <table:table-cell office:value-type="float" office:value="0.42347" calcext:value-type="float">
            <text:p>0.42347</text:p>
          </table:table-cell>
          <table:table-cell office:value-type="float" office:value="0.493276" calcext:value-type="float">
            <text:p>0.493276</text:p>
          </table:table-cell>
          <table:table-cell/>
          <table:table-cell office:value-type="string" calcext:value-type="string">
            <text:p>3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70]*LN([.B270])" office:value-type="float" office:value="-0" calcext:value-type="float">
            <text:p>0</text:p>
          </table:table-cell>
          <table:table-cell table:formula="of:=[.H270]*LN([.C270])" office:value-type="float" office:value="-0.859272605651832" calcext:value-type="float">
            <text:p>-0.8592726057</text:p>
          </table:table-cell>
          <table:table-cell table:formula="of:=[.I270]*LN([.D270])" office:value-type="float" office:value="-0" calcext:value-type="float">
            <text:p>0</text:p>
          </table:table-cell>
          <table:table-cell table:formula="of:=[.K270]+[.L270]+[.M270]" office:value-type="float" office:value="-0.859272605651832" calcext:value-type="float">
            <text:p>-0.8592726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0.jpg</text:p>
          </table:table-cell>
          <table:table-cell office:value-type="float" office:value="0.34041" calcext:value-type="float">
            <text:p>0.34041</text:p>
          </table:table-cell>
          <table:table-cell office:value-type="float" office:value="0.598674" calcext:value-type="float">
            <text:p>0.598674</text:p>
          </table:table-cell>
          <table:table-cell office:value-type="float" office:value="0.060917" calcext:value-type="float">
            <text:p>0.060917</text:p>
          </table:table-cell>
          <table:table-cell/>
          <table:table-cell office:value-type="string" calcext:value-type="string">
            <text:p>34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71]*LN([.B271])" office:value-type="float" office:value="-0" calcext:value-type="float">
            <text:p>0</text:p>
          </table:table-cell>
          <table:table-cell table:formula="of:=[.H271]*LN([.C271])" office:value-type="float" office:value="-0.513038069419919" calcext:value-type="float">
            <text:p>-0.5130380694</text:p>
          </table:table-cell>
          <table:table-cell table:formula="of:=[.I271]*LN([.D271])" office:value-type="float" office:value="-0" calcext:value-type="float">
            <text:p>0</text:p>
          </table:table-cell>
          <table:table-cell table:formula="of:=[.K271]+[.L271]+[.M271]" office:value-type="float" office:value="-0.513038069419919" calcext:value-type="float">
            <text:p>-0.51303806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1.jpg</text:p>
          </table:table-cell>
          <table:table-cell office:value-type="float" office:value="0.071009" calcext:value-type="float">
            <text:p>0.071009</text:p>
          </table:table-cell>
          <table:table-cell office:value-type="float" office:value="0.577051" calcext:value-type="float">
            <text:p>0.577051</text:p>
          </table:table-cell>
          <table:table-cell office:value-type="float" office:value="0.35194" calcext:value-type="float">
            <text:p>0.35194</text:p>
          </table:table-cell>
          <table:table-cell/>
          <table:table-cell office:value-type="string" calcext:value-type="string">
            <text:p>3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72]*LN([.B272])" office:value-type="float" office:value="-0" calcext:value-type="float">
            <text:p>0</text:p>
          </table:table-cell>
          <table:table-cell table:formula="of:=[.H272]*LN([.C272])" office:value-type="float" office:value="-0.549824628165141" calcext:value-type="float">
            <text:p>-0.5498246282</text:p>
          </table:table-cell>
          <table:table-cell table:formula="of:=[.I272]*LN([.D272])" office:value-type="float" office:value="-0" calcext:value-type="float">
            <text:p>0</text:p>
          </table:table-cell>
          <table:table-cell table:formula="of:=[.K272]+[.L272]+[.M272]" office:value-type="float" office:value="-0.549824628165141" calcext:value-type="float">
            <text:p>-0.5498246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2.jpg</text:p>
          </table:table-cell>
          <table:table-cell office:value-type="float" office:value="0.091507" calcext:value-type="float">
            <text:p>0.091507</text:p>
          </table:table-cell>
          <table:table-cell office:value-type="float" office:value="0.553944" calcext:value-type="float">
            <text:p>0.553944</text:p>
          </table:table-cell>
          <table:table-cell office:value-type="float" office:value="0.35455" calcext:value-type="float">
            <text:p>0.35455</text:p>
          </table:table-cell>
          <table:table-cell/>
          <table:table-cell office:value-type="string" calcext:value-type="string">
            <text:p>34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73]*LN([.B273])" office:value-type="float" office:value="-2.39133980689461" calcext:value-type="float">
            <text:p>-2.3913398069</text:p>
          </table:table-cell>
          <table:table-cell table:formula="of:=[.H273]*LN([.C273])" office:value-type="float" office:value="-0" calcext:value-type="float">
            <text:p>0</text:p>
          </table:table-cell>
          <table:table-cell table:formula="of:=[.I273]*LN([.D273])" office:value-type="float" office:value="-0" calcext:value-type="float">
            <text:p>0</text:p>
          </table:table-cell>
          <table:table-cell table:formula="of:=[.K273]+[.L273]+[.M273]" office:value-type="float" office:value="-2.39133980689461" calcext:value-type="float">
            <text:p>-2.39133980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3.jpg</text:p>
          </table:table-cell>
          <table:table-cell office:value-type="float" office:value="0.031599" calcext:value-type="float">
            <text:p>0.031599</text:p>
          </table:table-cell>
          <table:table-cell office:value-type="float" office:value="0.238185" calcext:value-type="float">
            <text:p>0.238185</text:p>
          </table:table-cell>
          <table:table-cell office:value-type="float" office:value="0.730215" calcext:value-type="float">
            <text:p>0.730215</text:p>
          </table:table-cell>
          <table:table-cell/>
          <table:table-cell office:value-type="string" calcext:value-type="string">
            <text:p>3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74]*LN([.B274])" office:value-type="float" office:value="-0" calcext:value-type="float">
            <text:p>0</text:p>
          </table:table-cell>
          <table:table-cell table:formula="of:=[.H274]*LN([.C274])" office:value-type="float" office:value="-0" calcext:value-type="float">
            <text:p>0</text:p>
          </table:table-cell>
          <table:table-cell table:formula="of:=[.I274]*LN([.D274])" office:value-type="float" office:value="-0.314416267654418" calcext:value-type="float">
            <text:p>-0.3144162677</text:p>
          </table:table-cell>
          <table:table-cell table:formula="of:=[.K274]+[.L274]+[.M274]" office:value-type="float" office:value="-0.314416267654418" calcext:value-type="float">
            <text:p>-0.31441626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4.jpg</text:p>
          </table:table-cell>
          <table:table-cell office:value-type="float" office:value="0.673323" calcext:value-type="float">
            <text:p>0.673323</text:p>
          </table:table-cell>
          <table:table-cell office:value-type="float" office:value="0.287622" calcext:value-type="float">
            <text:p>0.287622</text:p>
          </table:table-cell>
          <table:table-cell office:value-type="float" office:value="0.039055" calcext:value-type="float">
            <text:p>0.039055</text:p>
          </table:table-cell>
          <table:table-cell/>
          <table:table-cell office:value-type="string" calcext:value-type="string">
            <text:p>34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75]*LN([.B275])" office:value-type="float" office:value="-0.395530123907409" calcext:value-type="float">
            <text:p>-0.3955301239</text:p>
          </table:table-cell>
          <table:table-cell table:formula="of:=[.H275]*LN([.C275])" office:value-type="float" office:value="-0" calcext:value-type="float">
            <text:p>0</text:p>
          </table:table-cell>
          <table:table-cell table:formula="of:=[.I275]*LN([.D275])" office:value-type="float" office:value="-0" calcext:value-type="float">
            <text:p>0</text:p>
          </table:table-cell>
          <table:table-cell table:formula="of:=[.K275]+[.L275]+[.M275]" office:value-type="float" office:value="-0.395530123907409" calcext:value-type="float">
            <text:p>-0.39553012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5.jpg</text:p>
          </table:table-cell>
          <table:table-cell office:value-type="float" office:value="0.234059" calcext:value-type="float">
            <text:p>0.234059</text:p>
          </table:table-cell>
          <table:table-cell office:value-type="float" office:value="0.693234" calcext:value-type="float">
            <text:p>0.693234</text:p>
          </table:table-cell>
          <table:table-cell office:value-type="float" office:value="0.072707" calcext:value-type="float">
            <text:p>0.072707</text:p>
          </table:table-cell>
          <table:table-cell/>
          <table:table-cell office:value-type="string" calcext:value-type="string">
            <text:p>34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76]*LN([.B276])" office:value-type="float" office:value="-1.45218205865343" calcext:value-type="float">
            <text:p>-1.4521820587</text:p>
          </table:table-cell>
          <table:table-cell table:formula="of:=[.H276]*LN([.C276])" office:value-type="float" office:value="-0" calcext:value-type="float">
            <text:p>0</text:p>
          </table:table-cell>
          <table:table-cell table:formula="of:=[.I276]*LN([.D276])" office:value-type="float" office:value="-0" calcext:value-type="float">
            <text:p>0</text:p>
          </table:table-cell>
          <table:table-cell table:formula="of:=[.K276]+[.L276]+[.M276]" office:value-type="float" office:value="-1.45218205865343" calcext:value-type="float">
            <text:p>-1.45218205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6.jpg</text:p>
          </table:table-cell>
          <table:table-cell office:value-type="float" office:value="0.209758" calcext:value-type="float">
            <text:p>0.209758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308929" calcext:value-type="float">
            <text:p>0.308929</text:p>
          </table:table-cell>
          <table:table-cell/>
          <table:table-cell office:value-type="string" calcext:value-type="string">
            <text:p>3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77]*LN([.B277])" office:value-type="float" office:value="-0" calcext:value-type="float">
            <text:p>0</text:p>
          </table:table-cell>
          <table:table-cell table:formula="of:=[.H277]*LN([.C277])" office:value-type="float" office:value="-0.731237492857081" calcext:value-type="float">
            <text:p>-0.7312374929</text:p>
          </table:table-cell>
          <table:table-cell table:formula="of:=[.I277]*LN([.D277])" office:value-type="float" office:value="-0" calcext:value-type="float">
            <text:p>0</text:p>
          </table:table-cell>
          <table:table-cell table:formula="of:=[.K277]+[.L277]+[.M277]" office:value-type="float" office:value="-0.731237492857081" calcext:value-type="float">
            <text:p>-0.73123749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7.jpg</text:p>
          </table:table-cell>
          <table:table-cell office:value-type="float" office:value="0.330664" calcext:value-type="float">
            <text:p>0.330664</text:p>
          </table:table-cell>
          <table:table-cell office:value-type="float" office:value="0.584742" calcext:value-type="float">
            <text:p>0.584742</text:p>
          </table:table-cell>
          <table:table-cell office:value-type="float" office:value="0.084594" calcext:value-type="float">
            <text:p>0.084594</text:p>
          </table:table-cell>
          <table:table-cell/>
          <table:table-cell office:value-type="string" calcext:value-type="string">
            <text:p>34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78]*LN([.B278])" office:value-type="float" office:value="-0" calcext:value-type="float">
            <text:p>0</text:p>
          </table:table-cell>
          <table:table-cell table:formula="of:=[.H278]*LN([.C278])" office:value-type="float" office:value="-0.536584554671717" calcext:value-type="float">
            <text:p>-0.5365845547</text:p>
          </table:table-cell>
          <table:table-cell table:formula="of:=[.I278]*LN([.D278])" office:value-type="float" office:value="-0" calcext:value-type="float">
            <text:p>0</text:p>
          </table:table-cell>
          <table:table-cell table:formula="of:=[.K278]+[.L278]+[.M278]" office:value-type="float" office:value="-0.536584554671717" calcext:value-type="float">
            <text:p>-0.53658455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8.jpg</text:p>
          </table:table-cell>
          <table:table-cell office:value-type="float" office:value="0.046129" calcext:value-type="float">
            <text:p>0.046129</text:p>
          </table:table-cell>
          <table:table-cell office:value-type="float" office:value="0.403056" calcext:value-type="float">
            <text:p>0.403056</text:p>
          </table:table-cell>
          <table:table-cell office:value-type="float" office:value="0.550815" calcext:value-type="float">
            <text:p>0.550815</text:p>
          </table:table-cell>
          <table:table-cell/>
          <table:table-cell office:value-type="string" calcext:value-type="string">
            <text:p>3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79]*LN([.B279])" office:value-type="float" office:value="-0" calcext:value-type="float">
            <text:p>0</text:p>
          </table:table-cell>
          <table:table-cell table:formula="of:=[.H279]*LN([.C279])" office:value-type="float" office:value="-0.90867976887282" calcext:value-type="float">
            <text:p>-0.9086797689</text:p>
          </table:table-cell>
          <table:table-cell table:formula="of:=[.I279]*LN([.D279])" office:value-type="float" office:value="-0" calcext:value-type="float">
            <text:p>0</text:p>
          </table:table-cell>
          <table:table-cell table:formula="of:=[.K279]+[.L279]+[.M279]" office:value-type="float" office:value="-0.90867976887282" calcext:value-type="float">
            <text:p>-0.90867976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9.jpg</text:p>
          </table:table-cell>
          <table:table-cell office:value-type="float" office:value="0.165604" calcext:value-type="float">
            <text:p>0.165604</text:p>
          </table:table-cell>
          <table:table-cell office:value-type="float" office:value="0.65147" calcext:value-type="float">
            <text:p>0.65147</text:p>
          </table:table-cell>
          <table:table-cell office:value-type="float" office:value="0.182926" calcext:value-type="float">
            <text:p>0.182926</text:p>
          </table:table-cell>
          <table:table-cell/>
          <table:table-cell office:value-type="string" calcext:value-type="string">
            <text:p>34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80]*LN([.B280])" office:value-type="float" office:value="-0" calcext:value-type="float">
            <text:p>0</text:p>
          </table:table-cell>
          <table:table-cell table:formula="of:=[.H280]*LN([.C280])" office:value-type="float" office:value="-0.428523931059962" calcext:value-type="float">
            <text:p>-0.4285239311</text:p>
          </table:table-cell>
          <table:table-cell table:formula="of:=[.I280]*LN([.D280])" office:value-type="float" office:value="-0" calcext:value-type="float">
            <text:p>0</text:p>
          </table:table-cell>
          <table:table-cell table:formula="of:=[.K280]+[.L280]+[.M280]" office:value-type="float" office:value="-0.428523931059962" calcext:value-type="float">
            <text:p>-0.4285239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.jpg</text:p>
          </table:table-cell>
          <table:table-cell office:value-type="float" office:value="0.106576" calcext:value-type="float">
            <text:p>0.106576</text:p>
          </table:table-cell>
          <table:table-cell office:value-type="float" office:value="0.752779" calcext:value-type="float">
            <text:p>0.752779</text:p>
          </table:table-cell>
          <table:table-cell office:value-type="float" office:value="0.140645" calcext:value-type="float">
            <text:p>0.140645</text:p>
          </table:table-cell>
          <table:table-cell/>
          <table:table-cell office:value-type="string" calcext:value-type="string">
            <text:p>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81]*LN([.B281])" office:value-type="float" office:value="-0" calcext:value-type="float">
            <text:p>0</text:p>
          </table:table-cell>
          <table:table-cell table:formula="of:=[.H281]*LN([.C281])" office:value-type="float" office:value="-0" calcext:value-type="float">
            <text:p>0</text:p>
          </table:table-cell>
          <table:table-cell table:formula="of:=[.I281]*LN([.D281])" office:value-type="float" office:value="-1.96151629391385" calcext:value-type="float">
            <text:p>-1.9615162939</text:p>
          </table:table-cell>
          <table:table-cell table:formula="of:=[.K281]+[.L281]+[.M281]" office:value-type="float" office:value="-1.96151629391385" calcext:value-type="float">
            <text:p>-1.96151629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0.jpg</text:p>
          </table:table-cell>
          <table:table-cell office:value-type="float" office:value="0.039627" calcext:value-type="float">
            <text:p>0.039627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554774" calcext:value-type="float">
            <text:p>0.554774</text:p>
          </table:table-cell>
          <table:table-cell/>
          <table:table-cell office:value-type="string" calcext:value-type="string">
            <text:p>35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82]*LN([.B282])" office:value-type="float" office:value="-0" calcext:value-type="float">
            <text:p>0</text:p>
          </table:table-cell>
          <table:table-cell table:formula="of:=[.H282]*LN([.C282])" office:value-type="float" office:value="-0.902387826705164" calcext:value-type="float">
            <text:p>-0.9023878267</text:p>
          </table:table-cell>
          <table:table-cell table:formula="of:=[.I282]*LN([.D282])" office:value-type="float" office:value="-0" calcext:value-type="float">
            <text:p>0</text:p>
          </table:table-cell>
          <table:table-cell table:formula="of:=[.K282]+[.L282]+[.M282]" office:value-type="float" office:value="-0.902387826705164" calcext:value-type="float">
            <text:p>-0.9023878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1.jpg</text:p>
          </table:table-cell>
          <table:table-cell office:value-type="float" office:value="0.122683" calcext:value-type="float">
            <text:p>0.122683</text:p>
          </table:table-cell>
          <table:table-cell office:value-type="float" office:value="0.571922" calcext:value-type="float">
            <text:p>0.571922</text:p>
          </table:table-cell>
          <table:table-cell office:value-type="float" office:value="0.305394" calcext:value-type="float">
            <text:p>0.305394</text:p>
          </table:table-cell>
          <table:table-cell/>
          <table:table-cell office:value-type="string" calcext:value-type="string">
            <text:p>35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83]*LN([.B283])" office:value-type="float" office:value="-0" calcext:value-type="float">
            <text:p>0</text:p>
          </table:table-cell>
          <table:table-cell table:formula="of:=[.H283]*LN([.C283])" office:value-type="float" office:value="-0.558752660537069" calcext:value-type="float">
            <text:p>-0.5587526605</text:p>
          </table:table-cell>
          <table:table-cell table:formula="of:=[.I283]*LN([.D283])" office:value-type="float" office:value="-0" calcext:value-type="float">
            <text:p>0</text:p>
          </table:table-cell>
          <table:table-cell table:formula="of:=[.K283]+[.L283]+[.M283]" office:value-type="float" office:value="-0.558752660537069" calcext:value-type="float">
            <text:p>-0.5587526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2.jpg</text:p>
          </table:table-cell>
          <table:table-cell office:value-type="float" office:value="0.201286" calcext:value-type="float">
            <text:p>0.201286</text:p>
          </table:table-cell>
          <table:table-cell office:value-type="float" office:value="0.522837" calcext:value-type="float">
            <text:p>0.522837</text:p>
          </table:table-cell>
          <table:table-cell office:value-type="float" office:value="0.275878" calcext:value-type="float">
            <text:p>0.275878</text:p>
          </table:table-cell>
          <table:table-cell/>
          <table:table-cell office:value-type="string" calcext:value-type="string">
            <text:p>35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84]*LN([.B284])" office:value-type="float" office:value="-0" calcext:value-type="float">
            <text:p>0</text:p>
          </table:table-cell>
          <table:table-cell table:formula="of:=[.H284]*LN([.C284])" office:value-type="float" office:value="-0.648485526974293" calcext:value-type="float">
            <text:p>-0.648485527</text:p>
          </table:table-cell>
          <table:table-cell table:formula="of:=[.I284]*LN([.D284])" office:value-type="float" office:value="-0" calcext:value-type="float">
            <text:p>0</text:p>
          </table:table-cell>
          <table:table-cell table:formula="of:=[.K284]+[.L284]+[.M284]" office:value-type="float" office:value="-0.648485526974293" calcext:value-type="float">
            <text:p>-0.6484855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3.jpg</text:p>
          </table:table-cell>
          <table:table-cell office:value-type="float" office:value="0.041144" calcext:value-type="float">
            <text:p>0.041144</text:p>
          </table:table-cell>
          <table:table-cell office:value-type="float" office:value="0.187038" calcext:value-type="float">
            <text:p>0.187038</text:p>
          </table:table-cell>
          <table:table-cell office:value-type="float" office:value="0.771818" calcext:value-type="float">
            <text:p>0.771818</text:p>
          </table:table-cell>
          <table:table-cell/>
          <table:table-cell office:value-type="string" calcext:value-type="string">
            <text:p>3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85]*LN([.B285])" office:value-type="float" office:value="-0" calcext:value-type="float">
            <text:p>0</text:p>
          </table:table-cell>
          <table:table-cell table:formula="of:=[.H285]*LN([.C285])" office:value-type="float" office:value="-0" calcext:value-type="float">
            <text:p>0</text:p>
          </table:table-cell>
          <table:table-cell table:formula="of:=[.I285]*LN([.D285])" office:value-type="float" office:value="-0.259006508046403" calcext:value-type="float">
            <text:p>-0.259006508</text:p>
          </table:table-cell>
          <table:table-cell table:formula="of:=[.K285]+[.L285]+[.M285]" office:value-type="float" office:value="-0.259006508046403" calcext:value-type="float">
            <text:p>-0.2590065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4.jpg</text:p>
          </table:table-cell>
          <table:table-cell office:value-type="float" office:value="0.281268" calcext:value-type="float">
            <text:p>0.281268</text:p>
          </table:table-cell>
          <table:table-cell office:value-type="float" office:value="0.668366" calcext:value-type="float">
            <text:p>0.668366</text:p>
          </table:table-cell>
          <table:table-cell office:value-type="float" office:value="0.050366" calcext:value-type="float">
            <text:p>0.050366</text:p>
          </table:table-cell>
          <table:table-cell/>
          <table:table-cell office:value-type="string" calcext:value-type="string">
            <text:p>35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86]*LN([.B286])" office:value-type="float" office:value="-0" calcext:value-type="float">
            <text:p>0</text:p>
          </table:table-cell>
          <table:table-cell table:formula="of:=[.H286]*LN([.C286])" office:value-type="float" office:value="-0.402919351298572" calcext:value-type="float">
            <text:p>-0.4029193513</text:p>
          </table:table-cell>
          <table:table-cell table:formula="of:=[.I286]*LN([.D286])" office:value-type="float" office:value="-0" calcext:value-type="float">
            <text:p>0</text:p>
          </table:table-cell>
          <table:table-cell table:formula="of:=[.K286]+[.L286]+[.M286]" office:value-type="float" office:value="-0.402919351298572" calcext:value-type="float">
            <text:p>-0.4029193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5.jpg</text:p>
          </table:table-cell>
          <table:table-cell office:value-type="float" office:value="0.82954" calcext:value-type="float">
            <text:p>0.82954</text:p>
          </table:table-cell>
          <table:table-cell office:value-type="float" office:value="0.158036" calcext:value-type="float">
            <text:p>0.158036</text:p>
          </table:table-cell>
          <table:table-cell office:value-type="float" office:value="0.012424" calcext:value-type="float">
            <text:p>0.012424</text:p>
          </table:table-cell>
          <table:table-cell/>
          <table:table-cell office:value-type="string" calcext:value-type="string">
            <text:p>35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87]*LN([.B287])" office:value-type="float" office:value="-0.186883948693899" calcext:value-type="float">
            <text:p>-0.1868839487</text:p>
          </table:table-cell>
          <table:table-cell table:formula="of:=[.H287]*LN([.C287])" office:value-type="float" office:value="-0" calcext:value-type="float">
            <text:p>0</text:p>
          </table:table-cell>
          <table:table-cell table:formula="of:=[.I287]*LN([.D287])" office:value-type="float" office:value="-0" calcext:value-type="float">
            <text:p>0</text:p>
          </table:table-cell>
          <table:table-cell table:formula="of:=[.K287]+[.L287]+[.M287]" office:value-type="float" office:value="-0.186883948693899" calcext:value-type="float">
            <text:p>-0.1868839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6.jpg</text:p>
          </table:table-cell>
          <table:table-cell office:value-type="float" office:value="0.714558" calcext:value-type="float">
            <text:p>0.714558</text:p>
          </table:table-cell>
          <table:table-cell office:value-type="float" office:value="0.263901" calcext:value-type="float">
            <text:p>0.263901</text:p>
          </table:table-cell>
          <table:table-cell office:value-type="float" office:value="0.021541" calcext:value-type="float">
            <text:p>0.021541</text:p>
          </table:table-cell>
          <table:table-cell/>
          <table:table-cell office:value-type="string" calcext:value-type="string">
            <text:p>35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88]*LN([.B288])" office:value-type="float" office:value="-0.336091109259474" calcext:value-type="float">
            <text:p>-0.3360911093</text:p>
          </table:table-cell>
          <table:table-cell table:formula="of:=[.H288]*LN([.C288])" office:value-type="float" office:value="-0" calcext:value-type="float">
            <text:p>0</text:p>
          </table:table-cell>
          <table:table-cell table:formula="of:=[.I288]*LN([.D288])" office:value-type="float" office:value="-0" calcext:value-type="float">
            <text:p>0</text:p>
          </table:table-cell>
          <table:table-cell table:formula="of:=[.K288]+[.L288]+[.M288]" office:value-type="float" office:value="-0.336091109259474" calcext:value-type="float">
            <text:p>-0.33609110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7.jpg</text:p>
          </table:table-cell>
          <table:table-cell office:value-type="float" office:value="0.419455" calcext:value-type="float">
            <text:p>0.419455</text:p>
          </table:table-cell>
          <table:table-cell office:value-type="float" office:value="0.521354" calcext:value-type="float">
            <text:p>0.521354</text:p>
          </table:table-cell>
          <table:table-cell office:value-type="float" office:value="0.05919" calcext:value-type="float">
            <text:p>0.05919</text:p>
          </table:table-cell>
          <table:table-cell/>
          <table:table-cell office:value-type="string" calcext:value-type="string">
            <text:p>35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89]*LN([.B289])" office:value-type="float" office:value="-0" calcext:value-type="float">
            <text:p>0</text:p>
          </table:table-cell>
          <table:table-cell table:formula="of:=[.H289]*LN([.C289])" office:value-type="float" office:value="-0.651326005386977" calcext:value-type="float">
            <text:p>-0.6513260054</text:p>
          </table:table-cell>
          <table:table-cell table:formula="of:=[.I289]*LN([.D289])" office:value-type="float" office:value="-0" calcext:value-type="float">
            <text:p>0</text:p>
          </table:table-cell>
          <table:table-cell table:formula="of:=[.K289]+[.L289]+[.M289]" office:value-type="float" office:value="-0.651326005386977" calcext:value-type="float">
            <text:p>-0.6513260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8.jpg</text:p>
          </table:table-cell>
          <table:table-cell office:value-type="float" office:value="0.108289" calcext:value-type="float">
            <text:p>0.108289</text:p>
          </table:table-cell>
          <table:table-cell office:value-type="float" office:value="0.749002" calcext:value-type="float">
            <text:p>0.749002</text:p>
          </table:table-cell>
          <table:table-cell office:value-type="float" office:value="0.142709" calcext:value-type="float">
            <text:p>0.142709</text:p>
          </table:table-cell>
          <table:table-cell/>
          <table:table-cell office:value-type="string" calcext:value-type="string">
            <text:p>35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90]*LN([.B290])" office:value-type="float" office:value="-0" calcext:value-type="float">
            <text:p>0</text:p>
          </table:table-cell>
          <table:table-cell table:formula="of:=[.H290]*LN([.C290])" office:value-type="float" office:value="-0.289013625241513" calcext:value-type="float">
            <text:p>-0.2890136252</text:p>
          </table:table-cell>
          <table:table-cell table:formula="of:=[.I290]*LN([.D290])" office:value-type="float" office:value="-0" calcext:value-type="float">
            <text:p>0</text:p>
          </table:table-cell>
          <table:table-cell table:formula="of:=[.K290]+[.L290]+[.M290]" office:value-type="float" office:value="-0.289013625241513" calcext:value-type="float">
            <text:p>-0.2890136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9.jpg</text:p>
          </table:table-cell>
          <table:table-cell office:value-type="float" office:value="0.048338" calcext:value-type="float">
            <text:p>0.048338</text:p>
          </table:table-cell>
          <table:table-cell office:value-type="float" office:value="0.163143" calcext:value-type="float">
            <text:p>0.163143</text:p>
          </table:table-cell>
          <table:table-cell office:value-type="float" office:value="0.788519" calcext:value-type="float">
            <text:p>0.788519</text:p>
          </table:table-cell>
          <table:table-cell/>
          <table:table-cell office:value-type="string" calcext:value-type="string">
            <text:p>3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91]*LN([.B291])" office:value-type="float" office:value="-0" calcext:value-type="float">
            <text:p>0</text:p>
          </table:table-cell>
          <table:table-cell table:formula="of:=[.H291]*LN([.C291])" office:value-type="float" office:value="-0" calcext:value-type="float">
            <text:p>0</text:p>
          </table:table-cell>
          <table:table-cell table:formula="of:=[.I291]*LN([.D291])" office:value-type="float" office:value="-0.237598776483815" calcext:value-type="float">
            <text:p>-0.2375987765</text:p>
          </table:table-cell>
          <table:table-cell table:formula="of:=[.K291]+[.L291]+[.M291]" office:value-type="float" office:value="-0.237598776483815" calcext:value-type="float">
            <text:p>-0.23759877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.jpg</text:p>
          </table:table-cell>
          <table:table-cell office:value-type="float" office:value="0.228005" calcext:value-type="float">
            <text:p>0.228005</text:p>
          </table:table-cell>
          <table:table-cell office:value-type="float" office:value="0.735082" calcext:value-type="float">
            <text:p>0.735082</text:p>
          </table:table-cell>
          <table:table-cell office:value-type="float" office:value="0.036914" calcext:value-type="float">
            <text:p>0.036914</text:p>
          </table:table-cell>
          <table:table-cell/>
          <table:table-cell office:value-type="string" calcext:value-type="string">
            <text:p>3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92]*LN([.B292])" office:value-type="float" office:value="-0" calcext:value-type="float">
            <text:p>0</text:p>
          </table:table-cell>
          <table:table-cell table:formula="of:=[.H292]*LN([.C292])" office:value-type="float" office:value="-0.30777322136632" calcext:value-type="float">
            <text:p>-0.3077732214</text:p>
          </table:table-cell>
          <table:table-cell table:formula="of:=[.I292]*LN([.D292])" office:value-type="float" office:value="-0" calcext:value-type="float">
            <text:p>0</text:p>
          </table:table-cell>
          <table:table-cell table:formula="of:=[.K292]+[.L292]+[.M292]" office:value-type="float" office:value="-0.30777322136632" calcext:value-type="float">
            <text:p>-0.30777322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0.jpg</text:p>
          </table:table-cell>
          <table:table-cell office:value-type="float" office:value="0.139326" calcext:value-type="float">
            <text:p>0.139326</text:p>
          </table:table-cell>
          <table:table-cell office:value-type="float" office:value="0.780527" calcext:value-type="float">
            <text:p>0.780527</text:p>
          </table:table-cell>
          <table:table-cell office:value-type="float" office:value="0.080147" calcext:value-type="float">
            <text:p>0.080147</text:p>
          </table:table-cell>
          <table:table-cell/>
          <table:table-cell office:value-type="string" calcext:value-type="string">
            <text:p>36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93]*LN([.B293])" office:value-type="float" office:value="-0" calcext:value-type="float">
            <text:p>0</text:p>
          </table:table-cell>
          <table:table-cell table:formula="of:=[.H293]*LN([.C293])" office:value-type="float" office:value="-0.2477859464155" calcext:value-type="float">
            <text:p>-0.2477859464</text:p>
          </table:table-cell>
          <table:table-cell table:formula="of:=[.I293]*LN([.D293])" office:value-type="float" office:value="-0" calcext:value-type="float">
            <text:p>0</text:p>
          </table:table-cell>
          <table:table-cell table:formula="of:=[.K293]+[.L293]+[.M293]" office:value-type="float" office:value="-0.2477859464155" calcext:value-type="float">
            <text:p>-0.24778594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1.jpg</text:p>
          </table:table-cell>
          <table:table-cell office:value-type="float" office:value="0.185543" calcext:value-type="float">
            <text:p>0.185543</text:p>
          </table:table-cell>
          <table:table-cell office:value-type="float" office:value="0.651068" calcext:value-type="float">
            <text:p>0.651068</text:p>
          </table:table-cell>
          <table:table-cell office:value-type="float" office:value="0.163389" calcext:value-type="float">
            <text:p>0.163389</text:p>
          </table:table-cell>
          <table:table-cell/>
          <table:table-cell office:value-type="string" calcext:value-type="string">
            <text:p>3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94]*LN([.B294])" office:value-type="float" office:value="-0" calcext:value-type="float">
            <text:p>0</text:p>
          </table:table-cell>
          <table:table-cell table:formula="of:=[.H294]*LN([.C294])" office:value-type="float" office:value="-0.429141187543479" calcext:value-type="float">
            <text:p>-0.4291411875</text:p>
          </table:table-cell>
          <table:table-cell table:formula="of:=[.I294]*LN([.D294])" office:value-type="float" office:value="-0" calcext:value-type="float">
            <text:p>0</text:p>
          </table:table-cell>
          <table:table-cell table:formula="of:=[.K294]+[.L294]+[.M294]" office:value-type="float" office:value="-0.429141187543479" calcext:value-type="float">
            <text:p>-0.42914118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2.jpg</text:p>
          </table:table-cell>
          <table:table-cell office:value-type="float" office:value="0.073239" calcext:value-type="float">
            <text:p>0.073239</text:p>
          </table:table-cell>
          <table:table-cell office:value-type="float" office:value="0.768671" calcext:value-type="float">
            <text:p>0.768671</text:p>
          </table:table-cell>
          <table:table-cell office:value-type="float" office:value="0.15809" calcext:value-type="float">
            <text:p>0.15809</text:p>
          </table:table-cell>
          <table:table-cell/>
          <table:table-cell office:value-type="string" calcext:value-type="string">
            <text:p>36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95]*LN([.B295])" office:value-type="float" office:value="-0" calcext:value-type="float">
            <text:p>0</text:p>
          </table:table-cell>
          <table:table-cell table:formula="of:=[.H295]*LN([.C295])" office:value-type="float" office:value="-0.263092229369657" calcext:value-type="float">
            <text:p>-0.2630922294</text:p>
          </table:table-cell>
          <table:table-cell table:formula="of:=[.I295]*LN([.D295])" office:value-type="float" office:value="-0" calcext:value-type="float">
            <text:p>0</text:p>
          </table:table-cell>
          <table:table-cell table:formula="of:=[.K295]+[.L295]+[.M295]" office:value-type="float" office:value="-0.263092229369657" calcext:value-type="float">
            <text:p>-0.26309222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3.jpg</text:p>
          </table:table-cell>
          <table:table-cell office:value-type="float" office:value="0.102519" calcext:value-type="float">
            <text:p>0.102519</text:p>
          </table:table-cell>
          <table:table-cell office:value-type="float" office:value="0.401606" calcext:value-type="float">
            <text:p>0.401606</text:p>
          </table:table-cell>
          <table:table-cell office:value-type="float" office:value="0.495875" calcext:value-type="float">
            <text:p>0.495875</text:p>
          </table:table-cell>
          <table:table-cell/>
          <table:table-cell office:value-type="string" calcext:value-type="string">
            <text:p>3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96]*LN([.B296])" office:value-type="float" office:value="-0" calcext:value-type="float">
            <text:p>0</text:p>
          </table:table-cell>
          <table:table-cell table:formula="of:=[.H296]*LN([.C296])" office:value-type="float" office:value="-0.912283770477178" calcext:value-type="float">
            <text:p>-0.9122837705</text:p>
          </table:table-cell>
          <table:table-cell table:formula="of:=[.I296]*LN([.D296])" office:value-type="float" office:value="-0" calcext:value-type="float">
            <text:p>0</text:p>
          </table:table-cell>
          <table:table-cell table:formula="of:=[.K296]+[.L296]+[.M296]" office:value-type="float" office:value="-0.912283770477178" calcext:value-type="float">
            <text:p>-0.91228377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4.jpg</text:p>
          </table:table-cell>
          <table:table-cell office:value-type="float" office:value="0.034525" calcext:value-type="float">
            <text:p>0.034525</text:p>
          </table:table-cell>
          <table:table-cell office:value-type="float" office:value="0.194329" calcext:value-type="float">
            <text:p>0.194329</text:p>
          </table:table-cell>
          <table:table-cell office:value-type="float" office:value="0.771146" calcext:value-type="float">
            <text:p>0.771146</text:p>
          </table:table-cell>
          <table:table-cell/>
          <table:table-cell office:value-type="string" calcext:value-type="string">
            <text:p>3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97]*LN([.B297])" office:value-type="float" office:value="-0" calcext:value-type="float">
            <text:p>0</text:p>
          </table:table-cell>
          <table:table-cell table:formula="of:=[.H297]*LN([.C297])" office:value-type="float" office:value="-0" calcext:value-type="float">
            <text:p>0</text:p>
          </table:table-cell>
          <table:table-cell table:formula="of:=[.I297]*LN([.D297])" office:value-type="float" office:value="-0.259877558884256" calcext:value-type="float">
            <text:p>-0.2598775589</text:p>
          </table:table-cell>
          <table:table-cell table:formula="of:=[.K297]+[.L297]+[.M297]" office:value-type="float" office:value="-0.259877558884256" calcext:value-type="float">
            <text:p>-0.25987755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5.jpg</text:p>
          </table:table-cell>
          <table:table-cell office:value-type="float" office:value="0.145629" calcext:value-type="float">
            <text:p>0.145629</text:p>
          </table:table-cell>
          <table:table-cell office:value-type="float" office:value="0.721114" calcext:value-type="float">
            <text:p>0.721114</text:p>
          </table:table-cell>
          <table:table-cell office:value-type="float" office:value="0.133257" calcext:value-type="float">
            <text:p>0.133257</text:p>
          </table:table-cell>
          <table:table-cell/>
          <table:table-cell office:value-type="string" calcext:value-type="string">
            <text:p>36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98]*LN([.B298])" office:value-type="float" office:value="-0" calcext:value-type="float">
            <text:p>0</text:p>
          </table:table-cell>
          <table:table-cell table:formula="of:=[.H298]*LN([.C298])" office:value-type="float" office:value="-0.326958040464917" calcext:value-type="float">
            <text:p>-0.3269580405</text:p>
          </table:table-cell>
          <table:table-cell table:formula="of:=[.I298]*LN([.D298])" office:value-type="float" office:value="-0" calcext:value-type="float">
            <text:p>0</text:p>
          </table:table-cell>
          <table:table-cell table:formula="of:=[.K298]+[.L298]+[.M298]" office:value-type="float" office:value="-0.326958040464917" calcext:value-type="float">
            <text:p>-0.32695804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6.jpg</text:p>
          </table:table-cell>
          <table:table-cell office:value-type="float" office:value="0.026764" calcext:value-type="float">
            <text:p>0.026764</text:p>
          </table:table-cell>
          <table:table-cell office:value-type="float" office:value="0.191534" calcext:value-type="float">
            <text:p>0.191534</text:p>
          </table:table-cell>
          <table:table-cell office:value-type="float" office:value="0.781702" calcext:value-type="float">
            <text:p>0.781702</text:p>
          </table:table-cell>
          <table:table-cell/>
          <table:table-cell office:value-type="string" calcext:value-type="string">
            <text:p>3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99]*LN([.B299])" office:value-type="float" office:value="-0" calcext:value-type="float">
            <text:p>0</text:p>
          </table:table-cell>
          <table:table-cell table:formula="of:=[.H299]*LN([.C299])" office:value-type="float" office:value="-0" calcext:value-type="float">
            <text:p>0</text:p>
          </table:table-cell>
          <table:table-cell table:formula="of:=[.I299]*LN([.D299])" office:value-type="float" office:value="-0.246281685232836" calcext:value-type="float">
            <text:p>-0.2462816852</text:p>
          </table:table-cell>
          <table:table-cell table:formula="of:=[.K299]+[.L299]+[.M299]" office:value-type="float" office:value="-0.246281685232836" calcext:value-type="float">
            <text:p>-0.24628168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7.jpg</text:p>
          </table:table-cell>
          <table:table-cell office:value-type="float" office:value="0.726361" calcext:value-type="float">
            <text:p>0.726361</text:p>
          </table:table-cell>
          <table:table-cell office:value-type="float" office:value="0.263722" calcext:value-type="float">
            <text:p>0.263722</text:p>
          </table:table-cell>
          <table:table-cell office:value-type="float" office:value="0.009917" calcext:value-type="float">
            <text:p>0.009917</text:p>
          </table:table-cell>
          <table:table-cell/>
          <table:table-cell office:value-type="string" calcext:value-type="string">
            <text:p>36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00]*LN([.B300])" office:value-type="float" office:value="-0.319708142563695" calcext:value-type="float">
            <text:p>-0.3197081426</text:p>
          </table:table-cell>
          <table:table-cell table:formula="of:=[.H300]*LN([.C300])" office:value-type="float" office:value="-0" calcext:value-type="float">
            <text:p>0</text:p>
          </table:table-cell>
          <table:table-cell table:formula="of:=[.I300]*LN([.D300])" office:value-type="float" office:value="-0" calcext:value-type="float">
            <text:p>0</text:p>
          </table:table-cell>
          <table:table-cell table:formula="of:=[.K300]+[.L300]+[.M300]" office:value-type="float" office:value="-0.319708142563695" calcext:value-type="float">
            <text:p>-0.31970814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8.jpg</text:p>
          </table:table-cell>
          <table:table-cell office:value-type="float" office:value="0.316616" calcext:value-type="float">
            <text:p>0.316616</text:p>
          </table:table-cell>
          <table:table-cell office:value-type="float" office:value="0.480504" calcext:value-type="float">
            <text:p>0.480504</text:p>
          </table:table-cell>
          <table:table-cell office:value-type="float" office:value="0.20288" calcext:value-type="float">
            <text:p>0.20288</text:p>
          </table:table-cell>
          <table:table-cell/>
          <table:table-cell office:value-type="string" calcext:value-type="string">
            <text:p>36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01]*LN([.B301])" office:value-type="float" office:value="-0" calcext:value-type="float">
            <text:p>0</text:p>
          </table:table-cell>
          <table:table-cell table:formula="of:=[.H301]*LN([.C301])" office:value-type="float" office:value="-0.732919725944629" calcext:value-type="float">
            <text:p>-0.7329197259</text:p>
          </table:table-cell>
          <table:table-cell table:formula="of:=[.I301]*LN([.D301])" office:value-type="float" office:value="-0" calcext:value-type="float">
            <text:p>0</text:p>
          </table:table-cell>
          <table:table-cell table:formula="of:=[.K301]+[.L301]+[.M301]" office:value-type="float" office:value="-0.732919725944629" calcext:value-type="float">
            <text:p>-0.73291972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9.jpg</text:p>
          </table:table-cell>
          <table:table-cell office:value-type="float" office:value="0.078332" calcext:value-type="float">
            <text:p>0.078332</text:p>
          </table:table-cell>
          <table:table-cell office:value-type="float" office:value="0.791992" calcext:value-type="float">
            <text:p>0.791992</text:p>
          </table:table-cell>
          <table:table-cell office:value-type="float" office:value="0.129677" calcext:value-type="float">
            <text:p>0.129677</text:p>
          </table:table-cell>
          <table:table-cell/>
          <table:table-cell office:value-type="string" calcext:value-type="string">
            <text:p>36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02]*LN([.B302])" office:value-type="float" office:value="-0" calcext:value-type="float">
            <text:p>0</text:p>
          </table:table-cell>
          <table:table-cell table:formula="of:=[.H302]*LN([.C302])" office:value-type="float" office:value="-0.233203988228828" calcext:value-type="float">
            <text:p>-0.2332039882</text:p>
          </table:table-cell>
          <table:table-cell table:formula="of:=[.I302]*LN([.D302])" office:value-type="float" office:value="-0" calcext:value-type="float">
            <text:p>0</text:p>
          </table:table-cell>
          <table:table-cell table:formula="of:=[.K302]+[.L302]+[.M302]" office:value-type="float" office:value="-0.233203988228828" calcext:value-type="float">
            <text:p>-0.23320398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.jpg</text:p>
          </table:table-cell>
          <table:table-cell office:value-type="float" office:value="0.670241" calcext:value-type="float">
            <text:p>0.670241</text:p>
          </table:table-cell>
          <table:table-cell office:value-type="float" office:value="0.30724" calcext:value-type="float">
            <text:p>0.30724</text:p>
          </table:table-cell>
          <table:table-cell office:value-type="float" office:value="0.022519" calcext:value-type="float">
            <text:p>0.022519</text:p>
          </table:table-cell>
          <table:table-cell/>
          <table:table-cell office:value-type="string" calcext:value-type="string">
            <text:p>3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03]*LN([.B303])" office:value-type="float" office:value="-0" calcext:value-type="float">
            <text:p>0</text:p>
          </table:table-cell>
          <table:table-cell table:formula="of:=[.H303]*LN([.C303])" office:value-type="float" office:value="-1.18012607785166" calcext:value-type="float">
            <text:p>-1.1801260779</text:p>
          </table:table-cell>
          <table:table-cell table:formula="of:=[.I303]*LN([.D303])" office:value-type="float" office:value="-0" calcext:value-type="float">
            <text:p>0</text:p>
          </table:table-cell>
          <table:table-cell table:formula="of:=[.K303]+[.L303]+[.M303]" office:value-type="float" office:value="-1.18012607785166" calcext:value-type="float">
            <text:p>-1.18012607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0.jpg</text:p>
          </table:table-cell>
          <table:table-cell office:value-type="float" office:value="0.044956" calcext:value-type="float">
            <text:p>0.044956</text:p>
          </table:table-cell>
          <table:table-cell office:value-type="float" office:value="0.352394" calcext:value-type="float">
            <text:p>0.352394</text:p>
          </table:table-cell>
          <table:table-cell office:value-type="float" office:value="0.602651" calcext:value-type="float">
            <text:p>0.602651</text:p>
          </table:table-cell>
          <table:table-cell/>
          <table:table-cell office:value-type="string" calcext:value-type="string">
            <text:p>3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04]*LN([.B304])" office:value-type="float" office:value="-0" calcext:value-type="float">
            <text:p>0</text:p>
          </table:table-cell>
          <table:table-cell table:formula="of:=[.H304]*LN([.C304])" office:value-type="float" office:value="-1.04300541117176" calcext:value-type="float">
            <text:p>-1.0430054112</text:p>
          </table:table-cell>
          <table:table-cell table:formula="of:=[.I304]*LN([.D304])" office:value-type="float" office:value="-0" calcext:value-type="float">
            <text:p>0</text:p>
          </table:table-cell>
          <table:table-cell table:formula="of:=[.K304]+[.L304]+[.M304]" office:value-type="float" office:value="-1.04300541117176" calcext:value-type="float">
            <text:p>-1.0430054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1.jpg</text:p>
          </table:table-cell>
          <table:table-cell office:value-type="float" office:value="0.330285" calcext:value-type="float">
            <text:p>0.330285</text:p>
          </table:table-cell>
          <table:table-cell office:value-type="float" office:value="0.492015" calcext:value-type="float">
            <text:p>0.492015</text:p>
          </table:table-cell>
          <table:table-cell office:value-type="float" office:value="0.1777" calcext:value-type="float">
            <text:p>0.1777</text:p>
          </table:table-cell>
          <table:table-cell/>
          <table:table-cell office:value-type="string" calcext:value-type="string">
            <text:p>37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05]*LN([.B305])" office:value-type="float" office:value="-1.10779936087728" calcext:value-type="float">
            <text:p>-1.1077993609</text:p>
          </table:table-cell>
          <table:table-cell table:formula="of:=[.H305]*LN([.C305])" office:value-type="float" office:value="-0" calcext:value-type="float">
            <text:p>0</text:p>
          </table:table-cell>
          <table:table-cell table:formula="of:=[.I305]*LN([.D305])" office:value-type="float" office:value="-0" calcext:value-type="float">
            <text:p>0</text:p>
          </table:table-cell>
          <table:table-cell table:formula="of:=[.K305]+[.L305]+[.M305]" office:value-type="float" office:value="-1.10779936087728" calcext:value-type="float">
            <text:p>-1.10779936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2.jpg</text:p>
          </table:table-cell>
          <table:table-cell office:value-type="float" office:value="0.055605" calcext:value-type="float">
            <text:p>0.055605</text:p>
          </table:table-cell>
          <table:table-cell office:value-type="float" office:value="0.229356" calcext:value-type="float">
            <text:p>0.229356</text:p>
          </table:table-cell>
          <table:table-cell office:value-type="float" office:value="0.715039" calcext:value-type="float">
            <text:p>0.715039</text:p>
          </table:table-cell>
          <table:table-cell/>
          <table:table-cell office:value-type="string" calcext:value-type="string">
            <text:p>3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06]*LN([.B306])" office:value-type="float" office:value="-0" calcext:value-type="float">
            <text:p>0</text:p>
          </table:table-cell>
          <table:table-cell table:formula="of:=[.H306]*LN([.C306])" office:value-type="float" office:value="-0" calcext:value-type="float">
            <text:p>0</text:p>
          </table:table-cell>
          <table:table-cell table:formula="of:=[.I306]*LN([.D306])" office:value-type="float" office:value="-0.335418192321133" calcext:value-type="float">
            <text:p>-0.3354181923</text:p>
          </table:table-cell>
          <table:table-cell table:formula="of:=[.K306]+[.L306]+[.M306]" office:value-type="float" office:value="-0.335418192321133" calcext:value-type="float">
            <text:p>-0.33541819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3.jpg</text:p>
          </table:table-cell>
          <table:table-cell office:value-type="float" office:value="0.234139" calcext:value-type="float">
            <text:p>0.234139</text:p>
          </table:table-cell>
          <table:table-cell office:value-type="float" office:value="0.653141" calcext:value-type="float">
            <text:p>0.653141</text:p>
          </table:table-cell>
          <table:table-cell office:value-type="float" office:value="0.11272" calcext:value-type="float">
            <text:p>0.11272</text:p>
          </table:table-cell>
          <table:table-cell/>
          <table:table-cell office:value-type="string" calcext:value-type="string">
            <text:p>3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07]*LN([.B307])" office:value-type="float" office:value="-0" calcext:value-type="float">
            <text:p>0</text:p>
          </table:table-cell>
          <table:table-cell table:formula="of:=[.H307]*LN([.C307])" office:value-type="float" office:value="-0" calcext:value-type="float">
            <text:p>0</text:p>
          </table:table-cell>
          <table:table-cell table:formula="of:=[.I307]*LN([.D307])" office:value-type="float" office:value="-2.18284841139171" calcext:value-type="float">
            <text:p>-2.1828484114</text:p>
          </table:table-cell>
          <table:table-cell table:formula="of:=[.K307]+[.L307]+[.M307]" office:value-type="float" office:value="-2.18284841139171" calcext:value-type="float">
            <text:p>-2.18284841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4.jpg</text:p>
          </table:table-cell>
          <table:table-cell office:value-type="float" office:value="0.117747" calcext:value-type="float">
            <text:p>0.117747</text:p>
          </table:table-cell>
          <table:table-cell office:value-type="float" office:value="0.476462" calcext:value-type="float">
            <text:p>0.476462</text:p>
          </table:table-cell>
          <table:table-cell office:value-type="float" office:value="0.405791" calcext:value-type="float">
            <text:p>0.405791</text:p>
          </table:table-cell>
          <table:table-cell/>
          <table:table-cell office:value-type="string" calcext:value-type="string">
            <text:p>37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08]*LN([.B308])" office:value-type="float" office:value="-0" calcext:value-type="float">
            <text:p>0</text:p>
          </table:table-cell>
          <table:table-cell table:formula="of:=[.H308]*LN([.C308])" office:value-type="float" office:value="-0.741367307231628" calcext:value-type="float">
            <text:p>-0.7413673072</text:p>
          </table:table-cell>
          <table:table-cell table:formula="of:=[.I308]*LN([.D308])" office:value-type="float" office:value="-0" calcext:value-type="float">
            <text:p>0</text:p>
          </table:table-cell>
          <table:table-cell table:formula="of:=[.K308]+[.L308]+[.M308]" office:value-type="float" office:value="-0.741367307231628" calcext:value-type="float">
            <text:p>-0.7413673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5.jpg</text:p>
          </table:table-cell>
          <table:table-cell office:value-type="float" office:value="0.288416" calcext:value-type="float">
            <text:p>0.288416</text:p>
          </table:table-cell>
          <table:table-cell office:value-type="float" office:value="0.610499" calcext:value-type="float">
            <text:p>0.610499</text:p>
          </table:table-cell>
          <table:table-cell office:value-type="float" office:value="0.101086" calcext:value-type="float">
            <text:p>0.101086</text:p>
          </table:table-cell>
          <table:table-cell/>
          <table:table-cell office:value-type="string" calcext:value-type="string">
            <text:p>37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09]*LN([.B309])" office:value-type="float" office:value="-0" calcext:value-type="float">
            <text:p>0</text:p>
          </table:table-cell>
          <table:table-cell table:formula="of:=[.H309]*LN([.C309])" office:value-type="float" office:value="-0.493478623434357" calcext:value-type="float">
            <text:p>-0.4934786234</text:p>
          </table:table-cell>
          <table:table-cell table:formula="of:=[.I309]*LN([.D309])" office:value-type="float" office:value="-0" calcext:value-type="float">
            <text:p>0</text:p>
          </table:table-cell>
          <table:table-cell table:formula="of:=[.K309]+[.L309]+[.M309]" office:value-type="float" office:value="-0.493478623434357" calcext:value-type="float">
            <text:p>-0.49347862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6.jpg</text:p>
          </table:table-cell>
          <table:table-cell office:value-type="float" office:value="0.088991" calcext:value-type="float">
            <text:p>0.088991</text:p>
          </table:table-cell>
          <table:table-cell office:value-type="float" office:value="0.392309" calcext:value-type="float">
            <text:p>0.392309</text:p>
          </table:table-cell>
          <table:table-cell office:value-type="float" office:value="0.5187" calcext:value-type="float">
            <text:p>0.5187</text:p>
          </table:table-cell>
          <table:table-cell/>
          <table:table-cell office:value-type="string" calcext:value-type="string">
            <text:p>3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10]*LN([.B310])" office:value-type="float" office:value="-0" calcext:value-type="float">
            <text:p>0</text:p>
          </table:table-cell>
          <table:table-cell table:formula="of:=[.H310]*LN([.C310])" office:value-type="float" office:value="-0" calcext:value-type="float">
            <text:p>0</text:p>
          </table:table-cell>
          <table:table-cell table:formula="of:=[.I310]*LN([.D310])" office:value-type="float" office:value="-0.656429597624783" calcext:value-type="float">
            <text:p>-0.6564295976</text:p>
          </table:table-cell>
          <table:table-cell table:formula="of:=[.K310]+[.L310]+[.M310]" office:value-type="float" office:value="-0.656429597624783" calcext:value-type="float">
            <text:p>-0.65642959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7.jpg</text:p>
          </table:table-cell>
          <table:table-cell office:value-type="float" office:value="0.21499" calcext:value-type="float">
            <text:p>0.21499</text:p>
          </table:table-cell>
          <table:table-cell office:value-type="float" office:value="0.696579" calcext:value-type="float">
            <text:p>0.696579</text:p>
          </table:table-cell>
          <table:table-cell office:value-type="float" office:value="0.088432" calcext:value-type="float">
            <text:p>0.088432</text:p>
          </table:table-cell>
          <table:table-cell/>
          <table:table-cell office:value-type="string" calcext:value-type="string">
            <text:p>37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11]*LN([.B311])" office:value-type="float" office:value="-1.53716376356408" calcext:value-type="float">
            <text:p>-1.5371637636</text:p>
          </table:table-cell>
          <table:table-cell table:formula="of:=[.H311]*LN([.C311])" office:value-type="float" office:value="-0" calcext:value-type="float">
            <text:p>0</text:p>
          </table:table-cell>
          <table:table-cell table:formula="of:=[.I311]*LN([.D311])" office:value-type="float" office:value="-0" calcext:value-type="float">
            <text:p>0</text:p>
          </table:table-cell>
          <table:table-cell table:formula="of:=[.K311]+[.L311]+[.M311]" office:value-type="float" office:value="-1.53716376356408" calcext:value-type="float">
            <text:p>-1.53716376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8.jpg</text:p>
          </table:table-cell>
          <table:table-cell office:value-type="float" office:value="0.03819" calcext:value-type="float">
            <text:p>0.03819</text:p>
          </table:table-cell>
          <table:table-cell office:value-type="float" office:value="0.375749" calcext:value-type="float">
            <text:p>0.375749</text:p>
          </table:table-cell>
          <table:table-cell office:value-type="float" office:value="0.586061" calcext:value-type="float">
            <text:p>0.586061</text:p>
          </table:table-cell>
          <table:table-cell/>
          <table:table-cell office:value-type="string" calcext:value-type="string">
            <text:p>37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12]*LN([.B312])" office:value-type="float" office:value="-0" calcext:value-type="float">
            <text:p>0</text:p>
          </table:table-cell>
          <table:table-cell table:formula="of:=[.H312]*LN([.C312])" office:value-type="float" office:value="-0.978833911696573" calcext:value-type="float">
            <text:p>-0.9788339117</text:p>
          </table:table-cell>
          <table:table-cell table:formula="of:=[.I312]*LN([.D312])" office:value-type="float" office:value="-0" calcext:value-type="float">
            <text:p>0</text:p>
          </table:table-cell>
          <table:table-cell table:formula="of:=[.K312]+[.L312]+[.M312]" office:value-type="float" office:value="-0.978833911696573" calcext:value-type="float">
            <text:p>-0.9788339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9.jpg</text:p>
          </table:table-cell>
          <table:table-cell office:value-type="float" office:value="0.048147" calcext:value-type="float">
            <text:p>0.048147</text:p>
          </table:table-cell>
          <table:table-cell office:value-type="float" office:value="0.188388" calcext:value-type="float">
            <text:p>0.188388</text:p>
          </table:table-cell>
          <table:table-cell office:value-type="float" office:value="0.763465" calcext:value-type="float">
            <text:p>0.763465</text:p>
          </table:table-cell>
          <table:table-cell/>
          <table:table-cell office:value-type="string" calcext:value-type="string">
            <text:p>3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13]*LN([.B313])" office:value-type="float" office:value="-0" calcext:value-type="float">
            <text:p>0</text:p>
          </table:table-cell>
          <table:table-cell table:formula="of:=[.H313]*LN([.C313])" office:value-type="float" office:value="-0" calcext:value-type="float">
            <text:p>0</text:p>
          </table:table-cell>
          <table:table-cell table:formula="of:=[.I313]*LN([.D313])" office:value-type="float" office:value="-0.269887996893523" calcext:value-type="float">
            <text:p>-0.2698879969</text:p>
          </table:table-cell>
          <table:table-cell table:formula="of:=[.K313]+[.L313]+[.M313]" office:value-type="float" office:value="-0.269887996893523" calcext:value-type="float">
            <text:p>-0.26988799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.jpg</text:p>
          </table:table-cell>
          <table:table-cell office:value-type="float" office:value="0.219997" calcext:value-type="float">
            <text:p>0.219997</text:p>
          </table:table-cell>
          <table:table-cell office:value-type="float" office:value="0.561676" calcext:value-type="float">
            <text:p>0.561676</text:p>
          </table:table-cell>
          <table:table-cell office:value-type="float" office:value="0.218328" calcext:value-type="float">
            <text:p>0.218328</text:p>
          </table:table-cell>
          <table:table-cell/>
          <table:table-cell office:value-type="string" calcext:value-type="string">
            <text:p>3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14]*LN([.B314])" office:value-type="float" office:value="-0" calcext:value-type="float">
            <text:p>0</text:p>
          </table:table-cell>
          <table:table-cell table:formula="of:=[.H314]*LN([.C314])" office:value-type="float" office:value="-0.576830107791167" calcext:value-type="float">
            <text:p>-0.5768301078</text:p>
          </table:table-cell>
          <table:table-cell table:formula="of:=[.I314]*LN([.D314])" office:value-type="float" office:value="-0" calcext:value-type="float">
            <text:p>0</text:p>
          </table:table-cell>
          <table:table-cell table:formula="of:=[.K314]+[.L314]+[.M314]" office:value-type="float" office:value="-0.576830107791167" calcext:value-type="float">
            <text:p>-0.57683010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0.jpg</text:p>
          </table:table-cell>
          <table:table-cell office:value-type="float" office:value="0.115323" calcext:value-type="float">
            <text:p>0.115323</text:p>
          </table:table-cell>
          <table:table-cell office:value-type="float" office:value="0.52447" calcext:value-type="float">
            <text:p>0.52447</text:p>
          </table:table-cell>
          <table:table-cell office:value-type="float" office:value="0.360207" calcext:value-type="float">
            <text:p>0.360207</text:p>
          </table:table-cell>
          <table:table-cell/>
          <table:table-cell office:value-type="string" calcext:value-type="string">
            <text:p>3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15]*LN([.B315])" office:value-type="float" office:value="-0" calcext:value-type="float">
            <text:p>0</text:p>
          </table:table-cell>
          <table:table-cell table:formula="of:=[.H315]*LN([.C315])" office:value-type="float" office:value="-0" calcext:value-type="float">
            <text:p>0</text:p>
          </table:table-cell>
          <table:table-cell table:formula="of:=[.I315]*LN([.D315])" office:value-type="float" office:value="-1.02107641278114" calcext:value-type="float">
            <text:p>-1.0210764128</text:p>
          </table:table-cell>
          <table:table-cell table:formula="of:=[.K315]+[.L315]+[.M315]" office:value-type="float" office:value="-1.02107641278114" calcext:value-type="float">
            <text:p>-1.0210764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1.jpg</text:p>
          </table:table-cell>
          <table:table-cell office:value-type="float" office:value="0.184533" calcext:value-type="float">
            <text:p>0.184533</text:p>
          </table:table-cell>
          <table:table-cell office:value-type="float" office:value="0.507754" calcext:value-type="float">
            <text:p>0.507754</text:p>
          </table:table-cell>
          <table:table-cell office:value-type="float" office:value="0.307713" calcext:value-type="float">
            <text:p>0.307713</text:p>
          </table:table-cell>
          <table:table-cell/>
          <table:table-cell office:value-type="string" calcext:value-type="string">
            <text:p>3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16]*LN([.B316])" office:value-type="float" office:value="-0" calcext:value-type="float">
            <text:p>0</text:p>
          </table:table-cell>
          <table:table-cell table:formula="of:=[.H316]*LN([.C316])" office:value-type="float" office:value="-0.67775820066001" calcext:value-type="float">
            <text:p>-0.6777582007</text:p>
          </table:table-cell>
          <table:table-cell table:formula="of:=[.I316]*LN([.D316])" office:value-type="float" office:value="-0" calcext:value-type="float">
            <text:p>0</text:p>
          </table:table-cell>
          <table:table-cell table:formula="of:=[.K316]+[.L316]+[.M316]" office:value-type="float" office:value="-0.67775820066001" calcext:value-type="float">
            <text:p>-0.6777582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2.jpg</text:p>
          </table:table-cell>
          <table:table-cell office:value-type="float" office:value="0.591291" calcext:value-type="float">
            <text:p>0.591291</text:p>
          </table:table-cell>
          <table:table-cell office:value-type="float" office:value="0.385242" calcext:value-type="float">
            <text:p>0.385242</text:p>
          </table:table-cell>
          <table:table-cell office:value-type="float" office:value="0.023467" calcext:value-type="float">
            <text:p>0.023467</text:p>
          </table:table-cell>
          <table:table-cell/>
          <table:table-cell office:value-type="string" calcext:value-type="string">
            <text:p>38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17]*LN([.B317])" office:value-type="float" office:value="-0.525446996971341" calcext:value-type="float">
            <text:p>-0.525446997</text:p>
          </table:table-cell>
          <table:table-cell table:formula="of:=[.H317]*LN([.C317])" office:value-type="float" office:value="-0" calcext:value-type="float">
            <text:p>0</text:p>
          </table:table-cell>
          <table:table-cell table:formula="of:=[.I317]*LN([.D317])" office:value-type="float" office:value="-0" calcext:value-type="float">
            <text:p>0</text:p>
          </table:table-cell>
          <table:table-cell table:formula="of:=[.K317]+[.L317]+[.M317]" office:value-type="float" office:value="-0.525446996971341" calcext:value-type="float">
            <text:p>-0.525446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3.jpg</text:p>
          </table:table-cell>
          <table:table-cell office:value-type="float" office:value="0.443748" calcext:value-type="float">
            <text:p>0.443748</text:p>
          </table:table-cell>
          <table:table-cell office:value-type="float" office:value="0.450707" calcext:value-type="float">
            <text:p>0.450707</text:p>
          </table:table-cell>
          <table:table-cell office:value-type="float" office:value="0.105546" calcext:value-type="float">
            <text:p>0.105546</text:p>
          </table:table-cell>
          <table:table-cell/>
          <table:table-cell office:value-type="string" calcext:value-type="string">
            <text:p>3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18]*LN([.B318])" office:value-type="float" office:value="-0" calcext:value-type="float">
            <text:p>0</text:p>
          </table:table-cell>
          <table:table-cell table:formula="of:=[.H318]*LN([.C318])" office:value-type="float" office:value="-0.796937818010539" calcext:value-type="float">
            <text:p>-0.796937818</text:p>
          </table:table-cell>
          <table:table-cell table:formula="of:=[.I318]*LN([.D318])" office:value-type="float" office:value="-0" calcext:value-type="float">
            <text:p>0</text:p>
          </table:table-cell>
          <table:table-cell table:formula="of:=[.K318]+[.L318]+[.M318]" office:value-type="float" office:value="-0.796937818010539" calcext:value-type="float">
            <text:p>-0.7969378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4.jpg</text:p>
          </table:table-cell>
          <table:table-cell office:value-type="float" office:value="0.081042" calcext:value-type="float">
            <text:p>0.081042</text:p>
          </table:table-cell>
          <table:table-cell office:value-type="float" office:value="0.613733" calcext:value-type="float">
            <text:p>0.613733</text:p>
          </table:table-cell>
          <table:table-cell office:value-type="float" office:value="0.305224" calcext:value-type="float">
            <text:p>0.305224</text:p>
          </table:table-cell>
          <table:table-cell/>
          <table:table-cell office:value-type="string" calcext:value-type="string">
            <text:p>38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19]*LN([.B319])" office:value-type="float" office:value="-0" calcext:value-type="float">
            <text:p>0</text:p>
          </table:table-cell>
          <table:table-cell table:formula="of:=[.H319]*LN([.C319])" office:value-type="float" office:value="-0.488195298831357" calcext:value-type="float">
            <text:p>-0.4881952988</text:p>
          </table:table-cell>
          <table:table-cell table:formula="of:=[.I319]*LN([.D319])" office:value-type="float" office:value="-0" calcext:value-type="float">
            <text:p>0</text:p>
          </table:table-cell>
          <table:table-cell table:formula="of:=[.K319]+[.L319]+[.M319]" office:value-type="float" office:value="-0.488195298831357" calcext:value-type="float">
            <text:p>-0.48819529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5.jpg</text:p>
          </table:table-cell>
          <table:table-cell office:value-type="float" office:value="0.068082" calcext:value-type="float">
            <text:p>0.068082</text:p>
          </table:table-cell>
          <table:table-cell office:value-type="float" office:value="0.469647" calcext:value-type="float">
            <text:p>0.469647</text:p>
          </table:table-cell>
          <table:table-cell office:value-type="float" office:value="0.462272" calcext:value-type="float">
            <text:p>0.462272</text:p>
          </table:table-cell>
          <table:table-cell/>
          <table:table-cell office:value-type="string" calcext:value-type="string">
            <text:p>38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0]*LN([.B320])" office:value-type="float" office:value="-0" calcext:value-type="float">
            <text:p>0</text:p>
          </table:table-cell>
          <table:table-cell table:formula="of:=[.H320]*LN([.C320])" office:value-type="float" office:value="-0.755773930297562" calcext:value-type="float">
            <text:p>-0.7557739303</text:p>
          </table:table-cell>
          <table:table-cell table:formula="of:=[.I320]*LN([.D320])" office:value-type="float" office:value="-0" calcext:value-type="float">
            <text:p>0</text:p>
          </table:table-cell>
          <table:table-cell table:formula="of:=[.K320]+[.L320]+[.M320]" office:value-type="float" office:value="-0.755773930297562" calcext:value-type="float">
            <text:p>-0.7557739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6.jpg</text:p>
          </table:table-cell>
          <table:table-cell office:value-type="float" office:value="0.030831" calcext:value-type="float">
            <text:p>0.030831</text:p>
          </table:table-cell>
          <table:table-cell office:value-type="float" office:value="0.151707" calcext:value-type="float">
            <text:p>0.151707</text:p>
          </table:table-cell>
          <table:table-cell office:value-type="float" office:value="0.817462" calcext:value-type="float">
            <text:p>0.817462</text:p>
          </table:table-cell>
          <table:table-cell/>
          <table:table-cell office:value-type="string" calcext:value-type="string">
            <text:p>3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21]*LN([.B321])" office:value-type="float" office:value="-0" calcext:value-type="float">
            <text:p>0</text:p>
          </table:table-cell>
          <table:table-cell table:formula="of:=[.H321]*LN([.C321])" office:value-type="float" office:value="-0" calcext:value-type="float">
            <text:p>0</text:p>
          </table:table-cell>
          <table:table-cell table:formula="of:=[.I321]*LN([.D321])" office:value-type="float" office:value="-0.201550860471533" calcext:value-type="float">
            <text:p>-0.2015508605</text:p>
          </table:table-cell>
          <table:table-cell table:formula="of:=[.K321]+[.L321]+[.M321]" office:value-type="float" office:value="-0.201550860471533" calcext:value-type="float">
            <text:p>-0.2015508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7.jpg</text:p>
          </table:table-cell>
          <table:table-cell office:value-type="float" office:value="0.159523" calcext:value-type="float">
            <text:p>0.159523</text:p>
          </table:table-cell>
          <table:table-cell office:value-type="float" office:value="0.544165" calcext:value-type="float">
            <text:p>0.544165</text:p>
          </table:table-cell>
          <table:table-cell office:value-type="float" office:value="0.296313" calcext:value-type="float">
            <text:p>0.296313</text:p>
          </table:table-cell>
          <table:table-cell/>
          <table:table-cell office:value-type="string" calcext:value-type="string">
            <text:p>3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22]*LN([.B322])" office:value-type="float" office:value="-0" calcext:value-type="float">
            <text:p>0</text:p>
          </table:table-cell>
          <table:table-cell table:formula="of:=[.H322]*LN([.C322])" office:value-type="float" office:value="-0" calcext:value-type="float">
            <text:p>0</text:p>
          </table:table-cell>
          <table:table-cell table:formula="of:=[.I322]*LN([.D322])" office:value-type="float" office:value="-1.2163389509135" calcext:value-type="float">
            <text:p>-1.2163389509</text:p>
          </table:table-cell>
          <table:table-cell table:formula="of:=[.K322]+[.L322]+[.M322]" office:value-type="float" office:value="-1.2163389509135" calcext:value-type="float">
            <text:p>-1.21633895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8.jpg</text:p>
          </table:table-cell>
          <table:table-cell office:value-type="float" office:value="0.058306" calcext:value-type="float">
            <text:p>0.058306</text:p>
          </table:table-cell>
          <table:table-cell office:value-type="float" office:value="0.527658" calcext:value-type="float">
            <text:p>0.527658</text:p>
          </table:table-cell>
          <table:table-cell office:value-type="float" office:value="0.414035" calcext:value-type="float">
            <text:p>0.414035</text:p>
          </table:table-cell>
          <table:table-cell/>
          <table:table-cell office:value-type="string" calcext:value-type="string">
            <text:p>38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3]*LN([.B323])" office:value-type="float" office:value="-0" calcext:value-type="float">
            <text:p>0</text:p>
          </table:table-cell>
          <table:table-cell table:formula="of:=[.H323]*LN([.C323])" office:value-type="float" office:value="-0.639306932414542" calcext:value-type="float">
            <text:p>-0.6393069324</text:p>
          </table:table-cell>
          <table:table-cell table:formula="of:=[.I323]*LN([.D323])" office:value-type="float" office:value="-0" calcext:value-type="float">
            <text:p>0</text:p>
          </table:table-cell>
          <table:table-cell table:formula="of:=[.K323]+[.L323]+[.M323]" office:value-type="float" office:value="-0.639306932414542" calcext:value-type="float">
            <text:p>-0.63930693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9.jpg</text:p>
          </table:table-cell>
          <table:table-cell office:value-type="float" office:value="0.129653" calcext:value-type="float">
            <text:p>0.129653</text:p>
          </table:table-cell>
          <table:table-cell office:value-type="float" office:value="0.742496" calcext:value-type="float">
            <text:p>0.742496</text:p>
          </table:table-cell>
          <table:table-cell office:value-type="float" office:value="0.127851" calcext:value-type="float">
            <text:p>0.127851</text:p>
          </table:table-cell>
          <table:table-cell/>
          <table:table-cell office:value-type="string" calcext:value-type="string">
            <text:p>38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4]*LN([.B324])" office:value-type="float" office:value="-0" calcext:value-type="float">
            <text:p>0</text:p>
          </table:table-cell>
          <table:table-cell table:formula="of:=[.H324]*LN([.C324])" office:value-type="float" office:value="-0.297737795525181" calcext:value-type="float">
            <text:p>-0.2977377955</text:p>
          </table:table-cell>
          <table:table-cell table:formula="of:=[.I324]*LN([.D324])" office:value-type="float" office:value="-0" calcext:value-type="float">
            <text:p>0</text:p>
          </table:table-cell>
          <table:table-cell table:formula="of:=[.K324]+[.L324]+[.M324]" office:value-type="float" office:value="-0.297737795525181" calcext:value-type="float">
            <text:p>-0.29773779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.jpg</text:p>
          </table:table-cell>
          <table:table-cell office:value-type="float" office:value="0.049713" calcext:value-type="float">
            <text:p>0.049713</text:p>
          </table:table-cell>
          <table:table-cell office:value-type="float" office:value="0.290569" calcext:value-type="float">
            <text:p>0.290569</text:p>
          </table:table-cell>
          <table:table-cell office:value-type="float" office:value="0.659719" calcext:value-type="float">
            <text:p>0.659719</text:p>
          </table:table-cell>
          <table:table-cell/>
          <table:table-cell office:value-type="string" calcext:value-type="string">
            <text:p>3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25]*LN([.B325])" office:value-type="float" office:value="-3.00148881066637" calcext:value-type="float">
            <text:p>-3.0014888107</text:p>
          </table:table-cell>
          <table:table-cell table:formula="of:=[.H325]*LN([.C325])" office:value-type="float" office:value="-0" calcext:value-type="float">
            <text:p>0</text:p>
          </table:table-cell>
          <table:table-cell table:formula="of:=[.I325]*LN([.D325])" office:value-type="float" office:value="-0" calcext:value-type="float">
            <text:p>0</text:p>
          </table:table-cell>
          <table:table-cell table:formula="of:=[.K325]+[.L325]+[.M325]" office:value-type="float" office:value="-3.00148881066637" calcext:value-type="float">
            <text:p>-3.00148881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0.jpg</text:p>
          </table:table-cell>
          <table:table-cell office:value-type="float" office:value="0.38631" calcext:value-type="float">
            <text:p>0.38631</text:p>
          </table:table-cell>
          <table:table-cell office:value-type="float" office:value="0.520726" calcext:value-type="float">
            <text:p>0.520726</text:p>
          </table:table-cell>
          <table:table-cell office:value-type="float" office:value="0.092964" calcext:value-type="float">
            <text:p>0.092964</text:p>
          </table:table-cell>
          <table:table-cell/>
          <table:table-cell office:value-type="string" calcext:value-type="string">
            <text:p>39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6]*LN([.B326])" office:value-type="float" office:value="-0" calcext:value-type="float">
            <text:p>0</text:p>
          </table:table-cell>
          <table:table-cell table:formula="of:=[.H326]*LN([.C326])" office:value-type="float" office:value="-0.652531287277091" calcext:value-type="float">
            <text:p>-0.6525312873</text:p>
          </table:table-cell>
          <table:table-cell table:formula="of:=[.I326]*LN([.D326])" office:value-type="float" office:value="-0" calcext:value-type="float">
            <text:p>0</text:p>
          </table:table-cell>
          <table:table-cell table:formula="of:=[.K326]+[.L326]+[.M326]" office:value-type="float" office:value="-0.652531287277091" calcext:value-type="float">
            <text:p>-0.65253128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1.jpg</text:p>
          </table:table-cell>
          <table:table-cell office:value-type="float" office:value="0.059669" calcext:value-type="float">
            <text:p>0.059669</text:p>
          </table:table-cell>
          <table:table-cell office:value-type="float" office:value="0.420007" calcext:value-type="float">
            <text:p>0.420007</text:p>
          </table:table-cell>
          <table:table-cell office:value-type="float" office:value="0.520323" calcext:value-type="float">
            <text:p>0.520323</text:p>
          </table:table-cell>
          <table:table-cell/>
          <table:table-cell office:value-type="string" calcext:value-type="string">
            <text:p>3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7]*LN([.B327])" office:value-type="float" office:value="-0" calcext:value-type="float">
            <text:p>0</text:p>
          </table:table-cell>
          <table:table-cell table:formula="of:=[.H327]*LN([.C327])" office:value-type="float" office:value="-0.867483901176944" calcext:value-type="float">
            <text:p>-0.8674839012</text:p>
          </table:table-cell>
          <table:table-cell table:formula="of:=[.I327]*LN([.D327])" office:value-type="float" office:value="-0" calcext:value-type="float">
            <text:p>0</text:p>
          </table:table-cell>
          <table:table-cell table:formula="of:=[.K327]+[.L327]+[.M327]" office:value-type="float" office:value="-0.867483901176944" calcext:value-type="float">
            <text:p>-0.8674839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2.jpg</text:p>
          </table:table-cell>
          <table:table-cell office:value-type="float" office:value="0.090136" calcext:value-type="float">
            <text:p>0.090136</text:p>
          </table:table-cell>
          <table:table-cell office:value-type="float" office:value="0.644422" calcext:value-type="float">
            <text:p>0.644422</text:p>
          </table:table-cell>
          <table:table-cell office:value-type="float" office:value="0.265442" calcext:value-type="float">
            <text:p>0.265442</text:p>
          </table:table-cell>
          <table:table-cell/>
          <table:table-cell office:value-type="string" calcext:value-type="string">
            <text:p>39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8]*LN([.B328])" office:value-type="float" office:value="-0" calcext:value-type="float">
            <text:p>0</text:p>
          </table:table-cell>
          <table:table-cell table:formula="of:=[.H328]*LN([.C328])" office:value-type="float" office:value="-0.439401487976547" calcext:value-type="float">
            <text:p>-0.439401488</text:p>
          </table:table-cell>
          <table:table-cell table:formula="of:=[.I328]*LN([.D328])" office:value-type="float" office:value="-0" calcext:value-type="float">
            <text:p>0</text:p>
          </table:table-cell>
          <table:table-cell table:formula="of:=[.K328]+[.L328]+[.M328]" office:value-type="float" office:value="-0.439401487976547" calcext:value-type="float">
            <text:p>-0.4394014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3.jpg</text:p>
          </table:table-cell>
          <table:table-cell office:value-type="float" office:value="0.094653" calcext:value-type="float">
            <text:p>0.094653</text:p>
          </table:table-cell>
          <table:table-cell office:value-type="float" office:value="0.335317" calcext:value-type="float">
            <text:p>0.335317</text:p>
          </table:table-cell>
          <table:table-cell office:value-type="float" office:value="0.570031" calcext:value-type="float">
            <text:p>0.570031</text:p>
          </table:table-cell>
          <table:table-cell/>
          <table:table-cell office:value-type="string" calcext:value-type="string">
            <text:p>3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29]*LN([.B329])" office:value-type="float" office:value="-0" calcext:value-type="float">
            <text:p>0</text:p>
          </table:table-cell>
          <table:table-cell table:formula="of:=[.H329]*LN([.C329])" office:value-type="float" office:value="-0" calcext:value-type="float">
            <text:p>0</text:p>
          </table:table-cell>
          <table:table-cell table:formula="of:=[.I329]*LN([.D329])" office:value-type="float" office:value="-0.562064533667492" calcext:value-type="float">
            <text:p>-0.5620645337</text:p>
          </table:table-cell>
          <table:table-cell table:formula="of:=[.K329]+[.L329]+[.M329]" office:value-type="float" office:value="-0.562064533667492" calcext:value-type="float">
            <text:p>-0.56206453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4.jpg</text:p>
          </table:table-cell>
          <table:table-cell office:value-type="float" office:value="0.21088" calcext:value-type="float">
            <text:p>0.21088</text:p>
          </table:table-cell>
          <table:table-cell office:value-type="float" office:value="0.698578" calcext:value-type="float">
            <text:p>0.698578</text:p>
          </table:table-cell>
          <table:table-cell office:value-type="float" office:value="0.090542" calcext:value-type="float">
            <text:p>0.090542</text:p>
          </table:table-cell>
          <table:table-cell/>
          <table:table-cell office:value-type="string" calcext:value-type="string">
            <text:p>3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30]*LN([.B330])" office:value-type="float" office:value="-0" calcext:value-type="float">
            <text:p>0</text:p>
          </table:table-cell>
          <table:table-cell table:formula="of:=[.H330]*LN([.C330])" office:value-type="float" office:value="-0.358708438659813" calcext:value-type="float">
            <text:p>-0.3587084387</text:p>
          </table:table-cell>
          <table:table-cell table:formula="of:=[.I330]*LN([.D330])" office:value-type="float" office:value="-0" calcext:value-type="float">
            <text:p>0</text:p>
          </table:table-cell>
          <table:table-cell table:formula="of:=[.K330]+[.L330]+[.M330]" office:value-type="float" office:value="-0.358708438659813" calcext:value-type="float">
            <text:p>-0.3587084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5.jpg</text:p>
          </table:table-cell>
          <table:table-cell office:value-type="float" office:value="0.333941" calcext:value-type="float">
            <text:p>0.333941</text:p>
          </table:table-cell>
          <table:table-cell office:value-type="float" office:value="0.490106" calcext:value-type="float">
            <text:p>0.490106</text:p>
          </table:table-cell>
          <table:table-cell office:value-type="float" office:value="0.175954" calcext:value-type="float">
            <text:p>0.175954</text:p>
          </table:table-cell>
          <table:table-cell/>
          <table:table-cell office:value-type="string" calcext:value-type="string">
            <text:p>39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31]*LN([.B331])" office:value-type="float" office:value="-1.09679094831589" calcext:value-type="float">
            <text:p>-1.0967909483</text:p>
          </table:table-cell>
          <table:table-cell table:formula="of:=[.H331]*LN([.C331])" office:value-type="float" office:value="-0" calcext:value-type="float">
            <text:p>0</text:p>
          </table:table-cell>
          <table:table-cell table:formula="of:=[.I331]*LN([.D331])" office:value-type="float" office:value="-0" calcext:value-type="float">
            <text:p>0</text:p>
          </table:table-cell>
          <table:table-cell table:formula="of:=[.K331]+[.L331]+[.M331]" office:value-type="float" office:value="-1.09679094831589" calcext:value-type="float">
            <text:p>-1.09679094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6.jpg</text:p>
          </table:table-cell>
          <table:table-cell office:value-type="float" office:value="0.333891" calcext:value-type="float">
            <text:p>0.333891</text:p>
          </table:table-cell>
          <table:table-cell office:value-type="float" office:value="0.57368" calcext:value-type="float">
            <text:p>0.57368</text:p>
          </table:table-cell>
          <table:table-cell office:value-type="float" office:value="0.092429" calcext:value-type="float">
            <text:p>0.092429</text:p>
          </table:table-cell>
          <table:table-cell/>
          <table:table-cell office:value-type="string" calcext:value-type="string">
            <text:p>39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32]*LN([.B332])" office:value-type="float" office:value="-0" calcext:value-type="float">
            <text:p>0</text:p>
          </table:table-cell>
          <table:table-cell table:formula="of:=[.H332]*LN([.C332])" office:value-type="float" office:value="-0.555683529407818" calcext:value-type="float">
            <text:p>-0.5556835294</text:p>
          </table:table-cell>
          <table:table-cell table:formula="of:=[.I332]*LN([.D332])" office:value-type="float" office:value="-0" calcext:value-type="float">
            <text:p>0</text:p>
          </table:table-cell>
          <table:table-cell table:formula="of:=[.K332]+[.L332]+[.M332]" office:value-type="float" office:value="-0.555683529407818" calcext:value-type="float">
            <text:p>-0.55568352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7.jpg</text:p>
          </table:table-cell>
          <table:table-cell office:value-type="float" office:value="0.325892" calcext:value-type="float">
            <text:p>0.325892</text:p>
          </table:table-cell>
          <table:table-cell office:value-type="float" office:value="0.477784" calcext:value-type="float">
            <text:p>0.477784</text:p>
          </table:table-cell>
          <table:table-cell office:value-type="float" office:value="0.196324" calcext:value-type="float">
            <text:p>0.196324</text:p>
          </table:table-cell>
          <table:table-cell/>
          <table:table-cell office:value-type="string" calcext:value-type="string">
            <text:p>3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33]*LN([.B333])" office:value-type="float" office:value="-0" calcext:value-type="float">
            <text:p>0</text:p>
          </table:table-cell>
          <table:table-cell table:formula="of:=[.H333]*LN([.C333])" office:value-type="float" office:value="-0.738596531465691" calcext:value-type="float">
            <text:p>-0.7385965315</text:p>
          </table:table-cell>
          <table:table-cell table:formula="of:=[.I333]*LN([.D333])" office:value-type="float" office:value="-0" calcext:value-type="float">
            <text:p>0</text:p>
          </table:table-cell>
          <table:table-cell table:formula="of:=[.K333]+[.L333]+[.M333]" office:value-type="float" office:value="-0.738596531465691" calcext:value-type="float">
            <text:p>-0.7385965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8.jpg</text:p>
          </table:table-cell>
          <table:table-cell office:value-type="float" office:value="0.118575" calcext:value-type="float">
            <text:p>0.118575</text:p>
          </table:table-cell>
          <table:table-cell office:value-type="float" office:value="0.632866" calcext:value-type="float">
            <text:p>0.632866</text:p>
          </table:table-cell>
          <table:table-cell office:value-type="float" office:value="0.248559" calcext:value-type="float">
            <text:p>0.248559</text:p>
          </table:table-cell>
          <table:table-cell/>
          <table:table-cell office:value-type="string" calcext:value-type="string">
            <text:p>39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34]*LN([.B334])" office:value-type="float" office:value="-0" calcext:value-type="float">
            <text:p>0</text:p>
          </table:table-cell>
          <table:table-cell table:formula="of:=[.H334]*LN([.C334])" office:value-type="float" office:value="-0.457496569610878" calcext:value-type="float">
            <text:p>-0.4574965696</text:p>
          </table:table-cell>
          <table:table-cell table:formula="of:=[.I334]*LN([.D334])" office:value-type="float" office:value="-0" calcext:value-type="float">
            <text:p>0</text:p>
          </table:table-cell>
          <table:table-cell table:formula="of:=[.K334]+[.L334]+[.M334]" office:value-type="float" office:value="-0.457496569610878" calcext:value-type="float">
            <text:p>-0.45749656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9.jpg</text:p>
          </table:table-cell>
          <table:table-cell office:value-type="float" office:value="0.195265" calcext:value-type="float">
            <text:p>0.195265</text:p>
          </table:table-cell>
          <table:table-cell office:value-type="float" office:value="0.502467" calcext:value-type="float">
            <text:p>0.502467</text:p>
          </table:table-cell>
          <table:table-cell office:value-type="float" office:value="0.302268" calcext:value-type="float">
            <text:p>0.302268</text:p>
          </table:table-cell>
          <table:table-cell/>
          <table:table-cell office:value-type="string" calcext:value-type="string">
            <text:p>39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35]*LN([.B335])" office:value-type="float" office:value="-0" calcext:value-type="float">
            <text:p>0</text:p>
          </table:table-cell>
          <table:table-cell table:formula="of:=[.H335]*LN([.C335])" office:value-type="float" office:value="-0.688225312847174" calcext:value-type="float">
            <text:p>-0.6882253128</text:p>
          </table:table-cell>
          <table:table-cell table:formula="of:=[.I335]*LN([.D335])" office:value-type="float" office:value="-0" calcext:value-type="float">
            <text:p>0</text:p>
          </table:table-cell>
          <table:table-cell table:formula="of:=[.K335]+[.L335]+[.M335]" office:value-type="float" office:value="-0.688225312847174" calcext:value-type="float">
            <text:p>-0.6882253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jpg</text:p>
          </table:table-cell>
          <table:table-cell office:value-type="float" office:value="0.053594" calcext:value-type="float">
            <text:p>0.053594</text:p>
          </table:table-cell>
          <table:table-cell office:value-type="float" office:value="0.226058" calcext:value-type="float">
            <text:p>0.226058</text:p>
          </table:table-cell>
          <table:table-cell office:value-type="float" office:value="0.720347" calcext:value-type="float">
            <text:p>0.720347</text:p>
          </table:table-cell>
          <table:table-cell/>
          <table:table-cell office:value-type="string" calcext:value-type="string">
            <text:p>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36]*LN([.B336])" office:value-type="float" office:value="-0" calcext:value-type="float">
            <text:p>0</text:p>
          </table:table-cell>
          <table:table-cell table:formula="of:=[.H336]*LN([.C336])" office:value-type="float" office:value="-0" calcext:value-type="float">
            <text:p>0</text:p>
          </table:table-cell>
          <table:table-cell table:formula="of:=[.I336]*LN([.D336])" office:value-type="float" office:value="-0.328022238625515" calcext:value-type="float">
            <text:p>-0.3280222386</text:p>
          </table:table-cell>
          <table:table-cell table:formula="of:=[.K336]+[.L336]+[.M336]" office:value-type="float" office:value="-0.328022238625515" calcext:value-type="float">
            <text:p>-0.3280222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.jpg</text:p>
          </table:table-cell>
          <table:table-cell office:value-type="float" office:value="0.158516" calcext:value-type="float">
            <text:p>0.158516</text:p>
          </table:table-cell>
          <table:table-cell office:value-type="float" office:value="0.420499" calcext:value-type="float">
            <text:p>0.420499</text:p>
          </table:table-cell>
          <table:table-cell office:value-type="float" office:value="0.420985" calcext:value-type="float">
            <text:p>0.420985</text:p>
          </table:table-cell>
          <table:table-cell/>
          <table:table-cell office:value-type="string" calcext:value-type="string">
            <text:p>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37]*LN([.B337])" office:value-type="float" office:value="-0" calcext:value-type="float">
            <text:p>0</text:p>
          </table:table-cell>
          <table:table-cell table:formula="of:=[.H337]*LN([.C337])" office:value-type="float" office:value="-0" calcext:value-type="float">
            <text:p>0</text:p>
          </table:table-cell>
          <table:table-cell table:formula="of:=[.I337]*LN([.D337])" office:value-type="float" office:value="-0.865158075388182" calcext:value-type="float">
            <text:p>-0.8651580754</text:p>
          </table:table-cell>
          <table:table-cell table:formula="of:=[.K337]+[.L337]+[.M337]" office:value-type="float" office:value="-0.865158075388182" calcext:value-type="float">
            <text:p>-0.8651580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0.jpg</text:p>
          </table:table-cell>
          <table:table-cell office:value-type="float" office:value="0.088671" calcext:value-type="float">
            <text:p>0.088671</text:p>
          </table:table-cell>
          <table:table-cell office:value-type="float" office:value="0.302714" calcext:value-type="float">
            <text:p>0.302714</text:p>
          </table:table-cell>
          <table:table-cell office:value-type="float" office:value="0.608615" calcext:value-type="float">
            <text:p>0.608615</text:p>
          </table:table-cell>
          <table:table-cell/>
          <table:table-cell office:value-type="string" calcext:value-type="string">
            <text:p>4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38]*LN([.B338])" office:value-type="float" office:value="-0" calcext:value-type="float">
            <text:p>0</text:p>
          </table:table-cell>
          <table:table-cell table:formula="of:=[.H338]*LN([.C338])" office:value-type="float" office:value="-0" calcext:value-type="float">
            <text:p>0</text:p>
          </table:table-cell>
          <table:table-cell table:formula="of:=[.I338]*LN([.D338])" office:value-type="float" office:value="-0.496569395092792" calcext:value-type="float">
            <text:p>-0.4965693951</text:p>
          </table:table-cell>
          <table:table-cell table:formula="of:=[.K338]+[.L338]+[.M338]" office:value-type="float" office:value="-0.496569395092792" calcext:value-type="float">
            <text:p>-0.4965693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1.jpg</text:p>
          </table:table-cell>
          <table:table-cell office:value-type="float" office:value="0.104268" calcext:value-type="float">
            <text:p>0.104268</text:p>
          </table:table-cell>
          <table:table-cell office:value-type="float" office:value="0.72372" calcext:value-type="float">
            <text:p>0.72372</text:p>
          </table:table-cell>
          <table:table-cell office:value-type="float" office:value="0.172013" calcext:value-type="float">
            <text:p>0.172013</text:p>
          </table:table-cell>
          <table:table-cell/>
          <table:table-cell office:value-type="string" calcext:value-type="string">
            <text:p>4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39]*LN([.B339])" office:value-type="float" office:value="-0" calcext:value-type="float">
            <text:p>0</text:p>
          </table:table-cell>
          <table:table-cell table:formula="of:=[.H339]*LN([.C339])" office:value-type="float" office:value="-0" calcext:value-type="float">
            <text:p>0</text:p>
          </table:table-cell>
          <table:table-cell table:formula="of:=[.I339]*LN([.D339])" office:value-type="float" office:value="-1.76018522362946" calcext:value-type="float">
            <text:p>-1.7601852236</text:p>
          </table:table-cell>
          <table:table-cell table:formula="of:=[.K339]+[.L339]+[.M339]" office:value-type="float" office:value="-1.76018522362946" calcext:value-type="float">
            <text:p>-1.7601852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2.jpg</text:p>
          </table:table-cell>
          <table:table-cell office:value-type="float" office:value="0.509943" calcext:value-type="float">
            <text:p>0.509943</text:p>
          </table:table-cell>
          <table:table-cell office:value-type="float" office:value="0.43706" calcext:value-type="float">
            <text:p>0.43706</text:p>
          </table:table-cell>
          <table:table-cell office:value-type="float" office:value="0.052997" calcext:value-type="float">
            <text:p>0.052997</text:p>
          </table:table-cell>
          <table:table-cell/>
          <table:table-cell office:value-type="string" calcext:value-type="string">
            <text:p>40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40]*LN([.B340])" office:value-type="float" office:value="-0.673456324215788" calcext:value-type="float">
            <text:p>-0.6734563242</text:p>
          </table:table-cell>
          <table:table-cell table:formula="of:=[.H340]*LN([.C340])" office:value-type="float" office:value="-0" calcext:value-type="float">
            <text:p>0</text:p>
          </table:table-cell>
          <table:table-cell table:formula="of:=[.I340]*LN([.D340])" office:value-type="float" office:value="-0" calcext:value-type="float">
            <text:p>0</text:p>
          </table:table-cell>
          <table:table-cell table:formula="of:=[.K340]+[.L340]+[.M340]" office:value-type="float" office:value="-0.673456324215788" calcext:value-type="float">
            <text:p>-0.6734563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3.jpg</text:p>
          </table:table-cell>
          <table:table-cell office:value-type="float" office:value="0.31219" calcext:value-type="float">
            <text:p>0.31219</text:p>
          </table:table-cell>
          <table:table-cell office:value-type="float" office:value="0.533783" calcext:value-type="float">
            <text:p>0.533783</text:p>
          </table:table-cell>
          <table:table-cell office:value-type="float" office:value="0.154027" calcext:value-type="float">
            <text:p>0.154027</text:p>
          </table:table-cell>
          <table:table-cell/>
          <table:table-cell office:value-type="string" calcext:value-type="string">
            <text:p>40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41]*LN([.B341])" office:value-type="float" office:value="-0" calcext:value-type="float">
            <text:p>0</text:p>
          </table:table-cell>
          <table:table-cell table:formula="of:=[.H341]*LN([.C341])" office:value-type="float" office:value="-0.627765889652602" calcext:value-type="float">
            <text:p>-0.6277658897</text:p>
          </table:table-cell>
          <table:table-cell table:formula="of:=[.I341]*LN([.D341])" office:value-type="float" office:value="-0" calcext:value-type="float">
            <text:p>0</text:p>
          </table:table-cell>
          <table:table-cell table:formula="of:=[.K341]+[.L341]+[.M341]" office:value-type="float" office:value="-0.627765889652602" calcext:value-type="float">
            <text:p>-0.62776588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4.jpg</text:p>
          </table:table-cell>
          <table:table-cell office:value-type="float" office:value="0.527991" calcext:value-type="float">
            <text:p>0.527991</text:p>
          </table:table-cell>
          <table:table-cell office:value-type="float" office:value="0.427089" calcext:value-type="float">
            <text:p>0.427089</text:p>
          </table:table-cell>
          <table:table-cell office:value-type="float" office:value="0.044919" calcext:value-type="float">
            <text:p>0.044919</text:p>
          </table:table-cell>
          <table:table-cell/>
          <table:table-cell office:value-type="string" calcext:value-type="string">
            <text:p>40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42]*LN([.B342])" office:value-type="float" office:value="-0" calcext:value-type="float">
            <text:p>0</text:p>
          </table:table-cell>
          <table:table-cell table:formula="of:=[.H342]*LN([.C342])" office:value-type="float" office:value="-0.850762856558868" calcext:value-type="float">
            <text:p>-0.8507628566</text:p>
          </table:table-cell>
          <table:table-cell table:formula="of:=[.I342]*LN([.D342])" office:value-type="float" office:value="-0" calcext:value-type="float">
            <text:p>0</text:p>
          </table:table-cell>
          <table:table-cell table:formula="of:=[.K342]+[.L342]+[.M342]" office:value-type="float" office:value="-0.850762856558868" calcext:value-type="float">
            <text:p>-0.85076285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5.jpg</text:p>
          </table:table-cell>
          <table:table-cell office:value-type="float" office:value="0.481065" calcext:value-type="float">
            <text:p>0.481065</text:p>
          </table:table-cell>
          <table:table-cell office:value-type="float" office:value="0.496569" calcext:value-type="float">
            <text:p>0.496569</text:p>
          </table:table-cell>
          <table:table-cell office:value-type="float" office:value="0.022365" calcext:value-type="float">
            <text:p>0.022365</text:p>
          </table:table-cell>
          <table:table-cell/>
          <table:table-cell office:value-type="string" calcext:value-type="string">
            <text:p>40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43]*LN([.B343])" office:value-type="float" office:value="-0" calcext:value-type="float">
            <text:p>0</text:p>
          </table:table-cell>
          <table:table-cell table:formula="of:=[.H343]*LN([.C343])" office:value-type="float" office:value="-0.700032832343068" calcext:value-type="float">
            <text:p>-0.7000328323</text:p>
          </table:table-cell>
          <table:table-cell table:formula="of:=[.I343]*LN([.D343])" office:value-type="float" office:value="-0" calcext:value-type="float">
            <text:p>0</text:p>
          </table:table-cell>
          <table:table-cell table:formula="of:=[.K343]+[.L343]+[.M343]" office:value-type="float" office:value="-0.700032832343068" calcext:value-type="float">
            <text:p>-0.70003283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6.jpg</text:p>
          </table:table-cell>
          <table:table-cell office:value-type="float" office:value="0.560726" calcext:value-type="float">
            <text:p>0.560726</text:p>
          </table:table-cell>
          <table:table-cell office:value-type="float" office:value="0.413862" calcext:value-type="float">
            <text:p>0.413862</text:p>
          </table:table-cell>
          <table:table-cell office:value-type="float" office:value="0.025412" calcext:value-type="float">
            <text:p>0.025412</text:p>
          </table:table-cell>
          <table:table-cell/>
          <table:table-cell office:value-type="string" calcext:value-type="string">
            <text:p>40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44]*LN([.B344])" office:value-type="float" office:value="-0.578522906319425" calcext:value-type="float">
            <text:p>-0.5785229063</text:p>
          </table:table-cell>
          <table:table-cell table:formula="of:=[.H344]*LN([.C344])" office:value-type="float" office:value="-0" calcext:value-type="float">
            <text:p>0</text:p>
          </table:table-cell>
          <table:table-cell table:formula="of:=[.I344]*LN([.D344])" office:value-type="float" office:value="-0" calcext:value-type="float">
            <text:p>0</text:p>
          </table:table-cell>
          <table:table-cell table:formula="of:=[.K344]+[.L344]+[.M344]" office:value-type="float" office:value="-0.578522906319425" calcext:value-type="float">
            <text:p>-0.57852290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7.jpg</text:p>
          </table:table-cell>
          <table:table-cell office:value-type="float" office:value="0.23452" calcext:value-type="float">
            <text:p>0.23452</text:p>
          </table:table-cell>
          <table:table-cell office:value-type="float" office:value="0.604469" calcext:value-type="float">
            <text:p>0.604469</text:p>
          </table:table-cell>
          <table:table-cell office:value-type="float" office:value="0.161011" calcext:value-type="float">
            <text:p>0.161011</text:p>
          </table:table-cell>
          <table:table-cell/>
          <table:table-cell office:value-type="string" calcext:value-type="string">
            <text:p>40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45]*LN([.B345])" office:value-type="float" office:value="-0" calcext:value-type="float">
            <text:p>0</text:p>
          </table:table-cell>
          <table:table-cell table:formula="of:=[.H345]*LN([.C345])" office:value-type="float" office:value="-0.503404892293541" calcext:value-type="float">
            <text:p>-0.5034048923</text:p>
          </table:table-cell>
          <table:table-cell table:formula="of:=[.I345]*LN([.D345])" office:value-type="float" office:value="-0" calcext:value-type="float">
            <text:p>0</text:p>
          </table:table-cell>
          <table:table-cell table:formula="of:=[.K345]+[.L345]+[.M345]" office:value-type="float" office:value="-0.503404892293541" calcext:value-type="float">
            <text:p>-0.50340489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8.jpg</text:p>
          </table:table-cell>
          <table:table-cell office:value-type="float" office:value="0.138635" calcext:value-type="float">
            <text:p>0.138635</text:p>
          </table:table-cell>
          <table:table-cell office:value-type="float" office:value="0.535277" calcext:value-type="float">
            <text:p>0.535277</text:p>
          </table:table-cell>
          <table:table-cell office:value-type="float" office:value="0.326088" calcext:value-type="float">
            <text:p>0.326088</text:p>
          </table:table-cell>
          <table:table-cell/>
          <table:table-cell office:value-type="string" calcext:value-type="string">
            <text:p>40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46]*LN([.B346])" office:value-type="float" office:value="-0" calcext:value-type="float">
            <text:p>0</text:p>
          </table:table-cell>
          <table:table-cell table:formula="of:=[.H346]*LN([.C346])" office:value-type="float" office:value="-0.624970909066698" calcext:value-type="float">
            <text:p>-0.6249709091</text:p>
          </table:table-cell>
          <table:table-cell table:formula="of:=[.I346]*LN([.D346])" office:value-type="float" office:value="-0" calcext:value-type="float">
            <text:p>0</text:p>
          </table:table-cell>
          <table:table-cell table:formula="of:=[.K346]+[.L346]+[.M346]" office:value-type="float" office:value="-0.624970909066698" calcext:value-type="float">
            <text:p>-0.62497090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9.jpg</text:p>
          </table:table-cell>
          <table:table-cell office:value-type="float" office:value="0.054846" calcext:value-type="float">
            <text:p>0.054846</text:p>
          </table:table-cell>
          <table:table-cell office:value-type="float" office:value="0.513231" calcext:value-type="float">
            <text:p>0.513231</text:p>
          </table:table-cell>
          <table:table-cell office:value-type="float" office:value="0.431923" calcext:value-type="float">
            <text:p>0.431923</text:p>
          </table:table-cell>
          <table:table-cell/>
          <table:table-cell office:value-type="string" calcext:value-type="string">
            <text:p>4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47]*LN([.B347])" office:value-type="float" office:value="-0" calcext:value-type="float">
            <text:p>0</text:p>
          </table:table-cell>
          <table:table-cell table:formula="of:=[.H347]*LN([.C347])" office:value-type="float" office:value="-0" calcext:value-type="float">
            <text:p>0</text:p>
          </table:table-cell>
          <table:table-cell table:formula="of:=[.I347]*LN([.D347])" office:value-type="float" office:value="-0.839507947365536" calcext:value-type="float">
            <text:p>-0.8395079474</text:p>
          </table:table-cell>
          <table:table-cell table:formula="of:=[.K347]+[.L347]+[.M347]" office:value-type="float" office:value="-0.839507947365536" calcext:value-type="float">
            <text:p>-0.83950794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.jpg</text:p>
          </table:table-cell>
          <table:table-cell office:value-type="float" office:value="0.033188" calcext:value-type="float">
            <text:p>0.033188</text:p>
          </table:table-cell>
          <table:table-cell office:value-type="float" office:value="0.578704" calcext:value-type="float">
            <text:p>0.578704</text:p>
          </table:table-cell>
          <table:table-cell office:value-type="float" office:value="0.388108" calcext:value-type="float">
            <text:p>0.388108</text:p>
          </table:table-cell>
          <table:table-cell/>
          <table:table-cell office:value-type="string" calcext:value-type="string">
            <text:p>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48]*LN([.B348])" office:value-type="float" office:value="-0" calcext:value-type="float">
            <text:p>0</text:p>
          </table:table-cell>
          <table:table-cell table:formula="of:=[.H348]*LN([.C348])" office:value-type="float" office:value="-0.546964158381995" calcext:value-type="float">
            <text:p>-0.5469641584</text:p>
          </table:table-cell>
          <table:table-cell table:formula="of:=[.I348]*LN([.D348])" office:value-type="float" office:value="-0" calcext:value-type="float">
            <text:p>0</text:p>
          </table:table-cell>
          <table:table-cell table:formula="of:=[.K348]+[.L348]+[.M348]" office:value-type="float" office:value="-0.546964158381995" calcext:value-type="float">
            <text:p>-0.5469641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0.jpg</text:p>
          </table:table-cell>
          <table:table-cell office:value-type="float" office:value="0.071033" calcext:value-type="float">
            <text:p>0.071033</text:p>
          </table:table-cell>
          <table:table-cell office:value-type="float" office:value="0.555301" calcext:value-type="float">
            <text:p>0.555301</text:p>
          </table:table-cell>
          <table:table-cell office:value-type="float" office:value="0.373665" calcext:value-type="float">
            <text:p>0.373665</text:p>
          </table:table-cell>
          <table:table-cell/>
          <table:table-cell office:value-type="string" calcext:value-type="string">
            <text:p>4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49]*LN([.B349])" office:value-type="float" office:value="-0" calcext:value-type="float">
            <text:p>0</text:p>
          </table:table-cell>
          <table:table-cell table:formula="of:=[.H349]*LN([.C349])" office:value-type="float" office:value="-0" calcext:value-type="float">
            <text:p>0</text:p>
          </table:table-cell>
          <table:table-cell table:formula="of:=[.I349]*LN([.D349])" office:value-type="float" office:value="-0.984395604891335" calcext:value-type="float">
            <text:p>-0.9843956049</text:p>
          </table:table-cell>
          <table:table-cell table:formula="of:=[.K349]+[.L349]+[.M349]" office:value-type="float" office:value="-0.984395604891335" calcext:value-type="float">
            <text:p>-0.9843956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1.jpg</text:p>
          </table:table-cell>
          <table:table-cell office:value-type="float" office:value="0.080406" calcext:value-type="float">
            <text:p>0.080406</text:p>
          </table:table-cell>
          <table:table-cell office:value-type="float" office:value="0.563441" calcext:value-type="float">
            <text:p>0.563441</text:p>
          </table:table-cell>
          <table:table-cell office:value-type="float" office:value="0.356152" calcext:value-type="float">
            <text:p>0.356152</text:p>
          </table:table-cell>
          <table:table-cell/>
          <table:table-cell office:value-type="string" calcext:value-type="string">
            <text:p>41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50]*LN([.B350])" office:value-type="float" office:value="-0" calcext:value-type="float">
            <text:p>0</text:p>
          </table:table-cell>
          <table:table-cell table:formula="of:=[.H350]*LN([.C350])" office:value-type="float" office:value="-0.573692653734687" calcext:value-type="float">
            <text:p>-0.5736926537</text:p>
          </table:table-cell>
          <table:table-cell table:formula="of:=[.I350]*LN([.D350])" office:value-type="float" office:value="-0" calcext:value-type="float">
            <text:p>0</text:p>
          </table:table-cell>
          <table:table-cell table:formula="of:=[.K350]+[.L350]+[.M350]" office:value-type="float" office:value="-0.573692653734687" calcext:value-type="float">
            <text:p>-0.57369265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2.jpg</text:p>
          </table:table-cell>
          <table:table-cell office:value-type="float" office:value="0.165727" calcext:value-type="float">
            <text:p>0.165727</text:p>
          </table:table-cell>
          <table:table-cell office:value-type="float" office:value="0.590249" calcext:value-type="float">
            <text:p>0.590249</text:p>
          </table:table-cell>
          <table:table-cell office:value-type="float" office:value="0.244024" calcext:value-type="float">
            <text:p>0.244024</text:p>
          </table:table-cell>
          <table:table-cell/>
          <table:table-cell office:value-type="string" calcext:value-type="string">
            <text:p>4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51]*LN([.B351])" office:value-type="float" office:value="-0" calcext:value-type="float">
            <text:p>0</text:p>
          </table:table-cell>
          <table:table-cell table:formula="of:=[.H351]*LN([.C351])" office:value-type="float" office:value="-0" calcext:value-type="float">
            <text:p>0</text:p>
          </table:table-cell>
          <table:table-cell table:formula="of:=[.I351]*LN([.D351])" office:value-type="float" office:value="-1.41048869787029" calcext:value-type="float">
            <text:p>-1.4104886979</text:p>
          </table:table-cell>
          <table:table-cell table:formula="of:=[.K351]+[.L351]+[.M351]" office:value-type="float" office:value="-1.41048869787029" calcext:value-type="float">
            <text:p>-1.41048869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3.jpg</text:p>
          </table:table-cell>
          <table:table-cell office:value-type="float" office:value="0.083933" calcext:value-type="float">
            <text:p>0.083933</text:p>
          </table:table-cell>
          <table:table-cell office:value-type="float" office:value="0.466042" calcext:value-type="float">
            <text:p>0.466042</text:p>
          </table:table-cell>
          <table:table-cell office:value-type="float" office:value="0.450024" calcext:value-type="float">
            <text:p>0.450024</text:p>
          </table:table-cell>
          <table:table-cell/>
          <table:table-cell office:value-type="string" calcext:value-type="string">
            <text:p>4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52]*LN([.B352])" office:value-type="float" office:value="-0" calcext:value-type="float">
            <text:p>0</text:p>
          </table:table-cell>
          <table:table-cell table:formula="of:=[.H352]*LN([.C352])" office:value-type="float" office:value="-0.763479520162479" calcext:value-type="float">
            <text:p>-0.7634795202</text:p>
          </table:table-cell>
          <table:table-cell table:formula="of:=[.I352]*LN([.D352])" office:value-type="float" office:value="-0" calcext:value-type="float">
            <text:p>0</text:p>
          </table:table-cell>
          <table:table-cell table:formula="of:=[.K352]+[.L352]+[.M352]" office:value-type="float" office:value="-0.763479520162479" calcext:value-type="float">
            <text:p>-0.7634795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4.jpg</text:p>
          </table:table-cell>
          <table:table-cell office:value-type="float" office:value="0.070455" calcext:value-type="float">
            <text:p>0.070455</text:p>
          </table:table-cell>
          <table:table-cell office:value-type="float" office:value="0.371646" calcext:value-type="float">
            <text:p>0.371646</text:p>
          </table:table-cell>
          <table:table-cell office:value-type="float" office:value="0.557899" calcext:value-type="float">
            <text:p>0.557899</text:p>
          </table:table-cell>
          <table:table-cell/>
          <table:table-cell office:value-type="string" calcext:value-type="string">
            <text:p>4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53]*LN([.B353])" office:value-type="float" office:value="-0" calcext:value-type="float">
            <text:p>0</text:p>
          </table:table-cell>
          <table:table-cell table:formula="of:=[.H353]*LN([.C353])" office:value-type="float" office:value="-0" calcext:value-type="float">
            <text:p>0</text:p>
          </table:table-cell>
          <table:table-cell table:formula="of:=[.I353]*LN([.D353])" office:value-type="float" office:value="-0.583577336568181" calcext:value-type="float">
            <text:p>-0.5835773366</text:p>
          </table:table-cell>
          <table:table-cell table:formula="of:=[.K353]+[.L353]+[.M353]" office:value-type="float" office:value="-0.583577336568181" calcext:value-type="float">
            <text:p>-0.5835773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5.jpg</text:p>
          </table:table-cell>
          <table:table-cell office:value-type="float" office:value="0.399104" calcext:value-type="float">
            <text:p>0.399104</text:p>
          </table:table-cell>
          <table:table-cell office:value-type="float" office:value="0.551128" calcext:value-type="float">
            <text:p>0.551128</text:p>
          </table:table-cell>
          <table:table-cell office:value-type="float" office:value="0.049768" calcext:value-type="float">
            <text:p>0.049768</text:p>
          </table:table-cell>
          <table:table-cell/>
          <table:table-cell office:value-type="string" calcext:value-type="string">
            <text:p>41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54]*LN([.B354])" office:value-type="float" office:value="-0.918533244426935" calcext:value-type="float">
            <text:p>-0.9185332444</text:p>
          </table:table-cell>
          <table:table-cell table:formula="of:=[.H354]*LN([.C354])" office:value-type="float" office:value="-0" calcext:value-type="float">
            <text:p>0</text:p>
          </table:table-cell>
          <table:table-cell table:formula="of:=[.I354]*LN([.D354])" office:value-type="float" office:value="-0" calcext:value-type="float">
            <text:p>0</text:p>
          </table:table-cell>
          <table:table-cell table:formula="of:=[.K354]+[.L354]+[.M354]" office:value-type="float" office:value="-0.918533244426935" calcext:value-type="float">
            <text:p>-0.9185332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6.jpg</text:p>
          </table:table-cell>
          <table:table-cell office:value-type="float" office:value="0.587672" calcext:value-type="float">
            <text:p>0.587672</text:p>
          </table:table-cell>
          <table:table-cell office:value-type="float" office:value="0.399774" calcext:value-type="float">
            <text:p>0.399774</text:p>
          </table:table-cell>
          <table:table-cell office:value-type="float" office:value="0.012554" calcext:value-type="float">
            <text:p>0.012554</text:p>
          </table:table-cell>
          <table:table-cell/>
          <table:table-cell office:value-type="string" calcext:value-type="string">
            <text:p>41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55]*LN([.B355])" office:value-type="float" office:value="-0.531586309853966" calcext:value-type="float">
            <text:p>-0.5315863099</text:p>
          </table:table-cell>
          <table:table-cell table:formula="of:=[.H355]*LN([.C355])" office:value-type="float" office:value="-0" calcext:value-type="float">
            <text:p>0</text:p>
          </table:table-cell>
          <table:table-cell table:formula="of:=[.I355]*LN([.D355])" office:value-type="float" office:value="-0" calcext:value-type="float">
            <text:p>0</text:p>
          </table:table-cell>
          <table:table-cell table:formula="of:=[.K355]+[.L355]+[.M355]" office:value-type="float" office:value="-0.531586309853966" calcext:value-type="float">
            <text:p>-0.53158630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7.jpg</text:p>
          </table:table-cell>
          <table:table-cell office:value-type="float" office:value="0.360581" calcext:value-type="float">
            <text:p>0.360581</text:p>
          </table:table-cell>
          <table:table-cell office:value-type="float" office:value="0.51805" calcext:value-type="float">
            <text:p>0.51805</text:p>
          </table:table-cell>
          <table:table-cell office:value-type="float" office:value="0.121369" calcext:value-type="float">
            <text:p>0.121369</text:p>
          </table:table-cell>
          <table:table-cell/>
          <table:table-cell office:value-type="string" calcext:value-type="string">
            <text:p>4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56]*LN([.B356])" office:value-type="float" office:value="-0" calcext:value-type="float">
            <text:p>0</text:p>
          </table:table-cell>
          <table:table-cell table:formula="of:=[.H356]*LN([.C356])" office:value-type="float" office:value="-0.657683516284376" calcext:value-type="float">
            <text:p>-0.6576835163</text:p>
          </table:table-cell>
          <table:table-cell table:formula="of:=[.I356]*LN([.D356])" office:value-type="float" office:value="-0" calcext:value-type="float">
            <text:p>0</text:p>
          </table:table-cell>
          <table:table-cell table:formula="of:=[.K356]+[.L356]+[.M356]" office:value-type="float" office:value="-0.657683516284376" calcext:value-type="float">
            <text:p>-0.65768351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8.jpg</text:p>
          </table:table-cell>
          <table:table-cell office:value-type="float" office:value="0.049764" calcext:value-type="float">
            <text:p>0.049764</text:p>
          </table:table-cell>
          <table:table-cell office:value-type="float" office:value="0.208212" calcext:value-type="float">
            <text:p>0.208212</text:p>
          </table:table-cell>
          <table:table-cell office:value-type="float" office:value="0.742024" calcext:value-type="float">
            <text:p>0.742024</text:p>
          </table:table-cell>
          <table:table-cell/>
          <table:table-cell office:value-type="string" calcext:value-type="string">
            <text:p>4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57]*LN([.B357])" office:value-type="float" office:value="-0" calcext:value-type="float">
            <text:p>0</text:p>
          </table:table-cell>
          <table:table-cell table:formula="of:=[.H357]*LN([.C357])" office:value-type="float" office:value="-0" calcext:value-type="float">
            <text:p>0</text:p>
          </table:table-cell>
          <table:table-cell table:formula="of:=[.I357]*LN([.D357])" office:value-type="float" office:value="-0.298373691324368" calcext:value-type="float">
            <text:p>-0.2983736913</text:p>
          </table:table-cell>
          <table:table-cell table:formula="of:=[.K357]+[.L357]+[.M357]" office:value-type="float" office:value="-0.298373691324368" calcext:value-type="float">
            <text:p>-0.2983736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9.jpg</text:p>
          </table:table-cell>
          <table:table-cell office:value-type="float" office:value="0.190674" calcext:value-type="float">
            <text:p>0.190674</text:p>
          </table:table-cell>
          <table:table-cell office:value-type="float" office:value="0.538269" calcext:value-type="float">
            <text:p>0.538269</text:p>
          </table:table-cell>
          <table:table-cell office:value-type="float" office:value="0.271056" calcext:value-type="float">
            <text:p>0.271056</text:p>
          </table:table-cell>
          <table:table-cell/>
          <table:table-cell office:value-type="string" calcext:value-type="string">
            <text:p>41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58]*LN([.B358])" office:value-type="float" office:value="-1.65719011547161" calcext:value-type="float">
            <text:p>-1.6571901155</text:p>
          </table:table-cell>
          <table:table-cell table:formula="of:=[.H358]*LN([.C358])" office:value-type="float" office:value="-0" calcext:value-type="float">
            <text:p>0</text:p>
          </table:table-cell>
          <table:table-cell table:formula="of:=[.I358]*LN([.D358])" office:value-type="float" office:value="-0" calcext:value-type="float">
            <text:p>0</text:p>
          </table:table-cell>
          <table:table-cell table:formula="of:=[.K358]+[.L358]+[.M358]" office:value-type="float" office:value="-1.65719011547161" calcext:value-type="float">
            <text:p>-1.65719011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.jpg</text:p>
          </table:table-cell>
          <table:table-cell office:value-type="float" office:value="0.057381" calcext:value-type="float">
            <text:p>0.057381</text:p>
          </table:table-cell>
          <table:table-cell office:value-type="float" office:value="0.715758" calcext:value-type="float">
            <text:p>0.715758</text:p>
          </table:table-cell>
          <table:table-cell office:value-type="float" office:value="0.226862" calcext:value-type="float">
            <text:p>0.226862</text:p>
          </table:table-cell>
          <table:table-cell/>
          <table:table-cell office:value-type="string" calcext:value-type="string">
            <text:p>4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59]*LN([.B359])" office:value-type="float" office:value="-0" calcext:value-type="float">
            <text:p>0</text:p>
          </table:table-cell>
          <table:table-cell table:formula="of:=[.H359]*LN([.C359])" office:value-type="float" office:value="-0.334413157979404" calcext:value-type="float">
            <text:p>-0.334413158</text:p>
          </table:table-cell>
          <table:table-cell table:formula="of:=[.I359]*LN([.D359])" office:value-type="float" office:value="-0" calcext:value-type="float">
            <text:p>0</text:p>
          </table:table-cell>
          <table:table-cell table:formula="of:=[.K359]+[.L359]+[.M359]" office:value-type="float" office:value="-0.334413157979404" calcext:value-type="float">
            <text:p>-0.334413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0.jpg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357684" calcext:value-type="float">
            <text:p>0.357684</text:p>
          </table:table-cell>
          <table:table-cell office:value-type="float" office:value="0.576616" calcext:value-type="float">
            <text:p>0.576616</text:p>
          </table:table-cell>
          <table:table-cell/>
          <table:table-cell office:value-type="string" calcext:value-type="string">
            <text:p>42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60]*LN([.B360])" office:value-type="float" office:value="-0" calcext:value-type="float">
            <text:p>0</text:p>
          </table:table-cell>
          <table:table-cell table:formula="of:=[.H360]*LN([.C360])" office:value-type="float" office:value="-1.02810536393845" calcext:value-type="float">
            <text:p>-1.0281053639</text:p>
          </table:table-cell>
          <table:table-cell table:formula="of:=[.I360]*LN([.D360])" office:value-type="float" office:value="-0" calcext:value-type="float">
            <text:p>0</text:p>
          </table:table-cell>
          <table:table-cell table:formula="of:=[.K360]+[.L360]+[.M360]" office:value-type="float" office:value="-1.02810536393845" calcext:value-type="float">
            <text:p>-1.02810536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1.jpg</text:p>
          </table:table-cell>
          <table:table-cell office:value-type="float" office:value="0.131931" calcext:value-type="float">
            <text:p>0.131931</text:p>
          </table:table-cell>
          <table:table-cell office:value-type="float" office:value="0.60488" calcext:value-type="float">
            <text:p>0.60488</text:p>
          </table:table-cell>
          <table:table-cell office:value-type="float" office:value="0.263189" calcext:value-type="float">
            <text:p>0.263189</text:p>
          </table:table-cell>
          <table:table-cell/>
          <table:table-cell office:value-type="string" calcext:value-type="string">
            <text:p>42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61]*LN([.B361])" office:value-type="float" office:value="-0" calcext:value-type="float">
            <text:p>0</text:p>
          </table:table-cell>
          <table:table-cell table:formula="of:=[.H361]*LN([.C361])" office:value-type="float" office:value="-0.502725187732123" calcext:value-type="float">
            <text:p>-0.5027251877</text:p>
          </table:table-cell>
          <table:table-cell table:formula="of:=[.I361]*LN([.D361])" office:value-type="float" office:value="-0" calcext:value-type="float">
            <text:p>0</text:p>
          </table:table-cell>
          <table:table-cell table:formula="of:=[.K361]+[.L361]+[.M361]" office:value-type="float" office:value="-0.502725187732123" calcext:value-type="float">
            <text:p>-0.50272518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2.jpg</text:p>
          </table:table-cell>
          <table:table-cell office:value-type="float" office:value="0.068249" calcext:value-type="float">
            <text:p>0.068249</text:p>
          </table:table-cell>
          <table:table-cell office:value-type="float" office:value="0.356259" calcext:value-type="float">
            <text:p>0.356259</text:p>
          </table:table-cell>
          <table:table-cell office:value-type="float" office:value="0.575492" calcext:value-type="float">
            <text:p>0.575492</text:p>
          </table:table-cell>
          <table:table-cell/>
          <table:table-cell office:value-type="string" calcext:value-type="string">
            <text:p>4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62]*LN([.B362])" office:value-type="float" office:value="-0" calcext:value-type="float">
            <text:p>0</text:p>
          </table:table-cell>
          <table:table-cell table:formula="of:=[.H362]*LN([.C362])" office:value-type="float" office:value="-0" calcext:value-type="float">
            <text:p>0</text:p>
          </table:table-cell>
          <table:table-cell table:formula="of:=[.I362]*LN([.D362])" office:value-type="float" office:value="-0.55252995187251" calcext:value-type="float">
            <text:p>-0.5525299519</text:p>
          </table:table-cell>
          <table:table-cell table:formula="of:=[.K362]+[.L362]+[.M362]" office:value-type="float" office:value="-0.55252995187251" calcext:value-type="float">
            <text:p>-0.55252995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3.jpg</text:p>
          </table:table-cell>
          <table:table-cell office:value-type="float" office:value="0.045502" calcext:value-type="float">
            <text:p>0.045502</text:p>
          </table:table-cell>
          <table:table-cell office:value-type="float" office:value="0.381943" calcext:value-type="float">
            <text:p>0.381943</text:p>
          </table:table-cell>
          <table:table-cell office:value-type="float" office:value="0.572555" calcext:value-type="float">
            <text:p>0.572555</text:p>
          </table:table-cell>
          <table:table-cell/>
          <table:table-cell office:value-type="string" calcext:value-type="string">
            <text:p>4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63]*LN([.B363])" office:value-type="float" office:value="-0" calcext:value-type="float">
            <text:p>0</text:p>
          </table:table-cell>
          <table:table-cell table:formula="of:=[.H363]*LN([.C363])" office:value-type="float" office:value="-0" calcext:value-type="float">
            <text:p>0</text:p>
          </table:table-cell>
          <table:table-cell table:formula="of:=[.I363]*LN([.D363])" office:value-type="float" office:value="-0.557646478299161" calcext:value-type="float">
            <text:p>-0.5576464783</text:p>
          </table:table-cell>
          <table:table-cell table:formula="of:=[.K363]+[.L363]+[.M363]" office:value-type="float" office:value="-0.557646478299161" calcext:value-type="float">
            <text:p>-0.55764647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4.jpg</text:p>
          </table:table-cell>
          <table:table-cell office:value-type="float" office:value="0.12506" calcext:value-type="float">
            <text:p>0.12506</text:p>
          </table:table-cell>
          <table:table-cell office:value-type="float" office:value="0.483262" calcext:value-type="float">
            <text:p>0.483262</text:p>
          </table:table-cell>
          <table:table-cell office:value-type="float" office:value="0.391678" calcext:value-type="float">
            <text:p>0.391678</text:p>
          </table:table-cell>
          <table:table-cell/>
          <table:table-cell office:value-type="string" calcext:value-type="string">
            <text:p>42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64]*LN([.B364])" office:value-type="float" office:value="-0" calcext:value-type="float">
            <text:p>0</text:p>
          </table:table-cell>
          <table:table-cell table:formula="of:=[.H364]*LN([.C364])" office:value-type="float" office:value="-0.727196329334439" calcext:value-type="float">
            <text:p>-0.7271963293</text:p>
          </table:table-cell>
          <table:table-cell table:formula="of:=[.I364]*LN([.D364])" office:value-type="float" office:value="-0" calcext:value-type="float">
            <text:p>0</text:p>
          </table:table-cell>
          <table:table-cell table:formula="of:=[.K364]+[.L364]+[.M364]" office:value-type="float" office:value="-0.727196329334439" calcext:value-type="float">
            <text:p>-0.72719632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5.jpg</text:p>
          </table:table-cell>
          <table:table-cell office:value-type="float" office:value="0.050273" calcext:value-type="float">
            <text:p>0.050273</text:p>
          </table:table-cell>
          <table:table-cell office:value-type="float" office:value="0.249494" calcext:value-type="float">
            <text:p>0.249494</text:p>
          </table:table-cell>
          <table:table-cell office:value-type="float" office:value="0.700233" calcext:value-type="float">
            <text:p>0.700233</text:p>
          </table:table-cell>
          <table:table-cell/>
          <table:table-cell office:value-type="string" calcext:value-type="string">
            <text:p>4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65]*LN([.B365])" office:value-type="float" office:value="-0" calcext:value-type="float">
            <text:p>0</text:p>
          </table:table-cell>
          <table:table-cell table:formula="of:=[.H365]*LN([.C365])" office:value-type="float" office:value="-0" calcext:value-type="float">
            <text:p>0</text:p>
          </table:table-cell>
          <table:table-cell table:formula="of:=[.I365]*LN([.D365])" office:value-type="float" office:value="-0.356342142180524" calcext:value-type="float">
            <text:p>-0.3563421422</text:p>
          </table:table-cell>
          <table:table-cell table:formula="of:=[.K365]+[.L365]+[.M365]" office:value-type="float" office:value="-0.356342142180524" calcext:value-type="float">
            <text:p>-0.35634214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6.jpg</text:p>
          </table:table-cell>
          <table:table-cell office:value-type="float" office:value="0.160992" calcext:value-type="float">
            <text:p>0.160992</text:p>
          </table:table-cell>
          <table:table-cell office:value-type="float" office:value="0.507787" calcext:value-type="float">
            <text:p>0.507787</text:p>
          </table:table-cell>
          <table:table-cell office:value-type="float" office:value="0.331221" calcext:value-type="float">
            <text:p>0.331221</text:p>
          </table:table-cell>
          <table:table-cell/>
          <table:table-cell office:value-type="string" calcext:value-type="string">
            <text:p>4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66]*LN([.B366])" office:value-type="float" office:value="-0" calcext:value-type="float">
            <text:p>0</text:p>
          </table:table-cell>
          <table:table-cell table:formula="of:=[.H366]*LN([.C366])" office:value-type="float" office:value="-0" calcext:value-type="float">
            <text:p>0</text:p>
          </table:table-cell>
          <table:table-cell table:formula="of:=[.I366]*LN([.D366])" office:value-type="float" office:value="-1.10496945268399" calcext:value-type="float">
            <text:p>-1.1049694527</text:p>
          </table:table-cell>
          <table:table-cell table:formula="of:=[.K366]+[.L366]+[.M366]" office:value-type="float" office:value="-1.10496945268399" calcext:value-type="float">
            <text:p>-1.10496945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7.jpg</text:p>
          </table:table-cell>
          <table:table-cell office:value-type="float" office:value="0.044033" calcext:value-type="float">
            <text:p>0.044033</text:p>
          </table:table-cell>
          <table:table-cell office:value-type="float" office:value="0.396758" calcext:value-type="float">
            <text:p>0.396758</text:p>
          </table:table-cell>
          <table:table-cell office:value-type="float" office:value="0.559208" calcext:value-type="float">
            <text:p>0.559208</text:p>
          </table:table-cell>
          <table:table-cell/>
          <table:table-cell office:value-type="string" calcext:value-type="string">
            <text:p>42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67]*LN([.B367])" office:value-type="float" office:value="-0" calcext:value-type="float">
            <text:p>0</text:p>
          </table:table-cell>
          <table:table-cell table:formula="of:=[.H367]*LN([.C367])" office:value-type="float" office:value="-0.924428755947778" calcext:value-type="float">
            <text:p>-0.9244287559</text:p>
          </table:table-cell>
          <table:table-cell table:formula="of:=[.I367]*LN([.D367])" office:value-type="float" office:value="-0" calcext:value-type="float">
            <text:p>0</text:p>
          </table:table-cell>
          <table:table-cell table:formula="of:=[.K367]+[.L367]+[.M367]" office:value-type="float" office:value="-0.924428755947778" calcext:value-type="float">
            <text:p>-0.92442875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8.jpg</text:p>
          </table:table-cell>
          <table:table-cell office:value-type="float" office:value="0.098928" calcext:value-type="float">
            <text:p>0.098928</text:p>
          </table:table-cell>
          <table:table-cell office:value-type="float" office:value="0.533526" calcext:value-type="float">
            <text:p>0.533526</text:p>
          </table:table-cell>
          <table:table-cell office:value-type="float" office:value="0.367546" calcext:value-type="float">
            <text:p>0.367546</text:p>
          </table:table-cell>
          <table:table-cell/>
          <table:table-cell office:value-type="string" calcext:value-type="string">
            <text:p>4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68]*LN([.B368])" office:value-type="float" office:value="-0" calcext:value-type="float">
            <text:p>0</text:p>
          </table:table-cell>
          <table:table-cell table:formula="of:=[.H368]*LN([.C368])" office:value-type="float" office:value="-0" calcext:value-type="float">
            <text:p>0</text:p>
          </table:table-cell>
          <table:table-cell table:formula="of:=[.I368]*LN([.D368])" office:value-type="float" office:value="-1.00090679809434" calcext:value-type="float">
            <text:p>-1.0009067981</text:p>
          </table:table-cell>
          <table:table-cell table:formula="of:=[.K368]+[.L368]+[.M368]" office:value-type="float" office:value="-1.00090679809434" calcext:value-type="float">
            <text:p>-1.00090679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9.jpg</text:p>
          </table:table-cell>
          <table:table-cell office:value-type="float" office:value="0.03787" calcext:value-type="float">
            <text:p>0.03787</text:p>
          </table:table-cell>
          <table:table-cell office:value-type="float" office:value="0.257403" calcext:value-type="float">
            <text:p>0.257403</text:p>
          </table:table-cell>
          <table:table-cell office:value-type="float" office:value="0.704727" calcext:value-type="float">
            <text:p>0.704727</text:p>
          </table:table-cell>
          <table:table-cell/>
          <table:table-cell office:value-type="string" calcext:value-type="string">
            <text:p>4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69]*LN([.B369])" office:value-type="float" office:value="-0" calcext:value-type="float">
            <text:p>0</text:p>
          </table:table-cell>
          <table:table-cell table:formula="of:=[.H369]*LN([.C369])" office:value-type="float" office:value="-0" calcext:value-type="float">
            <text:p>0</text:p>
          </table:table-cell>
          <table:table-cell table:formula="of:=[.I369]*LN([.D369])" office:value-type="float" office:value="-0.349944785206884" calcext:value-type="float">
            <text:p>-0.3499447852</text:p>
          </table:table-cell>
          <table:table-cell table:formula="of:=[.K369]+[.L369]+[.M369]" office:value-type="float" office:value="-0.349944785206884" calcext:value-type="float">
            <text:p>-0.34994478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.jpg</text:p>
          </table:table-cell>
          <table:table-cell office:value-type="float" office:value="0.054886" calcext:value-type="float">
            <text:p>0.054886</text:p>
          </table:table-cell>
          <table:table-cell office:value-type="float" office:value="0.488741" calcext:value-type="float">
            <text:p>0.488741</text:p>
          </table:table-cell>
          <table:table-cell office:value-type="float" office:value="0.456373" calcext:value-type="float">
            <text:p>0.456373</text:p>
          </table:table-cell>
          <table:table-cell/>
          <table:table-cell office:value-type="string" calcext:value-type="string">
            <text:p>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70]*LN([.B370])" office:value-type="float" office:value="-0" calcext:value-type="float">
            <text:p>0</text:p>
          </table:table-cell>
          <table:table-cell table:formula="of:=[.H370]*LN([.C370])" office:value-type="float" office:value="-0.715922582174358" calcext:value-type="float">
            <text:p>-0.7159225822</text:p>
          </table:table-cell>
          <table:table-cell table:formula="of:=[.I370]*LN([.D370])" office:value-type="float" office:value="-0" calcext:value-type="float">
            <text:p>0</text:p>
          </table:table-cell>
          <table:table-cell table:formula="of:=[.K370]+[.L370]+[.M370]" office:value-type="float" office:value="-0.715922582174358" calcext:value-type="float">
            <text:p>-0.71592258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0.jpg</text:p>
          </table:table-cell>
          <table:table-cell office:value-type="float" office:value="0.204204" calcext:value-type="float">
            <text:p>0.204204</text:p>
          </table:table-cell>
          <table:table-cell office:value-type="float" office:value="0.617096" calcext:value-type="float">
            <text:p>0.617096</text:p>
          </table:table-cell>
          <table:table-cell office:value-type="float" office:value="0.1787" calcext:value-type="float">
            <text:p>0.1787</text:p>
          </table:table-cell>
          <table:table-cell/>
          <table:table-cell office:value-type="string" calcext:value-type="string">
            <text:p>43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71]*LN([.B371])" office:value-type="float" office:value="-1.58863578480484" calcext:value-type="float">
            <text:p>-1.5886357848</text:p>
          </table:table-cell>
          <table:table-cell table:formula="of:=[.H371]*LN([.C371])" office:value-type="float" office:value="-0" calcext:value-type="float">
            <text:p>0</text:p>
          </table:table-cell>
          <table:table-cell table:formula="of:=[.I371]*LN([.D371])" office:value-type="float" office:value="-0" calcext:value-type="float">
            <text:p>0</text:p>
          </table:table-cell>
          <table:table-cell table:formula="of:=[.K371]+[.L371]+[.M371]" office:value-type="float" office:value="-1.58863578480484" calcext:value-type="float">
            <text:p>-1.58863578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1.jpg</text:p>
          </table:table-cell>
          <table:table-cell office:value-type="float" office:value="0.574674" calcext:value-type="float">
            <text:p>0.574674</text:p>
          </table:table-cell>
          <table:table-cell office:value-type="float" office:value="0.404497" calcext:value-type="float">
            <text:p>0.404497</text:p>
          </table:table-cell>
          <table:table-cell office:value-type="float" office:value="0.020829" calcext:value-type="float">
            <text:p>0.020829</text:p>
          </table:table-cell>
          <table:table-cell/>
          <table:table-cell office:value-type="string" calcext:value-type="string">
            <text:p>43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72]*LN([.B372])" office:value-type="float" office:value="-0.553952355487148" calcext:value-type="float">
            <text:p>-0.5539523555</text:p>
          </table:table-cell>
          <table:table-cell table:formula="of:=[.H372]*LN([.C372])" office:value-type="float" office:value="-0" calcext:value-type="float">
            <text:p>0</text:p>
          </table:table-cell>
          <table:table-cell table:formula="of:=[.I372]*LN([.D372])" office:value-type="float" office:value="-0" calcext:value-type="float">
            <text:p>0</text:p>
          </table:table-cell>
          <table:table-cell table:formula="of:=[.K372]+[.L372]+[.M372]" office:value-type="float" office:value="-0.553952355487148" calcext:value-type="float">
            <text:p>-0.55395235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2.jpg</text:p>
          </table:table-cell>
          <table:table-cell office:value-type="float" office:value="0.032991" calcext:value-type="float">
            <text:p>0.032991</text:p>
          </table:table-cell>
          <table:table-cell office:value-type="float" office:value="0.301967" calcext:value-type="float">
            <text:p>0.301967</text:p>
          </table:table-cell>
          <table:table-cell office:value-type="float" office:value="0.665042" calcext:value-type="float">
            <text:p>0.665042</text:p>
          </table:table-cell>
          <table:table-cell/>
          <table:table-cell office:value-type="string" calcext:value-type="string">
            <text:p>4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73]*LN([.B373])" office:value-type="float" office:value="-0" calcext:value-type="float">
            <text:p>0</text:p>
          </table:table-cell>
          <table:table-cell table:formula="of:=[.H373]*LN([.C373])" office:value-type="float" office:value="-0" calcext:value-type="float">
            <text:p>0</text:p>
          </table:table-cell>
          <table:table-cell table:formula="of:=[.I373]*LN([.D373])" office:value-type="float" office:value="-0.407905082425922" calcext:value-type="float">
            <text:p>-0.4079050824</text:p>
          </table:table-cell>
          <table:table-cell table:formula="of:=[.K373]+[.L373]+[.M373]" office:value-type="float" office:value="-0.407905082425922" calcext:value-type="float">
            <text:p>-0.4079050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3.jpg</text:p>
          </table:table-cell>
          <table:table-cell office:value-type="float" office:value="0.054339" calcext:value-type="float">
            <text:p>0.054339</text:p>
          </table:table-cell>
          <table:table-cell office:value-type="float" office:value="0.289176" calcext:value-type="float">
            <text:p>0.289176</text:p>
          </table:table-cell>
          <table:table-cell office:value-type="float" office:value="0.656485" calcext:value-type="float">
            <text:p>0.656485</text:p>
          </table:table-cell>
          <table:table-cell/>
          <table:table-cell office:value-type="string" calcext:value-type="string">
            <text:p>4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74]*LN([.B374])" office:value-type="float" office:value="-0" calcext:value-type="float">
            <text:p>0</text:p>
          </table:table-cell>
          <table:table-cell table:formula="of:=[.H374]*LN([.C374])" office:value-type="float" office:value="-0" calcext:value-type="float">
            <text:p>0</text:p>
          </table:table-cell>
          <table:table-cell table:formula="of:=[.I374]*LN([.D374])" office:value-type="float" office:value="-0.420855433939006" calcext:value-type="float">
            <text:p>-0.4208554339</text:p>
          </table:table-cell>
          <table:table-cell table:formula="of:=[.K374]+[.L374]+[.M374]" office:value-type="float" office:value="-0.420855433939006" calcext:value-type="float">
            <text:p>-0.42085543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4.jpg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84151" calcext:value-type="float">
            <text:p>0.684151</text:p>
          </table:table-cell>
          <table:table-cell office:value-type="float" office:value="0.120649" calcext:value-type="float">
            <text:p>0.120649</text:p>
          </table:table-cell>
          <table:table-cell/>
          <table:table-cell office:value-type="string" calcext:value-type="string">
            <text:p>43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75]*LN([.B375])" office:value-type="float" office:value="-0" calcext:value-type="float">
            <text:p>0</text:p>
          </table:table-cell>
          <table:table-cell table:formula="of:=[.H375]*LN([.C375])" office:value-type="float" office:value="-0.379576625489623" calcext:value-type="float">
            <text:p>-0.3795766255</text:p>
          </table:table-cell>
          <table:table-cell table:formula="of:=[.I375]*LN([.D375])" office:value-type="float" office:value="-0" calcext:value-type="float">
            <text:p>0</text:p>
          </table:table-cell>
          <table:table-cell table:formula="of:=[.K375]+[.L375]+[.M375]" office:value-type="float" office:value="-0.379576625489623" calcext:value-type="float">
            <text:p>-0.3795766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5.jpg</text:p>
          </table:table-cell>
          <table:table-cell office:value-type="float" office:value="0.041763" calcext:value-type="float">
            <text:p>0.041763</text:p>
          </table:table-cell>
          <table:table-cell office:value-type="float" office:value="0.33602" calcext:value-type="float">
            <text:p>0.33602</text:p>
          </table:table-cell>
          <table:table-cell office:value-type="float" office:value="0.622217" calcext:value-type="float">
            <text:p>0.622217</text:p>
          </table:table-cell>
          <table:table-cell/>
          <table:table-cell office:value-type="string" calcext:value-type="string">
            <text:p>4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76]*LN([.B376])" office:value-type="float" office:value="-0" calcext:value-type="float">
            <text:p>0</text:p>
          </table:table-cell>
          <table:table-cell table:formula="of:=[.H376]*LN([.C376])" office:value-type="float" office:value="-0" calcext:value-type="float">
            <text:p>0</text:p>
          </table:table-cell>
          <table:table-cell table:formula="of:=[.I376]*LN([.D376])" office:value-type="float" office:value="-0.474466372487479" calcext:value-type="float">
            <text:p>-0.4744663725</text:p>
          </table:table-cell>
          <table:table-cell table:formula="of:=[.K376]+[.L376]+[.M376]" office:value-type="float" office:value="-0.474466372487479" calcext:value-type="float">
            <text:p>-0.4744663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6.jpg</text:p>
          </table:table-cell>
          <table:table-cell office:value-type="float" office:value="0.389987" calcext:value-type="float">
            <text:p>0.389987</text:p>
          </table:table-cell>
          <table:table-cell office:value-type="float" office:value="0.547623" calcext:value-type="float">
            <text:p>0.547623</text:p>
          </table:table-cell>
          <table:table-cell office:value-type="float" office:value="0.06239" calcext:value-type="float">
            <text:p>0.06239</text:p>
          </table:table-cell>
          <table:table-cell/>
          <table:table-cell office:value-type="string" calcext:value-type="string">
            <text:p>43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77]*LN([.B377])" office:value-type="float" office:value="-0" calcext:value-type="float">
            <text:p>0</text:p>
          </table:table-cell>
          <table:table-cell table:formula="of:=[.H377]*LN([.C377])" office:value-type="float" office:value="-0.60216818498896" calcext:value-type="float">
            <text:p>-0.602168185</text:p>
          </table:table-cell>
          <table:table-cell table:formula="of:=[.I377]*LN([.D377])" office:value-type="float" office:value="-0" calcext:value-type="float">
            <text:p>0</text:p>
          </table:table-cell>
          <table:table-cell table:formula="of:=[.K377]+[.L377]+[.M377]" office:value-type="float" office:value="-0.60216818498896" calcext:value-type="float">
            <text:p>-0.602168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7.jpg</text:p>
          </table:table-cell>
          <table:table-cell office:value-type="float" office:value="0.137734" calcext:value-type="float">
            <text:p>0.137734</text:p>
          </table:table-cell>
          <table:table-cell office:value-type="float" office:value="0.487094" calcext:value-type="float">
            <text:p>0.487094</text:p>
          </table:table-cell>
          <table:table-cell office:value-type="float" office:value="0.375172" calcext:value-type="float">
            <text:p>0.375172</text:p>
          </table:table-cell>
          <table:table-cell/>
          <table:table-cell office:value-type="string" calcext:value-type="string">
            <text:p>43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78]*LN([.B378])" office:value-type="float" office:value="-0" calcext:value-type="float">
            <text:p>0</text:p>
          </table:table-cell>
          <table:table-cell table:formula="of:=[.H378]*LN([.C378])" office:value-type="float" office:value="-0.719298156044725" calcext:value-type="float">
            <text:p>-0.719298156</text:p>
          </table:table-cell>
          <table:table-cell table:formula="of:=[.I378]*LN([.D378])" office:value-type="float" office:value="-0" calcext:value-type="float">
            <text:p>0</text:p>
          </table:table-cell>
          <table:table-cell table:formula="of:=[.K378]+[.L378]+[.M378]" office:value-type="float" office:value="-0.719298156044725" calcext:value-type="float">
            <text:p>-0.7192981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8.jpg</text:p>
          </table:table-cell>
          <table:table-cell office:value-type="float" office:value="0.084836" calcext:value-type="float">
            <text:p>0.084836</text:p>
          </table:table-cell>
          <table:table-cell office:value-type="float" office:value="0.797997" calcext:value-type="float">
            <text:p>0.797997</text:p>
          </table:table-cell>
          <table:table-cell office:value-type="float" office:value="0.117168" calcext:value-type="float">
            <text:p>0.117168</text:p>
          </table:table-cell>
          <table:table-cell/>
          <table:table-cell office:value-type="string" calcext:value-type="string">
            <text:p>43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79]*LN([.B379])" office:value-type="float" office:value="-0" calcext:value-type="float">
            <text:p>0</text:p>
          </table:table-cell>
          <table:table-cell table:formula="of:=[.H379]*LN([.C379])" office:value-type="float" office:value="-0.225650440937891" calcext:value-type="float">
            <text:p>-0.2256504409</text:p>
          </table:table-cell>
          <table:table-cell table:formula="of:=[.I379]*LN([.D379])" office:value-type="float" office:value="-0" calcext:value-type="float">
            <text:p>0</text:p>
          </table:table-cell>
          <table:table-cell table:formula="of:=[.K379]+[.L379]+[.M379]" office:value-type="float" office:value="-0.225650440937891" calcext:value-type="float">
            <text:p>-0.22565044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9.jpg</text:p>
          </table:table-cell>
          <table:table-cell office:value-type="float" office:value="0.053534" calcext:value-type="float">
            <text:p>0.053534</text:p>
          </table:table-cell>
          <table:table-cell office:value-type="float" office:value="0.697553" calcext:value-type="float">
            <text:p>0.697553</text:p>
          </table:table-cell>
          <table:table-cell office:value-type="float" office:value="0.248913" calcext:value-type="float">
            <text:p>0.248913</text:p>
          </table:table-cell>
          <table:table-cell/>
          <table:table-cell office:value-type="string" calcext:value-type="string">
            <text:p>43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80]*LN([.B380])" office:value-type="float" office:value="-0" calcext:value-type="float">
            <text:p>0</text:p>
          </table:table-cell>
          <table:table-cell table:formula="of:=[.H380]*LN([.C380])" office:value-type="float" office:value="-0.360176782510298" calcext:value-type="float">
            <text:p>-0.3601767825</text:p>
          </table:table-cell>
          <table:table-cell table:formula="of:=[.I380]*LN([.D380])" office:value-type="float" office:value="-0" calcext:value-type="float">
            <text:p>0</text:p>
          </table:table-cell>
          <table:table-cell table:formula="of:=[.K380]+[.L380]+[.M380]" office:value-type="float" office:value="-0.360176782510298" calcext:value-type="float">
            <text:p>-0.3601767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.jpg</text:p>
          </table:table-cell>
          <table:table-cell office:value-type="float" office:value="0.143571" calcext:value-type="float">
            <text:p>0.143571</text:p>
          </table:table-cell>
          <table:table-cell office:value-type="float" office:value="0.529653" calcext:value-type="float">
            <text:p>0.529653</text:p>
          </table:table-cell>
          <table:table-cell office:value-type="float" office:value="0.326777" calcext:value-type="float">
            <text:p>0.326777</text:p>
          </table:table-cell>
          <table:table-cell/>
          <table:table-cell office:value-type="string" calcext:value-type="string">
            <text:p>4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81]*LN([.B381])" office:value-type="float" office:value="-1.94092559262336" calcext:value-type="float">
            <text:p>-1.9409255926</text:p>
          </table:table-cell>
          <table:table-cell table:formula="of:=[.H381]*LN([.C381])" office:value-type="float" office:value="-0" calcext:value-type="float">
            <text:p>0</text:p>
          </table:table-cell>
          <table:table-cell table:formula="of:=[.I381]*LN([.D381])" office:value-type="float" office:value="-0" calcext:value-type="float">
            <text:p>0</text:p>
          </table:table-cell>
          <table:table-cell table:formula="of:=[.K381]+[.L381]+[.M381]" office:value-type="float" office:value="-1.94092559262336" calcext:value-type="float">
            <text:p>-1.94092559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0.jpg</text:p>
          </table:table-cell>
          <table:table-cell office:value-type="float" office:value="0.038624" calcext:value-type="float">
            <text:p>0.038624</text:p>
          </table:table-cell>
          <table:table-cell office:value-type="float" office:value="0.192552" calcext:value-type="float">
            <text:p>0.192552</text:p>
          </table:table-cell>
          <table:table-cell office:value-type="float" office:value="0.768824" calcext:value-type="float">
            <text:p>0.768824</text:p>
          </table:table-cell>
          <table:table-cell/>
          <table:table-cell office:value-type="string" calcext:value-type="string">
            <text:p>4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82]*LN([.B382])" office:value-type="float" office:value="-0" calcext:value-type="float">
            <text:p>0</text:p>
          </table:table-cell>
          <table:table-cell table:formula="of:=[.H382]*LN([.C382])" office:value-type="float" office:value="-0" calcext:value-type="float">
            <text:p>0</text:p>
          </table:table-cell>
          <table:table-cell table:formula="of:=[.I382]*LN([.D382])" office:value-type="float" office:value="-0.26289320433152" calcext:value-type="float">
            <text:p>-0.2628932043</text:p>
          </table:table-cell>
          <table:table-cell table:formula="of:=[.K382]+[.L382]+[.M382]" office:value-type="float" office:value="-0.26289320433152" calcext:value-type="float">
            <text:p>-0.26289320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1.jpg</text:p>
          </table:table-cell>
          <table:table-cell office:value-type="float" office:value="0.145931" calcext:value-type="float">
            <text:p>0.145931</text:p>
          </table:table-cell>
          <table:table-cell office:value-type="float" office:value="0.614832" calcext:value-type="float">
            <text:p>0.614832</text:p>
          </table:table-cell>
          <table:table-cell office:value-type="float" office:value="0.239237" calcext:value-type="float">
            <text:p>0.239237</text:p>
          </table:table-cell>
          <table:table-cell/>
          <table:table-cell office:value-type="string" calcext:value-type="string">
            <text:p>4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83]*LN([.B383])" office:value-type="float" office:value="-0" calcext:value-type="float">
            <text:p>0</text:p>
          </table:table-cell>
          <table:table-cell table:formula="of:=[.H383]*LN([.C383])" office:value-type="float" office:value="-0.486406219225247" calcext:value-type="float">
            <text:p>-0.4864062192</text:p>
          </table:table-cell>
          <table:table-cell table:formula="of:=[.I383]*LN([.D383])" office:value-type="float" office:value="-0" calcext:value-type="float">
            <text:p>0</text:p>
          </table:table-cell>
          <table:table-cell table:formula="of:=[.K383]+[.L383]+[.M383]" office:value-type="float" office:value="-0.486406219225247" calcext:value-type="float">
            <text:p>-0.48640621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2.jpg</text:p>
          </table:table-cell>
          <table:table-cell office:value-type="float" office:value="0.449051" calcext:value-type="float">
            <text:p>0.449051</text:p>
          </table:table-cell>
          <table:table-cell office:value-type="float" office:value="0.508528" calcext:value-type="float">
            <text:p>0.508528</text:p>
          </table:table-cell>
          <table:table-cell office:value-type="float" office:value="0.042421" calcext:value-type="float">
            <text:p>0.042421</text:p>
          </table:table-cell>
          <table:table-cell/>
          <table:table-cell office:value-type="string" calcext:value-type="string">
            <text:p>44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84]*LN([.B384])" office:value-type="float" office:value="-0" calcext:value-type="float">
            <text:p>0</text:p>
          </table:table-cell>
          <table:table-cell table:formula="of:=[.H384]*LN([.C384])" office:value-type="float" office:value="-0.676235001096013" calcext:value-type="float">
            <text:p>-0.6762350011</text:p>
          </table:table-cell>
          <table:table-cell table:formula="of:=[.I384]*LN([.D384])" office:value-type="float" office:value="-0" calcext:value-type="float">
            <text:p>0</text:p>
          </table:table-cell>
          <table:table-cell table:formula="of:=[.K384]+[.L384]+[.M384]" office:value-type="float" office:value="-0.676235001096013" calcext:value-type="float">
            <text:p>-0.6762350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3.jpg</text:p>
          </table:table-cell>
          <table:table-cell office:value-type="float" office:value="0.152163" calcext:value-type="float">
            <text:p>0.152163</text:p>
          </table:table-cell>
          <table:table-cell office:value-type="float" office:value="0.479071" calcext:value-type="float">
            <text:p>0.479071</text:p>
          </table:table-cell>
          <table:table-cell office:value-type="float" office:value="0.368765" calcext:value-type="float">
            <text:p>0.368765</text:p>
          </table:table-cell>
          <table:table-cell/>
          <table:table-cell office:value-type="string" calcext:value-type="string">
            <text:p>4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85]*LN([.B385])" office:value-type="float" office:value="-0" calcext:value-type="float">
            <text:p>0</text:p>
          </table:table-cell>
          <table:table-cell table:formula="of:=[.H385]*LN([.C385])" office:value-type="float" office:value="-0.735906467085803" calcext:value-type="float">
            <text:p>-0.7359064671</text:p>
          </table:table-cell>
          <table:table-cell table:formula="of:=[.I385]*LN([.D385])" office:value-type="float" office:value="-0" calcext:value-type="float">
            <text:p>0</text:p>
          </table:table-cell>
          <table:table-cell table:formula="of:=[.K385]+[.L385]+[.M385]" office:value-type="float" office:value="-0.735906467085803" calcext:value-type="float">
            <text:p>-0.73590646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4.jpg</text:p>
          </table:table-cell>
          <table:table-cell office:value-type="float" office:value="0.249763" calcext:value-type="float">
            <text:p>0.249763</text:p>
          </table:table-cell>
          <table:table-cell office:value-type="float" office:value="0.602621" calcext:value-type="float">
            <text:p>0.602621</text:p>
          </table:table-cell>
          <table:table-cell office:value-type="float" office:value="0.147616" calcext:value-type="float">
            <text:p>0.147616</text:p>
          </table:table-cell>
          <table:table-cell/>
          <table:table-cell office:value-type="string" calcext:value-type="string">
            <text:p>44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86]*LN([.B386])" office:value-type="float" office:value="-0" calcext:value-type="float">
            <text:p>0</text:p>
          </table:table-cell>
          <table:table-cell table:formula="of:=[.H386]*LN([.C386])" office:value-type="float" office:value="-0.506466803905428" calcext:value-type="float">
            <text:p>-0.5064668039</text:p>
          </table:table-cell>
          <table:table-cell table:formula="of:=[.I386]*LN([.D386])" office:value-type="float" office:value="-0" calcext:value-type="float">
            <text:p>0</text:p>
          </table:table-cell>
          <table:table-cell table:formula="of:=[.K386]+[.L386]+[.M386]" office:value-type="float" office:value="-0.506466803905428" calcext:value-type="float">
            <text:p>-0.50646680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5.jpg</text:p>
          </table:table-cell>
          <table:table-cell office:value-type="float" office:value="0.167455" calcext:value-type="float">
            <text:p>0.167455</text:p>
          </table:table-cell>
          <table:table-cell office:value-type="float" office:value="0.481344" calcext:value-type="float">
            <text:p>0.481344</text:p>
          </table:table-cell>
          <table:table-cell office:value-type="float" office:value="0.351201" calcext:value-type="float">
            <text:p>0.351201</text:p>
          </table:table-cell>
          <table:table-cell/>
          <table:table-cell office:value-type="string" calcext:value-type="string">
            <text:p>44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87]*LN([.B387])" office:value-type="float" office:value="-1.78704062052811" calcext:value-type="float">
            <text:p>-1.7870406205</text:p>
          </table:table-cell>
          <table:table-cell table:formula="of:=[.H387]*LN([.C387])" office:value-type="float" office:value="-0" calcext:value-type="float">
            <text:p>0</text:p>
          </table:table-cell>
          <table:table-cell table:formula="of:=[.I387]*LN([.D387])" office:value-type="float" office:value="-0" calcext:value-type="float">
            <text:p>0</text:p>
          </table:table-cell>
          <table:table-cell table:formula="of:=[.K387]+[.L387]+[.M387]" office:value-type="float" office:value="-1.78704062052811" calcext:value-type="float">
            <text:p>-1.78704062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6.jpg</text:p>
          </table:table-cell>
          <table:table-cell office:value-type="float" office:value="0.258752" calcext:value-type="float">
            <text:p>0.258752</text:p>
          </table:table-cell>
          <table:table-cell office:value-type="float" office:value="0.498522" calcext:value-type="float">
            <text:p>0.498522</text:p>
          </table:table-cell>
          <table:table-cell office:value-type="float" office:value="0.242725" calcext:value-type="float">
            <text:p>0.242725</text:p>
          </table:table-cell>
          <table:table-cell/>
          <table:table-cell office:value-type="string" calcext:value-type="string">
            <text:p>4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88]*LN([.B388])" office:value-type="float" office:value="-0" calcext:value-type="float">
            <text:p>0</text:p>
          </table:table-cell>
          <table:table-cell table:formula="of:=[.H388]*LN([.C388])" office:value-type="float" office:value="-0.696107558156858" calcext:value-type="float">
            <text:p>-0.6961075582</text:p>
          </table:table-cell>
          <table:table-cell table:formula="of:=[.I388]*LN([.D388])" office:value-type="float" office:value="-0" calcext:value-type="float">
            <text:p>0</text:p>
          </table:table-cell>
          <table:table-cell table:formula="of:=[.K388]+[.L388]+[.M388]" office:value-type="float" office:value="-0.696107558156858" calcext:value-type="float">
            <text:p>-0.69610755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7.jpg</text:p>
          </table:table-cell>
          <table:table-cell office:value-type="float" office:value="0.117102" calcext:value-type="float">
            <text:p>0.117102</text:p>
          </table:table-cell>
          <table:table-cell office:value-type="float" office:value="0.474139" calcext:value-type="float">
            <text:p>0.474139</text:p>
          </table:table-cell>
          <table:table-cell office:value-type="float" office:value="0.40876" calcext:value-type="float">
            <text:p>0.40876</text:p>
          </table:table-cell>
          <table:table-cell/>
          <table:table-cell office:value-type="string" calcext:value-type="string">
            <text:p>44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89]*LN([.B389])" office:value-type="float" office:value="-0" calcext:value-type="float">
            <text:p>0</text:p>
          </table:table-cell>
          <table:table-cell table:formula="of:=[.H389]*LN([.C389])" office:value-type="float" office:value="-0.746254751330981" calcext:value-type="float">
            <text:p>-0.7462547513</text:p>
          </table:table-cell>
          <table:table-cell table:formula="of:=[.I389]*LN([.D389])" office:value-type="float" office:value="-0" calcext:value-type="float">
            <text:p>0</text:p>
          </table:table-cell>
          <table:table-cell table:formula="of:=[.K389]+[.L389]+[.M389]" office:value-type="float" office:value="-0.746254751330981" calcext:value-type="float">
            <text:p>-0.7462547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8.jpg</text:p>
          </table:table-cell>
          <table:table-cell office:value-type="float" office:value="0.079727" calcext:value-type="float">
            <text:p>0.079727</text:p>
          </table:table-cell>
          <table:table-cell office:value-type="float" office:value="0.69421" calcext:value-type="float">
            <text:p>0.69421</text:p>
          </table:table-cell>
          <table:table-cell office:value-type="float" office:value="0.226063" calcext:value-type="float">
            <text:p>0.226063</text:p>
          </table:table-cell>
          <table:table-cell/>
          <table:table-cell office:value-type="string" calcext:value-type="string">
            <text:p>4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90]*LN([.B390])" office:value-type="float" office:value="-0" calcext:value-type="float">
            <text:p>0</text:p>
          </table:table-cell>
          <table:table-cell table:formula="of:=[.H390]*LN([.C390])" office:value-type="float" office:value="-0.364980770587618" calcext:value-type="float">
            <text:p>-0.3649807706</text:p>
          </table:table-cell>
          <table:table-cell table:formula="of:=[.I390]*LN([.D390])" office:value-type="float" office:value="-0" calcext:value-type="float">
            <text:p>0</text:p>
          </table:table-cell>
          <table:table-cell table:formula="of:=[.K390]+[.L390]+[.M390]" office:value-type="float" office:value="-0.364980770587618" calcext:value-type="float">
            <text:p>-0.36498077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9.jpg</text:p>
          </table:table-cell>
          <table:table-cell office:value-type="float" office:value="0.350879" calcext:value-type="float">
            <text:p>0.350879</text:p>
          </table:table-cell>
          <table:table-cell office:value-type="float" office:value="0.597884" calcext:value-type="float">
            <text:p>0.597884</text:p>
          </table:table-cell>
          <table:table-cell office:value-type="float" office:value="0.051237" calcext:value-type="float">
            <text:p>0.051237</text:p>
          </table:table-cell>
          <table:table-cell/>
          <table:table-cell office:value-type="string" calcext:value-type="string">
            <text:p>44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91]*LN([.B391])" office:value-type="float" office:value="-1.04731384429382" calcext:value-type="float">
            <text:p>-1.0473138443</text:p>
          </table:table-cell>
          <table:table-cell table:formula="of:=[.H391]*LN([.C391])" office:value-type="float" office:value="-0" calcext:value-type="float">
            <text:p>0</text:p>
          </table:table-cell>
          <table:table-cell table:formula="of:=[.I391]*LN([.D391])" office:value-type="float" office:value="-0" calcext:value-type="float">
            <text:p>0</text:p>
          </table:table-cell>
          <table:table-cell table:formula="of:=[.K391]+[.L391]+[.M391]" office:value-type="float" office:value="-1.04731384429382" calcext:value-type="float">
            <text:p>-1.04731384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.jpg</text:p>
          </table:table-cell>
          <table:table-cell office:value-type="float" office:value="0.051744" calcext:value-type="float">
            <text:p>0.051744</text:p>
          </table:table-cell>
          <table:table-cell office:value-type="float" office:value="0.685283" calcext:value-type="float">
            <text:p>0.685283</text:p>
          </table:table-cell>
          <table:table-cell office:value-type="float" office:value="0.262973" calcext:value-type="float">
            <text:p>0.262973</text:p>
          </table:table-cell>
          <table:table-cell/>
          <table:table-cell office:value-type="string" calcext:value-type="string">
            <text:p>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92]*LN([.B392])" office:value-type="float" office:value="-0" calcext:value-type="float">
            <text:p>0</text:p>
          </table:table-cell>
          <table:table-cell table:formula="of:=[.H392]*LN([.C392])" office:value-type="float" office:value="-0" calcext:value-type="float">
            <text:p>0</text:p>
          </table:table-cell>
          <table:table-cell table:formula="of:=[.I392]*LN([.D392])" office:value-type="float" office:value="-1.33570391367139" calcext:value-type="float">
            <text:p>-1.3357039137</text:p>
          </table:table-cell>
          <table:table-cell table:formula="of:=[.K392]+[.L392]+[.M392]" office:value-type="float" office:value="-1.33570391367139" calcext:value-type="float">
            <text:p>-1.3357039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0.jpg</text:p>
          </table:table-cell>
          <table:table-cell office:value-type="float" office:value="0.055387" calcext:value-type="float">
            <text:p>0.055387</text:p>
          </table:table-cell>
          <table:table-cell office:value-type="float" office:value="0.453977" calcext:value-type="float">
            <text:p>0.453977</text:p>
          </table:table-cell>
          <table:table-cell office:value-type="float" office:value="0.490636" calcext:value-type="float">
            <text:p>0.490636</text:p>
          </table:table-cell>
          <table:table-cell/>
          <table:table-cell office:value-type="string" calcext:value-type="string">
            <text:p>4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93]*LN([.B393])" office:value-type="float" office:value="-0" calcext:value-type="float">
            <text:p>0</text:p>
          </table:table-cell>
          <table:table-cell table:formula="of:=[.H393]*LN([.C393])" office:value-type="float" office:value="-0" calcext:value-type="float">
            <text:p>0</text:p>
          </table:table-cell>
          <table:table-cell table:formula="of:=[.I393]*LN([.D393])" office:value-type="float" office:value="-0.712052770314632" calcext:value-type="float">
            <text:p>-0.7120527703</text:p>
          </table:table-cell>
          <table:table-cell table:formula="of:=[.K393]+[.L393]+[.M393]" office:value-type="float" office:value="-0.712052770314632" calcext:value-type="float">
            <text:p>-0.71205277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1.jpg</text:p>
          </table:table-cell>
          <table:table-cell office:value-type="float" office:value="0.185084" calcext:value-type="float">
            <text:p>0.185084</text:p>
          </table:table-cell>
          <table:table-cell office:value-type="float" office:value="0.632435" calcext:value-type="float">
            <text:p>0.632435</text:p>
          </table:table-cell>
          <table:table-cell office:value-type="float" office:value="0.182481" calcext:value-type="float">
            <text:p>0.182481</text:p>
          </table:table-cell>
          <table:table-cell/>
          <table:table-cell office:value-type="string" calcext:value-type="string">
            <text:p>45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94]*LN([.B394])" office:value-type="float" office:value="-0" calcext:value-type="float">
            <text:p>0</text:p>
          </table:table-cell>
          <table:table-cell table:formula="of:=[.H394]*LN([.C394])" office:value-type="float" office:value="-0.45817783045975" calcext:value-type="float">
            <text:p>-0.4581778305</text:p>
          </table:table-cell>
          <table:table-cell table:formula="of:=[.I394]*LN([.D394])" office:value-type="float" office:value="-0" calcext:value-type="float">
            <text:p>0</text:p>
          </table:table-cell>
          <table:table-cell table:formula="of:=[.K394]+[.L394]+[.M394]" office:value-type="float" office:value="-0.45817783045975" calcext:value-type="float">
            <text:p>-0.45817783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2.jpg</text:p>
          </table:table-cell>
          <table:table-cell office:value-type="float" office:value="0.036686" calcext:value-type="float">
            <text:p>0.036686</text:p>
          </table:table-cell>
          <table:table-cell office:value-type="float" office:value="0.313522" calcext:value-type="float">
            <text:p>0.313522</text:p>
          </table:table-cell>
          <table:table-cell office:value-type="float" office:value="0.649792" calcext:value-type="float">
            <text:p>0.649792</text:p>
          </table:table-cell>
          <table:table-cell/>
          <table:table-cell office:value-type="string" calcext:value-type="string">
            <text:p>4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95]*LN([.B395])" office:value-type="float" office:value="-0" calcext:value-type="float">
            <text:p>0</text:p>
          </table:table-cell>
          <table:table-cell table:formula="of:=[.H395]*LN([.C395])" office:value-type="float" office:value="-0" calcext:value-type="float">
            <text:p>0</text:p>
          </table:table-cell>
          <table:table-cell table:formula="of:=[.I395]*LN([.D395])" office:value-type="float" office:value="-0.43110296730338" calcext:value-type="float">
            <text:p>-0.4311029673</text:p>
          </table:table-cell>
          <table:table-cell table:formula="of:=[.K395]+[.L395]+[.M395]" office:value-type="float" office:value="-0.43110296730338" calcext:value-type="float">
            <text:p>-0.43110296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3.jpg</text:p>
          </table:table-cell>
          <table:table-cell office:value-type="float" office:value="0.446433" calcext:value-type="float">
            <text:p>0.446433</text:p>
          </table:table-cell>
          <table:table-cell office:value-type="float" office:value="0.472628" calcext:value-type="float">
            <text:p>0.472628</text:p>
          </table:table-cell>
          <table:table-cell office:value-type="float" office:value="0.08094" calcext:value-type="float">
            <text:p>0.08094</text:p>
          </table:table-cell>
          <table:table-cell/>
          <table:table-cell office:value-type="string" calcext:value-type="string">
            <text:p>45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96]*LN([.B396])" office:value-type="float" office:value="-0.806465945916151" calcext:value-type="float">
            <text:p>-0.8064659459</text:p>
          </table:table-cell>
          <table:table-cell table:formula="of:=[.H396]*LN([.C396])" office:value-type="float" office:value="-0" calcext:value-type="float">
            <text:p>0</text:p>
          </table:table-cell>
          <table:table-cell table:formula="of:=[.I396]*LN([.D396])" office:value-type="float" office:value="-0" calcext:value-type="float">
            <text:p>0</text:p>
          </table:table-cell>
          <table:table-cell table:formula="of:=[.K396]+[.L396]+[.M396]" office:value-type="float" office:value="-0.806465945916151" calcext:value-type="float">
            <text:p>-0.80646594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4.jpg</text:p>
          </table:table-cell>
          <table:table-cell office:value-type="float" office:value="0.196254" calcext:value-type="float">
            <text:p>0.196254</text:p>
          </table:table-cell>
          <table:table-cell office:value-type="float" office:value="0.505305" calcext:value-type="float">
            <text:p>0.505305</text:p>
          </table:table-cell>
          <table:table-cell office:value-type="float" office:value="0.29844" calcext:value-type="float">
            <text:p>0.29844</text:p>
          </table:table-cell>
          <table:table-cell/>
          <table:table-cell office:value-type="string" calcext:value-type="string">
            <text:p>45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97]*LN([.B397])" office:value-type="float" office:value="-0" calcext:value-type="float">
            <text:p>0</text:p>
          </table:table-cell>
          <table:table-cell table:formula="of:=[.H397]*LN([.C397])" office:value-type="float" office:value="-0.682593071621416" calcext:value-type="float">
            <text:p>-0.6825930716</text:p>
          </table:table-cell>
          <table:table-cell table:formula="of:=[.I397]*LN([.D397])" office:value-type="float" office:value="-0" calcext:value-type="float">
            <text:p>0</text:p>
          </table:table-cell>
          <table:table-cell table:formula="of:=[.K397]+[.L397]+[.M397]" office:value-type="float" office:value="-0.682593071621416" calcext:value-type="float">
            <text:p>-0.68259307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5.jpg</text:p>
          </table:table-cell>
          <table:table-cell office:value-type="float" office:value="0.273618" calcext:value-type="float">
            <text:p>0.273618</text:p>
          </table:table-cell>
          <table:table-cell office:value-type="float" office:value="0.46575" calcext:value-type="float">
            <text:p>0.46575</text:p>
          </table:table-cell>
          <table:table-cell office:value-type="float" office:value="0.260632" calcext:value-type="float">
            <text:p>0.260632</text:p>
          </table:table-cell>
          <table:table-cell/>
          <table:table-cell office:value-type="string" calcext:value-type="string">
            <text:p>4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98]*LN([.B398])" office:value-type="float" office:value="-0" calcext:value-type="float">
            <text:p>0</text:p>
          </table:table-cell>
          <table:table-cell table:formula="of:=[.H398]*LN([.C398])" office:value-type="float" office:value="-0" calcext:value-type="float">
            <text:p>0</text:p>
          </table:table-cell>
          <table:table-cell table:formula="of:=[.I398]*LN([.D398])" office:value-type="float" office:value="-1.34464582827657" calcext:value-type="float">
            <text:p>-1.3446458283</text:p>
          </table:table-cell>
          <table:table-cell table:formula="of:=[.K398]+[.L398]+[.M398]" office:value-type="float" office:value="-1.34464582827657" calcext:value-type="float">
            <text:p>-1.3446458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6.jpg</text:p>
          </table:table-cell>
          <table:table-cell office:value-type="float" office:value="0.311794" calcext:value-type="float">
            <text:p>0.311794</text:p>
          </table:table-cell>
          <table:table-cell office:value-type="float" office:value="0.600098" calcext:value-type="float">
            <text:p>0.600098</text:p>
          </table:table-cell>
          <table:table-cell office:value-type="float" office:value="0.088108" calcext:value-type="float">
            <text:p>0.088108</text:p>
          </table:table-cell>
          <table:table-cell/>
          <table:table-cell office:value-type="string" calcext:value-type="string">
            <text:p>45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99]*LN([.B399])" office:value-type="float" office:value="-0" calcext:value-type="float">
            <text:p>0</text:p>
          </table:table-cell>
          <table:table-cell table:formula="of:=[.H399]*LN([.C399])" office:value-type="float" office:value="-0.510662303770094" calcext:value-type="float">
            <text:p>-0.5106623038</text:p>
          </table:table-cell>
          <table:table-cell table:formula="of:=[.I399]*LN([.D399])" office:value-type="float" office:value="-0" calcext:value-type="float">
            <text:p>0</text:p>
          </table:table-cell>
          <table:table-cell table:formula="of:=[.K399]+[.L399]+[.M399]" office:value-type="float" office:value="-0.510662303770094" calcext:value-type="float">
            <text:p>-0.51066230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7.jpg</text:p>
          </table:table-cell>
          <table:table-cell office:value-type="float" office:value="0.61318" calcext:value-type="float">
            <text:p>0.61318</text:p>
          </table:table-cell>
          <table:table-cell office:value-type="float" office:value="0.378675" calcext:value-type="float">
            <text:p>0.378675</text:p>
          </table:table-cell>
          <table:table-cell office:value-type="float" office:value="0.008145" calcext:value-type="float">
            <text:p>0.008145</text:p>
          </table:table-cell>
          <table:table-cell/>
          <table:table-cell office:value-type="string" calcext:value-type="string">
            <text:p>45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00]*LN([.B400])" office:value-type="float" office:value="-0.489096748302425" calcext:value-type="float">
            <text:p>-0.4890967483</text:p>
          </table:table-cell>
          <table:table-cell table:formula="of:=[.H400]*LN([.C400])" office:value-type="float" office:value="-0" calcext:value-type="float">
            <text:p>0</text:p>
          </table:table-cell>
          <table:table-cell table:formula="of:=[.I400]*LN([.D400])" office:value-type="float" office:value="-0" calcext:value-type="float">
            <text:p>0</text:p>
          </table:table-cell>
          <table:table-cell table:formula="of:=[.K400]+[.L400]+[.M400]" office:value-type="float" office:value="-0.489096748302425" calcext:value-type="float">
            <text:p>-0.48909674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8.jpg</text:p>
          </table:table-cell>
          <table:table-cell office:value-type="float" office:value="0.162374" calcext:value-type="float">
            <text:p>0.162374</text:p>
          </table:table-cell>
          <table:table-cell office:value-type="float" office:value="0.629615" calcext:value-type="float">
            <text:p>0.629615</text:p>
          </table:table-cell>
          <table:table-cell office:value-type="float" office:value="0.208011" calcext:value-type="float">
            <text:p>0.208011</text:p>
          </table:table-cell>
          <table:table-cell/>
          <table:table-cell office:value-type="string" calcext:value-type="string">
            <text:p>45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01]*LN([.B401])" office:value-type="float" office:value="-1.81785296259386" calcext:value-type="float">
            <text:p>-1.8178529626</text:p>
          </table:table-cell>
          <table:table-cell table:formula="of:=[.H401]*LN([.C401])" office:value-type="float" office:value="-0" calcext:value-type="float">
            <text:p>0</text:p>
          </table:table-cell>
          <table:table-cell table:formula="of:=[.I401]*LN([.D401])" office:value-type="float" office:value="-0" calcext:value-type="float">
            <text:p>0</text:p>
          </table:table-cell>
          <table:table-cell table:formula="of:=[.K401]+[.L401]+[.M401]" office:value-type="float" office:value="-1.81785296259386" calcext:value-type="float">
            <text:p>-1.81785296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9.jpg</text:p>
          </table:table-cell>
          <table:table-cell office:value-type="float" office:value="0.566372" calcext:value-type="float">
            <text:p>0.566372</text:p>
          </table:table-cell>
          <table:table-cell office:value-type="float" office:value="0.403146" calcext:value-type="float">
            <text:p>0.403146</text:p>
          </table:table-cell>
          <table:table-cell office:value-type="float" office:value="0.030482" calcext:value-type="float">
            <text:p>0.030482</text:p>
          </table:table-cell>
          <table:table-cell/>
          <table:table-cell office:value-type="string" calcext:value-type="string">
            <text:p>45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02]*LN([.B402])" office:value-type="float" office:value="-0" calcext:value-type="float">
            <text:p>0</text:p>
          </table:table-cell>
          <table:table-cell table:formula="of:=[.H402]*LN([.C402])" office:value-type="float" office:value="-0.908456499765639" calcext:value-type="float">
            <text:p>-0.9084564998</text:p>
          </table:table-cell>
          <table:table-cell table:formula="of:=[.I402]*LN([.D402])" office:value-type="float" office:value="-0" calcext:value-type="float">
            <text:p>0</text:p>
          </table:table-cell>
          <table:table-cell table:formula="of:=[.K402]+[.L402]+[.M402]" office:value-type="float" office:value="-0.908456499765639" calcext:value-type="float">
            <text:p>-0.9084564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.jpg</text:p>
          </table:table-cell>
          <table:table-cell office:value-type="float" office:value="0.166677" calcext:value-type="float">
            <text:p>0.166677</text:p>
          </table:table-cell>
          <table:table-cell office:value-type="float" office:value="0.565854" calcext:value-type="float">
            <text:p>0.565854</text:p>
          </table:table-cell>
          <table:table-cell office:value-type="float" office:value="0.267469" calcext:value-type="float">
            <text:p>0.267469</text:p>
          </table:table-cell>
          <table:table-cell/>
          <table:table-cell office:value-type="string" calcext:value-type="string">
            <text:p>4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03]*LN([.B403])" office:value-type="float" office:value="-1.79169747114998" calcext:value-type="float">
            <text:p>-1.7916974711</text:p>
          </table:table-cell>
          <table:table-cell table:formula="of:=[.H403]*LN([.C403])" office:value-type="float" office:value="-0" calcext:value-type="float">
            <text:p>0</text:p>
          </table:table-cell>
          <table:table-cell table:formula="of:=[.I403]*LN([.D403])" office:value-type="float" office:value="-0" calcext:value-type="float">
            <text:p>0</text:p>
          </table:table-cell>
          <table:table-cell table:formula="of:=[.K403]+[.L403]+[.M403]" office:value-type="float" office:value="-1.79169747114998" calcext:value-type="float">
            <text:p>-1.79169747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0.jpg</text:p>
          </table:table-cell>
          <table:table-cell office:value-type="float" office:value="0.364354" calcext:value-type="float">
            <text:p>0.364354</text:p>
          </table:table-cell>
          <table:table-cell office:value-type="float" office:value="0.56136" calcext:value-type="float">
            <text:p>0.56136</text:p>
          </table:table-cell>
          <table:table-cell office:value-type="float" office:value="0.074286" calcext:value-type="float">
            <text:p>0.074286</text:p>
          </table:table-cell>
          <table:table-cell/>
          <table:table-cell office:value-type="string" calcext:value-type="string">
            <text:p>46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04]*LN([.B404])" office:value-type="float" office:value="-1.00962935647133" calcext:value-type="float">
            <text:p>-1.0096293565</text:p>
          </table:table-cell>
          <table:table-cell table:formula="of:=[.H404]*LN([.C404])" office:value-type="float" office:value="-0" calcext:value-type="float">
            <text:p>0</text:p>
          </table:table-cell>
          <table:table-cell table:formula="of:=[.I404]*LN([.D404])" office:value-type="float" office:value="-0" calcext:value-type="float">
            <text:p>0</text:p>
          </table:table-cell>
          <table:table-cell table:formula="of:=[.K404]+[.L404]+[.M404]" office:value-type="float" office:value="-1.00962935647133" calcext:value-type="float">
            <text:p>-1.0096293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1.jpg</text:p>
          </table:table-cell>
          <table:table-cell office:value-type="float" office:value="0.052191" calcext:value-type="float">
            <text:p>0.052191</text:p>
          </table:table-cell>
          <table:table-cell office:value-type="float" office:value="0.249749" calcext:value-type="float">
            <text:p>0.249749</text:p>
          </table:table-cell>
          <table:table-cell office:value-type="float" office:value="0.69806" calcext:value-type="float">
            <text:p>0.69806</text:p>
          </table:table-cell>
          <table:table-cell/>
          <table:table-cell office:value-type="string" calcext:value-type="string">
            <text:p>4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05]*LN([.B405])" office:value-type="float" office:value="-0" calcext:value-type="float">
            <text:p>0</text:p>
          </table:table-cell>
          <table:table-cell table:formula="of:=[.H405]*LN([.C405])" office:value-type="float" office:value="-1.38729886546549" calcext:value-type="float">
            <text:p>-1.3872988655</text:p>
          </table:table-cell>
          <table:table-cell table:formula="of:=[.I405]*LN([.D405])" office:value-type="float" office:value="-0" calcext:value-type="float">
            <text:p>0</text:p>
          </table:table-cell>
          <table:table-cell table:formula="of:=[.K405]+[.L405]+[.M405]" office:value-type="float" office:value="-1.38729886546549" calcext:value-type="float">
            <text:p>-1.38729886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2.jpg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514873" calcext:value-type="float">
            <text:p>0.514873</text:p>
          </table:table-cell>
          <table:table-cell office:value-type="float" office:value="0.291426" calcext:value-type="float">
            <text:p>0.291426</text:p>
          </table:table-cell>
          <table:table-cell/>
          <table:table-cell office:value-type="string" calcext:value-type="string">
            <text:p>46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06]*LN([.B406])" office:value-type="float" office:value="-0" calcext:value-type="float">
            <text:p>0</text:p>
          </table:table-cell>
          <table:table-cell table:formula="of:=[.H406]*LN([.C406])" office:value-type="float" office:value="-0.663835010671407" calcext:value-type="float">
            <text:p>-0.6638350107</text:p>
          </table:table-cell>
          <table:table-cell table:formula="of:=[.I406]*LN([.D406])" office:value-type="float" office:value="-0" calcext:value-type="float">
            <text:p>0</text:p>
          </table:table-cell>
          <table:table-cell table:formula="of:=[.K406]+[.L406]+[.M406]" office:value-type="float" office:value="-0.663835010671407" calcext:value-type="float">
            <text:p>-0.66383501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3.jpg</text:p>
          </table:table-cell>
          <table:table-cell office:value-type="float" office:value="0.150197" calcext:value-type="float">
            <text:p>0.150197</text:p>
          </table:table-cell>
          <table:table-cell office:value-type="float" office:value="0.486592" calcext:value-type="float">
            <text:p>0.486592</text:p>
          </table:table-cell>
          <table:table-cell office:value-type="float" office:value="0.363211" calcext:value-type="float">
            <text:p>0.363211</text:p>
          </table:table-cell>
          <table:table-cell/>
          <table:table-cell office:value-type="string" calcext:value-type="string">
            <text:p>4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07]*LN([.B407])" office:value-type="float" office:value="-0" calcext:value-type="float">
            <text:p>0</text:p>
          </table:table-cell>
          <table:table-cell table:formula="of:=[.H407]*LN([.C407])" office:value-type="float" office:value="-0" calcext:value-type="float">
            <text:p>0</text:p>
          </table:table-cell>
          <table:table-cell table:formula="of:=[.I407]*LN([.D407])" office:value-type="float" office:value="-1.01277134637001" calcext:value-type="float">
            <text:p>-1.0127713464</text:p>
          </table:table-cell>
          <table:table-cell table:formula="of:=[.K407]+[.L407]+[.M407]" office:value-type="float" office:value="-1.01277134637001" calcext:value-type="float">
            <text:p>-1.01277134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4.jpg</text:p>
          </table:table-cell>
          <table:table-cell office:value-type="float" office:value="0.425633" calcext:value-type="float">
            <text:p>0.425633</text:p>
          </table:table-cell>
          <table:table-cell office:value-type="float" office:value="0.543866" calcext:value-type="float">
            <text:p>0.543866</text:p>
          </table:table-cell>
          <table:table-cell office:value-type="float" office:value="0.030501" calcext:value-type="float">
            <text:p>0.030501</text:p>
          </table:table-cell>
          <table:table-cell/>
          <table:table-cell office:value-type="string" calcext:value-type="string">
            <text:p>4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08]*LN([.B408])" office:value-type="float" office:value="-0" calcext:value-type="float">
            <text:p>0</text:p>
          </table:table-cell>
          <table:table-cell table:formula="of:=[.H408]*LN([.C408])" office:value-type="float" office:value="-0.60905238599823" calcext:value-type="float">
            <text:p>-0.609052386</text:p>
          </table:table-cell>
          <table:table-cell table:formula="of:=[.I408]*LN([.D408])" office:value-type="float" office:value="-0" calcext:value-type="float">
            <text:p>0</text:p>
          </table:table-cell>
          <table:table-cell table:formula="of:=[.K408]+[.L408]+[.M408]" office:value-type="float" office:value="-0.60905238599823" calcext:value-type="float">
            <text:p>-0.609052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5.jpg</text:p>
          </table:table-cell>
          <table:table-cell office:value-type="float" office:value="0.08924" calcext:value-type="float">
            <text:p>0.08924</text:p>
          </table:table-cell>
          <table:table-cell office:value-type="float" office:value="0.869671" calcext:value-type="float">
            <text:p>0.869671</text:p>
          </table:table-cell>
          <table:table-cell office:value-type="float" office:value="0.041089" calcext:value-type="float">
            <text:p>0.041089</text:p>
          </table:table-cell>
          <table:table-cell/>
          <table:table-cell office:value-type="string" calcext:value-type="string">
            <text:p>46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09]*LN([.B409])" office:value-type="float" office:value="-0" calcext:value-type="float">
            <text:p>0</text:p>
          </table:table-cell>
          <table:table-cell table:formula="of:=[.H409]*LN([.C409])" office:value-type="float" office:value="-0.13964029977392" calcext:value-type="float">
            <text:p>-0.1396402998</text:p>
          </table:table-cell>
          <table:table-cell table:formula="of:=[.I409]*LN([.D409])" office:value-type="float" office:value="-0" calcext:value-type="float">
            <text:p>0</text:p>
          </table:table-cell>
          <table:table-cell table:formula="of:=[.K409]+[.L409]+[.M409]" office:value-type="float" office:value="-0.13964029977392" calcext:value-type="float">
            <text:p>-0.1396402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6.jpg</text:p>
          </table:table-cell>
          <table:table-cell office:value-type="float" office:value="0.155439" calcext:value-type="float">
            <text:p>0.155439</text:p>
          </table:table-cell>
          <table:table-cell office:value-type="float" office:value="0.791849" calcext:value-type="float">
            <text:p>0.791849</text:p>
          </table:table-cell>
          <table:table-cell office:value-type="float" office:value="0.052712" calcext:value-type="float">
            <text:p>0.052712</text:p>
          </table:table-cell>
          <table:table-cell/>
          <table:table-cell office:value-type="string" calcext:value-type="string">
            <text:p>46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10]*LN([.B410])" office:value-type="float" office:value="-0" calcext:value-type="float">
            <text:p>0</text:p>
          </table:table-cell>
          <table:table-cell table:formula="of:=[.H410]*LN([.C410])" office:value-type="float" office:value="-0.233384561910641" calcext:value-type="float">
            <text:p>-0.2333845619</text:p>
          </table:table-cell>
          <table:table-cell table:formula="of:=[.I410]*LN([.D410])" office:value-type="float" office:value="-0" calcext:value-type="float">
            <text:p>0</text:p>
          </table:table-cell>
          <table:table-cell table:formula="of:=[.K410]+[.L410]+[.M410]" office:value-type="float" office:value="-0.233384561910641" calcext:value-type="float">
            <text:p>-0.2333845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7.jpg</text:p>
          </table:table-cell>
          <table:table-cell office:value-type="float" office:value="0.373971" calcext:value-type="float">
            <text:p>0.373971</text:p>
          </table:table-cell>
          <table:table-cell office:value-type="float" office:value="0.454664" calcext:value-type="float">
            <text:p>0.454664</text:p>
          </table:table-cell>
          <table:table-cell office:value-type="float" office:value="0.171365" calcext:value-type="float">
            <text:p>0.171365</text:p>
          </table:table-cell>
          <table:table-cell/>
          <table:table-cell office:value-type="string" calcext:value-type="string">
            <text:p>46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11]*LN([.B411])" office:value-type="float" office:value="-0.983577024680947" calcext:value-type="float">
            <text:p>-0.9835770247</text:p>
          </table:table-cell>
          <table:table-cell table:formula="of:=[.H411]*LN([.C411])" office:value-type="float" office:value="-0" calcext:value-type="float">
            <text:p>0</text:p>
          </table:table-cell>
          <table:table-cell table:formula="of:=[.I411]*LN([.D411])" office:value-type="float" office:value="-0" calcext:value-type="float">
            <text:p>0</text:p>
          </table:table-cell>
          <table:table-cell table:formula="of:=[.K411]+[.L411]+[.M411]" office:value-type="float" office:value="-0.983577024680947" calcext:value-type="float">
            <text:p>-0.9835770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8.jpg</text:p>
          </table:table-cell>
          <table:table-cell office:value-type="float" office:value="0.205509" calcext:value-type="float">
            <text:p>0.205509</text:p>
          </table:table-cell>
          <table:table-cell office:value-type="float" office:value="0.541112" calcext:value-type="float">
            <text:p>0.541112</text:p>
          </table:table-cell>
          <table:table-cell office:value-type="float" office:value="0.253379" calcext:value-type="float">
            <text:p>0.253379</text:p>
          </table:table-cell>
          <table:table-cell/>
          <table:table-cell office:value-type="string" calcext:value-type="string">
            <text:p>46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12]*LN([.B412])" office:value-type="float" office:value="-0" calcext:value-type="float">
            <text:p>0</text:p>
          </table:table-cell>
          <table:table-cell table:formula="of:=[.H412]*LN([.C412])" office:value-type="float" office:value="-0.614128997532598" calcext:value-type="float">
            <text:p>-0.6141289975</text:p>
          </table:table-cell>
          <table:table-cell table:formula="of:=[.I412]*LN([.D412])" office:value-type="float" office:value="-0" calcext:value-type="float">
            <text:p>0</text:p>
          </table:table-cell>
          <table:table-cell table:formula="of:=[.K412]+[.L412]+[.M412]" office:value-type="float" office:value="-0.614128997532598" calcext:value-type="float">
            <text:p>-0.61412899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9.jpg</text:p>
          </table:table-cell>
          <table:table-cell office:value-type="float" office:value="0.099638" calcext:value-type="float">
            <text:p>0.099638</text:p>
          </table:table-cell>
          <table:table-cell office:value-type="float" office:value="0.568248" calcext:value-type="float">
            <text:p>0.568248</text:p>
          </table:table-cell>
          <table:table-cell office:value-type="float" office:value="0.332115" calcext:value-type="float">
            <text:p>0.332115</text:p>
          </table:table-cell>
          <table:table-cell/>
          <table:table-cell office:value-type="string" calcext:value-type="string">
            <text:p>4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13]*LN([.B413])" office:value-type="float" office:value="-0" calcext:value-type="float">
            <text:p>0</text:p>
          </table:table-cell>
          <table:table-cell table:formula="of:=[.H413]*LN([.C413])" office:value-type="float" office:value="-0" calcext:value-type="float">
            <text:p>0</text:p>
          </table:table-cell>
          <table:table-cell table:formula="of:=[.I413]*LN([.D413])" office:value-type="float" office:value="-1.1022739845011" calcext:value-type="float">
            <text:p>-1.1022739845</text:p>
          </table:table-cell>
          <table:table-cell table:formula="of:=[.K413]+[.L413]+[.M413]" office:value-type="float" office:value="-1.1022739845011" calcext:value-type="float">
            <text:p>-1.1022739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.jpg</text:p>
          </table:table-cell>
          <table:table-cell office:value-type="float" office:value="0.659911" calcext:value-type="float">
            <text:p>0.659911</text:p>
          </table:table-cell>
          <table:table-cell office:value-type="float" office:value="0.330982" calcext:value-type="float">
            <text:p>0.330982</text:p>
          </table:table-cell>
          <table:table-cell office:value-type="float" office:value="0.009108" calcext:value-type="float">
            <text:p>0.009108</text:p>
          </table:table-cell>
          <table:table-cell/>
          <table:table-cell office:value-type="string" calcext:value-type="string">
            <text:p>4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14]*LN([.B414])" office:value-type="float" office:value="-0.415650301539389" calcext:value-type="float">
            <text:p>-0.4156503015</text:p>
          </table:table-cell>
          <table:table-cell table:formula="of:=[.H414]*LN([.C414])" office:value-type="float" office:value="-0" calcext:value-type="float">
            <text:p>0</text:p>
          </table:table-cell>
          <table:table-cell table:formula="of:=[.I414]*LN([.D414])" office:value-type="float" office:value="-0" calcext:value-type="float">
            <text:p>0</text:p>
          </table:table-cell>
          <table:table-cell table:formula="of:=[.K414]+[.L414]+[.M414]" office:value-type="float" office:value="-0.415650301539389" calcext:value-type="float">
            <text:p>-0.4156503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0.jpg</text:p>
          </table:table-cell>
          <table:table-cell office:value-type="float" office:value="0.508795" calcext:value-type="float">
            <text:p>0.508795</text:p>
          </table:table-cell>
          <table:table-cell office:value-type="float" office:value="0.462957" calcext:value-type="float">
            <text:p>0.462957</text:p>
          </table:table-cell>
          <table:table-cell office:value-type="float" office:value="0.028248" calcext:value-type="float">
            <text:p>0.028248</text:p>
          </table:table-cell>
          <table:table-cell/>
          <table:table-cell office:value-type="string" calcext:value-type="string">
            <text:p>4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15]*LN([.B415])" office:value-type="float" office:value="-0" calcext:value-type="float">
            <text:p>0</text:p>
          </table:table-cell>
          <table:table-cell table:formula="of:=[.H415]*LN([.C415])" office:value-type="float" office:value="-0.770121101779022" calcext:value-type="float">
            <text:p>-0.7701211018</text:p>
          </table:table-cell>
          <table:table-cell table:formula="of:=[.I415]*LN([.D415])" office:value-type="float" office:value="-0" calcext:value-type="float">
            <text:p>0</text:p>
          </table:table-cell>
          <table:table-cell table:formula="of:=[.K415]+[.L415]+[.M415]" office:value-type="float" office:value="-0.770121101779022" calcext:value-type="float">
            <text:p>-0.7701211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1.jpg</text:p>
          </table:table-cell>
          <table:table-cell office:value-type="float" office:value="0.394957" calcext:value-type="float">
            <text:p>0.394957</text:p>
          </table:table-cell>
          <table:table-cell office:value-type="float" office:value="0.48751" calcext:value-type="float">
            <text:p>0.48751</text:p>
          </table:table-cell>
          <table:table-cell office:value-type="float" office:value="0.117533" calcext:value-type="float">
            <text:p>0.117533</text:p>
          </table:table-cell>
          <table:table-cell/>
          <table:table-cell office:value-type="string" calcext:value-type="string">
            <text:p>47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16]*LN([.B416])" office:value-type="float" office:value="-0" calcext:value-type="float">
            <text:p>0</text:p>
          </table:table-cell>
          <table:table-cell table:formula="of:=[.H416]*LN([.C416])" office:value-type="float" office:value="-0.718444475934107" calcext:value-type="float">
            <text:p>-0.7184444759</text:p>
          </table:table-cell>
          <table:table-cell table:formula="of:=[.I416]*LN([.D416])" office:value-type="float" office:value="-0" calcext:value-type="float">
            <text:p>0</text:p>
          </table:table-cell>
          <table:table-cell table:formula="of:=[.K416]+[.L416]+[.M416]" office:value-type="float" office:value="-0.718444475934107" calcext:value-type="float">
            <text:p>-0.7184444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2.jpg</text:p>
          </table:table-cell>
          <table:table-cell office:value-type="float" office:value="0.312648" calcext:value-type="float">
            <text:p>0.312648</text:p>
          </table:table-cell>
          <table:table-cell office:value-type="float" office:value="0.554486" calcext:value-type="float">
            <text:p>0.554486</text:p>
          </table:table-cell>
          <table:table-cell office:value-type="float" office:value="0.132866" calcext:value-type="float">
            <text:p>0.132866</text:p>
          </table:table-cell>
          <table:table-cell/>
          <table:table-cell office:value-type="string" calcext:value-type="string">
            <text:p>47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17]*LN([.B417])" office:value-type="float" office:value="-1.16267732191876" calcext:value-type="float">
            <text:p>-1.1626773219</text:p>
          </table:table-cell>
          <table:table-cell table:formula="of:=[.H417]*LN([.C417])" office:value-type="float" office:value="-0" calcext:value-type="float">
            <text:p>0</text:p>
          </table:table-cell>
          <table:table-cell table:formula="of:=[.I417]*LN([.D417])" office:value-type="float" office:value="-0" calcext:value-type="float">
            <text:p>0</text:p>
          </table:table-cell>
          <table:table-cell table:formula="of:=[.K417]+[.L417]+[.M417]" office:value-type="float" office:value="-1.16267732191876" calcext:value-type="float">
            <text:p>-1.16267732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3.jpg</text:p>
          </table:table-cell>
          <table:table-cell office:value-type="float" office:value="0.068327" calcext:value-type="float">
            <text:p>0.068327</text:p>
          </table:table-cell>
          <table:table-cell office:value-type="float" office:value="0.632742" calcext:value-type="float">
            <text:p>0.632742</text:p>
          </table:table-cell>
          <table:table-cell office:value-type="float" office:value="0.298932" calcext:value-type="float">
            <text:p>0.298932</text:p>
          </table:table-cell>
          <table:table-cell/>
          <table:table-cell office:value-type="string" calcext:value-type="string">
            <text:p>47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18]*LN([.B418])" office:value-type="float" office:value="-0" calcext:value-type="float">
            <text:p>0</text:p>
          </table:table-cell>
          <table:table-cell table:formula="of:=[.H418]*LN([.C418])" office:value-type="float" office:value="-0.457692522860852" calcext:value-type="float">
            <text:p>-0.4576925229</text:p>
          </table:table-cell>
          <table:table-cell table:formula="of:=[.I418]*LN([.D418])" office:value-type="float" office:value="-0" calcext:value-type="float">
            <text:p>0</text:p>
          </table:table-cell>
          <table:table-cell table:formula="of:=[.K418]+[.L418]+[.M418]" office:value-type="float" office:value="-0.457692522860852" calcext:value-type="float">
            <text:p>-0.4576925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4.jpg</text:p>
          </table:table-cell>
          <table:table-cell office:value-type="float" office:value="0.175721" calcext:value-type="float">
            <text:p>0.175721</text:p>
          </table:table-cell>
          <table:table-cell office:value-type="float" office:value="0.474388" calcext:value-type="float">
            <text:p>0.474388</text:p>
          </table:table-cell>
          <table:table-cell office:value-type="float" office:value="0.34989" calcext:value-type="float">
            <text:p>0.34989</text:p>
          </table:table-cell>
          <table:table-cell/>
          <table:table-cell office:value-type="string" calcext:value-type="string">
            <text:p>47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19]*LN([.B419])" office:value-type="float" office:value="-0" calcext:value-type="float">
            <text:p>0</text:p>
          </table:table-cell>
          <table:table-cell table:formula="of:=[.H419]*LN([.C419])" office:value-type="float" office:value="-0.74572972672816" calcext:value-type="float">
            <text:p>-0.7457297267</text:p>
          </table:table-cell>
          <table:table-cell table:formula="of:=[.I419]*LN([.D419])" office:value-type="float" office:value="-0" calcext:value-type="float">
            <text:p>0</text:p>
          </table:table-cell>
          <table:table-cell table:formula="of:=[.K419]+[.L419]+[.M419]" office:value-type="float" office:value="-0.74572972672816" calcext:value-type="float">
            <text:p>-0.7457297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5.jpg</text:p>
          </table:table-cell>
          <table:table-cell office:value-type="float" office:value="0.215705" calcext:value-type="float">
            <text:p>0.215705</text:p>
          </table:table-cell>
          <table:table-cell office:value-type="float" office:value="0.692193" calcext:value-type="float">
            <text:p>0.692193</text:p>
          </table:table-cell>
          <table:table-cell office:value-type="float" office:value="0.092102" calcext:value-type="float">
            <text:p>0.092102</text:p>
          </table:table-cell>
          <table:table-cell/>
          <table:table-cell office:value-type="string" calcext:value-type="string">
            <text:p>47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20]*LN([.B420])" office:value-type="float" office:value="-0" calcext:value-type="float">
            <text:p>0</text:p>
          </table:table-cell>
          <table:table-cell table:formula="of:=[.H420]*LN([.C420])" office:value-type="float" office:value="-0.367890460516222" calcext:value-type="float">
            <text:p>-0.3678904605</text:p>
          </table:table-cell>
          <table:table-cell table:formula="of:=[.I420]*LN([.D420])" office:value-type="float" office:value="-0" calcext:value-type="float">
            <text:p>0</text:p>
          </table:table-cell>
          <table:table-cell table:formula="of:=[.K420]+[.L420]+[.M420]" office:value-type="float" office:value="-0.367890460516222" calcext:value-type="float">
            <text:p>-0.3678904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6.jpg</text:p>
          </table:table-cell>
          <table:table-cell office:value-type="float" office:value="0.33459" calcext:value-type="float">
            <text:p>0.33459</text:p>
          </table:table-cell>
          <table:table-cell office:value-type="float" office:value="0.467217" calcext:value-type="float">
            <text:p>0.467217</text:p>
          </table:table-cell>
          <table:table-cell office:value-type="float" office:value="0.198193" calcext:value-type="float">
            <text:p>0.198193</text:p>
          </table:table-cell>
          <table:table-cell/>
          <table:table-cell office:value-type="string" calcext:value-type="string">
            <text:p>47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21]*LN([.B421])" office:value-type="float" office:value="-0" calcext:value-type="float">
            <text:p>0</text:p>
          </table:table-cell>
          <table:table-cell table:formula="of:=[.H421]*LN([.C421])" office:value-type="float" office:value="-0.760961461143809" calcext:value-type="float">
            <text:p>-0.7609614611</text:p>
          </table:table-cell>
          <table:table-cell table:formula="of:=[.I421]*LN([.D421])" office:value-type="float" office:value="-0" calcext:value-type="float">
            <text:p>0</text:p>
          </table:table-cell>
          <table:table-cell table:formula="of:=[.K421]+[.L421]+[.M421]" office:value-type="float" office:value="-0.760961461143809" calcext:value-type="float">
            <text:p>-0.76096146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7.jpg</text:p>
          </table:table-cell>
          <table:table-cell office:value-type="float" office:value="0.413929" calcext:value-type="float">
            <text:p>0.413929</text:p>
          </table:table-cell>
          <table:table-cell office:value-type="float" office:value="0.566108" calcext:value-type="float">
            <text:p>0.566108</text:p>
          </table:table-cell>
          <table:table-cell office:value-type="float" office:value="0.019963" calcext:value-type="float">
            <text:p>0.019963</text:p>
          </table:table-cell>
          <table:table-cell/>
          <table:table-cell office:value-type="string" calcext:value-type="string">
            <text:p>47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22]*LN([.B422])" office:value-type="float" office:value="-0.882060817448756" calcext:value-type="float">
            <text:p>-0.8820608174</text:p>
          </table:table-cell>
          <table:table-cell table:formula="of:=[.H422]*LN([.C422])" office:value-type="float" office:value="-0" calcext:value-type="float">
            <text:p>0</text:p>
          </table:table-cell>
          <table:table-cell table:formula="of:=[.I422]*LN([.D422])" office:value-type="float" office:value="-0" calcext:value-type="float">
            <text:p>0</text:p>
          </table:table-cell>
          <table:table-cell table:formula="of:=[.K422]+[.L422]+[.M422]" office:value-type="float" office:value="-0.882060817448756" calcext:value-type="float">
            <text:p>-0.88206081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8.jpg</text:p>
          </table:table-cell>
          <table:table-cell office:value-type="float" office:value="0.222379" calcext:value-type="float">
            <text:p>0.222379</text:p>
          </table:table-cell>
          <table:table-cell office:value-type="float" office:value="0.595917" calcext:value-type="float">
            <text:p>0.595917</text:p>
          </table:table-cell>
          <table:table-cell office:value-type="float" office:value="0.181704" calcext:value-type="float">
            <text:p>0.181704</text:p>
          </table:table-cell>
          <table:table-cell/>
          <table:table-cell office:value-type="string" calcext:value-type="string">
            <text:p>47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23]*LN([.B423])" office:value-type="float" office:value="-0" calcext:value-type="float">
            <text:p>0</text:p>
          </table:table-cell>
          <table:table-cell table:formula="of:=[.H423]*LN([.C423])" office:value-type="float" office:value="-0.517653883359571" calcext:value-type="float">
            <text:p>-0.5176538834</text:p>
          </table:table-cell>
          <table:table-cell table:formula="of:=[.I423]*LN([.D423])" office:value-type="float" office:value="-0" calcext:value-type="float">
            <text:p>0</text:p>
          </table:table-cell>
          <table:table-cell table:formula="of:=[.K423]+[.L423]+[.M423]" office:value-type="float" office:value="-0.517653883359571" calcext:value-type="float">
            <text:p>-0.51765388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9.jpg</text:p>
          </table:table-cell>
          <table:table-cell office:value-type="float" office:value="0.144408" calcext:value-type="float">
            <text:p>0.144408</text:p>
          </table:table-cell>
          <table:table-cell office:value-type="float" office:value="0.635653" calcext:value-type="float">
            <text:p>0.635653</text:p>
          </table:table-cell>
          <table:table-cell office:value-type="float" office:value="0.219938" calcext:value-type="float">
            <text:p>0.219938</text:p>
          </table:table-cell>
          <table:table-cell/>
          <table:table-cell office:value-type="string" calcext:value-type="string">
            <text:p>4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24]*LN([.B424])" office:value-type="float" office:value="-0" calcext:value-type="float">
            <text:p>0</text:p>
          </table:table-cell>
          <table:table-cell table:formula="of:=[.H424]*LN([.C424])" office:value-type="float" office:value="-0" calcext:value-type="float">
            <text:p>0</text:p>
          </table:table-cell>
          <table:table-cell table:formula="of:=[.I424]*LN([.D424])" office:value-type="float" office:value="-1.5144095905298" calcext:value-type="float">
            <text:p>-1.5144095905</text:p>
          </table:table-cell>
          <table:table-cell table:formula="of:=[.K424]+[.L424]+[.M424]" office:value-type="float" office:value="-1.5144095905298" calcext:value-type="float">
            <text:p>-1.5144095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.jpg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377164" calcext:value-type="float">
            <text:p>0.377164</text:p>
          </table:table-cell>
          <table:table-cell office:value-type="float" office:value="0.589735" calcext:value-type="float">
            <text:p>0.589735</text:p>
          </table:table-cell>
          <table:table-cell/>
          <table:table-cell office:value-type="string" calcext:value-type="string">
            <text:p>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25]*LN([.B425])" office:value-type="float" office:value="-0" calcext:value-type="float">
            <text:p>0</text:p>
          </table:table-cell>
          <table:table-cell table:formula="of:=[.H425]*LN([.C425])" office:value-type="float" office:value="-0" calcext:value-type="float">
            <text:p>0</text:p>
          </table:table-cell>
          <table:table-cell table:formula="of:=[.I425]*LN([.D425])" office:value-type="float" office:value="-0.528081995523962" calcext:value-type="float">
            <text:p>-0.5280819955</text:p>
          </table:table-cell>
          <table:table-cell table:formula="of:=[.K425]+[.L425]+[.M425]" office:value-type="float" office:value="-0.528081995523962" calcext:value-type="float">
            <text:p>-0.52808199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0.jpg</text:p>
          </table:table-cell>
          <table:table-cell office:value-type="float" office:value="0.160864" calcext:value-type="float">
            <text:p>0.160864</text:p>
          </table:table-cell>
          <table:table-cell office:value-type="float" office:value="0.702131" calcext:value-type="float">
            <text:p>0.702131</text:p>
          </table:table-cell>
          <table:table-cell office:value-type="float" office:value="0.137005" calcext:value-type="float">
            <text:p>0.137005</text:p>
          </table:table-cell>
          <table:table-cell/>
          <table:table-cell office:value-type="string" calcext:value-type="string">
            <text:p>4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26]*LN([.B426])" office:value-type="float" office:value="-0" calcext:value-type="float">
            <text:p>0</text:p>
          </table:table-cell>
          <table:table-cell table:formula="of:=[.H426]*LN([.C426])" office:value-type="float" office:value="-0" calcext:value-type="float">
            <text:p>0</text:p>
          </table:table-cell>
          <table:table-cell table:formula="of:=[.I426]*LN([.D426])" office:value-type="float" office:value="-1.98773785746962" calcext:value-type="float">
            <text:p>-1.9877378575</text:p>
          </table:table-cell>
          <table:table-cell table:formula="of:=[.K426]+[.L426]+[.M426]" office:value-type="float" office:value="-1.98773785746962" calcext:value-type="float">
            <text:p>-1.9877378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1.jpg</text:p>
          </table:table-cell>
          <table:table-cell office:value-type="float" office:value="0.042462" calcext:value-type="float">
            <text:p>0.042462</text:p>
          </table:table-cell>
          <table:table-cell office:value-type="float" office:value="0.258391" calcext:value-type="float">
            <text:p>0.258391</text:p>
          </table:table-cell>
          <table:table-cell office:value-type="float" office:value="0.699147" calcext:value-type="float">
            <text:p>0.699147</text:p>
          </table:table-cell>
          <table:table-cell/>
          <table:table-cell office:value-type="string" calcext:value-type="string">
            <text:p>4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27]*LN([.B427])" office:value-type="float" office:value="-0" calcext:value-type="float">
            <text:p>0</text:p>
          </table:table-cell>
          <table:table-cell table:formula="of:=[.H427]*LN([.C427])" office:value-type="float" office:value="-0" calcext:value-type="float">
            <text:p>0</text:p>
          </table:table-cell>
          <table:table-cell table:formula="of:=[.I427]*LN([.D427])" office:value-type="float" office:value="-0.357894258429178" calcext:value-type="float">
            <text:p>-0.3578942584</text:p>
          </table:table-cell>
          <table:table-cell table:formula="of:=[.K427]+[.L427]+[.M427]" office:value-type="float" office:value="-0.357894258429178" calcext:value-type="float">
            <text:p>-0.3578942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2.jpg</text:p>
          </table:table-cell>
          <table:table-cell office:value-type="float" office:value="0.580265" calcext:value-type="float">
            <text:p>0.580265</text:p>
          </table:table-cell>
          <table:table-cell office:value-type="float" office:value="0.360701" calcext:value-type="float">
            <text:p>0.360701</text:p>
          </table:table-cell>
          <table:table-cell office:value-type="float" office:value="0.059035" calcext:value-type="float">
            <text:p>0.059035</text:p>
          </table:table-cell>
          <table:table-cell/>
          <table:table-cell office:value-type="string" calcext:value-type="string">
            <text:p>48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28]*LN([.B428])" office:value-type="float" office:value="-0.544270383235395" calcext:value-type="float">
            <text:p>-0.5442703832</text:p>
          </table:table-cell>
          <table:table-cell table:formula="of:=[.H428]*LN([.C428])" office:value-type="float" office:value="-0" calcext:value-type="float">
            <text:p>0</text:p>
          </table:table-cell>
          <table:table-cell table:formula="of:=[.I428]*LN([.D428])" office:value-type="float" office:value="-0" calcext:value-type="float">
            <text:p>0</text:p>
          </table:table-cell>
          <table:table-cell table:formula="of:=[.K428]+[.L428]+[.M428]" office:value-type="float" office:value="-0.544270383235395" calcext:value-type="float">
            <text:p>-0.54427038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3.jpg</text:p>
          </table:table-cell>
          <table:table-cell office:value-type="float" office:value="0.458608" calcext:value-type="float">
            <text:p>0.458608</text:p>
          </table:table-cell>
          <table:table-cell office:value-type="float" office:value="0.446794" calcext:value-type="float">
            <text:p>0.446794</text:p>
          </table:table-cell>
          <table:table-cell office:value-type="float" office:value="0.094597" calcext:value-type="float">
            <text:p>0.094597</text:p>
          </table:table-cell>
          <table:table-cell/>
          <table:table-cell office:value-type="string" calcext:value-type="string">
            <text:p>4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29]*LN([.B429])" office:value-type="float" office:value="-0" calcext:value-type="float">
            <text:p>0</text:p>
          </table:table-cell>
          <table:table-cell table:formula="of:=[.H429]*LN([.C429])" office:value-type="float" office:value="-0.805657640704475" calcext:value-type="float">
            <text:p>-0.8056576407</text:p>
          </table:table-cell>
          <table:table-cell table:formula="of:=[.I429]*LN([.D429])" office:value-type="float" office:value="-0" calcext:value-type="float">
            <text:p>0</text:p>
          </table:table-cell>
          <table:table-cell table:formula="of:=[.K429]+[.L429]+[.M429]" office:value-type="float" office:value="-0.805657640704475" calcext:value-type="float">
            <text:p>-0.8056576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4.jpg</text:p>
          </table:table-cell>
          <table:table-cell office:value-type="float" office:value="0.161882" calcext:value-type="float">
            <text:p>0.161882</text:p>
          </table:table-cell>
          <table:table-cell office:value-type="float" office:value="0.644956" calcext:value-type="float">
            <text:p>0.644956</text:p>
          </table:table-cell>
          <table:table-cell office:value-type="float" office:value="0.193162" calcext:value-type="float">
            <text:p>0.193162</text:p>
          </table:table-cell>
          <table:table-cell/>
          <table:table-cell office:value-type="string" calcext:value-type="string">
            <text:p>4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30]*LN([.B430])" office:value-type="float" office:value="-0" calcext:value-type="float">
            <text:p>0</text:p>
          </table:table-cell>
          <table:table-cell table:formula="of:=[.H430]*LN([.C430])" office:value-type="float" office:value="-0" calcext:value-type="float">
            <text:p>0</text:p>
          </table:table-cell>
          <table:table-cell table:formula="of:=[.I430]*LN([.D430])" office:value-type="float" office:value="-1.64422606391982" calcext:value-type="float">
            <text:p>-1.6442260639</text:p>
          </table:table-cell>
          <table:table-cell table:formula="of:=[.K430]+[.L430]+[.M430]" office:value-type="float" office:value="-1.64422606391982" calcext:value-type="float">
            <text:p>-1.64422606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5.jpg</text:p>
          </table:table-cell>
          <table:table-cell office:value-type="float" office:value="0.042557" calcext:value-type="float">
            <text:p>0.042557</text:p>
          </table:table-cell>
          <table:table-cell office:value-type="float" office:value="0.31172" calcext:value-type="float">
            <text:p>0.31172</text:p>
          </table:table-cell>
          <table:table-cell office:value-type="float" office:value="0.645723" calcext:value-type="float">
            <text:p>0.645723</text:p>
          </table:table-cell>
          <table:table-cell/>
          <table:table-cell office:value-type="string" calcext:value-type="string">
            <text:p>4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31]*LN([.B431])" office:value-type="float" office:value="-0" calcext:value-type="float">
            <text:p>0</text:p>
          </table:table-cell>
          <table:table-cell table:formula="of:=[.H431]*LN([.C431])" office:value-type="float" office:value="-0" calcext:value-type="float">
            <text:p>0</text:p>
          </table:table-cell>
          <table:table-cell table:formula="of:=[.I431]*LN([.D431])" office:value-type="float" office:value="-0.437384659727017" calcext:value-type="float">
            <text:p>-0.4373846597</text:p>
          </table:table-cell>
          <table:table-cell table:formula="of:=[.K431]+[.L431]+[.M431]" office:value-type="float" office:value="-0.437384659727017" calcext:value-type="float">
            <text:p>-0.43738465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6.jpg</text:p>
          </table:table-cell>
          <table:table-cell office:value-type="float" office:value="0.161447" calcext:value-type="float">
            <text:p>0.161447</text:p>
          </table:table-cell>
          <table:table-cell office:value-type="float" office:value="0.60085" calcext:value-type="float">
            <text:p>0.60085</text:p>
          </table:table-cell>
          <table:table-cell office:value-type="float" office:value="0.237703" calcext:value-type="float">
            <text:p>0.237703</text:p>
          </table:table-cell>
          <table:table-cell/>
          <table:table-cell office:value-type="string" calcext:value-type="string">
            <text:p>48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32]*LN([.B432])" office:value-type="float" office:value="-0" calcext:value-type="float">
            <text:p>0</text:p>
          </table:table-cell>
          <table:table-cell table:formula="of:=[.H432]*LN([.C432])" office:value-type="float" office:value="-0.509409959624828" calcext:value-type="float">
            <text:p>-0.5094099596</text:p>
          </table:table-cell>
          <table:table-cell table:formula="of:=[.I432]*LN([.D432])" office:value-type="float" office:value="-0" calcext:value-type="float">
            <text:p>0</text:p>
          </table:table-cell>
          <table:table-cell table:formula="of:=[.K432]+[.L432]+[.M432]" office:value-type="float" office:value="-0.509409959624828" calcext:value-type="float">
            <text:p>-0.5094099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7.jpg</text:p>
          </table:table-cell>
          <table:table-cell office:value-type="float" office:value="0.384589" calcext:value-type="float">
            <text:p>0.384589</text:p>
          </table:table-cell>
          <table:table-cell office:value-type="float" office:value="0.512889" calcext:value-type="float">
            <text:p>0.512889</text:p>
          </table:table-cell>
          <table:table-cell office:value-type="float" office:value="0.102521" calcext:value-type="float">
            <text:p>0.102521</text:p>
          </table:table-cell>
          <table:table-cell/>
          <table:table-cell office:value-type="string" calcext:value-type="string">
            <text:p>48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33]*LN([.B433])" office:value-type="float" office:value="-0" calcext:value-type="float">
            <text:p>0</text:p>
          </table:table-cell>
          <table:table-cell table:formula="of:=[.H433]*LN([.C433])" office:value-type="float" office:value="-0.667695831492663" calcext:value-type="float">
            <text:p>-0.6676958315</text:p>
          </table:table-cell>
          <table:table-cell table:formula="of:=[.I433]*LN([.D433])" office:value-type="float" office:value="-0" calcext:value-type="float">
            <text:p>0</text:p>
          </table:table-cell>
          <table:table-cell table:formula="of:=[.K433]+[.L433]+[.M433]" office:value-type="float" office:value="-0.667695831492663" calcext:value-type="float">
            <text:p>-0.6676958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8.jpg</text:p>
          </table:table-cell>
          <table:table-cell office:value-type="float" office:value="0.089908" calcext:value-type="float">
            <text:p>0.089908</text:p>
          </table:table-cell>
          <table:table-cell office:value-type="float" office:value="0.474855" calcext:value-type="float">
            <text:p>0.474855</text:p>
          </table:table-cell>
          <table:table-cell office:value-type="float" office:value="0.435237" calcext:value-type="float">
            <text:p>0.435237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34]*LN([.B434])" office:value-type="float" office:value="-0" calcext:value-type="float">
            <text:p>0</text:p>
          </table:table-cell>
          <table:table-cell table:formula="of:=[.H434]*LN([.C434])" office:value-type="float" office:value="-0.744745784707673" calcext:value-type="float">
            <text:p>-0.7447457847</text:p>
          </table:table-cell>
          <table:table-cell table:formula="of:=[.I434]*LN([.D434])" office:value-type="float" office:value="-0" calcext:value-type="float">
            <text:p>0</text:p>
          </table:table-cell>
          <table:table-cell table:formula="of:=[.K434]+[.L434]+[.M434]" office:value-type="float" office:value="-0.744745784707673" calcext:value-type="float">
            <text:p>-0.74474578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9.jpg</text:p>
          </table:table-cell>
          <table:table-cell office:value-type="float" office:value="0.187877" calcext:value-type="float">
            <text:p>0.187877</text:p>
          </table:table-cell>
          <table:table-cell office:value-type="float" office:value="0.57123" calcext:value-type="float">
            <text:p>0.57123</text:p>
          </table:table-cell>
          <table:table-cell office:value-type="float" office:value="0.240893" calcext:value-type="float">
            <text:p>0.240893</text:p>
          </table:table-cell>
          <table:table-cell/>
          <table:table-cell office:value-type="string" calcext:value-type="string">
            <text:p>48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35]*LN([.B435])" office:value-type="float" office:value="-1.67196778558975" calcext:value-type="float">
            <text:p>-1.6719677856</text:p>
          </table:table-cell>
          <table:table-cell table:formula="of:=[.H435]*LN([.C435])" office:value-type="float" office:value="-0" calcext:value-type="float">
            <text:p>0</text:p>
          </table:table-cell>
          <table:table-cell table:formula="of:=[.I435]*LN([.D435])" office:value-type="float" office:value="-0" calcext:value-type="float">
            <text:p>0</text:p>
          </table:table-cell>
          <table:table-cell table:formula="of:=[.K435]+[.L435]+[.M435]" office:value-type="float" office:value="-1.67196778558975" calcext:value-type="float">
            <text:p>-1.67196778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.jpg</text:p>
          </table:table-cell>
          <table:table-cell office:value-type="float" office:value="0.046459" calcext:value-type="float">
            <text:p>0.046459</text:p>
          </table:table-cell>
          <table:table-cell office:value-type="float" office:value="0.289199" calcext:value-type="float">
            <text:p>0.289199</text:p>
          </table:table-cell>
          <table:table-cell office:value-type="float" office:value="0.664342" calcext:value-type="float">
            <text:p>0.664342</text:p>
          </table:table-cell>
          <table:table-cell/>
          <table:table-cell office:value-type="string" calcext:value-type="string">
            <text:p>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36]*LN([.B436])" office:value-type="float" office:value="-0" calcext:value-type="float">
            <text:p>0</text:p>
          </table:table-cell>
          <table:table-cell table:formula="of:=[.H436]*LN([.C436])" office:value-type="float" office:value="-0" calcext:value-type="float">
            <text:p>0</text:p>
          </table:table-cell>
          <table:table-cell table:formula="of:=[.I436]*LN([.D436])" office:value-type="float" office:value="-0.408958201862737" calcext:value-type="float">
            <text:p>-0.4089582019</text:p>
          </table:table-cell>
          <table:table-cell table:formula="of:=[.K436]+[.L436]+[.M436]" office:value-type="float" office:value="-0.408958201862737" calcext:value-type="float">
            <text:p>-0.4089582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0.jpg</text:p>
          </table:table-cell>
          <table:table-cell office:value-type="float" office:value="0.225337" calcext:value-type="float">
            <text:p>0.225337</text:p>
          </table:table-cell>
          <table:table-cell office:value-type="float" office:value="0.645981" calcext:value-type="float">
            <text:p>0.645981</text:p>
          </table:table-cell>
          <table:table-cell office:value-type="float" office:value="0.128683" calcext:value-type="float">
            <text:p>0.128683</text:p>
          </table:table-cell>
          <table:table-cell/>
          <table:table-cell office:value-type="string" calcext:value-type="string">
            <text:p>49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37]*LN([.B437])" office:value-type="float" office:value="-0" calcext:value-type="float">
            <text:p>0</text:p>
          </table:table-cell>
          <table:table-cell table:formula="of:=[.H437]*LN([.C437])" office:value-type="float" office:value="-0.436985187396776" calcext:value-type="float">
            <text:p>-0.4369851874</text:p>
          </table:table-cell>
          <table:table-cell table:formula="of:=[.I437]*LN([.D437])" office:value-type="float" office:value="-0" calcext:value-type="float">
            <text:p>0</text:p>
          </table:table-cell>
          <table:table-cell table:formula="of:=[.K437]+[.L437]+[.M437]" office:value-type="float" office:value="-0.436985187396776" calcext:value-type="float">
            <text:p>-0.43698518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1.jpg</text:p>
          </table:table-cell>
          <table:table-cell office:value-type="float" office:value="0.14063" calcext:value-type="float">
            <text:p>0.14063</text:p>
          </table:table-cell>
          <table:table-cell office:value-type="float" office:value="0.544739" calcext:value-type="float">
            <text:p>0.544739</text:p>
          </table:table-cell>
          <table:table-cell office:value-type="float" office:value="0.314631" calcext:value-type="float">
            <text:p>0.314631</text:p>
          </table:table-cell>
          <table:table-cell/>
          <table:table-cell office:value-type="string" calcext:value-type="string">
            <text:p>4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38]*LN([.B438])" office:value-type="float" office:value="-0" calcext:value-type="float">
            <text:p>0</text:p>
          </table:table-cell>
          <table:table-cell table:formula="of:=[.H438]*LN([.C438])" office:value-type="float" office:value="-0" calcext:value-type="float">
            <text:p>0</text:p>
          </table:table-cell>
          <table:table-cell table:formula="of:=[.I438]*LN([.D438])" office:value-type="float" office:value="-1.15635475538668" calcext:value-type="float">
            <text:p>-1.1563547554</text:p>
          </table:table-cell>
          <table:table-cell table:formula="of:=[.K438]+[.L438]+[.M438]" office:value-type="float" office:value="-1.15635475538668" calcext:value-type="float">
            <text:p>-1.1563547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2.jpg</text:p>
          </table:table-cell>
          <table:table-cell office:value-type="float" office:value="0.647513" calcext:value-type="float">
            <text:p>0.647513</text:p>
          </table:table-cell>
          <table:table-cell office:value-type="float" office:value="0.316964" calcext:value-type="float">
            <text:p>0.316964</text:p>
          </table:table-cell>
          <table:table-cell office:value-type="float" office:value="0.035523" calcext:value-type="float">
            <text:p>0.035523</text:p>
          </table:table-cell>
          <table:table-cell/>
          <table:table-cell office:value-type="string" calcext:value-type="string">
            <text:p>49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39]*LN([.B439])" office:value-type="float" office:value="-0" calcext:value-type="float">
            <text:p>0</text:p>
          </table:table-cell>
          <table:table-cell table:formula="of:=[.H439]*LN([.C439])" office:value-type="float" office:value="-1.14896707622258" calcext:value-type="float">
            <text:p>-1.1489670762</text:p>
          </table:table-cell>
          <table:table-cell table:formula="of:=[.I439]*LN([.D439])" office:value-type="float" office:value="-0" calcext:value-type="float">
            <text:p>0</text:p>
          </table:table-cell>
          <table:table-cell table:formula="of:=[.K439]+[.L439]+[.M439]" office:value-type="float" office:value="-1.14896707622258" calcext:value-type="float">
            <text:p>-1.14896707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3.jpg</text:p>
          </table:table-cell>
          <table:table-cell office:value-type="float" office:value="0.402327" calcext:value-type="float">
            <text:p>0.402327</text:p>
          </table:table-cell>
          <table:table-cell office:value-type="float" office:value="0.501933" calcext:value-type="float">
            <text:p>0.501933</text:p>
          </table:table-cell>
          <table:table-cell office:value-type="float" office:value="0.09574" calcext:value-type="float">
            <text:p>0.09574</text:p>
          </table:table-cell>
          <table:table-cell/>
          <table:table-cell office:value-type="string" calcext:value-type="string">
            <text:p>49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40]*LN([.B440])" office:value-type="float" office:value="-0.910490088184485" calcext:value-type="float">
            <text:p>-0.9104900882</text:p>
          </table:table-cell>
          <table:table-cell table:formula="of:=[.H440]*LN([.C440])" office:value-type="float" office:value="-0" calcext:value-type="float">
            <text:p>0</text:p>
          </table:table-cell>
          <table:table-cell table:formula="of:=[.I440]*LN([.D440])" office:value-type="float" office:value="-0" calcext:value-type="float">
            <text:p>0</text:p>
          </table:table-cell>
          <table:table-cell table:formula="of:=[.K440]+[.L440]+[.M440]" office:value-type="float" office:value="-0.910490088184485" calcext:value-type="float">
            <text:p>-0.91049008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4.jpg</text:p>
          </table:table-cell>
          <table:table-cell office:value-type="float" office:value="0.080783" calcext:value-type="float">
            <text:p>0.080783</text:p>
          </table:table-cell>
          <table:table-cell office:value-type="float" office:value="0.537563" calcext:value-type="float">
            <text:p>0.537563</text:p>
          </table:table-cell>
          <table:table-cell office:value-type="float" office:value="0.381654" calcext:value-type="float">
            <text:p>0.381654</text:p>
          </table:table-cell>
          <table:table-cell/>
          <table:table-cell office:value-type="string" calcext:value-type="string">
            <text:p>4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41]*LN([.B441])" office:value-type="float" office:value="-0" calcext:value-type="float">
            <text:p>0</text:p>
          </table:table-cell>
          <table:table-cell table:formula="of:=[.H441]*LN([.C441])" office:value-type="float" office:value="-0.620709316546467" calcext:value-type="float">
            <text:p>-0.6207093165</text:p>
          </table:table-cell>
          <table:table-cell table:formula="of:=[.I441]*LN([.D441])" office:value-type="float" office:value="-0" calcext:value-type="float">
            <text:p>0</text:p>
          </table:table-cell>
          <table:table-cell table:formula="of:=[.K441]+[.L441]+[.M441]" office:value-type="float" office:value="-0.620709316546467" calcext:value-type="float">
            <text:p>-0.62070931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5.jpg</text:p>
          </table:table-cell>
          <table:table-cell office:value-type="float" office:value="0.172097" calcext:value-type="float">
            <text:p>0.172097</text:p>
          </table:table-cell>
          <table:table-cell office:value-type="float" office:value="0.768936" calcext:value-type="float">
            <text:p>0.768936</text:p>
          </table:table-cell>
          <table:table-cell office:value-type="float" office:value="0.058967" calcext:value-type="float">
            <text:p>0.058967</text:p>
          </table:table-cell>
          <table:table-cell/>
          <table:table-cell office:value-type="string" calcext:value-type="string">
            <text:p>49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42]*LN([.B442])" office:value-type="float" office:value="-0" calcext:value-type="float">
            <text:p>0</text:p>
          </table:table-cell>
          <table:table-cell table:formula="of:=[.H442]*LN([.C442])" office:value-type="float" office:value="-0.262747537907373" calcext:value-type="float">
            <text:p>-0.2627475379</text:p>
          </table:table-cell>
          <table:table-cell table:formula="of:=[.I442]*LN([.D442])" office:value-type="float" office:value="-0" calcext:value-type="float">
            <text:p>0</text:p>
          </table:table-cell>
          <table:table-cell table:formula="of:=[.K442]+[.L442]+[.M442]" office:value-type="float" office:value="-0.262747537907373" calcext:value-type="float">
            <text:p>-0.26274753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6.jpg</text:p>
          </table:table-cell>
          <table:table-cell office:value-type="float" office:value="0.059142" calcext:value-type="float">
            <text:p>0.059142</text:p>
          </table:table-cell>
          <table:table-cell office:value-type="float" office:value="0.560134" calcext:value-type="float">
            <text:p>0.560134</text:p>
          </table:table-cell>
          <table:table-cell office:value-type="float" office:value="0.380724" calcext:value-type="float">
            <text:p>0.380724</text:p>
          </table:table-cell>
          <table:table-cell/>
          <table:table-cell office:value-type="string" calcext:value-type="string">
            <text:p>4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43]*LN([.B443])" office:value-type="float" office:value="-0" calcext:value-type="float">
            <text:p>0</text:p>
          </table:table-cell>
          <table:table-cell table:formula="of:=[.H443]*LN([.C443])" office:value-type="float" office:value="-0" calcext:value-type="float">
            <text:p>0</text:p>
          </table:table-cell>
          <table:table-cell table:formula="of:=[.I443]*LN([.D443])" office:value-type="float" office:value="-0.965680575815565" calcext:value-type="float">
            <text:p>-0.9656805758</text:p>
          </table:table-cell>
          <table:table-cell table:formula="of:=[.K443]+[.L443]+[.M443]" office:value-type="float" office:value="-0.965680575815565" calcext:value-type="float">
            <text:p>-0.9656805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7.jpg</text:p>
          </table:table-cell>
          <table:table-cell office:value-type="float" office:value="0.342996" calcext:value-type="float">
            <text:p>0.342996</text:p>
          </table:table-cell>
          <table:table-cell office:value-type="float" office:value="0.603832" calcext:value-type="float">
            <text:p>0.603832</text:p>
          </table:table-cell>
          <table:table-cell office:value-type="float" office:value="0.053172" calcext:value-type="float">
            <text:p>0.053172</text:p>
          </table:table-cell>
          <table:table-cell/>
          <table:table-cell office:value-type="string" calcext:value-type="string">
            <text:p>4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44]*LN([.B444])" office:value-type="float" office:value="-0" calcext:value-type="float">
            <text:p>0</text:p>
          </table:table-cell>
          <table:table-cell table:formula="of:=[.H444]*LN([.C444])" office:value-type="float" office:value="-0.504459265432375" calcext:value-type="float">
            <text:p>-0.5044592654</text:p>
          </table:table-cell>
          <table:table-cell table:formula="of:=[.I444]*LN([.D444])" office:value-type="float" office:value="-0" calcext:value-type="float">
            <text:p>0</text:p>
          </table:table-cell>
          <table:table-cell table:formula="of:=[.K444]+[.L444]+[.M444]" office:value-type="float" office:value="-0.504459265432375" calcext:value-type="float">
            <text:p>-0.50445926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8.jpg</text:p>
          </table:table-cell>
          <table:table-cell office:value-type="float" office:value="0.289097" calcext:value-type="float">
            <text:p>0.289097</text:p>
          </table:table-cell>
          <table:table-cell office:value-type="float" office:value="0.391784" calcext:value-type="float">
            <text:p>0.391784</text:p>
          </table:table-cell>
          <table:table-cell office:value-type="float" office:value="0.319119" calcext:value-type="float">
            <text:p>0.319119</text:p>
          </table:table-cell>
          <table:table-cell/>
          <table:table-cell office:value-type="string" calcext:value-type="string">
            <text:p>49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45]*LN([.B445])" office:value-type="float" office:value="-0" calcext:value-type="float">
            <text:p>0</text:p>
          </table:table-cell>
          <table:table-cell table:formula="of:=[.H445]*LN([.C445])" office:value-type="float" office:value="-0.937044611467374" calcext:value-type="float">
            <text:p>-0.9370446115</text:p>
          </table:table-cell>
          <table:table-cell table:formula="of:=[.I445]*LN([.D445])" office:value-type="float" office:value="-0" calcext:value-type="float">
            <text:p>0</text:p>
          </table:table-cell>
          <table:table-cell table:formula="of:=[.K445]+[.L445]+[.M445]" office:value-type="float" office:value="-0.937044611467374" calcext:value-type="float">
            <text:p>-0.93704461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9.jpg</text:p>
          </table:table-cell>
          <table:table-cell office:value-type="float" office:value="0.034724" calcext:value-type="float">
            <text:p>0.034724</text:p>
          </table:table-cell>
          <table:table-cell office:value-type="float" office:value="0.194079" calcext:value-type="float">
            <text:p>0.194079</text:p>
          </table:table-cell>
          <table:table-cell office:value-type="float" office:value="0.771197" calcext:value-type="float">
            <text:p>0.771197</text:p>
          </table:table-cell>
          <table:table-cell/>
          <table:table-cell office:value-type="string" calcext:value-type="string">
            <text:p>4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46]*LN([.B446])" office:value-type="float" office:value="-0" calcext:value-type="float">
            <text:p>0</text:p>
          </table:table-cell>
          <table:table-cell table:formula="of:=[.H446]*LN([.C446])" office:value-type="float" office:value="-0" calcext:value-type="float">
            <text:p>0</text:p>
          </table:table-cell>
          <table:table-cell table:formula="of:=[.I446]*LN([.D446])" office:value-type="float" office:value="-0.259811425734861" calcext:value-type="float">
            <text:p>-0.2598114257</text:p>
          </table:table-cell>
          <table:table-cell table:formula="of:=[.K446]+[.L446]+[.M446]" office:value-type="float" office:value="-0.259811425734861" calcext:value-type="float">
            <text:p>-0.25981142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jpg</text:p>
          </table:table-cell>
          <table:table-cell office:value-type="float" office:value="0.461322" calcext:value-type="float">
            <text:p>0.461322</text:p>
          </table:table-cell>
          <table:table-cell office:value-type="float" office:value="0.46707" calcext:value-type="float">
            <text:p>0.46707</text:p>
          </table:table-cell>
          <table:table-cell office:value-type="float" office:value="0.071608" calcext:value-type="float">
            <text:p>0.071608</text:p>
          </table:table-cell>
          <table:table-cell/>
          <table:table-cell office:value-type="string" calcext:value-type="string">
            <text:p>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47]*LN([.B447])" office:value-type="float" office:value="-0" calcext:value-type="float">
            <text:p>0</text:p>
          </table:table-cell>
          <table:table-cell table:formula="of:=[.H447]*LN([.C447])" office:value-type="float" office:value="-0.761276139612444" calcext:value-type="float">
            <text:p>-0.7612761396</text:p>
          </table:table-cell>
          <table:table-cell table:formula="of:=[.I447]*LN([.D447])" office:value-type="float" office:value="-0" calcext:value-type="float">
            <text:p>0</text:p>
          </table:table-cell>
          <table:table-cell table:formula="of:=[.K447]+[.L447]+[.M447]" office:value-type="float" office:value="-0.761276139612444" calcext:value-type="float">
            <text:p>-0.7612761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.jpg</text:p>
          </table:table-cell>
          <table:table-cell office:value-type="float" office:value="0.033714" calcext:value-type="float">
            <text:p>0.033714</text:p>
          </table:table-cell>
          <table:table-cell office:value-type="float" office:value="0.294561" calcext:value-type="float">
            <text:p>0.294561</text:p>
          </table:table-cell>
          <table:table-cell office:value-type="float" office:value="0.671725" calcext:value-type="float">
            <text:p>0.671725</text:p>
          </table:table-cell>
          <table:table-cell/>
          <table:table-cell office:value-type="string" calcext:value-type="string">
            <text:p>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48]*LN([.B448])" office:value-type="float" office:value="-0" calcext:value-type="float">
            <text:p>0</text:p>
          </table:table-cell>
          <table:table-cell table:formula="of:=[.H448]*LN([.C448])" office:value-type="float" office:value="-0" calcext:value-type="float">
            <text:p>0</text:p>
          </table:table-cell>
          <table:table-cell table:formula="of:=[.I448]*LN([.D448])" office:value-type="float" office:value="-0.397906248405352" calcext:value-type="float">
            <text:p>-0.3979062484</text:p>
          </table:table-cell>
          <table:table-cell table:formula="of:=[.K448]+[.L448]+[.M448]" office:value-type="float" office:value="-0.397906248405352" calcext:value-type="float">
            <text:p>-0.3979062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0.jpg</text:p>
          </table:table-cell>
          <table:table-cell office:value-type="float" office:value="0.17998" calcext:value-type="float">
            <text:p>0.17998</text:p>
          </table:table-cell>
          <table:table-cell office:value-type="float" office:value="0.449066" calcext:value-type="float">
            <text:p>0.449066</text:p>
          </table:table-cell>
          <table:table-cell office:value-type="float" office:value="0.370954" calcext:value-type="float">
            <text:p>0.370954</text:p>
          </table:table-cell>
          <table:table-cell/>
          <table:table-cell office:value-type="string" calcext:value-type="string">
            <text:p>50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49]*LN([.B449])" office:value-type="float" office:value="-0" calcext:value-type="float">
            <text:p>0</text:p>
          </table:table-cell>
          <table:table-cell table:formula="of:=[.H449]*LN([.C449])" office:value-type="float" office:value="-0.800585408723856" calcext:value-type="float">
            <text:p>-0.8005854087</text:p>
          </table:table-cell>
          <table:table-cell table:formula="of:=[.I449]*LN([.D449])" office:value-type="float" office:value="-0" calcext:value-type="float">
            <text:p>0</text:p>
          </table:table-cell>
          <table:table-cell table:formula="of:=[.K449]+[.L449]+[.M449]" office:value-type="float" office:value="-0.800585408723856" calcext:value-type="float">
            <text:p>-0.8005854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1.jpg</text:p>
          </table:table-cell>
          <table:table-cell office:value-type="float" office:value="0.353169" calcext:value-type="float">
            <text:p>0.353169</text:p>
          </table:table-cell>
          <table:table-cell office:value-type="float" office:value="0.619371" calcext:value-type="float">
            <text:p>0.619371</text:p>
          </table:table-cell>
          <table:table-cell office:value-type="float" office:value="0.02746" calcext:value-type="float">
            <text:p>0.02746</text:p>
          </table:table-cell>
          <table:table-cell/>
          <table:table-cell office:value-type="string" calcext:value-type="string">
            <text:p>50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50]*LN([.B450])" office:value-type="float" office:value="-0" calcext:value-type="float">
            <text:p>0</text:p>
          </table:table-cell>
          <table:table-cell table:formula="of:=[.H450]*LN([.C450])" office:value-type="float" office:value="-0.479050832041846" calcext:value-type="float">
            <text:p>-0.479050832</text:p>
          </table:table-cell>
          <table:table-cell table:formula="of:=[.I450]*LN([.D450])" office:value-type="float" office:value="-0" calcext:value-type="float">
            <text:p>0</text:p>
          </table:table-cell>
          <table:table-cell table:formula="of:=[.K450]+[.L450]+[.M450]" office:value-type="float" office:value="-0.479050832041846" calcext:value-type="float">
            <text:p>-0.4790508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2.jpg</text:p>
          </table:table-cell>
          <table:table-cell office:value-type="float" office:value="0.06813" calcext:value-type="float">
            <text:p>0.06813</text:p>
          </table:table-cell>
          <table:table-cell office:value-type="float" office:value="0.409782" calcext:value-type="float">
            <text:p>0.409782</text:p>
          </table:table-cell>
          <table:table-cell office:value-type="float" office:value="0.522088" calcext:value-type="float">
            <text:p>0.522088</text:p>
          </table:table-cell>
          <table:table-cell/>
          <table:table-cell office:value-type="string" calcext:value-type="string">
            <text:p>5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51]*LN([.B451])" office:value-type="float" office:value="-0" calcext:value-type="float">
            <text:p>0</text:p>
          </table:table-cell>
          <table:table-cell table:formula="of:=[.H451]*LN([.C451])" office:value-type="float" office:value="-0" calcext:value-type="float">
            <text:p>0</text:p>
          </table:table-cell>
          <table:table-cell table:formula="of:=[.I451]*LN([.D451])" office:value-type="float" office:value="-0.649919122932431" calcext:value-type="float">
            <text:p>-0.6499191229</text:p>
          </table:table-cell>
          <table:table-cell table:formula="of:=[.K451]+[.L451]+[.M451]" office:value-type="float" office:value="-0.649919122932431" calcext:value-type="float">
            <text:p>-0.6499191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3.jpg</text:p>
          </table:table-cell>
          <table:table-cell office:value-type="float" office:value="0.036672" calcext:value-type="float">
            <text:p>0.036672</text:p>
          </table:table-cell>
          <table:table-cell office:value-type="float" office:value="0.261717" calcext:value-type="float">
            <text:p>0.261717</text:p>
          </table:table-cell>
          <table:table-cell office:value-type="float" office:value="0.701611" calcext:value-type="float">
            <text:p>0.701611</text:p>
          </table:table-cell>
          <table:table-cell/>
          <table:table-cell office:value-type="string" calcext:value-type="string">
            <text:p>50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52]*LN([.B452])" office:value-type="float" office:value="-0" calcext:value-type="float">
            <text:p>0</text:p>
          </table:table-cell>
          <table:table-cell table:formula="of:=[.H452]*LN([.C452])" office:value-type="float" office:value="-1.34049151167812" calcext:value-type="float">
            <text:p>-1.3404915117</text:p>
          </table:table-cell>
          <table:table-cell table:formula="of:=[.I452]*LN([.D452])" office:value-type="float" office:value="-0" calcext:value-type="float">
            <text:p>0</text:p>
          </table:table-cell>
          <table:table-cell table:formula="of:=[.K452]+[.L452]+[.M452]" office:value-type="float" office:value="-1.34049151167812" calcext:value-type="float">
            <text:p>-1.3404915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4.jpg</text:p>
          </table:table-cell>
          <table:table-cell office:value-type="float" office:value="0.040616" calcext:value-type="float">
            <text:p>0.040616</text:p>
          </table:table-cell>
          <table:table-cell office:value-type="float" office:value="0.383022" calcext:value-type="float">
            <text:p>0.383022</text:p>
          </table:table-cell>
          <table:table-cell office:value-type="float" office:value="0.576362" calcext:value-type="float">
            <text:p>0.576362</text:p>
          </table:table-cell>
          <table:table-cell/>
          <table:table-cell office:value-type="string" calcext:value-type="string">
            <text:p>5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53]*LN([.B453])" office:value-type="float" office:value="-0" calcext:value-type="float">
            <text:p>0</text:p>
          </table:table-cell>
          <table:table-cell table:formula="of:=[.H453]*LN([.C453])" office:value-type="float" office:value="-0" calcext:value-type="float">
            <text:p>0</text:p>
          </table:table-cell>
          <table:table-cell table:formula="of:=[.I453]*LN([.D453])" office:value-type="float" office:value="-0.551019343469986" calcext:value-type="float">
            <text:p>-0.5510193435</text:p>
          </table:table-cell>
          <table:table-cell table:formula="of:=[.K453]+[.L453]+[.M453]" office:value-type="float" office:value="-0.551019343469986" calcext:value-type="float">
            <text:p>-0.55101934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5.jpg</text:p>
          </table:table-cell>
          <table:table-cell office:value-type="float" office:value="0.212711" calcext:value-type="float">
            <text:p>0.212711</text:p>
          </table:table-cell>
          <table:table-cell office:value-type="float" office:value="0.734346" calcext:value-type="float">
            <text:p>0.734346</text:p>
          </table:table-cell>
          <table:table-cell office:value-type="float" office:value="0.052943" calcext:value-type="float">
            <text:p>0.052943</text:p>
          </table:table-cell>
          <table:table-cell/>
          <table:table-cell office:value-type="string" calcext:value-type="string">
            <text:p>50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54]*LN([.B454])" office:value-type="float" office:value="-0" calcext:value-type="float">
            <text:p>0</text:p>
          </table:table-cell>
          <table:table-cell table:formula="of:=[.H454]*LN([.C454])" office:value-type="float" office:value="-0.308774971791041" calcext:value-type="float">
            <text:p>-0.3087749718</text:p>
          </table:table-cell>
          <table:table-cell table:formula="of:=[.I454]*LN([.D454])" office:value-type="float" office:value="-0" calcext:value-type="float">
            <text:p>0</text:p>
          </table:table-cell>
          <table:table-cell table:formula="of:=[.K454]+[.L454]+[.M454]" office:value-type="float" office:value="-0.308774971791041" calcext:value-type="float">
            <text:p>-0.30877497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6.jpg</text:p>
          </table:table-cell>
          <table:table-cell office:value-type="float" office:value="0.415024" calcext:value-type="float">
            <text:p>0.415024</text:p>
          </table:table-cell>
          <table:table-cell office:value-type="float" office:value="0.548721" calcext:value-type="float">
            <text:p>0.548721</text:p>
          </table:table-cell>
          <table:table-cell office:value-type="float" office:value="0.036255" calcext:value-type="float">
            <text:p>0.036255</text:p>
          </table:table-cell>
          <table:table-cell/>
          <table:table-cell office:value-type="string" calcext:value-type="string">
            <text:p>50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55]*LN([.B455])" office:value-type="float" office:value="-0" calcext:value-type="float">
            <text:p>0</text:p>
          </table:table-cell>
          <table:table-cell table:formula="of:=[.H455]*LN([.C455])" office:value-type="float" office:value="-0.600165163369638" calcext:value-type="float">
            <text:p>-0.6001651634</text:p>
          </table:table-cell>
          <table:table-cell table:formula="of:=[.I455]*LN([.D455])" office:value-type="float" office:value="-0" calcext:value-type="float">
            <text:p>0</text:p>
          </table:table-cell>
          <table:table-cell table:formula="of:=[.K455]+[.L455]+[.M455]" office:value-type="float" office:value="-0.600165163369638" calcext:value-type="float">
            <text:p>-0.60016516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7.jpg</text:p>
          </table:table-cell>
          <table:table-cell office:value-type="float" office:value="0.126206" calcext:value-type="float">
            <text:p>0.126206</text:p>
          </table:table-cell>
          <table:table-cell office:value-type="float" office:value="0.486377" calcext:value-type="float">
            <text:p>0.486377</text:p>
          </table:table-cell>
          <table:table-cell office:value-type="float" office:value="0.387418" calcext:value-type="float">
            <text:p>0.387418</text:p>
          </table:table-cell>
          <table:table-cell/>
          <table:table-cell office:value-type="string" calcext:value-type="string">
            <text:p>50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56]*LN([.B456])" office:value-type="float" office:value="-0" calcext:value-type="float">
            <text:p>0</text:p>
          </table:table-cell>
          <table:table-cell table:formula="of:=[.H456]*LN([.C456])" office:value-type="float" office:value="-0.720771235632417" calcext:value-type="float">
            <text:p>-0.7207712356</text:p>
          </table:table-cell>
          <table:table-cell table:formula="of:=[.I456]*LN([.D456])" office:value-type="float" office:value="-0" calcext:value-type="float">
            <text:p>0</text:p>
          </table:table-cell>
          <table:table-cell table:formula="of:=[.K456]+[.L456]+[.M456]" office:value-type="float" office:value="-0.720771235632417" calcext:value-type="float">
            <text:p>-0.7207712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8.jpg</text:p>
          </table:table-cell>
          <table:table-cell office:value-type="float" office:value="0.066807" calcext:value-type="float">
            <text:p>0.066807</text:p>
          </table:table-cell>
          <table:table-cell office:value-type="float" office:value="0.547482" calcext:value-type="float">
            <text:p>0.547482</text:p>
          </table:table-cell>
          <table:table-cell office:value-type="float" office:value="0.38571" calcext:value-type="float">
            <text:p>0.38571</text:p>
          </table:table-cell>
          <table:table-cell/>
          <table:table-cell office:value-type="string" calcext:value-type="string">
            <text:p>50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57]*LN([.B457])" office:value-type="float" office:value="-0" calcext:value-type="float">
            <text:p>0</text:p>
          </table:table-cell>
          <table:table-cell table:formula="of:=[.H457]*LN([.C457])" office:value-type="float" office:value="-0.602425694544261" calcext:value-type="float">
            <text:p>-0.6024256945</text:p>
          </table:table-cell>
          <table:table-cell table:formula="of:=[.I457]*LN([.D457])" office:value-type="float" office:value="-0" calcext:value-type="float">
            <text:p>0</text:p>
          </table:table-cell>
          <table:table-cell table:formula="of:=[.K457]+[.L457]+[.M457]" office:value-type="float" office:value="-0.602425694544261" calcext:value-type="float">
            <text:p>-0.6024256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9.jpg</text:p>
          </table:table-cell>
          <table:table-cell office:value-type="float" office:value="0.125931" calcext:value-type="float">
            <text:p>0.125931</text:p>
          </table:table-cell>
          <table:table-cell office:value-type="float" office:value="0.629518" calcext:value-type="float">
            <text:p>0.629518</text:p>
          </table:table-cell>
          <table:table-cell office:value-type="float" office:value="0.244551" calcext:value-type="float">
            <text:p>0.244551</text:p>
          </table:table-cell>
          <table:table-cell/>
          <table:table-cell office:value-type="string" calcext:value-type="string">
            <text:p>50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58]*LN([.B458])" office:value-type="float" office:value="-0" calcext:value-type="float">
            <text:p>0</text:p>
          </table:table-cell>
          <table:table-cell table:formula="of:=[.H458]*LN([.C458])" office:value-type="float" office:value="-0.46280083178422" calcext:value-type="float">
            <text:p>-0.4628008318</text:p>
          </table:table-cell>
          <table:table-cell table:formula="of:=[.I458]*LN([.D458])" office:value-type="float" office:value="-0" calcext:value-type="float">
            <text:p>0</text:p>
          </table:table-cell>
          <table:table-cell table:formula="of:=[.K458]+[.L458]+[.M458]" office:value-type="float" office:value="-0.46280083178422" calcext:value-type="float">
            <text:p>-0.4628008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1.jpg</text:p>
          </table:table-cell>
          <table:table-cell office:value-type="float" office:value="0.835976" calcext:value-type="float">
            <text:p>0.835976</text:p>
          </table:table-cell>
          <table:table-cell office:value-type="float" office:value="0.156837" calcext:value-type="float">
            <text:p>0.156837</text:p>
          </table:table-cell>
          <table:table-cell office:value-type="float" office:value="0.007187" calcext:value-type="float">
            <text:p>0.007187</text:p>
          </table:table-cell>
          <table:table-cell/>
          <table:table-cell office:value-type="string" calcext:value-type="string">
            <text:p>5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59]*LN([.B459])" office:value-type="float" office:value="-0.179155374443493" calcext:value-type="float">
            <text:p>-0.1791553744</text:p>
          </table:table-cell>
          <table:table-cell table:formula="of:=[.H459]*LN([.C459])" office:value-type="float" office:value="-0" calcext:value-type="float">
            <text:p>0</text:p>
          </table:table-cell>
          <table:table-cell table:formula="of:=[.I459]*LN([.D459])" office:value-type="float" office:value="-0" calcext:value-type="float">
            <text:p>0</text:p>
          </table:table-cell>
          <table:table-cell table:formula="of:=[.K459]+[.L459]+[.M459]" office:value-type="float" office:value="-0.179155374443493" calcext:value-type="float">
            <text:p>-0.17915537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10.jpg</text:p>
          </table:table-cell>
          <table:table-cell office:value-type="float" office:value="0.057218" calcext:value-type="float">
            <text:p>0.057218</text:p>
          </table:table-cell>
          <table:table-cell office:value-type="float" office:value="0.218266" calcext:value-type="float">
            <text:p>0.218266</text:p>
          </table:table-cell>
          <table:table-cell office:value-type="float" office:value="0.724516" calcext:value-type="float">
            <text:p>0.724516</text:p>
          </table:table-cell>
          <table:table-cell/>
          <table:table-cell office:value-type="string" calcext:value-type="string">
            <text:p>51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60]*LN([.B460])" office:value-type="float" office:value="-0" calcext:value-type="float">
            <text:p>0</text:p>
          </table:table-cell>
          <table:table-cell table:formula="of:=[.H460]*LN([.C460])" office:value-type="float" office:value="-1.52204077652568" calcext:value-type="float">
            <text:p>-1.5220407765</text:p>
          </table:table-cell>
          <table:table-cell table:formula="of:=[.I460]*LN([.D460])" office:value-type="float" office:value="-0" calcext:value-type="float">
            <text:p>0</text:p>
          </table:table-cell>
          <table:table-cell table:formula="of:=[.K460]+[.L460]+[.M460]" office:value-type="float" office:value="-1.52204077652568" calcext:value-type="float">
            <text:p>-1.52204077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11.jpg</text:p>
          </table:table-cell>
          <table:table-cell office:value-type="float" office:value="0.054149" calcext:value-type="float">
            <text:p>0.054149</text:p>
          </table:table-cell>
          <table:table-cell office:value-type="float" office:value="0.29825" calcext:value-type="float">
            <text:p>0.29825</text:p>
          </table:table-cell>
          <table:table-cell office:value-type="float" office:value="0.647601" calcext:value-type="float">
            <text:p>0.647601</text:p>
          </table:table-cell>
          <table:table-cell/>
          <table:table-cell office:value-type="string" calcext:value-type="string">
            <text:p>5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61]*LN([.B461])" office:value-type="float" office:value="-0" calcext:value-type="float">
            <text:p>0</text:p>
          </table:table-cell>
          <table:table-cell table:formula="of:=[.H461]*LN([.C461])" office:value-type="float" office:value="-0" calcext:value-type="float">
            <text:p>0</text:p>
          </table:table-cell>
          <table:table-cell table:formula="of:=[.I461]*LN([.D461])" office:value-type="float" office:value="-0.434480513016786" calcext:value-type="float">
            <text:p>-0.434480513</text:p>
          </table:table-cell>
          <table:table-cell table:formula="of:=[.K461]+[.L461]+[.M461]" office:value-type="float" office:value="-0.434480513016786" calcext:value-type="float">
            <text:p>-0.434480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2.jpg</text:p>
          </table:table-cell>
          <table:table-cell office:value-type="float" office:value="0.051261" calcext:value-type="float">
            <text:p>0.051261</text:p>
          </table:table-cell>
          <table:table-cell office:value-type="float" office:value="0.220086" calcext:value-type="float">
            <text:p>0.220086</text:p>
          </table:table-cell>
          <table:table-cell office:value-type="float" office:value="0.728654" calcext:value-type="float">
            <text:p>0.728654</text:p>
          </table:table-cell>
          <table:table-cell/>
          <table:table-cell office:value-type="string" calcext:value-type="string">
            <text:p>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62]*LN([.B462])" office:value-type="float" office:value="-0" calcext:value-type="float">
            <text:p>0</text:p>
          </table:table-cell>
          <table:table-cell table:formula="of:=[.H462]*LN([.C462])" office:value-type="float" office:value="-0" calcext:value-type="float">
            <text:p>0</text:p>
          </table:table-cell>
          <table:table-cell table:formula="of:=[.I462]*LN([.D462])" office:value-type="float" office:value="-0.316556282413437" calcext:value-type="float">
            <text:p>-0.3165562824</text:p>
          </table:table-cell>
          <table:table-cell table:formula="of:=[.K462]+[.L462]+[.M462]" office:value-type="float" office:value="-0.316556282413437" calcext:value-type="float">
            <text:p>-0.3165562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3.jpg</text:p>
          </table:table-cell>
          <table:table-cell office:value-type="float" office:value="0.052438" calcext:value-type="float">
            <text:p>0.052438</text:p>
          </table:table-cell>
          <table:table-cell office:value-type="float" office:value="0.178225" calcext:value-type="float">
            <text:p>0.178225</text:p>
          </table:table-cell>
          <table:table-cell office:value-type="float" office:value="0.769336" calcext:value-type="float">
            <text:p>0.769336</text:p>
          </table:table-cell>
          <table:table-cell/>
          <table:table-cell office:value-type="string" calcext:value-type="string">
            <text:p>5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63]*LN([.B463])" office:value-type="float" office:value="-2.94812375963927" calcext:value-type="float">
            <text:p>-2.9481237596</text:p>
          </table:table-cell>
          <table:table-cell table:formula="of:=[.H463]*LN([.C463])" office:value-type="float" office:value="-0" calcext:value-type="float">
            <text:p>0</text:p>
          </table:table-cell>
          <table:table-cell table:formula="of:=[.I463]*LN([.D463])" office:value-type="float" office:value="-0" calcext:value-type="float">
            <text:p>0</text:p>
          </table:table-cell>
          <table:table-cell table:formula="of:=[.K463]+[.L463]+[.M463]" office:value-type="float" office:value="-2.94812375963927" calcext:value-type="float">
            <text:p>-2.9481237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4.jpg</text:p>
          </table:table-cell>
          <table:table-cell office:value-type="float" office:value="0.089483" calcext:value-type="float">
            <text:p>0.089483</text:p>
          </table:table-cell>
          <table:table-cell office:value-type="float" office:value="0.450974" calcext:value-type="float">
            <text:p>0.450974</text:p>
          </table:table-cell>
          <table:table-cell office:value-type="float" office:value="0.459543" calcext:value-type="float">
            <text:p>0.459543</text:p>
          </table:table-cell>
          <table:table-cell/>
          <table:table-cell office:value-type="string" calcext:value-type="string">
            <text:p>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64]*LN([.B464])" office:value-type="float" office:value="-0" calcext:value-type="float">
            <text:p>0</text:p>
          </table:table-cell>
          <table:table-cell table:formula="of:=[.H464]*LN([.C464])" office:value-type="float" office:value="-0" calcext:value-type="float">
            <text:p>0</text:p>
          </table:table-cell>
          <table:table-cell table:formula="of:=[.I464]*LN([.D464])" office:value-type="float" office:value="-0.777522761586491" calcext:value-type="float">
            <text:p>-0.7775227616</text:p>
          </table:table-cell>
          <table:table-cell table:formula="of:=[.K464]+[.L464]+[.M464]" office:value-type="float" office:value="-0.777522761586491" calcext:value-type="float">
            <text:p>-0.7775227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5.jpg</text:p>
          </table:table-cell>
          <table:table-cell office:value-type="float" office:value="0.059702" calcext:value-type="float">
            <text:p>0.059702</text:p>
          </table:table-cell>
          <table:table-cell office:value-type="float" office:value="0.277167" calcext:value-type="float">
            <text:p>0.277167</text:p>
          </table:table-cell>
          <table:table-cell office:value-type="float" office:value="0.66313" calcext:value-type="float">
            <text:p>0.66313</text:p>
          </table:table-cell>
          <table:table-cell/>
          <table:table-cell office:value-type="string" calcext:value-type="string">
            <text:p>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65]*LN([.B465])" office:value-type="float" office:value="-0" calcext:value-type="float">
            <text:p>0</text:p>
          </table:table-cell>
          <table:table-cell table:formula="of:=[.H465]*LN([.C465])" office:value-type="float" office:value="-0" calcext:value-type="float">
            <text:p>0</text:p>
          </table:table-cell>
          <table:table-cell table:formula="of:=[.I465]*LN([.D465])" office:value-type="float" office:value="-0.410784229585765" calcext:value-type="float">
            <text:p>-0.4107842296</text:p>
          </table:table-cell>
          <table:table-cell table:formula="of:=[.K465]+[.L465]+[.M465]" office:value-type="float" office:value="-0.410784229585765" calcext:value-type="float">
            <text:p>-0.41078422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6.jpg</text:p>
          </table:table-cell>
          <table:table-cell office:value-type="float" office:value="0.098528" calcext:value-type="float">
            <text:p>0.098528</text:p>
          </table:table-cell>
          <table:table-cell office:value-type="float" office:value="0.746576" calcext:value-type="float">
            <text:p>0.746576</text:p>
          </table:table-cell>
          <table:table-cell office:value-type="float" office:value="0.154896" calcext:value-type="float">
            <text:p>0.154896</text:p>
          </table:table-cell>
          <table:table-cell/>
          <table:table-cell office:value-type="string" calcext:value-type="string">
            <text:p>5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66]*LN([.B466])" office:value-type="float" office:value="-0" calcext:value-type="float">
            <text:p>0</text:p>
          </table:table-cell>
          <table:table-cell table:formula="of:=[.H466]*LN([.C466])" office:value-type="float" office:value="-0.292257858745636" calcext:value-type="float">
            <text:p>-0.2922578587</text:p>
          </table:table-cell>
          <table:table-cell table:formula="of:=[.I466]*LN([.D466])" office:value-type="float" office:value="-0" calcext:value-type="float">
            <text:p>0</text:p>
          </table:table-cell>
          <table:table-cell table:formula="of:=[.K466]+[.L466]+[.M466]" office:value-type="float" office:value="-0.292257858745636" calcext:value-type="float">
            <text:p>-0.29225785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7.jpg</text:p>
          </table:table-cell>
          <table:table-cell office:value-type="float" office:value="0.353014" calcext:value-type="float">
            <text:p>0.353014</text:p>
          </table:table-cell>
          <table:table-cell office:value-type="float" office:value="0.540317" calcext:value-type="float">
            <text:p>0.540317</text:p>
          </table:table-cell>
          <table:table-cell office:value-type="float" office:value="0.106669" calcext:value-type="float">
            <text:p>0.106669</text:p>
          </table:table-cell>
          <table:table-cell/>
          <table:table-cell office:value-type="string" calcext:value-type="string">
            <text:p>5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67]*LN([.B467])" office:value-type="float" office:value="-0" calcext:value-type="float">
            <text:p>0</text:p>
          </table:table-cell>
          <table:table-cell table:formula="of:=[.H467]*LN([.C467])" office:value-type="float" office:value="-0.615599274625618" calcext:value-type="float">
            <text:p>-0.6155992746</text:p>
          </table:table-cell>
          <table:table-cell table:formula="of:=[.I467]*LN([.D467])" office:value-type="float" office:value="-0" calcext:value-type="float">
            <text:p>0</text:p>
          </table:table-cell>
          <table:table-cell table:formula="of:=[.K467]+[.L467]+[.M467]" office:value-type="float" office:value="-0.615599274625618" calcext:value-type="float">
            <text:p>-0.61559927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8.jpg</text:p>
          </table:table-cell>
          <table:table-cell office:value-type="float" office:value="0.117667" calcext:value-type="float">
            <text:p>0.117667</text:p>
          </table:table-cell>
          <table:table-cell office:value-type="float" office:value="0.479867" calcext:value-type="float">
            <text:p>0.479867</text:p>
          </table:table-cell>
          <table:table-cell office:value-type="float" office:value="0.402466" calcext:value-type="float">
            <text:p>0.402466</text:p>
          </table:table-cell>
          <table:table-cell/>
          <table:table-cell office:value-type="string" calcext:value-type="string">
            <text:p>5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68]*LN([.B468])" office:value-type="float" office:value="-0" calcext:value-type="float">
            <text:p>0</text:p>
          </table:table-cell>
          <table:table-cell table:formula="of:=[.H468]*LN([.C468])" office:value-type="float" office:value="-0.734246296808213" calcext:value-type="float">
            <text:p>-0.7342462968</text:p>
          </table:table-cell>
          <table:table-cell table:formula="of:=[.I468]*LN([.D468])" office:value-type="float" office:value="-0" calcext:value-type="float">
            <text:p>0</text:p>
          </table:table-cell>
          <table:table-cell table:formula="of:=[.K468]+[.L468]+[.M468]" office:value-type="float" office:value="-0.734246296808213" calcext:value-type="float">
            <text:p>-0.73424629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9.jpg</text:p>
          </table:table-cell>
          <table:table-cell office:value-type="float" office:value="0.540615" calcext:value-type="float">
            <text:p>0.540615</text:p>
          </table:table-cell>
          <table:table-cell office:value-type="float" office:value="0.399977" calcext:value-type="float">
            <text:p>0.399977</text:p>
          </table:table-cell>
          <table:table-cell office:value-type="float" office:value="0.059408" calcext:value-type="float">
            <text:p>0.059408</text:p>
          </table:table-cell>
          <table:table-cell/>
          <table:table-cell office:value-type="string" calcext:value-type="string">
            <text:p>5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69]*LN([.B469])" office:value-type="float" office:value="-0.615047898576894" calcext:value-type="float">
            <text:p>-0.6150478986</text:p>
          </table:table-cell>
          <table:table-cell table:formula="of:=[.H469]*LN([.C469])" office:value-type="float" office:value="-0" calcext:value-type="float">
            <text:p>0</text:p>
          </table:table-cell>
          <table:table-cell table:formula="of:=[.I469]*LN([.D469])" office:value-type="float" office:value="-0" calcext:value-type="float">
            <text:p>0</text:p>
          </table:table-cell>
          <table:table-cell table:formula="of:=[.K469]+[.L469]+[.M469]" office:value-type="float" office:value="-0.615047898576894" calcext:value-type="float">
            <text:p>-0.61504789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jpg</text:p>
          </table:table-cell>
          <table:table-cell office:value-type="float" office:value="0.345069" calcext:value-type="float">
            <text:p>0.345069</text:p>
          </table:table-cell>
          <table:table-cell office:value-type="float" office:value="0.521353" calcext:value-type="float">
            <text:p>0.521353</text:p>
          </table:table-cell>
          <table:table-cell office:value-type="float" office:value="0.133577" calcext:value-type="float">
            <text:p>0.133577</text:p>
          </table:table-cell>
          <table:table-cell/>
          <table:table-cell office:value-type="string" calcext:value-type="string">
            <text:p>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70]*LN([.B470])" office:value-type="float" office:value="-0" calcext:value-type="float">
            <text:p>0</text:p>
          </table:table-cell>
          <table:table-cell table:formula="of:=[.H470]*LN([.C470])" office:value-type="float" office:value="-0.651327923471348" calcext:value-type="float">
            <text:p>-0.6513279235</text:p>
          </table:table-cell>
          <table:table-cell table:formula="of:=[.I470]*LN([.D470])" office:value-type="float" office:value="-0" calcext:value-type="float">
            <text:p>0</text:p>
          </table:table-cell>
          <table:table-cell table:formula="of:=[.K470]+[.L470]+[.M470]" office:value-type="float" office:value="-0.651327923471348" calcext:value-type="float">
            <text:p>-0.65132792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0.jpg</text:p>
          </table:table-cell>
          <table:table-cell office:value-type="float" office:value="0.179836" calcext:value-type="float">
            <text:p>0.179836</text:p>
          </table:table-cell>
          <table:table-cell office:value-type="float" office:value="0.523664" calcext:value-type="float">
            <text:p>0.523664</text:p>
          </table:table-cell>
          <table:table-cell office:value-type="float" office:value="0.2965" calcext:value-type="float">
            <text:p>0.2965</text:p>
          </table:table-cell>
          <table:table-cell/>
          <table:table-cell office:value-type="string" calcext:value-type="string">
            <text:p>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71]*LN([.B471])" office:value-type="float" office:value="-0" calcext:value-type="float">
            <text:p>0</text:p>
          </table:table-cell>
          <table:table-cell table:formula="of:=[.H471]*LN([.C471])" office:value-type="float" office:value="-0" calcext:value-type="float">
            <text:p>0</text:p>
          </table:table-cell>
          <table:table-cell table:formula="of:=[.I471]*LN([.D471])" office:value-type="float" office:value="-1.21570806054436" calcext:value-type="float">
            <text:p>-1.2157080605</text:p>
          </table:table-cell>
          <table:table-cell table:formula="of:=[.K471]+[.L471]+[.M471]" office:value-type="float" office:value="-1.21570806054436" calcext:value-type="float">
            <text:p>-1.2157080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1.jpg</text:p>
          </table:table-cell>
          <table:table-cell office:value-type="float" office:value="0.352965" calcext:value-type="float">
            <text:p>0.352965</text:p>
          </table:table-cell>
          <table:table-cell office:value-type="float" office:value="0.542228" calcext:value-type="float">
            <text:p>0.542228</text:p>
          </table:table-cell>
          <table:table-cell office:value-type="float" office:value="0.104808" calcext:value-type="float">
            <text:p>0.104808</text:p>
          </table:table-cell>
          <table:table-cell/>
          <table:table-cell office:value-type="string" calcext:value-type="string">
            <text:p>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72]*LN([.B472])" office:value-type="float" office:value="-0" calcext:value-type="float">
            <text:p>0</text:p>
          </table:table-cell>
          <table:table-cell table:formula="of:=[.H472]*LN([.C472])" office:value-type="float" office:value="-0.612068701790231" calcext:value-type="float">
            <text:p>-0.6120687018</text:p>
          </table:table-cell>
          <table:table-cell table:formula="of:=[.I472]*LN([.D472])" office:value-type="float" office:value="-0" calcext:value-type="float">
            <text:p>0</text:p>
          </table:table-cell>
          <table:table-cell table:formula="of:=[.K472]+[.L472]+[.M472]" office:value-type="float" office:value="-0.612068701790231" calcext:value-type="float">
            <text:p>-0.6120687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2.jpg</text:p>
          </table:table-cell>
          <table:table-cell office:value-type="float" office:value="0.117732" calcext:value-type="float">
            <text:p>0.117732</text:p>
          </table:table-cell>
          <table:table-cell office:value-type="float" office:value="0.418936" calcext:value-type="float">
            <text:p>0.418936</text:p>
          </table:table-cell>
          <table:table-cell office:value-type="float" office:value="0.463333" calcext:value-type="float">
            <text:p>0.463333</text:p>
          </table:table-cell>
          <table:table-cell/>
          <table:table-cell office:value-type="string" calcext:value-type="string">
            <text:p>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73]*LN([.B473])" office:value-type="float" office:value="-0" calcext:value-type="float">
            <text:p>0</text:p>
          </table:table-cell>
          <table:table-cell table:formula="of:=[.H473]*LN([.C473])" office:value-type="float" office:value="-0" calcext:value-type="float">
            <text:p>0</text:p>
          </table:table-cell>
          <table:table-cell table:formula="of:=[.I473]*LN([.D473])" office:value-type="float" office:value="-0.769309260950229" calcext:value-type="float">
            <text:p>-0.769309261</text:p>
          </table:table-cell>
          <table:table-cell table:formula="of:=[.K473]+[.L473]+[.M473]" office:value-type="float" office:value="-0.769309260950229" calcext:value-type="float">
            <text:p>-0.769309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3.jpg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664047" calcext:value-type="float">
            <text:p>0.664047</text:p>
          </table:table-cell>
          <table:table-cell office:value-type="float" office:value="0.271143" calcext:value-type="float">
            <text:p>0.271143</text:p>
          </table:table-cell>
          <table:table-cell/>
          <table:table-cell office:value-type="string" calcext:value-type="string">
            <text:p>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74]*LN([.B474])" office:value-type="float" office:value="-0" calcext:value-type="float">
            <text:p>0</text:p>
          </table:table-cell>
          <table:table-cell table:formula="of:=[.H474]*LN([.C474])" office:value-type="float" office:value="-0.409402348878181" calcext:value-type="float">
            <text:p>-0.4094023489</text:p>
          </table:table-cell>
          <table:table-cell table:formula="of:=[.I474]*LN([.D474])" office:value-type="float" office:value="-0" calcext:value-type="float">
            <text:p>0</text:p>
          </table:table-cell>
          <table:table-cell table:formula="of:=[.K474]+[.L474]+[.M474]" office:value-type="float" office:value="-0.409402348878181" calcext:value-type="float">
            <text:p>-0.40940234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4.jpg</text:p>
          </table:table-cell>
          <table:table-cell office:value-type="float" office:value="0.385458" calcext:value-type="float">
            <text:p>0.385458</text:p>
          </table:table-cell>
          <table:table-cell office:value-type="float" office:value="0.503261" calcext:value-type="float">
            <text:p>0.503261</text:p>
          </table:table-cell>
          <table:table-cell office:value-type="float" office:value="0.111281" calcext:value-type="float">
            <text:p>0.111281</text:p>
          </table:table-cell>
          <table:table-cell/>
          <table:table-cell office:value-type="string" calcext:value-type="string">
            <text:p>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75]*LN([.B475])" office:value-type="float" office:value="-0" calcext:value-type="float">
            <text:p>0</text:p>
          </table:table-cell>
          <table:table-cell table:formula="of:=[.H475]*LN([.C475])" office:value-type="float" office:value="-0.68664635677762" calcext:value-type="float">
            <text:p>-0.6866463568</text:p>
          </table:table-cell>
          <table:table-cell table:formula="of:=[.I475]*LN([.D475])" office:value-type="float" office:value="-0" calcext:value-type="float">
            <text:p>0</text:p>
          </table:table-cell>
          <table:table-cell table:formula="of:=[.K475]+[.L475]+[.M475]" office:value-type="float" office:value="-0.68664635677762" calcext:value-type="float">
            <text:p>-0.68664635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5.jpg</text:p>
          </table:table-cell>
          <table:table-cell office:value-type="float" office:value="0.519076" calcext:value-type="float">
            <text:p>0.519076</text:p>
          </table:table-cell>
          <table:table-cell office:value-type="float" office:value="0.427177" calcext:value-type="float">
            <text:p>0.427177</text:p>
          </table:table-cell>
          <table:table-cell office:value-type="float" office:value="0.053747" calcext:value-type="float">
            <text:p>0.053747</text:p>
          </table:table-cell>
          <table:table-cell/>
          <table:table-cell office:value-type="string" calcext:value-type="string">
            <text:p>6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76]*LN([.B476])" office:value-type="float" office:value="-0.655704971084079" calcext:value-type="float">
            <text:p>-0.6557049711</text:p>
          </table:table-cell>
          <table:table-cell table:formula="of:=[.H476]*LN([.C476])" office:value-type="float" office:value="-0" calcext:value-type="float">
            <text:p>0</text:p>
          </table:table-cell>
          <table:table-cell table:formula="of:=[.I476]*LN([.D476])" office:value-type="float" office:value="-0" calcext:value-type="float">
            <text:p>0</text:p>
          </table:table-cell>
          <table:table-cell table:formula="of:=[.K476]+[.L476]+[.M476]" office:value-type="float" office:value="-0.655704971084079" calcext:value-type="float">
            <text:p>-0.65570497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6.jpg</text:p>
          </table:table-cell>
          <table:table-cell office:value-type="float" office:value="0.10675" calcext:value-type="float">
            <text:p>0.10675</text:p>
          </table:table-cell>
          <table:table-cell office:value-type="float" office:value="0.427063" calcext:value-type="float">
            <text:p>0.427063</text:p>
          </table:table-cell>
          <table:table-cell office:value-type="float" office:value="0.466186" calcext:value-type="float">
            <text:p>0.466186</text:p>
          </table:table-cell>
          <table:table-cell/>
          <table:table-cell office:value-type="string" calcext:value-type="string">
            <text:p>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77]*LN([.B477])" office:value-type="float" office:value="-0" calcext:value-type="float">
            <text:p>0</text:p>
          </table:table-cell>
          <table:table-cell table:formula="of:=[.H477]*LN([.C477])" office:value-type="float" office:value="-0" calcext:value-type="float">
            <text:p>0</text:p>
          </table:table-cell>
          <table:table-cell table:formula="of:=[.I477]*LN([.D477])" office:value-type="float" office:value="-0.763170582861421" calcext:value-type="float">
            <text:p>-0.7631705829</text:p>
          </table:table-cell>
          <table:table-cell table:formula="of:=[.K477]+[.L477]+[.M477]" office:value-type="float" office:value="-0.763170582861421" calcext:value-type="float">
            <text:p>-0.76317058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7.jpg</text:p>
          </table:table-cell>
          <table:table-cell office:value-type="float" office:value="0.053155" calcext:value-type="float">
            <text:p>0.053155</text:p>
          </table:table-cell>
          <table:table-cell office:value-type="float" office:value="0.431085" calcext:value-type="float">
            <text:p>0.431085</text:p>
          </table:table-cell>
          <table:table-cell office:value-type="float" office:value="0.51576" calcext:value-type="float">
            <text:p>0.51576</text:p>
          </table:table-cell>
          <table:table-cell/>
          <table:table-cell office:value-type="string" calcext:value-type="string">
            <text:p>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78]*LN([.B478])" office:value-type="float" office:value="-0" calcext:value-type="float">
            <text:p>0</text:p>
          </table:table-cell>
          <table:table-cell table:formula="of:=[.H478]*LN([.C478])" office:value-type="float" office:value="-0" calcext:value-type="float">
            <text:p>0</text:p>
          </table:table-cell>
          <table:table-cell table:formula="of:=[.I478]*LN([.D478])" office:value-type="float" office:value="-0.662113737979772" calcext:value-type="float">
            <text:p>-0.662113738</text:p>
          </table:table-cell>
          <table:table-cell table:formula="of:=[.K478]+[.L478]+[.M478]" office:value-type="float" office:value="-0.662113737979772" calcext:value-type="float">
            <text:p>-0.6621137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8.jpg</text:p>
          </table:table-cell>
          <table:table-cell office:value-type="float" office:value="0.077843" calcext:value-type="float">
            <text:p>0.077843</text:p>
          </table:table-cell>
          <table:table-cell office:value-type="float" office:value="0.742373" calcext:value-type="float">
            <text:p>0.742373</text:p>
          </table:table-cell>
          <table:table-cell office:value-type="float" office:value="0.179783" calcext:value-type="float">
            <text:p>0.179783</text:p>
          </table:table-cell>
          <table:table-cell/>
          <table:table-cell office:value-type="string" calcext:value-type="string">
            <text:p>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79]*LN([.B479])" office:value-type="float" office:value="-0" calcext:value-type="float">
            <text:p>0</text:p>
          </table:table-cell>
          <table:table-cell table:formula="of:=[.H479]*LN([.C479])" office:value-type="float" office:value="-0" calcext:value-type="float">
            <text:p>0</text:p>
          </table:table-cell>
          <table:table-cell table:formula="of:=[.I479]*LN([.D479])" office:value-type="float" office:value="-1.71600471091415" calcext:value-type="float">
            <text:p>-1.7160047109</text:p>
          </table:table-cell>
          <table:table-cell table:formula="of:=[.K479]+[.L479]+[.M479]" office:value-type="float" office:value="-1.71600471091415" calcext:value-type="float">
            <text:p>-1.71600471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9.jpg</text:p>
          </table:table-cell>
          <table:table-cell office:value-type="float" office:value="0.211405" calcext:value-type="float">
            <text:p>0.211405</text:p>
          </table:table-cell>
          <table:table-cell office:value-type="float" office:value="0.678833" calcext:value-type="float">
            <text:p>0.678833</text:p>
          </table:table-cell>
          <table:table-cell office:value-type="float" office:value="0.109762" calcext:value-type="float">
            <text:p>0.109762</text:p>
          </table:table-cell>
          <table:table-cell/>
          <table:table-cell office:value-type="string" calcext:value-type="string">
            <text:p>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80]*LN([.B480])" office:value-type="float" office:value="-0" calcext:value-type="float">
            <text:p>0</text:p>
          </table:table-cell>
          <table:table-cell table:formula="of:=[.H480]*LN([.C480])" office:value-type="float" office:value="-0" calcext:value-type="float">
            <text:p>0</text:p>
          </table:table-cell>
          <table:table-cell table:formula="of:=[.I480]*LN([.D480])" office:value-type="float" office:value="-2.20944089359623" calcext:value-type="float">
            <text:p>-2.2094408936</text:p>
          </table:table-cell>
          <table:table-cell table:formula="of:=[.K480]+[.L480]+[.M480]" office:value-type="float" office:value="-2.20944089359623" calcext:value-type="float">
            <text:p>-2.20944089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.jpg</text:p>
          </table:table-cell>
          <table:table-cell office:value-type="float" office:value="0.066941" calcext:value-type="float">
            <text:p>0.066941</text:p>
          </table:table-cell>
          <table:table-cell office:value-type="float" office:value="0.453115" calcext:value-type="float">
            <text:p>0.453115</text:p>
          </table:table-cell>
          <table:table-cell office:value-type="float" office:value="0.479944" calcext:value-type="float">
            <text:p>0.479944</text:p>
          </table:table-cell>
          <table:table-cell/>
          <table:table-cell office:value-type="string" calcext:value-type="string">
            <text:p>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81]*LN([.B481])" office:value-type="float" office:value="-0" calcext:value-type="float">
            <text:p>0</text:p>
          </table:table-cell>
          <table:table-cell table:formula="of:=[.H481]*LN([.C481])" office:value-type="float" office:value="-0.791609322582238" calcext:value-type="float">
            <text:p>-0.7916093226</text:p>
          </table:table-cell>
          <table:table-cell table:formula="of:=[.I481]*LN([.D481])" office:value-type="float" office:value="-0" calcext:value-type="float">
            <text:p>0</text:p>
          </table:table-cell>
          <table:table-cell table:formula="of:=[.K481]+[.L481]+[.M481]" office:value-type="float" office:value="-0.791609322582238" calcext:value-type="float">
            <text:p>-0.79160932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0.jpg</text:p>
          </table:table-cell>
          <table:table-cell office:value-type="float" office:value="0.452042" calcext:value-type="float">
            <text:p>0.452042</text:p>
          </table:table-cell>
          <table:table-cell office:value-type="float" office:value="0.485213" calcext:value-type="float">
            <text:p>0.485213</text:p>
          </table:table-cell>
          <table:table-cell office:value-type="float" office:value="0.062745" calcext:value-type="float">
            <text:p>0.062745</text:p>
          </table:table-cell>
          <table:table-cell/>
          <table:table-cell office:value-type="string" calcext:value-type="string">
            <text:p>7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82]*LN([.B482])" office:value-type="float" office:value="-0.793980183112752" calcext:value-type="float">
            <text:p>-0.7939801831</text:p>
          </table:table-cell>
          <table:table-cell table:formula="of:=[.H482]*LN([.C482])" office:value-type="float" office:value="-0" calcext:value-type="float">
            <text:p>0</text:p>
          </table:table-cell>
          <table:table-cell table:formula="of:=[.I482]*LN([.D482])" office:value-type="float" office:value="-0" calcext:value-type="float">
            <text:p>0</text:p>
          </table:table-cell>
          <table:table-cell table:formula="of:=[.K482]+[.L482]+[.M482]" office:value-type="float" office:value="-0.793980183112752" calcext:value-type="float">
            <text:p>-0.7939801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1.jpg</text:p>
          </table:table-cell>
          <table:table-cell office:value-type="float" office:value="0.215353" calcext:value-type="float">
            <text:p>0.215353</text:p>
          </table:table-cell>
          <table:table-cell office:value-type="float" office:value="0.623925" calcext:value-type="float">
            <text:p>0.623925</text:p>
          </table:table-cell>
          <table:table-cell office:value-type="float" office:value="0.160722" calcext:value-type="float">
            <text:p>0.160722</text:p>
          </table:table-cell>
          <table:table-cell/>
          <table:table-cell office:value-type="string" calcext:value-type="string">
            <text:p>7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83]*LN([.B483])" office:value-type="float" office:value="-0" calcext:value-type="float">
            <text:p>0</text:p>
          </table:table-cell>
          <table:table-cell table:formula="of:=[.H483]*LN([.C483])" office:value-type="float" office:value="-0.471725110144076" calcext:value-type="float">
            <text:p>-0.4717251101</text:p>
          </table:table-cell>
          <table:table-cell table:formula="of:=[.I483]*LN([.D483])" office:value-type="float" office:value="-0" calcext:value-type="float">
            <text:p>0</text:p>
          </table:table-cell>
          <table:table-cell table:formula="of:=[.K483]+[.L483]+[.M483]" office:value-type="float" office:value="-0.471725110144076" calcext:value-type="float">
            <text:p>-0.4717251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2.jpg</text:p>
          </table:table-cell>
          <table:table-cell office:value-type="float" office:value="0.389528" calcext:value-type="float">
            <text:p>0.389528</text:p>
          </table:table-cell>
          <table:table-cell office:value-type="float" office:value="0.573565" calcext:value-type="float">
            <text:p>0.573565</text:p>
          </table:table-cell>
          <table:table-cell office:value-type="float" office:value="0.036907" calcext:value-type="float">
            <text:p>0.036907</text:p>
          </table:table-cell>
          <table:table-cell/>
          <table:table-cell office:value-type="string" calcext:value-type="string">
            <text:p>7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84]*LN([.B484])" office:value-type="float" office:value="-0" calcext:value-type="float">
            <text:p>0</text:p>
          </table:table-cell>
          <table:table-cell table:formula="of:=[.H484]*LN([.C484])" office:value-type="float" office:value="-0.55588400968951" calcext:value-type="float">
            <text:p>-0.5558840097</text:p>
          </table:table-cell>
          <table:table-cell table:formula="of:=[.I484]*LN([.D484])" office:value-type="float" office:value="-0" calcext:value-type="float">
            <text:p>0</text:p>
          </table:table-cell>
          <table:table-cell table:formula="of:=[.K484]+[.L484]+[.M484]" office:value-type="float" office:value="-0.55588400968951" calcext:value-type="float">
            <text:p>-0.5558840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.jpg</text:p>
          </table:table-cell>
          <table:table-cell office:value-type="float" office:value="0.225789" calcext:value-type="float">
            <text:p>0.225789</text:p>
          </table:table-cell>
          <table:table-cell office:value-type="float" office:value="0.535789" calcext:value-type="float">
            <text:p>0.535789</text:p>
          </table:table-cell>
          <table:table-cell office:value-type="float" office:value="0.238423" calcext:value-type="float">
            <text:p>0.238423</text:p>
          </table:table-cell>
          <table:table-cell/>
          <table:table-cell office:value-type="string" calcext:value-type="string">
            <text:p>7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85]*LN([.B485])" office:value-type="float" office:value="-1.48815434413081" calcext:value-type="float">
            <text:p>-1.4881543441</text:p>
          </table:table-cell>
          <table:table-cell table:formula="of:=[.H485]*LN([.C485])" office:value-type="float" office:value="-0" calcext:value-type="float">
            <text:p>0</text:p>
          </table:table-cell>
          <table:table-cell table:formula="of:=[.I485]*LN([.D485])" office:value-type="float" office:value="-0" calcext:value-type="float">
            <text:p>0</text:p>
          </table:table-cell>
          <table:table-cell table:formula="of:=[.K485]+[.L485]+[.M485]" office:value-type="float" office:value="-1.48815434413081" calcext:value-type="float">
            <text:p>-1.48815434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4.jpg</text:p>
          </table:table-cell>
          <table:table-cell office:value-type="float" office:value="0.07787" calcext:value-type="float">
            <text:p>0.07787</text:p>
          </table:table-cell>
          <table:table-cell office:value-type="float" office:value="0.60282" calcext:value-type="float">
            <text:p>0.60282</text:p>
          </table:table-cell>
          <table:table-cell office:value-type="float" office:value="0.31931" calcext:value-type="float">
            <text:p>0.31931</text:p>
          </table:table-cell>
          <table:table-cell/>
          <table:table-cell office:value-type="string" calcext:value-type="string">
            <text:p>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86]*LN([.B486])" office:value-type="float" office:value="-0" calcext:value-type="float">
            <text:p>0</text:p>
          </table:table-cell>
          <table:table-cell table:formula="of:=[.H486]*LN([.C486])" office:value-type="float" office:value="-0" calcext:value-type="float">
            <text:p>0</text:p>
          </table:table-cell>
          <table:table-cell table:formula="of:=[.I486]*LN([.D486])" office:value-type="float" office:value="-1.14159286124258" calcext:value-type="float">
            <text:p>-1.1415928612</text:p>
          </table:table-cell>
          <table:table-cell table:formula="of:=[.K486]+[.L486]+[.M486]" office:value-type="float" office:value="-1.14159286124258" calcext:value-type="float">
            <text:p>-1.14159286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5.jpg</text:p>
          </table:table-cell>
          <table:table-cell office:value-type="float" office:value="0.342773" calcext:value-type="float">
            <text:p>0.342773</text:p>
          </table:table-cell>
          <table:table-cell office:value-type="float" office:value="0.639414" calcext:value-type="float">
            <text:p>0.639414</text:p>
          </table:table-cell>
          <table:table-cell office:value-type="float" office:value="0.017812" calcext:value-type="float">
            <text:p>0.017812</text:p>
          </table:table-cell>
          <table:table-cell/>
          <table:table-cell office:value-type="string" calcext:value-type="string">
            <text:p>7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87]*LN([.B487])" office:value-type="float" office:value="-1.07068685848768" calcext:value-type="float">
            <text:p>-1.0706868585</text:p>
          </table:table-cell>
          <table:table-cell table:formula="of:=[.H487]*LN([.C487])" office:value-type="float" office:value="-0" calcext:value-type="float">
            <text:p>0</text:p>
          </table:table-cell>
          <table:table-cell table:formula="of:=[.I487]*LN([.D487])" office:value-type="float" office:value="-0" calcext:value-type="float">
            <text:p>0</text:p>
          </table:table-cell>
          <table:table-cell table:formula="of:=[.K487]+[.L487]+[.M487]" office:value-type="float" office:value="-1.07068685848768" calcext:value-type="float">
            <text:p>-1.07068685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6.jpg</text:p>
          </table:table-cell>
          <table:table-cell office:value-type="float" office:value="0.059606" calcext:value-type="float">
            <text:p>0.059606</text:p>
          </table:table-cell>
          <table:table-cell office:value-type="float" office:value="0.160255" calcext:value-type="float">
            <text:p>0.160255</text:p>
          </table:table-cell>
          <table:table-cell office:value-type="float" office:value="0.780139" calcext:value-type="float">
            <text:p>0.780139</text:p>
          </table:table-cell>
          <table:table-cell/>
          <table:table-cell office:value-type="string" calcext:value-type="string">
            <text:p>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88]*LN([.B488])" office:value-type="float" office:value="-0" calcext:value-type="float">
            <text:p>0</text:p>
          </table:table-cell>
          <table:table-cell table:formula="of:=[.H488]*LN([.C488])" office:value-type="float" office:value="-0" calcext:value-type="float">
            <text:p>0</text:p>
          </table:table-cell>
          <table:table-cell table:formula="of:=[.I488]*LN([.D488])" office:value-type="float" office:value="-0.248283170046942" calcext:value-type="float">
            <text:p>-0.24828317</text:p>
          </table:table-cell>
          <table:table-cell table:formula="of:=[.K488]+[.L488]+[.M488]" office:value-type="float" office:value="-0.248283170046942" calcext:value-type="float">
            <text:p>-0.248283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7.jpg</text:p>
          </table:table-cell>
          <table:table-cell office:value-type="float" office:value="0.186384" calcext:value-type="float">
            <text:p>0.186384</text:p>
          </table:table-cell>
          <table:table-cell office:value-type="float" office:value="0.584985" calcext:value-type="float">
            <text:p>0.584985</text:p>
          </table:table-cell>
          <table:table-cell office:value-type="float" office:value="0.228631" calcext:value-type="float">
            <text:p>0.228631</text:p>
          </table:table-cell>
          <table:table-cell/>
          <table:table-cell office:value-type="string" calcext:value-type="string">
            <text:p>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89]*LN([.B489])" office:value-type="float" office:value="-0" calcext:value-type="float">
            <text:p>0</text:p>
          </table:table-cell>
          <table:table-cell table:formula="of:=[.H489]*LN([.C489])" office:value-type="float" office:value="-0.536169073104658" calcext:value-type="float">
            <text:p>-0.5361690731</text:p>
          </table:table-cell>
          <table:table-cell table:formula="of:=[.I489]*LN([.D489])" office:value-type="float" office:value="-0" calcext:value-type="float">
            <text:p>0</text:p>
          </table:table-cell>
          <table:table-cell table:formula="of:=[.K489]+[.L489]+[.M489]" office:value-type="float" office:value="-0.536169073104658" calcext:value-type="float">
            <text:p>-0.53616907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8.jpg</text:p>
          </table:table-cell>
          <table:table-cell office:value-type="float" office:value="0.055401" calcext:value-type="float">
            <text:p>0.055401</text:p>
          </table:table-cell>
          <table:table-cell office:value-type="float" office:value="0.386084" calcext:value-type="float">
            <text:p>0.386084</text:p>
          </table:table-cell>
          <table:table-cell office:value-type="float" office:value="0.558514" calcext:value-type="float">
            <text:p>0.558514</text:p>
          </table:table-cell>
          <table:table-cell/>
          <table:table-cell office:value-type="string" calcext:value-type="string">
            <text:p>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90]*LN([.B490])" office:value-type="float" office:value="-0" calcext:value-type="float">
            <text:p>0</text:p>
          </table:table-cell>
          <table:table-cell table:formula="of:=[.H490]*LN([.C490])" office:value-type="float" office:value="-0" calcext:value-type="float">
            <text:p>0</text:p>
          </table:table-cell>
          <table:table-cell table:formula="of:=[.I490]*LN([.D490])" office:value-type="float" office:value="-0.582475593642921" calcext:value-type="float">
            <text:p>-0.5824755936</text:p>
          </table:table-cell>
          <table:table-cell table:formula="of:=[.K490]+[.L490]+[.M490]" office:value-type="float" office:value="-0.582475593642921" calcext:value-type="float">
            <text:p>-0.58247559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9.jpg</text:p>
          </table:table-cell>
          <table:table-cell office:value-type="float" office:value="0.35536" calcext:value-type="float">
            <text:p>0.35536</text:p>
          </table:table-cell>
          <table:table-cell office:value-type="float" office:value="0.62235" calcext:value-type="float">
            <text:p>0.62235</text:p>
          </table:table-cell>
          <table:table-cell office:value-type="float" office:value="0.02229" calcext:value-type="float">
            <text:p>0.02229</text:p>
          </table:table-cell>
          <table:table-cell/>
          <table:table-cell office:value-type="string" calcext:value-type="string">
            <text:p>7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91]*LN([.B491])" office:value-type="float" office:value="-1.03462391883602" calcext:value-type="float">
            <text:p>-1.0346239188</text:p>
          </table:table-cell>
          <table:table-cell table:formula="of:=[.H491]*LN([.C491])" office:value-type="float" office:value="-0" calcext:value-type="float">
            <text:p>0</text:p>
          </table:table-cell>
          <table:table-cell table:formula="of:=[.I491]*LN([.D491])" office:value-type="float" office:value="-0" calcext:value-type="float">
            <text:p>0</text:p>
          </table:table-cell>
          <table:table-cell table:formula="of:=[.K491]+[.L491]+[.M491]" office:value-type="float" office:value="-1.03462391883602" calcext:value-type="float">
            <text:p>-1.03462391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jpg</text:p>
          </table:table-cell>
          <table:table-cell office:value-type="float" office:value="0.17932" calcext:value-type="float">
            <text:p>0.17932</text:p>
          </table:table-cell>
          <table:table-cell office:value-type="float" office:value="0.533632" calcext:value-type="float">
            <text:p>0.533632</text:p>
          </table:table-cell>
          <table:table-cell office:value-type="float" office:value="0.287048" calcext:value-type="float">
            <text:p>0.287048</text:p>
          </table:table-cell>
          <table:table-cell/>
          <table:table-cell office:value-type="string" calcext:value-type="string">
            <text:p>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92]*LN([.B492])" office:value-type="float" office:value="-0" calcext:value-type="float">
            <text:p>0</text:p>
          </table:table-cell>
          <table:table-cell table:formula="of:=[.H492]*LN([.C492])" office:value-type="float" office:value="-0.62804881616386" calcext:value-type="float">
            <text:p>-0.6280488162</text:p>
          </table:table-cell>
          <table:table-cell table:formula="of:=[.I492]*LN([.D492])" office:value-type="float" office:value="-0" calcext:value-type="float">
            <text:p>0</text:p>
          </table:table-cell>
          <table:table-cell table:formula="of:=[.K492]+[.L492]+[.M492]" office:value-type="float" office:value="-0.62804881616386" calcext:value-type="float">
            <text:p>-0.6280488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0.jpg</text:p>
          </table:table-cell>
          <table:table-cell office:value-type="float" office:value="0.276543" calcext:value-type="float">
            <text:p>0.276543</text:p>
          </table:table-cell>
          <table:table-cell office:value-type="float" office:value="0.492701" calcext:value-type="float">
            <text:p>0.492701</text:p>
          </table:table-cell>
          <table:table-cell office:value-type="float" office:value="0.230756" calcext:value-type="float">
            <text:p>0.230756</text:p>
          </table:table-cell>
          <table:table-cell/>
          <table:table-cell office:value-type="string" calcext:value-type="string">
            <text:p>8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93]*LN([.B493])" office:value-type="float" office:value="-0" calcext:value-type="float">
            <text:p>0</text:p>
          </table:table-cell>
          <table:table-cell table:formula="of:=[.H493]*LN([.C493])" office:value-type="float" office:value="-0.707852779801643" calcext:value-type="float">
            <text:p>-0.7078527798</text:p>
          </table:table-cell>
          <table:table-cell table:formula="of:=[.I493]*LN([.D493])" office:value-type="float" office:value="-0" calcext:value-type="float">
            <text:p>0</text:p>
          </table:table-cell>
          <table:table-cell table:formula="of:=[.K493]+[.L493]+[.M493]" office:value-type="float" office:value="-0.707852779801643" calcext:value-type="float">
            <text:p>-0.70785277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1.jpg</text:p>
          </table:table-cell>
          <table:table-cell office:value-type="float" office:value="0.200126" calcext:value-type="float">
            <text:p>0.200126</text:p>
          </table:table-cell>
          <table:table-cell office:value-type="float" office:value="0.570941" calcext:value-type="float">
            <text:p>0.570941</text:p>
          </table:table-cell>
          <table:table-cell office:value-type="float" office:value="0.228933" calcext:value-type="float">
            <text:p>0.228933</text:p>
          </table:table-cell>
          <table:table-cell/>
          <table:table-cell office:value-type="string" calcext:value-type="string">
            <text:p>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94]*LN([.B494])" office:value-type="float" office:value="-0" calcext:value-type="float">
            <text:p>0</text:p>
          </table:table-cell>
          <table:table-cell table:formula="of:=[.H494]*LN([.C494])" office:value-type="float" office:value="-0.560469402160402" calcext:value-type="float">
            <text:p>-0.5604694022</text:p>
          </table:table-cell>
          <table:table-cell table:formula="of:=[.I494]*LN([.D494])" office:value-type="float" office:value="-0" calcext:value-type="float">
            <text:p>0</text:p>
          </table:table-cell>
          <table:table-cell table:formula="of:=[.K494]+[.L494]+[.M494]" office:value-type="float" office:value="-0.560469402160402" calcext:value-type="float">
            <text:p>-0.5604694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2.jpg</text:p>
          </table:table-cell>
          <table:table-cell office:value-type="float" office:value="0.476559" calcext:value-type="float">
            <text:p>0.476559</text:p>
          </table:table-cell>
          <table:table-cell office:value-type="float" office:value="0.484998" calcext:value-type="float">
            <text:p>0.484998</text:p>
          </table:table-cell>
          <table:table-cell office:value-type="float" office:value="0.038443" calcext:value-type="float">
            <text:p>0.038443</text:p>
          </table:table-cell>
          <table:table-cell/>
          <table:table-cell office:value-type="string" calcext:value-type="string">
            <text:p>8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95]*LN([.B495])" office:value-type="float" office:value="-0" calcext:value-type="float">
            <text:p>0</text:p>
          </table:table-cell>
          <table:table-cell table:formula="of:=[.H495]*LN([.C495])" office:value-type="float" office:value="-0.723610511764497" calcext:value-type="float">
            <text:p>-0.7236105118</text:p>
          </table:table-cell>
          <table:table-cell table:formula="of:=[.I495]*LN([.D495])" office:value-type="float" office:value="-0" calcext:value-type="float">
            <text:p>0</text:p>
          </table:table-cell>
          <table:table-cell table:formula="of:=[.K495]+[.L495]+[.M495]" office:value-type="float" office:value="-0.723610511764497" calcext:value-type="float">
            <text:p>-0.72361051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3.jpg</text:p>
          </table:table-cell>
          <table:table-cell office:value-type="float" office:value="0.044259" calcext:value-type="float">
            <text:p>0.044259</text:p>
          </table:table-cell>
          <table:table-cell office:value-type="float" office:value="0.219798" calcext:value-type="float">
            <text:p>0.219798</text:p>
          </table:table-cell>
          <table:table-cell office:value-type="float" office:value="0.735943" calcext:value-type="float">
            <text:p>0.735943</text:p>
          </table:table-cell>
          <table:table-cell/>
          <table:table-cell office:value-type="string" calcext:value-type="string">
            <text:p>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96]*LN([.B496])" office:value-type="float" office:value="-0" calcext:value-type="float">
            <text:p>0</text:p>
          </table:table-cell>
          <table:table-cell table:formula="of:=[.H496]*LN([.C496])" office:value-type="float" office:value="-0" calcext:value-type="float">
            <text:p>0</text:p>
          </table:table-cell>
          <table:table-cell table:formula="of:=[.I496]*LN([.D496])" office:value-type="float" office:value="-0.306602608904504" calcext:value-type="float">
            <text:p>-0.3066026089</text:p>
          </table:table-cell>
          <table:table-cell table:formula="of:=[.K496]+[.L496]+[.M496]" office:value-type="float" office:value="-0.306602608904504" calcext:value-type="float">
            <text:p>-0.30660260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4.jpg</text:p>
          </table:table-cell>
          <table:table-cell office:value-type="float" office:value="0.206" calcext:value-type="float">
            <text:p>0.206</text:p>
          </table:table-cell>
          <table:table-cell office:value-type="float" office:value="0.528622" calcext:value-type="float">
            <text:p>0.528622</text:p>
          </table:table-cell>
          <table:table-cell office:value-type="float" office:value="0.265379" calcext:value-type="float">
            <text:p>0.265379</text:p>
          </table:table-cell>
          <table:table-cell/>
          <table:table-cell office:value-type="string" calcext:value-type="string">
            <text:p>8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97]*LN([.B497])" office:value-type="float" office:value="-1.57987911019256" calcext:value-type="float">
            <text:p>-1.5798791102</text:p>
          </table:table-cell>
          <table:table-cell table:formula="of:=[.H497]*LN([.C497])" office:value-type="float" office:value="-0" calcext:value-type="float">
            <text:p>0</text:p>
          </table:table-cell>
          <table:table-cell table:formula="of:=[.I497]*LN([.D497])" office:value-type="float" office:value="-0" calcext:value-type="float">
            <text:p>0</text:p>
          </table:table-cell>
          <table:table-cell table:formula="of:=[.K497]+[.L497]+[.M497]" office:value-type="float" office:value="-1.57987911019256" calcext:value-type="float">
            <text:p>-1.5798791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5.jpg</text:p>
          </table:table-cell>
          <table:table-cell office:value-type="float" office:value="0.426659" calcext:value-type="float">
            <text:p>0.426659</text:p>
          </table:table-cell>
          <table:table-cell office:value-type="float" office:value="0.506539" calcext:value-type="float">
            <text:p>0.506539</text:p>
          </table:table-cell>
          <table:table-cell office:value-type="float" office:value="0.066802" calcext:value-type="float">
            <text:p>0.066802</text:p>
          </table:table-cell>
          <table:table-cell/>
          <table:table-cell office:value-type="string" calcext:value-type="string">
            <text:p>8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98]*LN([.B498])" office:value-type="float" office:value="-0" calcext:value-type="float">
            <text:p>0</text:p>
          </table:table-cell>
          <table:table-cell table:formula="of:=[.H498]*LN([.C498])" office:value-type="float" office:value="-0.680153959244838" calcext:value-type="float">
            <text:p>-0.6801539592</text:p>
          </table:table-cell>
          <table:table-cell table:formula="of:=[.I498]*LN([.D498])" office:value-type="float" office:value="-0" calcext:value-type="float">
            <text:p>0</text:p>
          </table:table-cell>
          <table:table-cell table:formula="of:=[.K498]+[.L498]+[.M498]" office:value-type="float" office:value="-0.680153959244838" calcext:value-type="float">
            <text:p>-0.6801539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6.jpg</text:p>
          </table:table-cell>
          <table:table-cell office:value-type="float" office:value="0.05345" calcext:value-type="float">
            <text:p>0.05345</text:p>
          </table:table-cell>
          <table:table-cell office:value-type="float" office:value="0.248129" calcext:value-type="float">
            <text:p>0.248129</text:p>
          </table:table-cell>
          <table:table-cell office:value-type="float" office:value="0.698421" calcext:value-type="float">
            <text:p>0.698421</text:p>
          </table:table-cell>
          <table:table-cell/>
          <table:table-cell office:value-type="string" calcext:value-type="string">
            <text:p>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99]*LN([.B499])" office:value-type="float" office:value="-0" calcext:value-type="float">
            <text:p>0</text:p>
          </table:table-cell>
          <table:table-cell table:formula="of:=[.H499]*LN([.C499])" office:value-type="float" office:value="-0" calcext:value-type="float">
            <text:p>0</text:p>
          </table:table-cell>
          <table:table-cell table:formula="of:=[.I499]*LN([.D499])" office:value-type="float" office:value="-0.358933206180277" calcext:value-type="float">
            <text:p>-0.3589332062</text:p>
          </table:table-cell>
          <table:table-cell table:formula="of:=[.K499]+[.L499]+[.M499]" office:value-type="float" office:value="-0.358933206180277" calcext:value-type="float">
            <text:p>-0.3589332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7.jpg</text:p>
          </table:table-cell>
          <table:table-cell office:value-type="float" office:value="0.081349" calcext:value-type="float">
            <text:p>0.081349</text:p>
          </table:table-cell>
          <table:table-cell office:value-type="float" office:value="0.394449" calcext:value-type="float">
            <text:p>0.394449</text:p>
          </table:table-cell>
          <table:table-cell office:value-type="float" office:value="0.524203" calcext:value-type="float">
            <text:p>0.524203</text:p>
          </table:table-cell>
          <table:table-cell/>
          <table:table-cell office:value-type="string" calcext:value-type="string">
            <text:p>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00]*LN([.B500])" office:value-type="float" office:value="-0" calcext:value-type="float">
            <text:p>0</text:p>
          </table:table-cell>
          <table:table-cell table:formula="of:=[.H500]*LN([.C500])" office:value-type="float" office:value="-0" calcext:value-type="float">
            <text:p>0</text:p>
          </table:table-cell>
          <table:table-cell table:formula="of:=[.I500]*LN([.D500])" office:value-type="float" office:value="-0.645876265102721" calcext:value-type="float">
            <text:p>-0.6458762651</text:p>
          </table:table-cell>
          <table:table-cell table:formula="of:=[.K500]+[.L500]+[.M500]" office:value-type="float" office:value="-0.645876265102721" calcext:value-type="float">
            <text:p>-0.64587626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8.jpg</text:p>
          </table:table-cell>
          <table:table-cell office:value-type="float" office:value="0.337395" calcext:value-type="float">
            <text:p>0.337395</text:p>
          </table:table-cell>
          <table:table-cell office:value-type="float" office:value="0.413113" calcext:value-type="float">
            <text:p>0.413113</text:p>
          </table:table-cell>
          <table:table-cell office:value-type="float" office:value="0.249491" calcext:value-type="float">
            <text:p>0.249491</text:p>
          </table:table-cell>
          <table:table-cell/>
          <table:table-cell office:value-type="string" calcext:value-type="string">
            <text:p>8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01]*LN([.B501])" office:value-type="float" office:value="-0" calcext:value-type="float">
            <text:p>0</text:p>
          </table:table-cell>
          <table:table-cell table:formula="of:=[.H501]*LN([.C501])" office:value-type="float" office:value="-0.884034115696694" calcext:value-type="float">
            <text:p>-0.8840341157</text:p>
          </table:table-cell>
          <table:table-cell table:formula="of:=[.I501]*LN([.D501])" office:value-type="float" office:value="-0" calcext:value-type="float">
            <text:p>0</text:p>
          </table:table-cell>
          <table:table-cell table:formula="of:=[.K501]+[.L501]+[.M501]" office:value-type="float" office:value="-0.884034115696694" calcext:value-type="float">
            <text:p>-0.8840341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9.jpg</text:p>
          </table:table-cell>
          <table:table-cell office:value-type="float" office:value="0.077154" calcext:value-type="float">
            <text:p>0.077154</text:p>
          </table:table-cell>
          <table:table-cell office:value-type="float" office:value="0.471191" calcext:value-type="float">
            <text:p>0.471191</text:p>
          </table:table-cell>
          <table:table-cell office:value-type="float" office:value="0.451655" calcext:value-type="float">
            <text:p>0.451655</text:p>
          </table:table-cell>
          <table:table-cell/>
          <table:table-cell office:value-type="string" calcext:value-type="string">
            <text:p>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02]*LN([.B502])" office:value-type="float" office:value="-0" calcext:value-type="float">
            <text:p>0</text:p>
          </table:table-cell>
          <table:table-cell table:formula="of:=[.H502]*LN([.C502])" office:value-type="float" office:value="-0" calcext:value-type="float">
            <text:p>0</text:p>
          </table:table-cell>
          <table:table-cell table:formula="of:=[.I502]*LN([.D502])" office:value-type="float" office:value="-0.794836664928355" calcext:value-type="float">
            <text:p>-0.7948366649</text:p>
          </table:table-cell>
          <table:table-cell table:formula="of:=[.K502]+[.L502]+[.M502]" office:value-type="float" office:value="-0.794836664928355" calcext:value-type="float">
            <text:p>-0.79483666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jpg</text:p>
          </table:table-cell>
          <table:table-cell office:value-type="float" office:value="0.310303" calcext:value-type="float">
            <text:p>0.310303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175798" calcext:value-type="float">
            <text:p>0.175798</text:p>
          </table:table-cell>
          <table:table-cell/>
          <table:table-cell office:value-type="string" calcext:value-type="string">
            <text:p>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03]*LN([.B503])" office:value-type="float" office:value="-0" calcext:value-type="float">
            <text:p>0</text:p>
          </table:table-cell>
          <table:table-cell table:formula="of:=[.H503]*LN([.C503])" office:value-type="float" office:value="-0.665726584983953" calcext:value-type="float">
            <text:p>-0.665726585</text:p>
          </table:table-cell>
          <table:table-cell table:formula="of:=[.I503]*LN([.D503])" office:value-type="float" office:value="-0" calcext:value-type="float">
            <text:p>0</text:p>
          </table:table-cell>
          <table:table-cell table:formula="of:=[.K503]+[.L503]+[.M503]" office:value-type="float" office:value="-0.665726584983953" calcext:value-type="float">
            <text:p>-0.6657265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0.jpg</text:p>
          </table:table-cell>
          <table:table-cell office:value-type="float" office:value="0.438192" calcext:value-type="float">
            <text:p>0.438192</text:p>
          </table:table-cell>
          <table:table-cell office:value-type="float" office:value="0.520222" calcext:value-type="float">
            <text:p>0.520222</text:p>
          </table:table-cell>
          <table:table-cell office:value-type="float" office:value="0.041586" calcext:value-type="float">
            <text:p>0.041586</text:p>
          </table:table-cell>
          <table:table-cell/>
          <table:table-cell office:value-type="string" calcext:value-type="string">
            <text:p>9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504]*LN([.B504])" office:value-type="float" office:value="-0.825098108491302" calcext:value-type="float">
            <text:p>-0.8250981085</text:p>
          </table:table-cell>
          <table:table-cell table:formula="of:=[.H504]*LN([.C504])" office:value-type="float" office:value="-0" calcext:value-type="float">
            <text:p>0</text:p>
          </table:table-cell>
          <table:table-cell table:formula="of:=[.I504]*LN([.D504])" office:value-type="float" office:value="-0" calcext:value-type="float">
            <text:p>0</text:p>
          </table:table-cell>
          <table:table-cell table:formula="of:=[.K504]+[.L504]+[.M504]" office:value-type="float" office:value="-0.825098108491302" calcext:value-type="float">
            <text:p>-0.82509810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1.jpg</text:p>
          </table:table-cell>
          <table:table-cell office:value-type="float" office:value="0.335362" calcext:value-type="float">
            <text:p>0.335362</text:p>
          </table:table-cell>
          <table:table-cell office:value-type="float" office:value="0.608603" calcext:value-type="float">
            <text:p>0.608603</text:p>
          </table:table-cell>
          <table:table-cell office:value-type="float" office:value="0.056034" calcext:value-type="float">
            <text:p>0.056034</text:p>
          </table:table-cell>
          <table:table-cell/>
          <table:table-cell office:value-type="string" calcext:value-type="string">
            <text:p>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05]*LN([.B505])" office:value-type="float" office:value="-0" calcext:value-type="float">
            <text:p>0</text:p>
          </table:table-cell>
          <table:table-cell table:formula="of:=[.H505]*LN([.C505])" office:value-type="float" office:value="-0.496589112185375" calcext:value-type="float">
            <text:p>-0.4965891122</text:p>
          </table:table-cell>
          <table:table-cell table:formula="of:=[.I505]*LN([.D505])" office:value-type="float" office:value="-0" calcext:value-type="float">
            <text:p>0</text:p>
          </table:table-cell>
          <table:table-cell table:formula="of:=[.K505]+[.L505]+[.M505]" office:value-type="float" office:value="-0.496589112185375" calcext:value-type="float">
            <text:p>-0.49658911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2.jpg</text:p>
          </table:table-cell>
          <table:table-cell office:value-type="float" office:value="0.053268" calcext:value-type="float">
            <text:p>0.053268</text:p>
          </table:table-cell>
          <table:table-cell office:value-type="float" office:value="0.355191" calcext:value-type="float">
            <text:p>0.355191</text:p>
          </table:table-cell>
          <table:table-cell office:value-type="float" office:value="0.591542" calcext:value-type="float">
            <text:p>0.591542</text:p>
          </table:table-cell>
          <table:table-cell/>
          <table:table-cell office:value-type="string" calcext:value-type="string">
            <text:p>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06]*LN([.B506])" office:value-type="float" office:value="-0" calcext:value-type="float">
            <text:p>0</text:p>
          </table:table-cell>
          <table:table-cell table:formula="of:=[.H506]*LN([.C506])" office:value-type="float" office:value="-0" calcext:value-type="float">
            <text:p>0</text:p>
          </table:table-cell>
          <table:table-cell table:formula="of:=[.I506]*LN([.D506])" office:value-type="float" office:value="-0.525022592167337" calcext:value-type="float">
            <text:p>-0.5250225922</text:p>
          </table:table-cell>
          <table:table-cell table:formula="of:=[.K506]+[.L506]+[.M506]" office:value-type="float" office:value="-0.525022592167337" calcext:value-type="float">
            <text:p>-0.52502259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3.jpg</text:p>
          </table:table-cell>
          <table:table-cell office:value-type="float" office:value="0.120332" calcext:value-type="float">
            <text:p>0.120332</text:p>
          </table:table-cell>
          <table:table-cell office:value-type="float" office:value="0.820547" calcext:value-type="float">
            <text:p>0.820547</text:p>
          </table:table-cell>
          <table:table-cell office:value-type="float" office:value="0.05912" calcext:value-type="float">
            <text:p>0.05912</text:p>
          </table:table-cell>
          <table:table-cell/>
          <table:table-cell office:value-type="string" calcext:value-type="string">
            <text:p>9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07]*LN([.B507])" office:value-type="float" office:value="-0" calcext:value-type="float">
            <text:p>0</text:p>
          </table:table-cell>
          <table:table-cell table:formula="of:=[.H507]*LN([.C507])" office:value-type="float" office:value="-0.197784087947517" calcext:value-type="float">
            <text:p>-0.1977840879</text:p>
          </table:table-cell>
          <table:table-cell table:formula="of:=[.I507]*LN([.D507])" office:value-type="float" office:value="-0" calcext:value-type="float">
            <text:p>0</text:p>
          </table:table-cell>
          <table:table-cell table:formula="of:=[.K507]+[.L507]+[.M507]" office:value-type="float" office:value="-0.197784087947517" calcext:value-type="float">
            <text:p>-0.1977840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4.jpg</text:p>
          </table:table-cell>
          <table:table-cell office:value-type="float" office:value="0.269322" calcext:value-type="float">
            <text:p>0.269322</text:p>
          </table:table-cell>
          <table:table-cell office:value-type="float" office:value="0.683369" calcext:value-type="float">
            <text:p>0.683369</text:p>
          </table:table-cell>
          <table:table-cell office:value-type="float" office:value="0.047309" calcext:value-type="float">
            <text:p>0.047309</text:p>
          </table:table-cell>
          <table:table-cell/>
          <table:table-cell office:value-type="string" calcext:value-type="string">
            <text:p>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08]*LN([.B508])" office:value-type="float" office:value="-0" calcext:value-type="float">
            <text:p>0</text:p>
          </table:table-cell>
          <table:table-cell table:formula="of:=[.H508]*LN([.C508])" office:value-type="float" office:value="-0.38072030175796" calcext:value-type="float">
            <text:p>-0.3807203018</text:p>
          </table:table-cell>
          <table:table-cell table:formula="of:=[.I508]*LN([.D508])" office:value-type="float" office:value="-0" calcext:value-type="float">
            <text:p>0</text:p>
          </table:table-cell>
          <table:table-cell table:formula="of:=[.K508]+[.L508]+[.M508]" office:value-type="float" office:value="-0.38072030175796" calcext:value-type="float">
            <text:p>-0.3807203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5.jpg</text:p>
          </table:table-cell>
          <table:table-cell office:value-type="float" office:value="0.046245" calcext:value-type="float">
            <text:p>0.046245</text:p>
          </table:table-cell>
          <table:table-cell office:value-type="float" office:value="0.745638" calcext:value-type="float">
            <text:p>0.745638</text:p>
          </table:table-cell>
          <table:table-cell office:value-type="float" office:value="0.208117" calcext:value-type="float">
            <text:p>0.208117</text:p>
          </table:table-cell>
          <table:table-cell/>
          <table:table-cell office:value-type="string" calcext:value-type="string">
            <text:p>9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09]*LN([.B509])" office:value-type="float" office:value="-0" calcext:value-type="float">
            <text:p>0</text:p>
          </table:table-cell>
          <table:table-cell table:formula="of:=[.H509]*LN([.C509])" office:value-type="float" office:value="-0.293515051244225" calcext:value-type="float">
            <text:p>-0.2935150512</text:p>
          </table:table-cell>
          <table:table-cell table:formula="of:=[.I509]*LN([.D509])" office:value-type="float" office:value="-0" calcext:value-type="float">
            <text:p>0</text:p>
          </table:table-cell>
          <table:table-cell table:formula="of:=[.K509]+[.L509]+[.M509]" office:value-type="float" office:value="-0.293515051244225" calcext:value-type="float">
            <text:p>-0.29351505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6.jpg</text:p>
          </table:table-cell>
          <table:table-cell office:value-type="float" office:value="0.219864" calcext:value-type="float">
            <text:p>0.219864</text:p>
          </table:table-cell>
          <table:table-cell office:value-type="float" office:value="0.651395" calcext:value-type="float">
            <text:p>0.651395</text:p>
          </table:table-cell>
          <table:table-cell office:value-type="float" office:value="0.128741" calcext:value-type="float">
            <text:p>0.128741</text:p>
          </table:table-cell>
          <table:table-cell/>
          <table:table-cell office:value-type="string" calcext:value-type="string">
            <text:p>9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510]*LN([.B510])" office:value-type="float" office:value="-1.51474610560112" calcext:value-type="float">
            <text:p>-1.5147461056</text:p>
          </table:table-cell>
          <table:table-cell table:formula="of:=[.H510]*LN([.C510])" office:value-type="float" office:value="-0" calcext:value-type="float">
            <text:p>0</text:p>
          </table:table-cell>
          <table:table-cell table:formula="of:=[.I510]*LN([.D510])" office:value-type="float" office:value="-0" calcext:value-type="float">
            <text:p>0</text:p>
          </table:table-cell>
          <table:table-cell table:formula="of:=[.K510]+[.L510]+[.M510]" office:value-type="float" office:value="-1.51474610560112" calcext:value-type="float">
            <text:p>-1.5147461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7.jpg</text:p>
          </table:table-cell>
          <table:table-cell office:value-type="float" office:value="0.228157" calcext:value-type="float">
            <text:p>0.228157</text:p>
          </table:table-cell>
          <table:table-cell office:value-type="float" office:value="0.495683" calcext:value-type="float">
            <text:p>0.495683</text:p>
          </table:table-cell>
          <table:table-cell office:value-type="float" office:value="0.27616" calcext:value-type="float">
            <text:p>0.27616</text:p>
          </table:table-cell>
          <table:table-cell/>
          <table:table-cell office:value-type="string" calcext:value-type="string">
            <text:p>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11]*LN([.B511])" office:value-type="float" office:value="-0" calcext:value-type="float">
            <text:p>0</text:p>
          </table:table-cell>
          <table:table-cell table:formula="of:=[.H511]*LN([.C511])" office:value-type="float" office:value="-0" calcext:value-type="float">
            <text:p>0</text:p>
          </table:table-cell>
          <table:table-cell table:formula="of:=[.I511]*LN([.D511])" office:value-type="float" office:value="-1.28677487108707" calcext:value-type="float">
            <text:p>-1.2867748711</text:p>
          </table:table-cell>
          <table:table-cell table:formula="of:=[.K511]+[.L511]+[.M511]" office:value-type="float" office:value="-1.28677487108707" calcext:value-type="float">
            <text:p>-1.28677487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8.jpg</text:p>
          </table:table-cell>
          <table:table-cell office:value-type="float" office:value="0.223298" calcext:value-type="float">
            <text:p>0.223298</text:p>
          </table:table-cell>
          <table:table-cell office:value-type="float" office:value="0.687418" calcext:value-type="float">
            <text:p>0.687418</text:p>
          </table:table-cell>
          <table:table-cell office:value-type="float" office:value="0.089284" calcext:value-type="float">
            <text:p>0.089284</text:p>
          </table:table-cell>
          <table:table-cell/>
          <table:table-cell office:value-type="string" calcext:value-type="string">
            <text:p>9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12]*LN([.B512])" office:value-type="float" office:value="-0" calcext:value-type="float">
            <text:p>0</text:p>
          </table:table-cell>
          <table:table-cell table:formula="of:=[.H512]*LN([.C512])" office:value-type="float" office:value="-0.374812729282241" calcext:value-type="float">
            <text:p>-0.3748127293</text:p>
          </table:table-cell>
          <table:table-cell table:formula="of:=[.I512]*LN([.D512])" office:value-type="float" office:value="-0" calcext:value-type="float">
            <text:p>0</text:p>
          </table:table-cell>
          <table:table-cell table:formula="of:=[.K512]+[.L512]+[.M512]" office:value-type="float" office:value="-0.374812729282241" calcext:value-type="float">
            <text:p>-0.37481272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9.jpg</text:p>
          </table:table-cell>
          <table:table-cell office:value-type="float" office:value="0.093064" calcext:value-type="float">
            <text:p>0.093064</text:p>
          </table:table-cell>
          <table:table-cell office:value-type="float" office:value="0.588969" calcext:value-type="float">
            <text:p>0.588969</text:p>
          </table:table-cell>
          <table:table-cell office:value-type="float" office:value="0.317967" calcext:value-type="float">
            <text:p>0.317967</text:p>
          </table:table-cell>
          <table:table-cell/>
          <table:table-cell office:value-type="string" calcext:value-type="string">
            <text:p>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13]*LN([.B513])" office:value-type="float" office:value="-0" calcext:value-type="float">
            <text:p>0</text:p>
          </table:table-cell>
          <table:table-cell table:formula="of:=[.H513]*LN([.C513])" office:value-type="float" office:value="-0" calcext:value-type="float">
            <text:p>0</text:p>
          </table:table-cell>
          <table:table-cell table:formula="of:=[.I513]*LN([.D513])" office:value-type="float" office:value="-1.14580767517172" calcext:value-type="float">
            <text:p>-1.1458076752</text:p>
          </table:table-cell>
          <table:table-cell table:formula="of:=[.K513]+[.L513]+[.M513]" office:value-type="float" office:value="-1.14580767517172" calcext:value-type="float">
            <text:p>-1.145807675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formula="of:=SUM([.G2:.G513])" office:value-type="float" office:value="87" calcext:value-type="float">
            <text:p>87</text:p>
          </table:table-cell>
          <table:table-cell table:formula="of:=SUM([.H2:.H513])" office:value-type="float" office:value="265" calcext:value-type="float">
            <text:p>265</text:p>
          </table:table-cell>
          <table:table-cell table:formula="of:=SUM([.I2:.I513])" office:value-type="float" office:value="160" calcext:value-type="float">
            <text:p>160</text:p>
          </table:table-cell>
          <table:table-cell/>
          <table:table-cell table:style-name="Default" table:formula="of:=SUM([.K2:.K513])" office:value-type="float" office:value="-97.2969540847171" calcext:value-type="float">
            <text:p>-97.2969540847</text:p>
          </table:table-cell>
          <table:table-cell table:style-name="Default" table:formula="of:=SUM([.L2:.L513])" office:value-type="float" office:value="-166.145499716208" calcext:value-type="float">
            <text:p>-166.1454997162</text:p>
          </table:table-cell>
          <table:table-cell table:style-name="Default" table:formula="of:=SUM([.M2:.M513])" office:value-type="float" office:value="-118.718500290236" calcext:value-type="float">
            <text:p>-118.7185002902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Default" table:number-columns-repeated="2"/>
          <table:table-cell table:style-name="Default" office:value-type="string" calcext:value-type="string">
            <text:p>Total</text:p>
          </table:table-cell>
          <table:table-cell table:formula="of:=SUM([.N2:.N513])" office:value-type="float" office:value="-382.160954091161" calcext:value-type="float">
            <text:p>-382.16095409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table:number-columns-repeated="2"/>
          <table:table-cell table:style-name="Default" office:value-type="string" calcext:value-type="string">
            <text:p>LB</text:p>
          </table:table-cell>
          <table:table-cell table:formula="of:=[.N515]/512" office:value-type="float" office:value="-0.7464081134593" calcext:value-type="float">
            <text:p>-0.7464081135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Sheet1.K1:Sheet1.N51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23:42:51.352667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2:18:38.498709120</meta:creation-date>
    <meta:generator>LibreOffice/5.1.6.2$Linux_X86_64 LibreOffice_project/10m0$Build-2</meta:generator>
    <dc:date>2017-06-21T11:37:30.304325064</dc:date>
    <meta:editing-duration>PT12H24M58S</meta:editing-duration>
    <meta:editing-cycles>9</meta:editing-cycles>
    <meta:document-statistic meta:table-count="1" meta:cell-count="6166" meta:object-count="0"/>
  </office:meta>
</office:document-meta>
</file>